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78in"/>
    </style:style>
    <style:style style:name="co2" style:family="table-column">
      <style:table-column-properties fo:break-before="auto" style:column-width="0.6291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6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811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673in"/>
    </style:style>
    <style:style style:name="co14" style:family="table-column">
      <style:table-column-properties fo:break-before="auto" style:column-width="0.670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8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7" style:family="table-cell" style:parent-style-name="Default" style:data-style-name="N1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37">
      <style:text-properties fo:font-weight="bold" style:font-weight-asian="bold" style:font-weight-complex="bold"/>
    </style:style>
    <style:style style:name="ce9" style:family="table-cell" style:parent-style-name="Default" style:data-style-name="N128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128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0.06pt solid #000000"/>
    </style:style>
    <style:style style:name="ce16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order="0.06pt solid #000000"/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ce18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="0.06pt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ctu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score</text:p>
          </table:table-cell>
          <table:table-cell table:style-name="ce6" office:value-type="float" office:value="204.419638226302">
            <text:p>204.420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style-name="ce2" office:value-type="string">
            <text:p>Ductu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.077">
            <text:p>52.077</text:p>
          </table:table-cell>
          <table:table-cell table:style-name="ce4" office:value-type="float" office:value="51.98">
            <text:p>51.98</text:p>
          </table:table-cell>
          <table:table-cell table:style-name="ce4" office:value-type="float" office:value="0.325">
            <text:p>0.325</text:p>
          </table:table-cell>
          <table:table-cell table:style-name="ce4" office:value-type="float" office:value="51.981">
            <text:p>51.981</text:p>
          </table:table-cell>
          <table:table-cell table:style-name="ce3" office:value-type="float" office:value="52.306">
            <text:p>52.306</text:p>
          </table:table-cell>
          <table:table-cell table:style-name="ce4" office:value-type="float" office:value="51.483">
            <text:p>51.483</text:p>
          </table:table-cell>
          <table:table-cell table:style-name="ce4" office:value-type="float" office:value="62.253">
            <text:p>62.253</text:p>
          </table:table-cell>
          <table:table-cell table:style-name="ce4" office:value-type="float" office:value="101">
            <text:p>10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82.222">
            <text:p>82.222</text:p>
          </table:table-cell>
          <table:table-cell table:style-name="ce4" office:value-type="float" office:value="81.822">
            <text:p>81.822</text:p>
          </table:table-cell>
          <table:table-cell table:style-name="ce4" office:value-type="float" office:value="10.414">
            <text:p>10.414</text:p>
          </table:table-cell>
          <table:table-cell table:style-name="ce4" office:value-type="float" office:value="82.482">
            <text:p>82.482</text:p>
          </table:table-cell>
          <table:table-cell table:style-name="ce3" office:value-type="float" office:value="92.236">
            <text:p>92.236</text:p>
          </table:table-cell>
          <table:table-cell table:style-name="ce4" office:value-type="float" office:value="73.666">
            <text:p>73.666</text:p>
          </table:table-cell>
          <table:table-cell table:style-name="ce4" office:value-type="float" office:value="170.774">
            <text:p>170.774</text:p>
          </table:table-cell>
          <table:table-cell table:style-name="ce4" office:value-type="float" office:value="202">
            <text:p>20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149.489">
            <text:p>149.489</text:p>
          </table:table-cell>
          <table:table-cell table:style-name="ce4" office:value-type="float" office:value="148.831">
            <text:p>148.831</text:p>
          </table:table-cell>
          <table:table-cell table:style-name="ce4" office:value-type="float" office:value="34.233">
            <text:p>34.233</text:p>
          </table:table-cell>
          <table:table-cell table:style-name="ce4" office:value-type="float" office:value="152.718">
            <text:p>152.718</text:p>
          </table:table-cell>
          <table:table-cell table:style-name="ce3" office:value-type="float" office:value="183.064">
            <text:p>183.064</text:p>
          </table:table-cell>
          <table:table-cell table:style-name="ce4" office:value-type="float" office:value="99.067">
            <text:p>99.067</text:p>
          </table:table-cell>
          <table:table-cell table:style-name="ce4" office:value-type="float" office:value="464.061">
            <text:p>464.061</text:p>
          </table:table-cell>
          <table:table-cell table:style-name="ce4" office:value-type="float" office:value="404">
            <text:p>40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15.206">
            <text:p>15.206</text:p>
          </table:table-cell>
          <table:table-cell table:style-name="ce4" office:value-type="float" office:value="15.155">
            <text:p>15.155</text:p>
          </table:table-cell>
          <table:table-cell table:style-name="ce4" office:value-type="float" office:value="0.169">
            <text:p>0.169</text:p>
          </table:table-cell>
          <table:table-cell table:style-name="ce4" office:value-type="float" office:value="15.156">
            <text:p>15.156</text:p>
          </table:table-cell>
          <table:table-cell table:style-name="ce3" office:value-type="float" office:value="15.325">
            <text:p>15.325</text:p>
          </table:table-cell>
          <table:table-cell table:style-name="ce4" office:value-type="float" office:value="15.015">
            <text:p>15.015</text:p>
          </table:table-cell>
          <table:table-cell table:style-name="ce4" office:value-type="float" office:value="31.872">
            <text:p>31.872</text:p>
          </table:table-cell>
          <table:table-cell table:style-name="ce4" office:value-type="float" office:value="330">
            <text:p>33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660">
            <text:p>660</text:p>
          </table:table-cell>
          <table:table-cell table:style-name="ce4" office:value-type="float" office:value="25.788">
            <text:p>25.788</text:p>
          </table:table-cell>
          <table:table-cell table:style-name="ce4" office:value-type="float" office:value="25.728">
            <text:p>25.728</text:p>
          </table:table-cell>
          <table:table-cell table:style-name="ce4" office:value-type="float" office:value="6.719">
            <text:p>6.719</text:p>
          </table:table-cell>
          <table:table-cell table:style-name="ce4" office:value-type="float" office:value="26.591">
            <text:p>26.591</text:p>
          </table:table-cell>
          <table:table-cell table:style-name="ce3" office:value-type="float" office:value="32.447">
            <text:p>32.447</text:p>
          </table:table-cell>
          <table:table-cell table:style-name="ce4" office:value-type="float" office:value="20.954">
            <text:p>20.954</text:p>
          </table:table-cell>
          <table:table-cell table:style-name="ce4" office:value-type="float" office:value="70.65">
            <text:p>70.65</text:p>
          </table:table-cell>
          <table:table-cell table:style-name="ce4" office:value-type="float" office:value="660">
            <text:p>6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320">
            <text:p>1320</text:p>
          </table:table-cell>
          <table:table-cell table:style-name="ce4" office:value-type="float" office:value="52.443">
            <text:p>52.443</text:p>
          </table:table-cell>
          <table:table-cell table:style-name="ce4" office:value-type="float" office:value="52.327">
            <text:p>52.327</text:p>
          </table:table-cell>
          <table:table-cell table:style-name="ce4" office:value-type="float" office:value="19.582">
            <text:p>19.582</text:p>
          </table:table-cell>
          <table:table-cell table:style-name="ce4" office:value-type="float" office:value="55.871">
            <text:p>55.871</text:p>
          </table:table-cell>
          <table:table-cell table:style-name="ce3" office:value-type="float" office:value="71.909">
            <text:p>71.909</text:p>
          </table:table-cell>
          <table:table-cell table:style-name="ce4" office:value-type="float" office:value="15.536">
            <text:p>15.536</text:p>
          </table:table-cell>
          <table:table-cell table:style-name="ce4" office:value-type="float" office:value="243.352">
            <text:p>243.352</text:p>
          </table:table-cell>
          <table:table-cell table:style-name="ce4" office:value-type="float" office:value="1320">
            <text:p>132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5.92">
            <text:p>15.92</text:p>
          </table:table-cell>
          <table:table-cell table:style-name="ce4" office:value-type="float" office:value="15.809">
            <text:p>15.809</text:p>
          </table:table-cell>
          <table:table-cell table:style-name="ce4" office:value-type="float" office:value="0.174">
            <text:p>0.174</text:p>
          </table:table-cell>
          <table:table-cell table:style-name="ce4" office:value-type="float" office:value="15.81">
            <text:p>15.81</text:p>
          </table:table-cell>
          <table:table-cell table:style-name="ce3" office:value-type="float" office:value="15.983">
            <text:p>15.983</text:p>
          </table:table-cell>
          <table:table-cell table:style-name="ce4" office:value-type="float" office:value="15.652">
            <text:p>15.652</text:p>
          </table:table-cell>
          <table:table-cell table:style-name="ce4" office:value-type="float" office:value="34.597">
            <text:p>34.597</text:p>
          </table:table-cell>
          <table:table-cell table:style-name="ce4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23.893">
            <text:p>23.893</text:p>
          </table:table-cell>
          <table:table-cell table:style-name="ce4" office:value-type="float" office:value="23.82">
            <text:p>23.82</text:p>
          </table:table-cell>
          <table:table-cell table:style-name="ce4" office:value-type="float" office:value="2.138">
            <text:p>2.138</text:p>
          </table:table-cell>
          <table:table-cell table:style-name="ce4" office:value-type="float" office:value="23.916">
            <text:p>23.916</text:p>
          </table:table-cell>
          <table:table-cell table:style-name="ce3" office:value-type="float" office:value="25.959">
            <text:p>25.959</text:p>
          </table:table-cell>
          <table:table-cell table:style-name="ce4" office:value-type="float" office:value="21.061">
            <text:p>21.061</text:p>
          </table:table-cell>
          <table:table-cell table:style-name="ce4" office:value-type="float" office:value="51.17">
            <text:p>51.17</text:p>
          </table:table-cell>
          <table:table-cell table:style-name="ce4" office:value-type="float" office:value="336">
            <text:p>3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72">
            <text:p>672</text:p>
          </table:table-cell>
          <table:table-cell table:style-name="ce4" office:value-type="float" office:value="42.074">
            <text:p>42.074</text:p>
          </table:table-cell>
          <table:table-cell table:style-name="ce4" office:value-type="float" office:value="42.009">
            <text:p>42.009</text:p>
          </table:table-cell>
          <table:table-cell table:style-name="ce4" office:value-type="float" office:value="4.68">
            <text:p>4.68</text:p>
          </table:table-cell>
          <table:table-cell table:style-name="ce4" office:value-type="float" office:value="42.269">
            <text:p>42.269</text:p>
          </table:table-cell>
          <table:table-cell table:style-name="ce3" office:value-type="float" office:value="46.69">
            <text:p>46.69</text:p>
          </table:table-cell>
          <table:table-cell table:style-name="ce4" office:value-type="float" office:value="16.939">
            <text:p>16.939</text:p>
          </table:table-cell>
          <table:table-cell table:style-name="ce4" office:value-type="float" office:value="110.424">
            <text:p>110.424</text:p>
          </table:table-cell>
          <table:table-cell table:style-name="ce4" office:value-type="float" office:value="672">
            <text:p>6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27.141">
            <text:p>627.141</text:p>
          </table:table-cell>
          <table:table-cell table:style-name="ce4" office:value-type="float" office:value="626.143">
            <text:p>626.143</text:p>
          </table:table-cell>
          <table:table-cell table:style-name="ce4" office:value-type="float" office:value="2.054">
            <text:p>2.054</text:p>
          </table:table-cell>
          <table:table-cell table:style-name="ce4" office:value-type="float" office:value="626.147">
            <text:p>626.147</text:p>
          </table:table-cell>
          <table:table-cell table:style-name="ce3" office:value-type="float" office:value="628.197">
            <text:p>628.197</text:p>
          </table:table-cell>
          <table:table-cell table:style-name="ce4" office:value-type="float" office:value="622.559">
            <text:p>622.559</text:p>
          </table:table-cell>
          <table:table-cell table:style-name="ce4" office:value-type="float" office:value="654.678">
            <text:p>654.678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56.696">
            <text:p>856.696</text:p>
          </table:table-cell>
          <table:table-cell table:style-name="ce4" office:value-type="float" office:value="855.992">
            <text:p>855.992</text:p>
          </table:table-cell>
          <table:table-cell table:style-name="ce4" office:value-type="float" office:value="19.246">
            <text:p>19.246</text:p>
          </table:table-cell>
          <table:table-cell table:style-name="ce4" office:value-type="float" office:value="856.208">
            <text:p>856.208</text:p>
          </table:table-cell>
          <table:table-cell table:style-name="ce3" office:value-type="float" office:value="875.238">
            <text:p>875.238</text:p>
          </table:table-cell>
          <table:table-cell table:style-name="ce4" office:value-type="float" office:value="831.554">
            <text:p>831.554</text:p>
          </table:table-cell>
          <table:table-cell table:style-name="ce4" office:value-type="float" office:value="915.638">
            <text:p>915.638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597.828">
            <text:p>2597.828</text:p>
          </table:table-cell>
          <table:table-cell table:style-name="ce4" office:value-type="float" office:value="2612.847">
            <text:p>2612.847</text:p>
          </table:table-cell>
          <table:table-cell table:style-name="ce4" office:value-type="float" office:value="79.295">
            <text:p>79.295</text:p>
          </table:table-cell>
          <table:table-cell table:style-name="ce4" office:value-type="float" office:value="2614.05">
            <text:p>2614.05</text:p>
          </table:table-cell>
          <table:table-cell table:style-name="ce3" office:value-type="float" office:value="2692.142">
            <text:p>2692.142</text:p>
          </table:table-cell>
          <table:table-cell table:style-name="ce4" office:value-type="float" office:value="928.962">
            <text:p>928.962</text:p>
          </table:table-cell>
          <table:table-cell table:style-name="ce4" office:value-type="float" office:value="2794.857">
            <text:p>2794.857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9.35">
            <text:p>9.35</text:p>
          </table:table-cell>
          <table:table-cell table:style-name="ce4" office:value-type="float" office:value="9.34">
            <text:p>9.34</text:p>
          </table:table-cell>
          <table:table-cell table:style-name="ce4" office:value-type="float" office:value="0.137">
            <text:p>0.137</text:p>
          </table:table-cell>
          <table:table-cell table:style-name="ce4" office:value-type="float" office:value="9.341">
            <text:p>9.341</text:p>
          </table:table-cell>
          <table:table-cell table:style-name="ce3" office:value-type="float" office:value="9.476">
            <text:p>9.476</text:p>
          </table:table-cell>
          <table:table-cell table:style-name="ce4" office:value-type="float" office:value="9.232">
            <text:p>9.232</text:p>
          </table:table-cell>
          <table:table-cell table:style-name="ce4" office:value-type="float" office:value="14.834">
            <text:p>14.834</text:p>
          </table:table-cell>
          <table:table-cell table:style-name="ce4" office:value-type="float" office:value="506">
            <text:p>50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012">
            <text:p>1012</text:p>
          </table:table-cell>
          <table:table-cell table:style-name="ce4" office:value-type="float" office:value="15.292">
            <text:p>15.292</text:p>
          </table:table-cell>
          <table:table-cell table:style-name="ce4" office:value-type="float" office:value="15.27">
            <text:p>15.27</text:p>
          </table:table-cell>
          <table:table-cell table:style-name="ce4" office:value-type="float" office:value="1.448">
            <text:p>1.448</text:p>
          </table:table-cell>
          <table:table-cell table:style-name="ce4" office:value-type="float" office:value="15.339">
            <text:p>15.339</text:p>
          </table:table-cell>
          <table:table-cell table:style-name="ce3" office:value-type="float" office:value="16.718">
            <text:p>16.718</text:p>
          </table:table-cell>
          <table:table-cell table:style-name="ce4" office:value-type="float" office:value="9.597">
            <text:p>9.597</text:p>
          </table:table-cell>
          <table:table-cell table:style-name="ce4" office:value-type="float" office:value="43.105">
            <text:p>43.105</text:p>
          </table:table-cell>
          <table:table-cell table:style-name="ce4" office:value-type="float" office:value="1012">
            <text:p>101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024">
            <text:p>2024</text:p>
          </table:table-cell>
          <table:table-cell table:style-name="ce4" office:value-type="float" office:value="32.207">
            <text:p>32.207</text:p>
          </table:table-cell>
          <table:table-cell table:style-name="ce4" office:value-type="float" office:value="32.167">
            <text:p>32.167</text:p>
          </table:table-cell>
          <table:table-cell table:style-name="ce4" office:value-type="float" office:value="9.67">
            <text:p>9.67</text:p>
          </table:table-cell>
          <table:table-cell table:style-name="ce4" office:value-type="float" office:value="33.589">
            <text:p>33.589</text:p>
          </table:table-cell>
          <table:table-cell table:style-name="ce3" office:value-type="float" office:value="41.837">
            <text:p>41.837</text:p>
          </table:table-cell>
          <table:table-cell table:style-name="ce4" office:value-type="float" office:value="12.987">
            <text:p>12.987</text:p>
          </table:table-cell>
          <table:table-cell table:style-name="ce4" office:value-type="float" office:value="131.923">
            <text:p>131.923</text:p>
          </table:table-cell>
          <table:table-cell table:style-name="ce4" office:value-type="float" office:value="2024">
            <text:p>20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259">
            <text:p>1259</text:p>
          </table:table-cell>
          <table:table-cell table:style-name="ce4" office:value-type="float" office:value="4.214">
            <text:p>4.214</text:p>
          </table:table-cell>
          <table:table-cell table:style-name="ce4" office:value-type="float" office:value="4.206">
            <text:p>4.206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4.207">
            <text:p>4.207</text:p>
          </table:table-cell>
          <table:table-cell table:style-name="ce3" office:value-type="float" office:value="4.266">
            <text:p>4.266</text:p>
          </table:table-cell>
          <table:table-cell table:style-name="ce4" office:value-type="float" office:value="4.16">
            <text:p>4.16</text:p>
          </table:table-cell>
          <table:table-cell table:style-name="ce4" office:value-type="float" office:value="13.503">
            <text:p>13.503</text:p>
          </table:table-cell>
          <table:table-cell table:style-name="ce4" office:value-type="float" office:value="1259">
            <text:p>125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518">
            <text:p>2518</text:p>
          </table:table-cell>
          <table:table-cell table:style-name="ce4" office:value-type="float" office:value="6.694">
            <text:p>6.694</text:p>
          </table:table-cell>
          <table:table-cell table:style-name="ce4" office:value-type="float" office:value="6.69">
            <text:p>6.69</text:p>
          </table:table-cell>
          <table:table-cell table:style-name="ce4" office:value-type="float" office:value="0.695">
            <text:p>0.695</text:p>
          </table:table-cell>
          <table:table-cell table:style-name="ce4" office:value-type="float" office:value="6.726">
            <text:p>6.726</text:p>
          </table:table-cell>
          <table:table-cell table:style-name="ce3" office:value-type="float" office:value="7.385">
            <text:p>7.385</text:p>
          </table:table-cell>
          <table:table-cell table:style-name="ce4" office:value-type="float" office:value="4.415">
            <text:p>4.415</text:p>
          </table:table-cell>
          <table:table-cell table:style-name="ce4" office:value-type="float" office:value="18.64">
            <text:p>18.64</text:p>
          </table:table-cell>
          <table:table-cell table:style-name="ce4" office:value-type="float" office:value="2518">
            <text:p>251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036">
            <text:p>5036</text:p>
          </table:table-cell>
          <table:table-cell table:style-name="ce4" office:value-type="float" office:value="14.202">
            <text:p>14.202</text:p>
          </table:table-cell>
          <table:table-cell table:style-name="ce4" office:value-type="float" office:value="14.196">
            <text:p>14.196</text:p>
          </table:table-cell>
          <table:table-cell table:style-name="ce4" office:value-type="float" office:value="2.55">
            <text:p>2.55</text:p>
          </table:table-cell>
          <table:table-cell table:style-name="ce4" office:value-type="float" office:value="14.423">
            <text:p>14.423</text:p>
          </table:table-cell>
          <table:table-cell table:style-name="ce3" office:value-type="float" office:value="16.746">
            <text:p>16.746</text:p>
          </table:table-cell>
          <table:table-cell table:style-name="ce4" office:value-type="float" office:value="4.384">
            <text:p>4.384</text:p>
          </table:table-cell>
          <table:table-cell table:style-name="ce4" office:value-type="float" office:value="54.239">
            <text:p>54.239</text:p>
          </table:table-cell>
          <table:table-cell table:style-name="ce4" office:value-type="float" office:value="5036">
            <text:p>50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8.206">
            <text:p>8.206</text:p>
          </table:table-cell>
          <table:table-cell table:style-name="ce4" office:value-type="float" office:value="8.182">
            <text:p>8.182</text:p>
          </table:table-cell>
          <table:table-cell table:style-name="ce4" office:value-type="float" office:value="0.106">
            <text:p>0.106</text:p>
          </table:table-cell>
          <table:table-cell table:style-name="ce4" office:value-type="float" office:value="8.183">
            <text:p>8.183</text:p>
          </table:table-cell>
          <table:table-cell table:style-name="ce3" office:value-type="float" office:value="8.288">
            <text:p>8.288</text:p>
          </table:table-cell>
          <table:table-cell table:style-name="ce4" office:value-type="float" office:value="8.112">
            <text:p>8.112</text:p>
          </table:table-cell>
          <table:table-cell table:style-name="ce4" office:value-type="float" office:value="23.822">
            <text:p>23.822</text:p>
          </table:table-cell>
          <table:table-cell table:style-name="ce4" office:value-type="float" office:value="639">
            <text:p>63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278">
            <text:p>1278</text:p>
          </table:table-cell>
          <table:table-cell table:style-name="ce4" office:value-type="float" office:value="12.366">
            <text:p>12.366</text:p>
          </table:table-cell>
          <table:table-cell table:style-name="ce4" office:value-type="float" office:value="12.341">
            <text:p>12.341</text:p>
          </table:table-cell>
          <table:table-cell table:style-name="ce4" office:value-type="float" office:value="1.038">
            <text:p>1.038</text:p>
          </table:table-cell>
          <table:table-cell table:style-name="ce4" office:value-type="float" office:value="12.385">
            <text:p>12.385</text:p>
          </table:table-cell>
          <table:table-cell table:style-name="ce3" office:value-type="float" office:value="13.379">
            <text:p>13.379</text:p>
          </table:table-cell>
          <table:table-cell table:style-name="ce4" office:value-type="float" office:value="9.763">
            <text:p>9.763</text:p>
          </table:table-cell>
          <table:table-cell table:style-name="ce4" office:value-type="float" office:value="47.003">
            <text:p>47.003</text:p>
          </table:table-cell>
          <table:table-cell table:style-name="ce4" office:value-type="float" office:value="1278">
            <text:p>127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556">
            <text:p>2556</text:p>
          </table:table-cell>
          <table:table-cell table:style-name="ce4" office:value-type="float" office:value="23.056">
            <text:p>23.056</text:p>
          </table:table-cell>
          <table:table-cell table:style-name="ce4" office:value-type="float" office:value="23.042">
            <text:p>23.042</text:p>
          </table:table-cell>
          <table:table-cell table:style-name="ce4" office:value-type="float" office:value="2.433">
            <text:p>2.433</text:p>
          </table:table-cell>
          <table:table-cell table:style-name="ce4" office:value-type="float" office:value="23.17">
            <text:p>23.17</text:p>
          </table:table-cell>
          <table:table-cell table:style-name="ce3" office:value-type="float" office:value="25.475">
            <text:p>25.475</text:p>
          </table:table-cell>
          <table:table-cell table:style-name="ce4" office:value-type="float" office:value="8.65">
            <text:p>8.65</text:p>
          </table:table-cell>
          <table:table-cell table:style-name="ce4" office:value-type="float" office:value="73.807">
            <text:p>73.807</text:p>
          </table:table-cell>
          <table:table-cell table:style-name="ce4" office:value-type="float" office:value="2556">
            <text:p>255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5.448">
            <text:p>5.448</text:p>
          </table:table-cell>
          <table:table-cell table:style-name="ce4" office:value-type="float" office:value="5.413">
            <text:p>5.413</text:p>
          </table:table-cell>
          <table:table-cell table:style-name="ce4" office:value-type="float" office:value="0.078">
            <text:p>0.078</text:p>
          </table:table-cell>
          <table:table-cell table:style-name="ce4" office:value-type="float" office:value="5.413">
            <text:p>5.413</text:p>
          </table:table-cell>
          <table:table-cell table:style-name="ce3" office:value-type="float" office:value="5.491">
            <text:p>5.491</text:p>
          </table:table-cell>
          <table:table-cell table:style-name="ce4" office:value-type="float" office:value="5.36">
            <text:p>5.36</text:p>
          </table:table-cell>
          <table:table-cell table:style-name="ce4" office:value-type="float" office:value="39.696">
            <text:p>39.696</text:p>
          </table:table-cell>
          <table:table-cell table:style-name="ce4" office:value-type="float" office:value="974">
            <text:p>97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948">
            <text:p>1948</text:p>
          </table:table-cell>
          <table:table-cell table:style-name="ce4" office:value-type="float" office:value="7.719">
            <text:p>7.719</text:p>
          </table:table-cell>
          <table:table-cell table:style-name="ce4" office:value-type="float" office:value="7.683">
            <text:p>7.683</text:p>
          </table:table-cell>
          <table:table-cell table:style-name="ce4" office:value-type="float" office:value="1.614">
            <text:p>1.614</text:p>
          </table:table-cell>
          <table:table-cell table:style-name="ce4" office:value-type="float" office:value="7.851">
            <text:p>7.851</text:p>
          </table:table-cell>
          <table:table-cell table:style-name="ce3" office:value-type="float" office:value="9.297">
            <text:p>9.297</text:p>
          </table:table-cell>
          <table:table-cell table:style-name="ce4" office:value-type="float" office:value="6.594">
            <text:p>6.594</text:p>
          </table:table-cell>
          <table:table-cell table:style-name="ce4" office:value-type="float" office:value="78.211">
            <text:p>78.211</text:p>
          </table:table-cell>
          <table:table-cell table:style-name="ce4" office:value-type="float" office:value="1948">
            <text:p>19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896">
            <text:p>3896</text:p>
          </table:table-cell>
          <table:table-cell table:style-name="ce4" office:value-type="float" office:value="13.262">
            <text:p>13.262</text:p>
          </table:table-cell>
          <table:table-cell table:style-name="ce4" office:value-type="float" office:value="13.239">
            <text:p>13.239</text:p>
          </table:table-cell>
          <table:table-cell table:style-name="ce4" office:value-type="float" office:value="2.98">
            <text:p>2.98</text:p>
          </table:table-cell>
          <table:table-cell table:style-name="ce4" office:value-type="float" office:value="13.57">
            <text:p>13.57</text:p>
          </table:table-cell>
          <table:table-cell table:style-name="ce3" office:value-type="float" office:value="16.218">
            <text:p>16.218</text:p>
          </table:table-cell>
          <table:table-cell table:style-name="ce4" office:value-type="float" office:value="5.357">
            <text:p>5.357</text:p>
          </table:table-cell>
          <table:table-cell table:style-name="ce4" office:value-type="float" office:value="110.49">
            <text:p>110.49</text:p>
          </table:table-cell>
          <table:table-cell table:style-name="ce4" office:value-type="float" office:value="3896">
            <text:p>3896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568.142857142857">
            <text:p>568</text:p>
          </table:table-cell>
          <table:table-cell table:style-name="ce9" table:formula="of:=AVERAGE([.D4];[.D7];[.D10];[.D16];[.D19];[.D22];[.D25])" office:value-type="float" office:value="15.7744285714286">
            <text:p>15.774</text:p>
          </table:table-cell>
          <table:table-cell table:style-name="ce9" table:formula="of:=AVERAGE([.E4];[.E7];[.E10];[.E16];[.E19];[.E22];[.E25])" office:value-type="float" office:value="15.7264285714286">
            <text:p>15.726</text:p>
          </table:table-cell>
          <table:table-cell table:style-name="ce9" table:formula="of:=AVERAGE([.F4];[.F7];[.F10];[.F16];[.F19];[.F22];[.F25])" office:value-type="float" office:value="0.149857142857143">
            <text:p>0.150</text:p>
          </table:table-cell>
          <table:table-cell table:style-name="ce9" table:formula="of:=AVERAGE([.G4];[.G7];[.G10];[.G16];[.G19];[.G22];[.G25])" office:value-type="float" office:value="15.7272857142857">
            <text:p>15.727</text:p>
          </table:table-cell>
          <table:table-cell table:style-name="ce10" table:formula="of:=AVERAGE([.H4];[.H7];[.H10];[.H16];[.H19];[.H22];[.H25])" office:value-type="float" office:value="15.8764285714286">
            <text:p>15.876</text:p>
          </table:table-cell>
          <table:table-cell table:style-name="ce9" table:formula="of:=AVERAGE([.I4];[.I7];[.I10];[.I16];[.I19];[.I22];[.I25])" office:value-type="float" office:value="15.5734285714286">
            <text:p>15.573</text:p>
          </table:table-cell>
          <table:table-cell table:style-name="ce9" table:formula="of:=AVERAGE([.J4];[.J7];[.J10];[.J16];[.J19];[.J22];[.J25])" office:value-type="float" office:value="31.511">
            <text:p>31.511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136.28571428571">
            <text:p>1136</text:p>
          </table:table-cell>
          <table:table-cell table:style-name="ce9" table:formula="of:=AVERAGE([.D5];[.D8];[.D11];[.D17];[.D20];[.D23];[.D26])" office:value-type="float" office:value="24.8534285714286">
            <text:p>24.853</text:p>
          </table:table-cell>
          <table:table-cell table:style-name="ce9" table:formula="of:=AVERAGE([.E5];[.E8];[.E11];[.E17];[.E20];[.E23];[.E26])" office:value-type="float" office:value="24.7648571428571">
            <text:p>24.765</text:p>
          </table:table-cell>
          <table:table-cell table:style-name="ce9" table:formula="of:=AVERAGE([.F5];[.F8];[.F11];[.F17];[.F20];[.F23];[.F26])" office:value-type="float" office:value="3.438">
            <text:p>3.438</text:p>
          </table:table-cell>
          <table:table-cell table:style-name="ce9" table:formula="of:=AVERAGE([.G5];[.G8];[.G11];[.G17];[.G20];[.G23];[.G26])" office:value-type="float" office:value="25.0414285714286">
            <text:p>25.041</text:p>
          </table:table-cell>
          <table:table-cell table:style-name="ce10" table:formula="of:=AVERAGE([.H5];[.H8];[.H11];[.H17];[.H20];[.H23];[.H26])" office:value-type="float" office:value="28.203">
            <text:p>28.203</text:p>
          </table:table-cell>
          <table:table-cell table:style-name="ce9" table:formula="of:=AVERAGE([.I5];[.I8];[.I11];[.I17];[.I20];[.I23];[.I26])" office:value-type="float" office:value="20.8642857142857">
            <text:p>20.864</text:p>
          </table:table-cell>
          <table:table-cell table:style-name="ce9" table:formula="of:=AVERAGE([.J5];[.J8];[.J11];[.J17];[.J20];[.J23];[.J26])" office:value-type="float" office:value="68.5075714285714">
            <text:p>68.50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272.57142857143">
            <text:p>2273</text:p>
          </table:table-cell>
          <table:table-cell table:style-name="ce9" table:formula="of:=AVERAGE([.D6];[.D9];[.D12];[.D18];[.D21];[.D24];[.D27])" office:value-type="float" office:value="46.6761428571429">
            <text:p>46.676</text:p>
          </table:table-cell>
          <table:table-cell table:style-name="ce9" table:formula="of:=AVERAGE([.E6];[.E9];[.E12];[.E18];[.E21];[.E24];[.E27])" office:value-type="float" office:value="46.5444285714286">
            <text:p>46.544</text:p>
          </table:table-cell>
          <table:table-cell table:style-name="ce9" table:formula="of:=AVERAGE([.F6];[.F9];[.F12];[.F18];[.F21];[.F24];[.F27])" office:value-type="float" office:value="10.8754285714286">
            <text:p>10.875</text:p>
          </table:table-cell>
          <table:table-cell table:style-name="ce9" table:formula="of:=AVERAGE([.G6];[.G9];[.G12];[.G18];[.G21];[.G24];[.G27])" office:value-type="float" office:value="47.9442857142857">
            <text:p>47.944</text:p>
          </table:table-cell>
          <table:table-cell table:style-name="ce10" table:formula="of:=AVERAGE([.H6];[.H9];[.H12];[.H18];[.H21];[.H24];[.H27])" office:value-type="float" office:value="57.4198571428572">
            <text:p>57.420</text:p>
          </table:table-cell>
          <table:table-cell table:style-name="ce9" table:formula="of:=AVERAGE([.I6];[.I9];[.I12];[.I18];[.I21];[.I24];[.I27])" office:value-type="float" office:value="23.2742857142857">
            <text:p>23.274</text:p>
          </table:table-cell>
          <table:table-cell table:style-name="ce9" table:formula="of:=AVERAGE([.J6];[.J9];[.J12];[.J18];[.J21];[.J24];[.J27])" office:value-type="float" office:value="169.756571428571">
            <text:p>169.75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4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4" table:formula="of:=AVERAGE([.D13])" office:value-type="float" office:value="627.141">
            <text:p>627.141</text:p>
          </table:table-cell>
          <table:table-cell table:style-name="ce4" table:formula="of:=AVERAGE([.E13])" office:value-type="float" office:value="626.143">
            <text:p>626.143</text:p>
          </table:table-cell>
          <table:table-cell table:style-name="ce4" table:formula="of:=AVERAGE([.F13])" office:value-type="float" office:value="2.054">
            <text:p>2.054</text:p>
          </table:table-cell>
          <table:table-cell table:style-name="ce4" table:formula="of:=AVERAGE([.G13])" office:value-type="float" office:value="626.147">
            <text:p>626.147</text:p>
          </table:table-cell>
          <table:table-cell table:style-name="ce3" table:formula="of:=AVERAGE([.H13])" office:value-type="float" office:value="628.197">
            <text:p>628.197</text:p>
          </table:table-cell>
          <table:table-cell table:style-name="ce4" table:formula="of:=AVERAGE([.I13])" office:value-type="float" office:value="622.559">
            <text:p>622.559</text:p>
          </table:table-cell>
          <table:table-cell table:style-name="ce4" table:formula="of:=AVERAGE([.J13])" office:value-type="float" office:value="654.678">
            <text:p>654.678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4" table:formula="of:=AVERAGE([.D14])" office:value-type="float" office:value="856.696">
            <text:p>856.696</text:p>
          </table:table-cell>
          <table:table-cell table:style-name="ce4" table:formula="of:=AVERAGE([.E14])" office:value-type="float" office:value="855.992">
            <text:p>855.992</text:p>
          </table:table-cell>
          <table:table-cell table:style-name="ce4" table:formula="of:=AVERAGE([.F14])" office:value-type="float" office:value="19.246">
            <text:p>19.246</text:p>
          </table:table-cell>
          <table:table-cell table:style-name="ce4" table:formula="of:=AVERAGE([.G14])" office:value-type="float" office:value="856.208">
            <text:p>856.208</text:p>
          </table:table-cell>
          <table:table-cell table:style-name="ce3" table:formula="of:=AVERAGE([.H14])" office:value-type="float" office:value="875.238">
            <text:p>875.238</text:p>
          </table:table-cell>
          <table:table-cell table:style-name="ce4" table:formula="of:=AVERAGE([.I14])" office:value-type="float" office:value="831.554">
            <text:p>831.554</text:p>
          </table:table-cell>
          <table:table-cell table:style-name="ce4" table:formula="of:=AVERAGE([.J14])" office:value-type="float" office:value="915.638">
            <text:p>915.638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4" table:formula="of:=AVERAGE([.D15])" office:value-type="float" office:value="2597.828">
            <text:p>2597.828</text:p>
          </table:table-cell>
          <table:table-cell table:style-name="ce4" table:formula="of:=AVERAGE([.E15])" office:value-type="float" office:value="2612.847">
            <text:p>2612.847</text:p>
          </table:table-cell>
          <table:table-cell table:style-name="ce4" table:formula="of:=AVERAGE([.F15])" office:value-type="float" office:value="79.295">
            <text:p>79.295</text:p>
          </table:table-cell>
          <table:table-cell table:style-name="ce4" table:formula="of:=AVERAGE([.G15])" office:value-type="float" office:value="2614.05">
            <text:p>2614.05</text:p>
          </table:table-cell>
          <table:table-cell table:style-name="ce3" table:formula="of:=AVERAGE([.H15])" office:value-type="float" office:value="2692.142">
            <text:p>2692.142</text:p>
          </table:table-cell>
          <table:table-cell table:style-name="ce4" table:formula="of:=AVERAGE([.I15])" office:value-type="float" office:value="928.962">
            <text:p>928.962</text:p>
          </table:table-cell>
          <table:table-cell table:style-name="ce4" table:formula="of:=AVERAGE([.J15])" office:value-type="float" office:value="2794.857">
            <text:p>2794.857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30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82.9409795606968">
            <text:p>82.941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3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7.51">
            <text:p>67.51</text:p>
          </table:table-cell>
          <table:table-cell table:style-name="ce4" office:value-type="float" office:value="67.4">
            <text:p>67.4</text:p>
          </table:table-cell>
          <table:table-cell table:style-name="ce4" office:value-type="float" office:value="0.416">
            <text:p>0.416</text:p>
          </table:table-cell>
          <table:table-cell table:style-name="ce4" office:value-type="float" office:value="67.401">
            <text:p>67.401</text:p>
          </table:table-cell>
          <table:table-cell table:style-name="ce3" office:value-type="float" office:value="67.816">
            <text:p>67.816</text:p>
          </table:table-cell>
          <table:table-cell table:style-name="ce4" office:value-type="float" office:value="66.899">
            <text:p>66.899</text:p>
          </table:table-cell>
          <table:table-cell table:style-name="ce4" office:value-type="float" office:value="76.341">
            <text:p>76.341</text:p>
          </table:table-cell>
          <table:table-cell table:style-name="ce4" office:value-type="float" office:value="77">
            <text:p>7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1.715">
            <text:p>71.715</text:p>
          </table:table-cell>
          <table:table-cell table:style-name="ce4" office:value-type="float" office:value="71.66">
            <text:p>71.66</text:p>
          </table:table-cell>
          <table:table-cell table:style-name="ce4" office:value-type="float" office:value="0.808">
            <text:p>0.808</text:p>
          </table:table-cell>
          <table:table-cell table:style-name="ce4" office:value-type="float" office:value="71.665">
            <text:p>71.665</text:p>
          </table:table-cell>
          <table:table-cell table:style-name="ce3" office:value-type="float" office:value="72.468">
            <text:p>72.468</text:p>
          </table:table-cell>
          <table:table-cell table:style-name="ce4" office:value-type="float" office:value="71.036">
            <text:p>71.036</text:p>
          </table:table-cell>
          <table:table-cell table:style-name="ce4" office:value-type="float" office:value="80.802">
            <text:p>80.802</text:p>
          </table:table-cell>
          <table:table-cell table:style-name="ce4" office:value-type="float" office:value="154">
            <text:p>15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75.973">
            <text:p>75.973</text:p>
          </table:table-cell>
          <table:table-cell table:style-name="ce4" office:value-type="float" office:value="75.953">
            <text:p>75.953</text:p>
          </table:table-cell>
          <table:table-cell table:style-name="ce4" office:value-type="float" office:value="3.239">
            <text:p>3.239</text:p>
          </table:table-cell>
          <table:table-cell table:style-name="ce4" office:value-type="float" office:value="76.022">
            <text:p>76.022</text:p>
          </table:table-cell>
          <table:table-cell table:style-name="ce3" office:value-type="float" office:value="79.193">
            <text:p>79.193</text:p>
          </table:table-cell>
          <table:table-cell table:style-name="ce4" office:value-type="float" office:value="68.36">
            <text:p>68.36</text:p>
          </table:table-cell>
          <table:table-cell table:style-name="ce4" office:value-type="float" office:value="89.734">
            <text:p>89.734</text:p>
          </table:table-cell>
          <table:table-cell table:style-name="ce4" office:value-type="float" office:value="308">
            <text:p>30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21.693">
            <text:p>21.693</text:p>
          </table:table-cell>
          <table:table-cell table:style-name="ce4" office:value-type="float" office:value="21.636">
            <text:p>21.636</text:p>
          </table:table-cell>
          <table:table-cell table:style-name="ce4" office:value-type="float" office:value="0.196">
            <text:p>0.196</text:p>
          </table:table-cell>
          <table:table-cell table:style-name="ce4" office:value-type="float" office:value="21.637">
            <text:p>21.637</text:p>
          </table:table-cell>
          <table:table-cell table:style-name="ce3" office:value-type="float" office:value="21.832">
            <text:p>21.832</text:p>
          </table:table-cell>
          <table:table-cell table:style-name="ce4" office:value-type="float" office:value="21.405">
            <text:p>21.405</text:p>
          </table:table-cell>
          <table:table-cell table:style-name="ce4" office:value-type="float" office:value="35.611">
            <text:p>35.611</text:p>
          </table:table-cell>
          <table:table-cell table:style-name="ce4" office:value-type="float" office:value="242">
            <text:p>24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84">
            <text:p>484</text:p>
          </table:table-cell>
          <table:table-cell table:style-name="ce4" office:value-type="float" office:value="22.832">
            <text:p>22.832</text:p>
          </table:table-cell>
          <table:table-cell table:style-name="ce4" office:value-type="float" office:value="22.795">
            <text:p>22.795</text:p>
          </table:table-cell>
          <table:table-cell table:style-name="ce4" office:value-type="float" office:value="0.831">
            <text:p>0.831</text:p>
          </table:table-cell>
          <table:table-cell table:style-name="ce4" office:value-type="float" office:value="22.81">
            <text:p>22.81</text:p>
          </table:table-cell>
          <table:table-cell table:style-name="ce3" office:value-type="float" office:value="23.625">
            <text:p>23.625</text:p>
          </table:table-cell>
          <table:table-cell table:style-name="ce4" office:value-type="float" office:value="22.567">
            <text:p>22.567</text:p>
          </table:table-cell>
          <table:table-cell table:style-name="ce4" office:value-type="float" office:value="41.127">
            <text:p>41.127</text:p>
          </table:table-cell>
          <table:table-cell table:style-name="ce4" office:value-type="float" office:value="484">
            <text:p>4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968">
            <text:p>968</text:p>
          </table:table-cell>
          <table:table-cell table:style-name="ce4" office:value-type="float" office:value="24.089">
            <text:p>24.089</text:p>
          </table:table-cell>
          <table:table-cell table:style-name="ce4" office:value-type="float" office:value="24.071">
            <text:p>24.071</text:p>
          </table:table-cell>
          <table:table-cell table:style-name="ce4" office:value-type="float" office:value="1.27">
            <text:p>1.27</text:p>
          </table:table-cell>
          <table:table-cell table:style-name="ce4" office:value-type="float" office:value="24.104">
            <text:p>24.104</text:p>
          </table:table-cell>
          <table:table-cell table:style-name="ce3" office:value-type="float" office:value="25.341">
            <text:p>25.341</text:p>
          </table:table-cell>
          <table:table-cell table:style-name="ce4" office:value-type="float" office:value="21.752">
            <text:p>21.752</text:p>
          </table:table-cell>
          <table:table-cell table:style-name="ce4" office:value-type="float" office:value="43.943">
            <text:p>43.943</text:p>
          </table:table-cell>
          <table:table-cell table:style-name="ce4" office:value-type="float" office:value="968">
            <text:p>9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21.427">
            <text:p>21.427</text:p>
          </table:table-cell>
          <table:table-cell table:style-name="ce4" office:value-type="float" office:value="21.387">
            <text:p>21.387</text:p>
          </table:table-cell>
          <table:table-cell table:style-name="ce4" office:value-type="float" office:value="0.291">
            <text:p>0.291</text:p>
          </table:table-cell>
          <table:table-cell table:style-name="ce4" office:value-type="float" office:value="21.389">
            <text:p>21.389</text:p>
          </table:table-cell>
          <table:table-cell table:style-name="ce3" office:value-type="float" office:value="21.678">
            <text:p>21.678</text:p>
          </table:table-cell>
          <table:table-cell table:style-name="ce4" office:value-type="float" office:value="21.184">
            <text:p>21.184</text:p>
          </table:table-cell>
          <table:table-cell table:style-name="ce4" office:value-type="float" office:value="31.392">
            <text:p>31.392</text:p>
          </table:table-cell>
          <table:table-cell table:style-name="ce4" office:value-type="float" office:value="244">
            <text:p>2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88">
            <text:p>488</text:p>
          </table:table-cell>
          <table:table-cell table:style-name="ce4" office:value-type="float" office:value="22.503">
            <text:p>22.503</text:p>
          </table:table-cell>
          <table:table-cell table:style-name="ce4" office:value-type="float" office:value="22.484">
            <text:p>22.484</text:p>
          </table:table-cell>
          <table:table-cell table:style-name="ce4" office:value-type="float" office:value="0.511">
            <text:p>0.511</text:p>
          </table:table-cell>
          <table:table-cell table:style-name="ce4" office:value-type="float" office:value="22.489">
            <text:p>22.489</text:p>
          </table:table-cell>
          <table:table-cell table:style-name="ce3" office:value-type="float" office:value="22.994">
            <text:p>22.994</text:p>
          </table:table-cell>
          <table:table-cell table:style-name="ce4" office:value-type="float" office:value="21.468">
            <text:p>21.468</text:p>
          </table:table-cell>
          <table:table-cell table:style-name="ce4" office:value-type="float" office:value="32.798">
            <text:p>32.798</text:p>
          </table:table-cell>
          <table:table-cell table:style-name="ce4" office:value-type="float" office:value="488">
            <text:p>4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23.753">
            <text:p>23.753</text:p>
          </table:table-cell>
          <table:table-cell table:style-name="ce4" office:value-type="float" office:value="23.744">
            <text:p>23.744</text:p>
          </table:table-cell>
          <table:table-cell table:style-name="ce4" office:value-type="float" office:value="0.869">
            <text:p>0.869</text:p>
          </table:table-cell>
          <table:table-cell table:style-name="ce4" office:value-type="float" office:value="23.76">
            <text:p>23.76</text:p>
          </table:table-cell>
          <table:table-cell table:style-name="ce3" office:value-type="float" office:value="24.613">
            <text:p>24.613</text:p>
          </table:table-cell>
          <table:table-cell table:style-name="ce4" office:value-type="float" office:value="21.35">
            <text:p>21.35</text:p>
          </table:table-cell>
          <table:table-cell table:style-name="ce4" office:value-type="float" office:value="35.228">
            <text:p>35.228</text:p>
          </table:table-cell>
          <table:table-cell table:style-name="ce4" office:value-type="float" office:value="976">
            <text:p>9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77.451">
            <text:p>477.451</text:p>
          </table:table-cell>
          <table:table-cell table:style-name="ce4" office:value-type="float" office:value="477.282">
            <text:p>477.282</text:p>
          </table:table-cell>
          <table:table-cell table:style-name="ce4" office:value-type="float" office:value="0.703">
            <text:p>0.703</text:p>
          </table:table-cell>
          <table:table-cell table:style-name="ce4" office:value-type="float" office:value="477.283">
            <text:p>477.283</text:p>
          </table:table-cell>
          <table:table-cell table:style-name="ce3" office:value-type="float" office:value="477.986">
            <text:p>477.986</text:p>
          </table:table-cell>
          <table:table-cell table:style-name="ce4" office:value-type="float" office:value="475.603">
            <text:p>475.603</text:p>
          </table:table-cell>
          <table:table-cell table:style-name="ce4" office:value-type="float" office:value="483.172">
            <text:p>483.172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9.716">
            <text:p>529.716</text:p>
          </table:table-cell>
          <table:table-cell table:style-name="ce4" office:value-type="float" office:value="529.661">
            <text:p>529.661</text:p>
          </table:table-cell>
          <table:table-cell table:style-name="ce4" office:value-type="float" office:value="1.739">
            <text:p>1.739</text:p>
          </table:table-cell>
          <table:table-cell table:style-name="ce4" office:value-type="float" office:value="529.663">
            <text:p>529.663</text:p>
          </table:table-cell>
          <table:table-cell table:style-name="ce3" office:value-type="float" office:value="531.4">
            <text:p>531.4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535.098">
            <text:p>535.098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47.548">
            <text:p>547.548</text:p>
          </table:table-cell>
          <table:table-cell table:style-name="ce4" office:value-type="float" office:value="547.426">
            <text:p>547.426</text:p>
          </table:table-cell>
          <table:table-cell table:style-name="ce4" office:value-type="float" office:value="3.421">
            <text:p>3.421</text:p>
          </table:table-cell>
          <table:table-cell table:style-name="ce4" office:value-type="float" office:value="547.436">
            <text:p>547.436</text:p>
          </table:table-cell>
          <table:table-cell table:style-name="ce3" office:value-type="float" office:value="550.846">
            <text:p>550.846</text:p>
          </table:table-cell>
          <table:table-cell table:style-name="ce4" office:value-type="float" office:value="539.795">
            <text:p>539.795</text:p>
          </table:table-cell>
          <table:table-cell table:style-name="ce4" office:value-type="float" office:value="567.269">
            <text:p>567.269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7.368">
            <text:p>7.368</text:p>
          </table:table-cell>
          <table:table-cell table:style-name="ce4" office:value-type="float" office:value="7.366">
            <text:p>7.366</text:p>
          </table:table-cell>
          <table:table-cell table:style-name="ce4" office:value-type="float" office:value="0.127">
            <text:p>0.127</text:p>
          </table:table-cell>
          <table:table-cell table:style-name="ce4" office:value-type="float" office:value="7.367">
            <text:p>7.367</text:p>
          </table:table-cell>
          <table:table-cell table:style-name="ce3" office:value-type="float" office:value="7.493">
            <text:p>7.493</text:p>
          </table:table-cell>
          <table:table-cell table:style-name="ce4" office:value-type="float" office:value="7.286">
            <text:p>7.286</text:p>
          </table:table-cell>
          <table:table-cell table:style-name="ce4" office:value-type="float" office:value="8.492">
            <text:p>8.492</text:p>
          </table:table-cell>
          <table:table-cell table:style-name="ce4" office:value-type="float" office:value="639">
            <text:p>63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278">
            <text:p>1278</text:p>
          </table:table-cell>
          <table:table-cell table:number-columns-repeated="2" table:style-name="ce4" office:value-type="float" office:value="7.916">
            <text:p>7.91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7.916">
            <text:p>7.916</text:p>
          </table:table-cell>
          <table:table-cell table:style-name="ce3" office:value-type="float" office:value="8.001">
            <text:p>8.001</text:p>
          </table:table-cell>
          <table:table-cell table:style-name="ce4" office:value-type="float" office:value="7.834">
            <text:p>7.834</text:p>
          </table:table-cell>
          <table:table-cell table:style-name="ce4" office:value-type="float" office:value="8.339">
            <text:p>8.339</text:p>
          </table:table-cell>
          <table:table-cell table:style-name="ce4" office:value-type="float" office:value="1278">
            <text:p>127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556">
            <text:p>2556</text:p>
          </table:table-cell>
          <table:table-cell table:style-name="ce4" office:value-type="float" office:value="8.257">
            <text:p>8.257</text:p>
          </table:table-cell>
          <table:table-cell table:style-name="ce4" office:value-type="float" office:value="8.254">
            <text:p>8.254</text:p>
          </table:table-cell>
          <table:table-cell table:style-name="ce4" office:value-type="float" office:value="0.306">
            <text:p>0.306</text:p>
          </table:table-cell>
          <table:table-cell table:style-name="ce4" office:value-type="float" office:value="8.259">
            <text:p>8.259</text:p>
          </table:table-cell>
          <table:table-cell table:style-name="ce3" office:value-type="float" office:value="8.56">
            <text:p>8.56</text:p>
          </table:table-cell>
          <table:table-cell table:style-name="ce4" office:value-type="float" office:value="7.296">
            <text:p>7.296</text:p>
          </table:table-cell>
          <table:table-cell table:style-name="ce4" office:value-type="float" office:value="18.189">
            <text:p>18.189</text:p>
          </table:table-cell>
          <table:table-cell table:style-name="ce4" office:value-type="float" office:value="2556">
            <text:p>255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3.677">
            <text:p>3.677</text:p>
          </table:table-cell>
          <table:table-cell table:style-name="ce4" office:value-type="float" office:value="3.676">
            <text:p>3.676</text:p>
          </table:table-cell>
          <table:table-cell table:style-name="ce4" office:value-type="float" office:value="0.053">
            <text:p>0.053</text:p>
          </table:table-cell>
          <table:table-cell table:style-name="ce4" office:value-type="float" office:value="3.677">
            <text:p>3.677</text:p>
          </table:table-cell>
          <table:table-cell table:style-name="ce3" office:value-type="float" office:value="3.729">
            <text:p>3.729</text:p>
          </table:table-cell>
          <table:table-cell table:style-name="ce4" office:value-type="float" office:value="3.635">
            <text:p>3.635</text:p>
          </table:table-cell>
          <table:table-cell table:style-name="ce4" office:value-type="float" office:value="4.133">
            <text:p>4.133</text:p>
          </table:table-cell>
          <table:table-cell table:style-name="ce4" office:value-type="float" office:value="1432">
            <text:p>143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864">
            <text:p>2864</text:p>
          </table:table-cell>
          <table:table-cell table:number-columns-repeated="2" table:style-name="ce4" office:value-type="float" office:value="3.904">
            <text:p>3.904</text:p>
          </table:table-cell>
          <table:table-cell table:style-name="ce4" office:value-type="float" office:value="0.045">
            <text:p>0.045</text:p>
          </table:table-cell>
          <table:table-cell table:style-name="ce4" office:value-type="float" office:value="3.904">
            <text:p>3.904</text:p>
          </table:table-cell>
          <table:table-cell table:style-name="ce3" office:value-type="float" office:value="3.948">
            <text:p>3.948</text:p>
          </table:table-cell>
          <table:table-cell table:style-name="ce4" office:value-type="float" office:value="3.649">
            <text:p>3.649</text:p>
          </table:table-cell>
          <table:table-cell table:style-name="ce4" office:value-type="float" office:value="4.161">
            <text:p>4.161</text:p>
          </table:table-cell>
          <table:table-cell table:style-name="ce4" office:value-type="float" office:value="2864">
            <text:p>286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728">
            <text:p>5728</text:p>
          </table:table-cell>
          <table:table-cell table:style-name="ce4" office:value-type="float" office:value="4.087">
            <text:p>4.087</text:p>
          </table:table-cell>
          <table:table-cell table:style-name="ce4" office:value-type="float" office:value="4.086">
            <text:p>4.086</text:p>
          </table:table-cell>
          <table:table-cell table:style-name="ce4" office:value-type="float" office:value="0.204">
            <text:p>0.204</text:p>
          </table:table-cell>
          <table:table-cell table:style-name="ce4" office:value-type="float" office:value="4.091">
            <text:p>4.091</text:p>
          </table:table-cell>
          <table:table-cell table:style-name="ce3" office:value-type="float" office:value="4.29">
            <text:p>4.29</text:p>
          </table:table-cell>
          <table:table-cell table:style-name="ce4" office:value-type="float" office:value="3.658">
            <text:p>3.658</text:p>
          </table:table-cell>
          <table:table-cell table:style-name="ce4" office:value-type="float" office:value="13.957">
            <text:p>13.957</text:p>
          </table:table-cell>
          <table:table-cell table:style-name="ce4" office:value-type="float" office:value="5728">
            <text:p>57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89">
            <text:p>789</text:p>
          </table:table-cell>
          <table:table-cell table:style-name="ce4" office:value-type="float" office:value="6.685">
            <text:p>6.685</text:p>
          </table:table-cell>
          <table:table-cell table:style-name="ce4" office:value-type="float" office:value="6.684">
            <text:p>6.684</text:p>
          </table:table-cell>
          <table:table-cell table:style-name="ce4" office:value-type="float" office:value="0.078">
            <text:p>0.078</text:p>
          </table:table-cell>
          <table:table-cell table:style-name="ce4" office:value-type="float" office:value="6.685">
            <text:p>6.685</text:p>
          </table:table-cell>
          <table:table-cell table:style-name="ce3" office:value-type="float" office:value="6.762">
            <text:p>6.762</text:p>
          </table:table-cell>
          <table:table-cell table:style-name="ce4" office:value-type="float" office:value="6.624">
            <text:p>6.624</text:p>
          </table:table-cell>
          <table:table-cell table:style-name="ce4" office:value-type="float" office:value="7.327">
            <text:p>7.327</text:p>
          </table:table-cell>
          <table:table-cell table:style-name="ce4" office:value-type="float" office:value="789">
            <text:p>78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78">
            <text:p>1578</text:p>
          </table:table-cell>
          <table:table-cell table:number-columns-repeated="2" table:style-name="ce4" office:value-type="float" office:value="7.025">
            <text:p>7.025</text:p>
          </table:table-cell>
          <table:table-cell table:style-name="ce4" office:value-type="float" office:value="0.077">
            <text:p>0.077</text:p>
          </table:table-cell>
          <table:table-cell table:style-name="ce4" office:value-type="float" office:value="7.026">
            <text:p>7.026</text:p>
          </table:table-cell>
          <table:table-cell table:style-name="ce3" office:value-type="float" office:value="7.102">
            <text:p>7.102</text:p>
          </table:table-cell>
          <table:table-cell table:style-name="ce4" office:value-type="float" office:value="6.632">
            <text:p>6.632</text:p>
          </table:table-cell>
          <table:table-cell table:style-name="ce4" office:value-type="float" office:value="7.399">
            <text:p>7.399</text:p>
          </table:table-cell>
          <table:table-cell table:style-name="ce4" office:value-type="float" office:value="1578">
            <text:p>157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56">
            <text:p>3156</text:p>
          </table:table-cell>
          <table:table-cell table:style-name="ce4" office:value-type="float" office:value="7.378">
            <text:p>7.378</text:p>
          </table:table-cell>
          <table:table-cell table:style-name="ce4" office:value-type="float" office:value="7.375">
            <text:p>7.375</text:p>
          </table:table-cell>
          <table:table-cell table:style-name="ce4" office:value-type="float" office:value="0.308">
            <text:p>0.308</text:p>
          </table:table-cell>
          <table:table-cell table:style-name="ce4" office:value-type="float" office:value="7.381">
            <text:p>7.381</text:p>
          </table:table-cell>
          <table:table-cell table:style-name="ce3" office:value-type="float" office:value="7.683">
            <text:p>7.683</text:p>
          </table:table-cell>
          <table:table-cell table:style-name="ce4" office:value-type="float" office:value="6.605">
            <text:p>6.605</text:p>
          </table:table-cell>
          <table:table-cell table:style-name="ce4" office:value-type="float" office:value="17.447">
            <text:p>17.447</text:p>
          </table:table-cell>
          <table:table-cell table:style-name="ce4" office:value-type="float" office:value="3156">
            <text:p>315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293">
            <text:p>1293</text:p>
          </table:table-cell>
          <table:table-cell table:style-name="ce4" office:value-type="float" office:value="4.084">
            <text:p>4.084</text:p>
          </table:table-cell>
          <table:table-cell table:style-name="ce4" office:value-type="float" office:value="4.083">
            <text:p>4.083</text:p>
          </table:table-cell>
          <table:table-cell table:style-name="ce4" office:value-type="float" office:value="0.056">
            <text:p>0.056</text:p>
          </table:table-cell>
          <table:table-cell table:style-name="ce4" office:value-type="float" office:value="4.084">
            <text:p>4.084</text:p>
          </table:table-cell>
          <table:table-cell table:style-name="ce3" office:value-type="float" office:value="4.14">
            <text:p>4.14</text:p>
          </table:table-cell>
          <table:table-cell table:style-name="ce4" office:value-type="float" office:value="4.044">
            <text:p>4.044</text:p>
          </table:table-cell>
          <table:table-cell table:style-name="ce4" office:value-type="float" office:value="4.577">
            <text:p>4.577</text:p>
          </table:table-cell>
          <table:table-cell table:style-name="ce4" office:value-type="float" office:value="1293">
            <text:p>129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586">
            <text:p>2586</text:p>
          </table:table-cell>
          <table:table-cell table:number-columns-repeated="2" table:style-name="ce4" office:value-type="float" office:value="4.296">
            <text:p>4.296</text:p>
          </table:table-cell>
          <table:table-cell table:style-name="ce4" office:value-type="float" office:value="0.054">
            <text:p>0.054</text:p>
          </table:table-cell>
          <table:table-cell table:style-name="ce4" office:value-type="float" office:value="4.297">
            <text:p>4.297</text:p>
          </table:table-cell>
          <table:table-cell table:style-name="ce3" office:value-type="float" office:value="4.351">
            <text:p>4.351</text:p>
          </table:table-cell>
          <table:table-cell table:style-name="ce4" office:value-type="float" office:value="4.065">
            <text:p>4.065</text:p>
          </table:table-cell>
          <table:table-cell table:style-name="ce4" office:value-type="float" office:value="4.559">
            <text:p>4.559</text:p>
          </table:table-cell>
          <table:table-cell table:style-name="ce4" office:value-type="float" office:value="2586">
            <text:p>258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172">
            <text:p>5172</text:p>
          </table:table-cell>
          <table:table-cell table:style-name="ce4" office:value-type="float" office:value="4.51">
            <text:p>4.51</text:p>
          </table:table-cell>
          <table:table-cell table:style-name="ce4" office:value-type="float" office:value="4.508">
            <text:p>4.508</text:p>
          </table:table-cell>
          <table:table-cell table:style-name="ce4" office:value-type="float" office:value="0.226">
            <text:p>0.226</text:p>
          </table:table-cell>
          <table:table-cell table:style-name="ce4" office:value-type="float" office:value="4.514">
            <text:p>4.514</text:p>
          </table:table-cell>
          <table:table-cell table:style-name="ce3" office:value-type="float" office:value="4.734">
            <text:p>4.734</text:p>
          </table:table-cell>
          <table:table-cell table:style-name="ce4" office:value-type="float" office:value="4.049">
            <text:p>4.049</text:p>
          </table:table-cell>
          <table:table-cell table:style-name="ce4" office:value-type="float" office:value="14.598">
            <text:p>14.598</text:p>
          </table:table-cell>
          <table:table-cell table:style-name="ce4" office:value-type="float" office:value="5172">
            <text:p>5172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73.714285714286">
            <text:p>674</text:p>
          </table:table-cell>
          <table:table-cell table:style-name="ce9" table:formula="of:=AVERAGE([.D4];[.D7];[.D10];[.D16];[.D19];[.D22];[.D25])" office:value-type="float" office:value="18.9205714285714">
            <text:p>18.921</text:p>
          </table:table-cell>
          <table:table-cell table:style-name="ce9" table:formula="of:=AVERAGE([.E4];[.E7];[.E10];[.E16];[.E19];[.E22];[.E25])" office:value-type="float" office:value="18.8902857142857">
            <text:p>18.890</text:p>
          </table:table-cell>
          <table:table-cell table:style-name="ce9" table:formula="of:=AVERAGE([.F4];[.F7];[.F10];[.F16];[.F19];[.F22];[.F25])" office:value-type="float" office:value="0.173857142857143">
            <text:p>0.174</text:p>
          </table:table-cell>
          <table:table-cell table:style-name="ce9" table:formula="of:=AVERAGE([.G4];[.G7];[.G10];[.G16];[.G19];[.G22];[.G25])" office:value-type="float" office:value="18.8914285714286">
            <text:p>18.891</text:p>
          </table:table-cell>
          <table:table-cell table:style-name="ce10" table:formula="of:=AVERAGE([.H4];[.H7];[.H10];[.H16];[.H19];[.H22];[.H25])" office:value-type="float" office:value="19.0642857142857">
            <text:p>19.064</text:p>
          </table:table-cell>
          <table:table-cell table:style-name="ce9" table:formula="of:=AVERAGE([.I4];[.I7];[.I10];[.I16];[.I19];[.I22];[.I25])" office:value-type="float" office:value="18.7252857142857">
            <text:p>18.725</text:p>
          </table:table-cell>
          <table:table-cell table:style-name="ce9" table:formula="of:=AVERAGE([.J4];[.J7];[.J10];[.J16];[.J19];[.J22];[.J25])" office:value-type="float" office:value="23.9818571428571">
            <text:p>23.982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47.42857142857">
            <text:p>1347</text:p>
          </table:table-cell>
          <table:table-cell table:style-name="ce9" table:formula="of:=AVERAGE([.D5];[.D8];[.D11];[.D17];[.D20];[.D23];[.D26])" office:value-type="float" office:value="20.0272857142857">
            <text:p>20.027</text:p>
          </table:table-cell>
          <table:table-cell table:style-name="ce9" table:formula="of:=AVERAGE([.E5];[.E8];[.E11];[.E17];[.E20];[.E23];[.E26])" office:value-type="float" office:value="20.0114285714286">
            <text:p>20.011</text:p>
          </table:table-cell>
          <table:table-cell table:style-name="ce9" table:formula="of:=AVERAGE([.F5];[.F8];[.F11];[.F17];[.F20];[.F23];[.F26])" office:value-type="float" office:value="0.344571428571429">
            <text:p>0.345</text:p>
          </table:table-cell>
          <table:table-cell table:style-name="ce9" table:formula="of:=AVERAGE([.G5];[.G8];[.G11];[.G17];[.G20];[.G23];[.G26])" office:value-type="float" office:value="20.0152857142857">
            <text:p>20.015</text:p>
          </table:table-cell>
          <table:table-cell table:style-name="ce10" table:formula="of:=AVERAGE([.H5];[.H8];[.H11];[.H17];[.H20];[.H23];[.H26])" office:value-type="float" office:value="20.3555714285714">
            <text:p>20.356</text:p>
          </table:table-cell>
          <table:table-cell table:style-name="ce9" table:formula="of:=AVERAGE([.I5];[.I8];[.I11];[.I17];[.I20];[.I23];[.I26])" office:value-type="float" office:value="19.6072857142857">
            <text:p>19.607</text:p>
          </table:table-cell>
          <table:table-cell table:style-name="ce9" table:formula="of:=AVERAGE([.J5];[.J8];[.J11];[.J17];[.J20];[.J23];[.J26])" office:value-type="float" office:value="25.5978571428571">
            <text:p>25.59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694.85714285714">
            <text:p>2695</text:p>
          </table:table-cell>
          <table:table-cell table:style-name="ce9" table:formula="of:=AVERAGE([.D6];[.D9];[.D12];[.D18];[.D21];[.D24];[.D27])" office:value-type="float" office:value="21.1495714285714">
            <text:p>21.150</text:p>
          </table:table-cell>
          <table:table-cell table:style-name="ce9" table:formula="of:=AVERAGE([.E6];[.E9];[.E12];[.E18];[.E21];[.E24];[.E27])" office:value-type="float" office:value="21.1415714285714">
            <text:p>21.142</text:p>
          </table:table-cell>
          <table:table-cell table:style-name="ce9" table:formula="of:=AVERAGE([.F6];[.F9];[.F12];[.F18];[.F21];[.F24];[.F27])" office:value-type="float" office:value="0.917428571428571">
            <text:p>0.917</text:p>
          </table:table-cell>
          <table:table-cell table:style-name="ce9" table:formula="of:=AVERAGE([.G6];[.G9];[.G12];[.G18];[.G21];[.G24];[.G27])" office:value-type="float" office:value="21.1615714285714">
            <text:p>21.162</text:p>
          </table:table-cell>
          <table:table-cell table:style-name="ce10" table:formula="of:=AVERAGE([.H6];[.H9];[.H12];[.H18];[.H21];[.H24];[.H27])" office:value-type="float" office:value="22.0591428571429">
            <text:p>22.059</text:p>
          </table:table-cell>
          <table:table-cell table:style-name="ce9" table:formula="of:=AVERAGE([.I6];[.I9];[.I12];[.I18];[.I21];[.I24];[.I27])" office:value-type="float" office:value="19.01">
            <text:p>19.010</text:p>
          </table:table-cell>
          <table:table-cell table:style-name="ce9" table:formula="of:=AVERAGE([.J6];[.J9];[.J12];[.J18];[.J21];[.J24];[.J27])" office:value-type="float" office:value="33.2994285714286">
            <text:p>33.2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77.451">
            <text:p>477.451</text:p>
          </table:table-cell>
          <table:table-cell table:style-name="ce9" table:formula="of:=AVERAGE([.E13])" office:value-type="float" office:value="477.282">
            <text:p>477.282</text:p>
          </table:table-cell>
          <table:table-cell table:style-name="ce9" table:formula="of:=AVERAGE([.F13])" office:value-type="float" office:value="0.703">
            <text:p>0.703</text:p>
          </table:table-cell>
          <table:table-cell table:style-name="ce9" table:formula="of:=AVERAGE([.G13])" office:value-type="float" office:value="477.283">
            <text:p>477.283</text:p>
          </table:table-cell>
          <table:table-cell table:style-name="ce10" table:formula="of:=AVERAGE([.H13])" office:value-type="float" office:value="477.986">
            <text:p>477.986</text:p>
          </table:table-cell>
          <table:table-cell table:style-name="ce9" table:formula="of:=AVERAGE([.I13])" office:value-type="float" office:value="475.603">
            <text:p>475.603</text:p>
          </table:table-cell>
          <table:table-cell table:style-name="ce9" table:formula="of:=AVERAGE([.J13])" office:value-type="float" office:value="483.172">
            <text:p>483.172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529.716">
            <text:p>529.716</text:p>
          </table:table-cell>
          <table:table-cell table:style-name="ce9" table:formula="of:=AVERAGE([.E14])" office:value-type="float" office:value="529.661">
            <text:p>529.661</text:p>
          </table:table-cell>
          <table:table-cell table:style-name="ce9" table:formula="of:=AVERAGE([.F14])" office:value-type="float" office:value="1.739">
            <text:p>1.739</text:p>
          </table:table-cell>
          <table:table-cell table:style-name="ce9" table:formula="of:=AVERAGE([.G14])" office:value-type="float" office:value="529.663">
            <text:p>529.663</text:p>
          </table:table-cell>
          <table:table-cell table:style-name="ce10" table:formula="of:=AVERAGE([.H14])" office:value-type="float" office:value="531.4">
            <text:p>531.400</text:p>
          </table:table-cell>
          <table:table-cell table:style-name="ce9" table:formula="of:=AVERAGE([.I14])" office:value-type="float" office:value="527">
            <text:p>527.000</text:p>
          </table:table-cell>
          <table:table-cell table:style-name="ce9" table:formula="of:=AVERAGE([.J14])" office:value-type="float" office:value="535.098">
            <text:p>535.09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547.548">
            <text:p>547.548</text:p>
          </table:table-cell>
          <table:table-cell table:style-name="ce9" table:formula="of:=AVERAGE([.E15])" office:value-type="float" office:value="547.426">
            <text:p>547.426</text:p>
          </table:table-cell>
          <table:table-cell table:style-name="ce9" table:formula="of:=AVERAGE([.F15])" office:value-type="float" office:value="3.421">
            <text:p>3.421</text:p>
          </table:table-cell>
          <table:table-cell table:style-name="ce9" table:formula="of:=AVERAGE([.G15])" office:value-type="float" office:value="547.436">
            <text:p>547.436</text:p>
          </table:table-cell>
          <table:table-cell table:style-name="ce10" table:formula="of:=AVERAGE([.H15])" office:value-type="float" office:value="550.846">
            <text:p>550.846</text:p>
          </table:table-cell>
          <table:table-cell table:style-name="ce9" table:formula="of:=AVERAGE([.I15])" office:value-type="float" office:value="539.795">
            <text:p>539.795</text:p>
          </table:table-cell>
          <table:table-cell table:style-name="ce9" table:formula="of:=AVERAGE([.J15])" office:value-type="float" office:value="567.269">
            <text:p>567.269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4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81.973890561583">
            <text:p>81.974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4.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3.508">
            <text:p>63.508</text:p>
          </table:table-cell>
          <table:table-cell table:style-name="ce4" office:value-type="float" office:value="63.415">
            <text:p>63.415</text:p>
          </table:table-cell>
          <table:table-cell table:style-name="ce4" office:value-type="float" office:value="0.298">
            <text:p>0.298</text:p>
          </table:table-cell>
          <table:table-cell table:style-name="ce4" office:value-type="float" office:value="63.416">
            <text:p>63.416</text:p>
          </table:table-cell>
          <table:table-cell table:style-name="ce3" office:value-type="float" office:value="63.713">
            <text:p>63.713</text:p>
          </table:table-cell>
          <table:table-cell table:style-name="ce4" office:value-type="float" office:value="62.867">
            <text:p>62.867</text:p>
          </table:table-cell>
          <table:table-cell table:style-name="ce4" office:value-type="float" office:value="71.491">
            <text:p>71.491</text:p>
          </table:table-cell>
          <table:table-cell table:style-name="ce4" office:value-type="float" office:value="81">
            <text:p>8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67.807">
            <text:p>67.807</text:p>
          </table:table-cell>
          <table:table-cell table:style-name="ce4" office:value-type="float" office:value="67.754">
            <text:p>67.754</text:p>
          </table:table-cell>
          <table:table-cell table:style-name="ce4" office:value-type="float" office:value="0.97">
            <text:p>0.97</text:p>
          </table:table-cell>
          <table:table-cell table:style-name="ce4" office:value-type="float" office:value="67.761">
            <text:p>67.761</text:p>
          </table:table-cell>
          <table:table-cell table:style-name="ce3" office:value-type="float" office:value="68.724">
            <text:p>68.724</text:p>
          </table:table-cell>
          <table:table-cell table:style-name="ce4" office:value-type="float" office:value="65.822">
            <text:p>65.822</text:p>
          </table:table-cell>
          <table:table-cell table:style-name="ce4" office:value-type="float" office:value="78.142">
            <text:p>78.142</text:p>
          </table:table-cell>
          <table:table-cell table:style-name="ce4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70.956">
            <text:p>70.956</text:p>
          </table:table-cell>
          <table:table-cell table:style-name="ce4" office:value-type="float" office:value="70.94">
            <text:p>70.94</text:p>
          </table:table-cell>
          <table:table-cell table:style-name="ce4" office:value-type="float" office:value="1.815">
            <text:p>1.815</text:p>
          </table:table-cell>
          <table:table-cell table:style-name="ce4" office:value-type="float" office:value="70.963">
            <text:p>70.963</text:p>
          </table:table-cell>
          <table:table-cell table:style-name="ce3" office:value-type="float" office:value="72.755">
            <text:p>72.755</text:p>
          </table:table-cell>
          <table:table-cell table:style-name="ce4" office:value-type="float" office:value="64.912">
            <text:p>64.912</text:p>
          </table:table-cell>
          <table:table-cell table:style-name="ce4" office:value-type="float" office:value="82.269">
            <text:p>82.269</text:p>
          </table:table-cell>
          <table:table-cell table:style-name="ce4" office:value-type="float" office:value="324">
            <text:p>3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0.437">
            <text:p>20.437</text:p>
          </table:table-cell>
          <table:table-cell table:style-name="ce4" office:value-type="float" office:value="20.385">
            <text:p>20.385</text:p>
          </table:table-cell>
          <table:table-cell table:style-name="ce4" office:value-type="float" office:value="0.165">
            <text:p>0.165</text:p>
          </table:table-cell>
          <table:table-cell table:style-name="ce4" office:value-type="float" office:value="20.386">
            <text:p>20.386</text:p>
          </table:table-cell>
          <table:table-cell table:style-name="ce3" office:value-type="float" office:value="20.55">
            <text:p>20.55</text:p>
          </table:table-cell>
          <table:table-cell table:style-name="ce4" office:value-type="float" office:value="20.181">
            <text:p>20.181</text:p>
          </table:table-cell>
          <table:table-cell table:style-name="ce4" office:value-type="float" office:value="33.877">
            <text:p>33.877</text:p>
          </table:table-cell>
          <table:table-cell table:style-name="ce4" office:value-type="float" office:value="253">
            <text:p>25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1.608">
            <text:p>21.608</text:p>
          </table:table-cell>
          <table:table-cell table:style-name="ce4" office:value-type="float" office:value="21.573">
            <text:p>21.573</text:p>
          </table:table-cell>
          <table:table-cell table:style-name="ce4" office:value-type="float" office:value="0.811">
            <text:p>0.811</text:p>
          </table:table-cell>
          <table:table-cell table:style-name="ce4" office:value-type="float" office:value="21.588">
            <text:p>21.588</text:p>
          </table:table-cell>
          <table:table-cell table:style-name="ce3" office:value-type="float" office:value="22.384">
            <text:p>22.384</text:p>
          </table:table-cell>
          <table:table-cell table:style-name="ce4" office:value-type="float" office:value="21.276">
            <text:p>21.276</text:p>
          </table:table-cell>
          <table:table-cell table:style-name="ce4" office:value-type="float" office:value="39.642">
            <text:p>39.642</text:p>
          </table:table-cell>
          <table:table-cell table:style-name="ce4" office:value-type="float" office:value="506">
            <text:p>50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12">
            <text:p>1012</text:p>
          </table:table-cell>
          <table:table-cell table:style-name="ce4" office:value-type="float" office:value="22.702">
            <text:p>22.702</text:p>
          </table:table-cell>
          <table:table-cell table:style-name="ce4" office:value-type="float" office:value="22.688">
            <text:p>22.688</text:p>
          </table:table-cell>
          <table:table-cell table:style-name="ce4" office:value-type="float" office:value="1.141">
            <text:p>1.141</text:p>
          </table:table-cell>
          <table:table-cell table:style-name="ce4" office:value-type="float" office:value="22.717">
            <text:p>22.717</text:p>
          </table:table-cell>
          <table:table-cell table:style-name="ce3" office:value-type="float" office:value="23.829">
            <text:p>23.829</text:p>
          </table:table-cell>
          <table:table-cell table:style-name="ce4" office:value-type="float" office:value="20.417">
            <text:p>20.417</text:p>
          </table:table-cell>
          <table:table-cell table:style-name="ce4" office:value-type="float" office:value="38.936">
            <text:p>38.936</text:p>
          </table:table-cell>
          <table:table-cell table:style-name="ce4" office:value-type="float" office:value="1012">
            <text:p>101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19.449">
            <text:p>19.449</text:p>
          </table:table-cell>
          <table:table-cell table:style-name="ce4" office:value-type="float" office:value="19.412">
            <text:p>19.412</text:p>
          </table:table-cell>
          <table:table-cell table:style-name="ce4" office:value-type="float" office:value="0.202">
            <text:p>0.202</text:p>
          </table:table-cell>
          <table:table-cell table:style-name="ce4" office:value-type="float" office:value="19.413">
            <text:p>19.413</text:p>
          </table:table-cell>
          <table:table-cell table:style-name="ce3" office:value-type="float" office:value="19.615">
            <text:p>19.615</text:p>
          </table:table-cell>
          <table:table-cell table:style-name="ce4" office:value-type="float" office:value="19.263">
            <text:p>19.263</text:p>
          </table:table-cell>
          <table:table-cell table:style-name="ce4" office:value-type="float" office:value="29.448">
            <text:p>29.448</text:p>
          </table:table-cell>
          <table:table-cell table:style-name="ce4" office:value-type="float" office:value="272">
            <text:p>2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44">
            <text:p>544</text:p>
          </table:table-cell>
          <table:table-cell table:style-name="ce4" office:value-type="float" office:value="20.438">
            <text:p>20.438</text:p>
          </table:table-cell>
          <table:table-cell table:style-name="ce4" office:value-type="float" office:value="20.42">
            <text:p>20.42</text:p>
          </table:table-cell>
          <table:table-cell table:style-name="ce4" office:value-type="float" office:value="0.477">
            <text:p>0.477</text:p>
          </table:table-cell>
          <table:table-cell table:style-name="ce4" office:value-type="float" office:value="20.426">
            <text:p>20.426</text:p>
          </table:table-cell>
          <table:table-cell table:style-name="ce3" office:value-type="float" office:value="20.897">
            <text:p>20.897</text:p>
          </table:table-cell>
          <table:table-cell table:style-name="ce4" office:value-type="float" office:value="19.686">
            <text:p>19.686</text:p>
          </table:table-cell>
          <table:table-cell table:style-name="ce4" office:value-type="float" office:value="30.629">
            <text:p>30.629</text:p>
          </table:table-cell>
          <table:table-cell table:style-name="ce4" office:value-type="float" office:value="544">
            <text:p>5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88">
            <text:p>1088</text:p>
          </table:table-cell>
          <table:table-cell table:style-name="ce4" office:value-type="float" office:value="21.618">
            <text:p>21.618</text:p>
          </table:table-cell>
          <table:table-cell table:style-name="ce4" office:value-type="float" office:value="21.609">
            <text:p>21.609</text:p>
          </table:table-cell>
          <table:table-cell table:style-name="ce4" office:value-type="float" office:value="0.816">
            <text:p>0.816</text:p>
          </table:table-cell>
          <table:table-cell table:style-name="ce4" office:value-type="float" office:value="21.625">
            <text:p>21.625</text:p>
          </table:table-cell>
          <table:table-cell table:style-name="ce3" office:value-type="float" office:value="22.425">
            <text:p>22.425</text:p>
          </table:table-cell>
          <table:table-cell table:style-name="ce4" office:value-type="float" office:value="19.385">
            <text:p>19.385</text:p>
          </table:table-cell>
          <table:table-cell table:style-name="ce4" office:value-type="float" office:value="33.05">
            <text:p>33.05</text:p>
          </table:table-cell>
          <table:table-cell table:style-name="ce4" office:value-type="float" office:value="1088">
            <text:p>10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83.469">
            <text:p>483.469</text:p>
          </table:table-cell>
          <table:table-cell table:style-name="ce4" office:value-type="float" office:value="483.451">
            <text:p>483.451</text:p>
          </table:table-cell>
          <table:table-cell table:style-name="ce4" office:value-type="float" office:value="0.423">
            <text:p>0.423</text:p>
          </table:table-cell>
          <table:table-cell table:style-name="ce4" office:value-type="float" office:value="483.452">
            <text:p>483.452</text:p>
          </table:table-cell>
          <table:table-cell table:style-name="ce3" office:value-type="float" office:value="483.875">
            <text:p>483.875</text:p>
          </table:table-cell>
          <table:table-cell table:style-name="ce4" office:value-type="float" office:value="482.605">
            <text:p>482.605</text:p>
          </table:table-cell>
          <table:table-cell table:style-name="ce4" office:value-type="float" office:value="484.737">
            <text:p>484.737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6.613">
            <text:p>526.613</text:p>
          </table:table-cell>
          <table:table-cell table:style-name="ce4" office:value-type="float" office:value="526.578">
            <text:p>526.578</text:p>
          </table:table-cell>
          <table:table-cell table:style-name="ce4" office:value-type="float" office:value="1.482">
            <text:p>1.482</text:p>
          </table:table-cell>
          <table:table-cell table:style-name="ce4" office:value-type="float" office:value="526.58">
            <text:p>526.58</text:p>
          </table:table-cell>
          <table:table-cell table:style-name="ce3" office:value-type="float" office:value="528.06">
            <text:p>528.06</text:p>
          </table:table-cell>
          <table:table-cell table:style-name="ce4" office:value-type="float" office:value="524.073">
            <text:p>524.073</text:p>
          </table:table-cell>
          <table:table-cell table:style-name="ce4" office:value-type="float" office:value="530.864">
            <text:p>530.864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46.706">
            <text:p>546.706</text:p>
          </table:table-cell>
          <table:table-cell table:style-name="ce4" office:value-type="float" office:value="546.608">
            <text:p>546.608</text:p>
          </table:table-cell>
          <table:table-cell table:style-name="ce4" office:value-type="float" office:value="3.374">
            <text:p>3.374</text:p>
          </table:table-cell>
          <table:table-cell table:style-name="ce4" office:value-type="float" office:value="546.619">
            <text:p>546.619</text:p>
          </table:table-cell>
          <table:table-cell table:style-name="ce3" office:value-type="float" office:value="549.983">
            <text:p>549.983</text:p>
          </table:table-cell>
          <table:table-cell table:style-name="ce4" office:value-type="float" office:value="539.53">
            <text:p>539.53</text:p>
          </table:table-cell>
          <table:table-cell table:style-name="ce4" office:value-type="float" office:value="563.396">
            <text:p>563.396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7.431">
            <text:p>7.431</text:p>
          </table:table-cell>
          <table:table-cell table:style-name="ce4" office:value-type="float" office:value="7.43">
            <text:p>7.43</text:p>
          </table:table-cell>
          <table:table-cell table:style-name="ce4" office:value-type="float" office:value="0.131">
            <text:p>0.131</text:p>
          </table:table-cell>
          <table:table-cell table:style-name="ce4" office:value-type="float" office:value="7.431">
            <text:p>7.431</text:p>
          </table:table-cell>
          <table:table-cell table:style-name="ce3" office:value-type="float" office:value="7.561">
            <text:p>7.561</text:p>
          </table:table-cell>
          <table:table-cell table:style-name="ce4" office:value-type="float" office:value="7.351">
            <text:p>7.351</text:p>
          </table:table-cell>
          <table:table-cell table:style-name="ce4" office:value-type="float" office:value="8.569">
            <text:p>8.569</text:p>
          </table:table-cell>
          <table:table-cell table:style-name="ce4" office:value-type="float" office:value="637">
            <text:p>63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274">
            <text:p>1274</text:p>
          </table:table-cell>
          <table:table-cell table:number-columns-repeated="2" table:style-name="ce4" office:value-type="float" office:value="7.959">
            <text:p>7.959</text:p>
          </table:table-cell>
          <table:table-cell table:style-name="ce4" office:value-type="float" office:value="0.084">
            <text:p>0.084</text:p>
          </table:table-cell>
          <table:table-cell table:style-name="ce4" office:value-type="float" office:value="7.96">
            <text:p>7.96</text:p>
          </table:table-cell>
          <table:table-cell table:style-name="ce3" office:value-type="float" office:value="8.043">
            <text:p>8.043</text:p>
          </table:table-cell>
          <table:table-cell table:style-name="ce4" office:value-type="float" office:value="7.426">
            <text:p>7.426</text:p>
          </table:table-cell>
          <table:table-cell table:style-name="ce4" office:value-type="float" office:value="8.405">
            <text:p>8.405</text:p>
          </table:table-cell>
          <table:table-cell table:style-name="ce4" office:value-type="float" office:value="1274">
            <text:p>127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548">
            <text:p>2548</text:p>
          </table:table-cell>
          <table:table-cell table:style-name="ce4" office:value-type="float" office:value="8.304">
            <text:p>8.304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0.276">
            <text:p>0.276</text:p>
          </table:table-cell>
          <table:table-cell table:style-name="ce4" office:value-type="float" office:value="8.305">
            <text:p>8.305</text:p>
          </table:table-cell>
          <table:table-cell table:style-name="ce3" office:value-type="float" office:value="8.576">
            <text:p>8.576</text:p>
          </table:table-cell>
          <table:table-cell table:style-name="ce4" office:value-type="float" office:value="7.399">
            <text:p>7.399</text:p>
          </table:table-cell>
          <table:table-cell table:style-name="ce4" office:value-type="float" office:value="17.806">
            <text:p>17.806</text:p>
          </table:table-cell>
          <table:table-cell table:style-name="ce4" office:value-type="float" office:value="2548">
            <text:p>25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25">
            <text:p>1425</text:p>
          </table:table-cell>
          <table:table-cell table:number-columns-repeated="2" table:style-name="ce4" office:value-type="float" office:value="3.704">
            <text:p>3.704</text:p>
          </table:table-cell>
          <table:table-cell table:style-name="ce4" office:value-type="float" office:value="0.052">
            <text:p>0.052</text:p>
          </table:table-cell>
          <table:table-cell table:style-name="ce4" office:value-type="float" office:value="3.704">
            <text:p>3.704</text:p>
          </table:table-cell>
          <table:table-cell table:style-name="ce3" office:value-type="float" office:value="3.755">
            <text:p>3.755</text:p>
          </table:table-cell>
          <table:table-cell table:style-name="ce4" office:value-type="float" office:value="3.665">
            <text:p>3.665</text:p>
          </table:table-cell>
          <table:table-cell table:style-name="ce4" office:value-type="float" office:value="4.186">
            <text:p>4.186</text:p>
          </table:table-cell>
          <table:table-cell table:style-name="ce4" office:value-type="float" office:value="1425">
            <text:p>14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850">
            <text:p>2850</text:p>
          </table:table-cell>
          <table:table-cell table:number-columns-repeated="2" table:style-name="ce4" office:value-type="float" office:value="3.94">
            <text:p>3.94</text:p>
          </table:table-cell>
          <table:table-cell table:style-name="ce4" office:value-type="float" office:value="0.045">
            <text:p>0.045</text:p>
          </table:table-cell>
          <table:table-cell table:style-name="ce4" office:value-type="float" office:value="3.94">
            <text:p>3.94</text:p>
          </table:table-cell>
          <table:table-cell table:style-name="ce3" office:value-type="float" office:value="3.985">
            <text:p>3.985</text:p>
          </table:table-cell>
          <table:table-cell table:style-name="ce4" office:value-type="float" office:value="3.699">
            <text:p>3.699</text:p>
          </table:table-cell>
          <table:table-cell table:style-name="ce4" office:value-type="float" office:value="4.211">
            <text:p>4.211</text:p>
          </table:table-cell>
          <table:table-cell table:style-name="ce4" office:value-type="float" office:value="2850">
            <text:p>28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700">
            <text:p>5700</text:p>
          </table:table-cell>
          <table:table-cell table:style-name="ce4" office:value-type="float" office:value="4.115">
            <text:p>4.115</text:p>
          </table:table-cell>
          <table:table-cell table:style-name="ce4" office:value-type="float" office:value="4.114">
            <text:p>4.114</text:p>
          </table:table-cell>
          <table:table-cell table:style-name="ce4" office:value-type="float" office:value="0.179">
            <text:p>0.179</text:p>
          </table:table-cell>
          <table:table-cell table:style-name="ce4" office:value-type="float" office:value="4.118">
            <text:p>4.118</text:p>
          </table:table-cell>
          <table:table-cell table:style-name="ce3" office:value-type="float" office:value="4.292">
            <text:p>4.292</text:p>
          </table:table-cell>
          <table:table-cell table:style-name="ce4" office:value-type="float" office:value="3.688">
            <text:p>3.688</text:p>
          </table:table-cell>
          <table:table-cell table:style-name="ce4" office:value-type="float" office:value="13.473">
            <text:p>13.473</text:p>
          </table:table-cell>
          <table:table-cell table:style-name="ce4" office:value-type="float" office:value="5700">
            <text:p>57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96">
            <text:p>796</text:p>
          </table:table-cell>
          <table:table-cell table:style-name="ce4" office:value-type="float" office:value="6.588">
            <text:p>6.588</text:p>
          </table:table-cell>
          <table:table-cell table:style-name="ce4" office:value-type="float" office:value="6.587">
            <text:p>6.587</text:p>
          </table:table-cell>
          <table:table-cell table:style-name="ce4" office:value-type="float" office:value="0.084">
            <text:p>0.084</text:p>
          </table:table-cell>
          <table:table-cell table:style-name="ce4" office:value-type="float" office:value="6.587">
            <text:p>6.587</text:p>
          </table:table-cell>
          <table:table-cell table:style-name="ce3" office:value-type="float" office:value="6.671">
            <text:p>6.671</text:p>
          </table:table-cell>
          <table:table-cell table:style-name="ce4" office:value-type="float" office:value="6.525">
            <text:p>6.525</text:p>
          </table:table-cell>
          <table:table-cell table:style-name="ce4" office:value-type="float" office:value="7.274">
            <text:p>7.274</text:p>
          </table:table-cell>
          <table:table-cell table:style-name="ce4" office:value-type="float" office:value="796">
            <text:p>79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92">
            <text:p>1592</text:p>
          </table:table-cell>
          <table:table-cell table:number-columns-repeated="2" table:style-name="ce4" office:value-type="float" office:value="6.945">
            <text:p>6.945</text:p>
          </table:table-cell>
          <table:table-cell table:style-name="ce4" office:value-type="float" office:value="0.071">
            <text:p>0.071</text:p>
          </table:table-cell>
          <table:table-cell table:style-name="ce4" office:value-type="float" office:value="6.945">
            <text:p>6.945</text:p>
          </table:table-cell>
          <table:table-cell table:style-name="ce3" office:value-type="float" office:value="7.016">
            <text:p>7.016</text:p>
          </table:table-cell>
          <table:table-cell table:style-name="ce4" office:value-type="float" office:value="6.576">
            <text:p>6.576</text:p>
          </table:table-cell>
          <table:table-cell table:style-name="ce4" office:value-type="float" office:value="7.396">
            <text:p>7.396</text:p>
          </table:table-cell>
          <table:table-cell table:style-name="ce4" office:value-type="float" office:value="1592">
            <text:p>159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84">
            <text:p>3184</text:p>
          </table:table-cell>
          <table:table-cell table:style-name="ce4" office:value-type="float" office:value="7.275">
            <text:p>7.275</text:p>
          </table:table-cell>
          <table:table-cell table:style-name="ce4" office:value-type="float" office:value="7.272">
            <text:p>7.272</text:p>
          </table:table-cell>
          <table:table-cell table:style-name="ce4" office:value-type="float" office:value="0.247">
            <text:p>0.247</text:p>
          </table:table-cell>
          <table:table-cell table:style-name="ce4" office:value-type="float" office:value="7.276">
            <text:p>7.276</text:p>
          </table:table-cell>
          <table:table-cell table:style-name="ce3" office:value-type="float" office:value="7.519">
            <text:p>7.519</text:p>
          </table:table-cell>
          <table:table-cell table:style-name="ce4" office:value-type="float" office:value="6.577">
            <text:p>6.577</text:p>
          </table:table-cell>
          <table:table-cell table:style-name="ce4" office:value-type="float" office:value="16.785">
            <text:p>16.785</text:p>
          </table:table-cell>
          <table:table-cell table:style-name="ce4" office:value-type="float" office:value="3184">
            <text:p>31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294">
            <text:p>1294</text:p>
          </table:table-cell>
          <table:table-cell table:style-name="ce4" office:value-type="float" office:value="4.081">
            <text:p>4.081</text:p>
          </table:table-cell>
          <table:table-cell table:style-name="ce4" office:value-type="float" office:value="4.08">
            <text:p>4.08</text:p>
          </table:table-cell>
          <table:table-cell table:style-name="ce4" office:value-type="float" office:value="0.054">
            <text:p>0.054</text:p>
          </table:table-cell>
          <table:table-cell table:style-name="ce4" office:value-type="float" office:value="4.081">
            <text:p>4.081</text:p>
          </table:table-cell>
          <table:table-cell table:style-name="ce3" office:value-type="float" office:value="4.135">
            <text:p>4.135</text:p>
          </table:table-cell>
          <table:table-cell table:style-name="ce4" office:value-type="float" office:value="4.04">
            <text:p>4.04</text:p>
          </table:table-cell>
          <table:table-cell table:style-name="ce4" office:value-type="float" office:value="4.543">
            <text:p>4.543</text:p>
          </table:table-cell>
          <table:table-cell table:style-name="ce4" office:value-type="float" office:value="1294">
            <text:p>129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588">
            <text:p>2588</text:p>
          </table:table-cell>
          <table:table-cell table:number-columns-repeated="2" table:style-name="ce4" office:value-type="float" office:value="4.287">
            <text:p>4.287</text:p>
          </table:table-cell>
          <table:table-cell table:style-name="ce4" office:value-type="float" office:value="0.048">
            <text:p>0.048</text:p>
          </table:table-cell>
          <table:table-cell table:style-name="ce4" office:value-type="float" office:value="4.287">
            <text:p>4.287</text:p>
          </table:table-cell>
          <table:table-cell table:style-name="ce3" office:value-type="float" office:value="4.334">
            <text:p>4.334</text:p>
          </table:table-cell>
          <table:table-cell table:style-name="ce4" office:value-type="float" office:value="4.062">
            <text:p>4.062</text:p>
          </table:table-cell>
          <table:table-cell table:style-name="ce4" office:value-type="float" office:value="4.563">
            <text:p>4.563</text:p>
          </table:table-cell>
          <table:table-cell table:style-name="ce4" office:value-type="float" office:value="2588">
            <text:p>25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176">
            <text:p>5176</text:p>
          </table:table-cell>
          <table:table-cell table:style-name="ce4" office:value-type="float" office:value="4.489">
            <text:p>4.489</text:p>
          </table:table-cell>
          <table:table-cell table:style-name="ce4" office:value-type="float" office:value="4.487">
            <text:p>4.487</text:p>
          </table:table-cell>
          <table:table-cell table:style-name="ce4" office:value-type="float" office:value="0.19">
            <text:p>0.19</text:p>
          </table:table-cell>
          <table:table-cell table:style-name="ce4" office:value-type="float" office:value="4.491">
            <text:p>4.491</text:p>
          </table:table-cell>
          <table:table-cell table:style-name="ce3" office:value-type="float" office:value="4.678">
            <text:p>4.678</text:p>
          </table:table-cell>
          <table:table-cell table:style-name="ce4" office:value-type="float" office:value="4.039">
            <text:p>4.039</text:p>
          </table:table-cell>
          <table:table-cell table:style-name="ce4" office:value-type="float" office:value="14.026">
            <text:p>14.026</text:p>
          </table:table-cell>
          <table:table-cell table:style-name="ce4" office:value-type="float" office:value="5176">
            <text:p>5176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79.714285714286">
            <text:p>680</text:p>
          </table:table-cell>
          <table:table-cell table:style-name="ce9" table:formula="of:=AVERAGE([.D4];[.D7];[.D10];[.D16];[.D19];[.D22];[.D25])" office:value-type="float" office:value="17.8854285714286">
            <text:p>17.885</text:p>
          </table:table-cell>
          <table:table-cell table:style-name="ce9" table:formula="of:=AVERAGE([.E4];[.E7];[.E10];[.E16];[.E19];[.E22];[.E25])" office:value-type="float" office:value="17.859">
            <text:p>17.859</text:p>
          </table:table-cell>
          <table:table-cell table:style-name="ce9" table:formula="of:=AVERAGE([.F4];[.F7];[.F10];[.F16];[.F19];[.F22];[.F25])" office:value-type="float" office:value="0.140857142857143">
            <text:p>0.141</text:p>
          </table:table-cell>
          <table:table-cell table:style-name="ce9" table:formula="of:=AVERAGE([.G4];[.G7];[.G10];[.G16];[.G19];[.G22];[.G25])" office:value-type="float" office:value="17.8597142857143">
            <text:p>17.860</text:p>
          </table:table-cell>
          <table:table-cell table:style-name="ce10" table:formula="of:=AVERAGE([.H4];[.H7];[.H10];[.H16];[.H19];[.H22];[.H25])" office:value-type="float" office:value="18">
            <text:p>18.000</text:p>
          </table:table-cell>
          <table:table-cell table:style-name="ce9" table:formula="of:=AVERAGE([.I4];[.I7];[.I10];[.I16];[.I19];[.I22];[.I25])" office:value-type="float" office:value="17.6988571428571">
            <text:p>17.699</text:p>
          </table:table-cell>
          <table:table-cell table:style-name="ce9" table:formula="of:=AVERAGE([.J4];[.J7];[.J10];[.J16];[.J19];[.J22];[.J25])" office:value-type="float" office:value="22.7697142857143">
            <text:p>22.770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59.42857142857">
            <text:p>1359</text:p>
          </table:table-cell>
          <table:table-cell table:style-name="ce9" table:formula="of:=AVERAGE([.D5];[.D8];[.D11];[.D17];[.D20];[.D23];[.D26])" office:value-type="float" office:value="18.9977142857143">
            <text:p>18.998</text:p>
          </table:table-cell>
          <table:table-cell table:style-name="ce9" table:formula="of:=AVERAGE([.E5];[.E8];[.E11];[.E17];[.E20];[.E23];[.E26])" office:value-type="float" office:value="18.9825714285714">
            <text:p>18.983</text:p>
          </table:table-cell>
          <table:table-cell table:style-name="ce9" table:formula="of:=AVERAGE([.F5];[.F8];[.F11];[.F17];[.F20];[.F23];[.F26])" office:value-type="float" office:value="0.358">
            <text:p>0.358</text:p>
          </table:table-cell>
          <table:table-cell table:style-name="ce9" table:formula="of:=AVERAGE([.G5];[.G8];[.G11];[.G17];[.G20];[.G23];[.G26])" office:value-type="float" office:value="18.9867142857143">
            <text:p>18.987</text:p>
          </table:table-cell>
          <table:table-cell table:style-name="ce10" table:formula="of:=AVERAGE([.H5];[.H8];[.H11];[.H17];[.H20];[.H23];[.H26])" office:value-type="float" office:value="19.3404285714286">
            <text:p>19.340</text:p>
          </table:table-cell>
          <table:table-cell table:style-name="ce9" table:formula="of:=AVERAGE([.I5];[.I8];[.I11];[.I17];[.I20];[.I23];[.I26])" office:value-type="float" office:value="18.3638571428571">
            <text:p>18.364</text:p>
          </table:table-cell>
          <table:table-cell table:style-name="ce9" table:formula="of:=AVERAGE([.J5];[.J8];[.J11];[.J17];[.J20];[.J23];[.J26])" office:value-type="float" office:value="24.7125714285714">
            <text:p>24.713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718.85714285714">
            <text:p>2719</text:p>
          </table:table-cell>
          <table:table-cell table:style-name="ce9" table:formula="of:=AVERAGE([.D6];[.D9];[.D12];[.D18];[.D21];[.D24];[.D27])" office:value-type="float" office:value="19.9227142857143">
            <text:p>19.923</text:p>
          </table:table-cell>
          <table:table-cell table:style-name="ce9" table:formula="of:=AVERAGE([.E6];[.E9];[.E12];[.E18];[.E21];[.E24];[.E27])" office:value-type="float" office:value="19.9157142857143">
            <text:p>19.916</text:p>
          </table:table-cell>
          <table:table-cell table:style-name="ce9" table:formula="of:=AVERAGE([.F6];[.F9];[.F12];[.F18];[.F21];[.F24];[.F27])" office:value-type="float" office:value="0.666285714285714">
            <text:p>0.666</text:p>
          </table:table-cell>
          <table:table-cell table:style-name="ce9" table:formula="of:=AVERAGE([.G6];[.G9];[.G12];[.G18];[.G21];[.G24];[.G27])" office:value-type="float" office:value="19.9278571428571">
            <text:p>19.928</text:p>
          </table:table-cell>
          <table:table-cell table:style-name="ce10" table:formula="of:=AVERAGE([.H6];[.H9];[.H12];[.H18];[.H21];[.H24];[.H27])" office:value-type="float" office:value="20.582">
            <text:p>20.582</text:p>
          </table:table-cell>
          <table:table-cell table:style-name="ce9" table:formula="of:=AVERAGE([.I6];[.I9];[.I12];[.I18];[.I21];[.I24];[.I27])" office:value-type="float" office:value="18.0595714285714">
            <text:p>18.060</text:p>
          </table:table-cell>
          <table:table-cell table:style-name="ce9" table:formula="of:=AVERAGE([.J6];[.J9];[.J12];[.J18];[.J21];[.J24];[.J27])" office:value-type="float" office:value="30.9064285714286">
            <text:p>30.90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83.469">
            <text:p>483.469</text:p>
          </table:table-cell>
          <table:table-cell table:style-name="ce9" table:formula="of:=AVERAGE([.E13])" office:value-type="float" office:value="483.451">
            <text:p>483.451</text:p>
          </table:table-cell>
          <table:table-cell table:style-name="ce9" table:formula="of:=AVERAGE([.F13])" office:value-type="float" office:value="0.423">
            <text:p>0.423</text:p>
          </table:table-cell>
          <table:table-cell table:style-name="ce9" table:formula="of:=AVERAGE([.G13])" office:value-type="float" office:value="483.452">
            <text:p>483.452</text:p>
          </table:table-cell>
          <table:table-cell table:style-name="ce10" table:formula="of:=AVERAGE([.H13])" office:value-type="float" office:value="483.875">
            <text:p>483.875</text:p>
          </table:table-cell>
          <table:table-cell table:style-name="ce9" table:formula="of:=AVERAGE([.I13])" office:value-type="float" office:value="482.605">
            <text:p>482.605</text:p>
          </table:table-cell>
          <table:table-cell table:style-name="ce9" table:formula="of:=AVERAGE([.J13])" office:value-type="float" office:value="484.737">
            <text:p>484.737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526.613">
            <text:p>526.613</text:p>
          </table:table-cell>
          <table:table-cell table:style-name="ce9" table:formula="of:=AVERAGE([.E14])" office:value-type="float" office:value="526.578">
            <text:p>526.578</text:p>
          </table:table-cell>
          <table:table-cell table:style-name="ce9" table:formula="of:=AVERAGE([.F14])" office:value-type="float" office:value="1.482">
            <text:p>1.482</text:p>
          </table:table-cell>
          <table:table-cell table:style-name="ce9" table:formula="of:=AVERAGE([.G14])" office:value-type="float" office:value="526.58">
            <text:p>526.580</text:p>
          </table:table-cell>
          <table:table-cell table:style-name="ce10" table:formula="of:=AVERAGE([.H14])" office:value-type="float" office:value="528.06">
            <text:p>528.060</text:p>
          </table:table-cell>
          <table:table-cell table:style-name="ce9" table:formula="of:=AVERAGE([.I14])" office:value-type="float" office:value="524.073">
            <text:p>524.073</text:p>
          </table:table-cell>
          <table:table-cell table:style-name="ce9" table:formula="of:=AVERAGE([.J14])" office:value-type="float" office:value="530.864">
            <text:p>530.864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546.706">
            <text:p>546.706</text:p>
          </table:table-cell>
          <table:table-cell table:style-name="ce9" table:formula="of:=AVERAGE([.E15])" office:value-type="float" office:value="546.608">
            <text:p>546.608</text:p>
          </table:table-cell>
          <table:table-cell table:style-name="ce9" table:formula="of:=AVERAGE([.F15])" office:value-type="float" office:value="3.374">
            <text:p>3.374</text:p>
          </table:table-cell>
          <table:table-cell table:style-name="ce9" table:formula="of:=AVERAGE([.G15])" office:value-type="float" office:value="546.619">
            <text:p>546.619</text:p>
          </table:table-cell>
          <table:table-cell table:style-name="ce10" table:formula="of:=AVERAGE([.H15])" office:value-type="float" office:value="549.983">
            <text:p>549.983</text:p>
          </table:table-cell>
          <table:table-cell table:style-name="ce9" table:formula="of:=AVERAGE([.I15])" office:value-type="float" office:value="539.53">
            <text:p>539.530</text:p>
          </table:table-cell>
          <table:table-cell table:style-name="ce9" table:formula="of:=AVERAGE([.J15])" office:value-type="float" office:value="563.396">
            <text:p>563.396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1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4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4.0000928196014">
            <text:p>74.000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4.2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59.904">
            <text:p>59.904</text:p>
          </table:table-cell>
          <table:table-cell table:style-name="ce4" office:value-type="float" office:value="59.811">
            <text:p>59.811</text:p>
          </table:table-cell>
          <table:table-cell table:style-name="ce4" office:value-type="float" office:value="0.349">
            <text:p>0.349</text:p>
          </table:table-cell>
          <table:table-cell table:style-name="ce4" office:value-type="float" office:value="59.812">
            <text:p>59.812</text:p>
          </table:table-cell>
          <table:table-cell table:style-name="ce3" office:value-type="float" office:value="60.16">
            <text:p>60.16</text:p>
          </table:table-cell>
          <table:table-cell table:style-name="ce4" office:value-type="float" office:value="59.304">
            <text:p>59.304</text:p>
          </table:table-cell>
          <table:table-cell table:style-name="ce4" office:value-type="float" office:value="68.371">
            <text:p>68.371</text:p>
          </table:table-cell>
          <table:table-cell table:style-name="ce4" office:value-type="float" office:value="86">
            <text:p>8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63.75">
            <text:p>63.75</text:p>
          </table:table-cell>
          <table:table-cell table:style-name="ce4" office:value-type="float" office:value="63.699">
            <text:p>63.699</text:p>
          </table:table-cell>
          <table:table-cell table:style-name="ce4" office:value-type="float" office:value="0.808">
            <text:p>0.808</text:p>
          </table:table-cell>
          <table:table-cell table:style-name="ce4" office:value-type="float" office:value="63.704">
            <text:p>63.704</text:p>
          </table:table-cell>
          <table:table-cell table:style-name="ce3" office:value-type="float" office:value="64.507">
            <text:p>64.507</text:p>
          </table:table-cell>
          <table:table-cell table:style-name="ce4" office:value-type="float" office:value="63.203">
            <text:p>63.203</text:p>
          </table:table-cell>
          <table:table-cell table:style-name="ce4" office:value-type="float" office:value="72.977">
            <text:p>72.977</text:p>
          </table:table-cell>
          <table:table-cell table:style-name="ce4" office:value-type="float" office:value="172">
            <text:p>1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66.845">
            <text:p>66.845</text:p>
          </table:table-cell>
          <table:table-cell table:style-name="ce4" office:value-type="float" office:value="66.821">
            <text:p>66.821</text:p>
          </table:table-cell>
          <table:table-cell table:style-name="ce4" office:value-type="float" office:value="1.28">
            <text:p>1.28</text:p>
          </table:table-cell>
          <table:table-cell table:style-name="ce4" office:value-type="float" office:value="66.833">
            <text:p>66.833</text:p>
          </table:table-cell>
          <table:table-cell table:style-name="ce3" office:value-type="float" office:value="68.101">
            <text:p>68.101</text:p>
          </table:table-cell>
          <table:table-cell table:style-name="ce4" office:value-type="float" office:value="65.442">
            <text:p>65.442</text:p>
          </table:table-cell>
          <table:table-cell table:style-name="ce4" office:value-type="float" office:value="76.611">
            <text:p>76.611</text:p>
          </table:table-cell>
          <table:table-cell table:style-name="ce4" office:value-type="float" office:value="344">
            <text:p>3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19.053">
            <text:p>19.053</text:p>
          </table:table-cell>
          <table:table-cell table:style-name="ce4" office:value-type="float" office:value="19.002">
            <text:p>19.002</text:p>
          </table:table-cell>
          <table:table-cell table:style-name="ce4" office:value-type="float" office:value="0.211">
            <text:p>0.211</text:p>
          </table:table-cell>
          <table:table-cell table:style-name="ce4" office:value-type="float" office:value="19.004">
            <text:p>19.004</text:p>
          </table:table-cell>
          <table:table-cell table:style-name="ce3" office:value-type="float" office:value="19.213">
            <text:p>19.213</text:p>
          </table:table-cell>
          <table:table-cell table:style-name="ce4" office:value-type="float" office:value="18.782">
            <text:p>18.782</text:p>
          </table:table-cell>
          <table:table-cell table:style-name="ce4" office:value-type="float" office:value="33.116">
            <text:p>33.116</text:p>
          </table:table-cell>
          <table:table-cell table:style-name="ce4" office:value-type="float" office:value="275">
            <text:p>27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20.187">
            <text:p>20.187</text:p>
          </table:table-cell>
          <table:table-cell table:style-name="ce4" office:value-type="float" office:value="20.154">
            <text:p>20.154</text:p>
          </table:table-cell>
          <table:table-cell table:style-name="ce4" office:value-type="float" office:value="0.806">
            <text:p>0.806</text:p>
          </table:table-cell>
          <table:table-cell table:style-name="ce4" office:value-type="float" office:value="20.17">
            <text:p>20.17</text:p>
          </table:table-cell>
          <table:table-cell table:style-name="ce3" office:value-type="float" office:value="20.96">
            <text:p>20.96</text:p>
          </table:table-cell>
          <table:table-cell table:style-name="ce4" office:value-type="float" office:value="19.858">
            <text:p>19.858</text:p>
          </table:table-cell>
          <table:table-cell table:style-name="ce4" office:value-type="float" office:value="38.941">
            <text:p>38.941</text:p>
          </table:table-cell>
          <table:table-cell table:style-name="ce4" office:value-type="float" office:value="550">
            <text:p>5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21.12">
            <text:p>21.12</text:p>
          </table:table-cell>
          <table:table-cell table:style-name="ce4" office:value-type="float" office:value="21.107">
            <text:p>21.107</text:p>
          </table:table-cell>
          <table:table-cell table:style-name="ce4" office:value-type="float" office:value="1.13">
            <text:p>1.13</text:p>
          </table:table-cell>
          <table:table-cell table:style-name="ce4" office:value-type="float" office:value="21.137">
            <text:p>21.137</text:p>
          </table:table-cell>
          <table:table-cell table:style-name="ce3" office:value-type="float" office:value="22.237">
            <text:p>22.237</text:p>
          </table:table-cell>
          <table:table-cell table:style-name="ce4" office:value-type="float" office:value="18.887">
            <text:p>18.887</text:p>
          </table:table-cell>
          <table:table-cell table:style-name="ce4" office:value-type="float" office:value="38.023">
            <text:p>38.023</text:p>
          </table:table-cell>
          <table:table-cell table:style-name="ce4" office:value-type="float" office:value="1100">
            <text:p>1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18.776">
            <text:p>18.776</text:p>
          </table:table-cell>
          <table:table-cell table:style-name="ce4" office:value-type="float" office:value="18.741">
            <text:p>18.741</text:p>
          </table:table-cell>
          <table:table-cell table:style-name="ce4" office:value-type="float" office:value="0.193">
            <text:p>0.193</text:p>
          </table:table-cell>
          <table:table-cell table:style-name="ce4" office:value-type="float" office:value="18.742">
            <text:p>18.742</text:p>
          </table:table-cell>
          <table:table-cell table:style-name="ce3" office:value-type="float" office:value="18.934">
            <text:p>18.934</text:p>
          </table:table-cell>
          <table:table-cell table:style-name="ce4" office:value-type="float" office:value="18.589">
            <text:p>18.589</text:p>
          </table:table-cell>
          <table:table-cell table:style-name="ce4" office:value-type="float" office:value="28.428">
            <text:p>28.428</text:p>
          </table:table-cell>
          <table:table-cell table:style-name="ce4" office:value-type="float" office:value="274">
            <text:p>27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48">
            <text:p>548</text:p>
          </table:table-cell>
          <table:table-cell table:style-name="ce4" office:value-type="float" office:value="19.697">
            <text:p>19.697</text:p>
          </table:table-cell>
          <table:table-cell table:style-name="ce4" office:value-type="float" office:value="19.68">
            <text:p>19.68</text:p>
          </table:table-cell>
          <table:table-cell table:style-name="ce4" office:value-type="float" office:value="0.47">
            <text:p>0.47</text:p>
          </table:table-cell>
          <table:table-cell table:style-name="ce4" office:value-type="float" office:value="19.685">
            <text:p>19.685</text:p>
          </table:table-cell>
          <table:table-cell table:style-name="ce3" office:value-type="float" office:value="20.15">
            <text:p>20.15</text:p>
          </table:table-cell>
          <table:table-cell table:style-name="ce4" office:value-type="float" office:value="18.964">
            <text:p>18.964</text:p>
          </table:table-cell>
          <table:table-cell table:style-name="ce4" office:value-type="float" office:value="30.155">
            <text:p>30.155</text:p>
          </table:table-cell>
          <table:table-cell table:style-name="ce4" office:value-type="float" office:value="548">
            <text:p>5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20.845">
            <text:p>20.845</text:p>
          </table:table-cell>
          <table:table-cell table:style-name="ce4" office:value-type="float" office:value="20.837">
            <text:p>20.837</text:p>
          </table:table-cell>
          <table:table-cell table:style-name="ce4" office:value-type="float" office:value="0.812">
            <text:p>0.812</text:p>
          </table:table-cell>
          <table:table-cell table:style-name="ce4" office:value-type="float" office:value="20.852">
            <text:p>20.852</text:p>
          </table:table-cell>
          <table:table-cell table:style-name="ce3" office:value-type="float" office:value="21.648">
            <text:p>21.648</text:p>
          </table:table-cell>
          <table:table-cell table:style-name="ce4" office:value-type="float" office:value="18.651">
            <text:p>18.651</text:p>
          </table:table-cell>
          <table:table-cell table:style-name="ce4" office:value-type="float" office:value="32.523">
            <text:p>32.523</text:p>
          </table:table-cell>
          <table:table-cell table:style-name="ce4" office:value-type="float" office:value="1096">
            <text:p>109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4" office:value-type="float" office:value="428.599">
            <text:p>428.599</text:p>
          </table:table-cell>
          <table:table-cell table:style-name="ce4" office:value-type="float" office:value="0.527">
            <text:p>0.527</text:p>
          </table:table-cell>
          <table:table-cell table:style-name="ce4" office:value-type="float" office:value="428.599">
            <text:p>428.599</text:p>
          </table:table-cell>
          <table:table-cell table:style-name="ce3" office:value-type="float" office:value="429.126">
            <text:p>429.126</text:p>
          </table:table-cell>
          <table:table-cell table:style-name="ce4" office:value-type="float" office:value="426.948">
            <text:p>426.948</text:p>
          </table:table-cell>
          <table:table-cell table:style-name="ce4" office:value-type="float" office:value="430.265">
            <text:p>430.265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69.667">
            <text:p>469.667</text:p>
          </table:table-cell>
          <table:table-cell table:style-name="ce4" office:value-type="float" office:value="469.604">
            <text:p>469.604</text:p>
          </table:table-cell>
          <table:table-cell table:style-name="ce4" office:value-type="float" office:value="1.73">
            <text:p>1.73</text:p>
          </table:table-cell>
          <table:table-cell table:style-name="ce4" office:value-type="float" office:value="469.607">
            <text:p>469.607</text:p>
          </table:table-cell>
          <table:table-cell table:style-name="ce3" office:value-type="float" office:value="471.334">
            <text:p>471.334</text:p>
          </table:table-cell>
          <table:table-cell table:style-name="ce4" office:value-type="float" office:value="466.247">
            <text:p>466.247</text:p>
          </table:table-cell>
          <table:table-cell table:style-name="ce4" office:value-type="float" office:value="476.144">
            <text:p>476.144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86.906">
            <text:p>486.906</text:p>
          </table:table-cell>
          <table:table-cell table:style-name="ce4" office:value-type="float" office:value="486.826">
            <text:p>486.826</text:p>
          </table:table-cell>
          <table:table-cell table:style-name="ce4" office:value-type="float" office:value="3.611">
            <text:p>3.611</text:p>
          </table:table-cell>
          <table:table-cell table:style-name="ce4" office:value-type="float" office:value="486.839">
            <text:p>486.839</text:p>
          </table:table-cell>
          <table:table-cell table:style-name="ce3" office:value-type="float" office:value="490.437">
            <text:p>490.437</text:p>
          </table:table-cell>
          <table:table-cell table:style-name="ce4" office:value-type="float" office:value="480.532">
            <text:p>480.532</text:p>
          </table:table-cell>
          <table:table-cell table:style-name="ce4" office:value-type="float" office:value="501.172">
            <text:p>501.172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67">
            <text:p>667</text:p>
          </table:table-cell>
          <table:table-cell table:style-name="ce4" office:value-type="float" office:value="7.101">
            <text:p>7.101</text:p>
          </table:table-cell>
          <table:table-cell table:style-name="ce4" office:value-type="float" office:value="7.099">
            <text:p>7.099</text:p>
          </table:table-cell>
          <table:table-cell table:style-name="ce4" office:value-type="float" office:value="0.132">
            <text:p>0.132</text:p>
          </table:table-cell>
          <table:table-cell table:style-name="ce4" office:value-type="float" office:value="7.101">
            <text:p>7.101</text:p>
          </table:table-cell>
          <table:table-cell table:style-name="ce3" office:value-type="float" office:value="7.231">
            <text:p>7.231</text:p>
          </table:table-cell>
          <table:table-cell table:style-name="ce4" office:value-type="float" office:value="7.033">
            <text:p>7.033</text:p>
          </table:table-cell>
          <table:table-cell table:style-name="ce4" office:value-type="float" office:value="8.467">
            <text:p>8.467</text:p>
          </table:table-cell>
          <table:table-cell table:style-name="ce4" office:value-type="float" office:value="667">
            <text:p>66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34">
            <text:p>1334</text:p>
          </table:table-cell>
          <table:table-cell table:number-columns-repeated="2" table:style-name="ce4" office:value-type="float" office:value="7.649">
            <text:p>7.649</text:p>
          </table:table-cell>
          <table:table-cell table:style-name="ce4" office:value-type="float" office:value="0.095">
            <text:p>0.095</text:p>
          </table:table-cell>
          <table:table-cell table:style-name="ce4" office:value-type="float" office:value="7.65">
            <text:p>7.65</text:p>
          </table:table-cell>
          <table:table-cell table:style-name="ce3" office:value-type="float" office:value="7.744">
            <text:p>7.744</text:p>
          </table:table-cell>
          <table:table-cell table:style-name="ce4" office:value-type="float" office:value="7.124">
            <text:p>7.124</text:p>
          </table:table-cell>
          <table:table-cell table:style-name="ce4" office:value-type="float" office:value="8.108">
            <text:p>8.108</text:p>
          </table:table-cell>
          <table:table-cell table:style-name="ce4" office:value-type="float" office:value="1334">
            <text:p>133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668">
            <text:p>2668</text:p>
          </table:table-cell>
          <table:table-cell table:style-name="ce4" office:value-type="float" office:value="7.951">
            <text:p>7.951</text:p>
          </table:table-cell>
          <table:table-cell table:style-name="ce4" office:value-type="float" office:value="7.947">
            <text:p>7.947</text:p>
          </table:table-cell>
          <table:table-cell table:style-name="ce4" office:value-type="float" office:value="0.286">
            <text:p>0.286</text:p>
          </table:table-cell>
          <table:table-cell table:style-name="ce4" office:value-type="float" office:value="7.952">
            <text:p>7.952</text:p>
          </table:table-cell>
          <table:table-cell table:style-name="ce3" office:value-type="float" office:value="8.233">
            <text:p>8.233</text:p>
          </table:table-cell>
          <table:table-cell table:style-name="ce4" office:value-type="float" office:value="7.058">
            <text:p>7.058</text:p>
          </table:table-cell>
          <table:table-cell table:style-name="ce4" office:value-type="float" office:value="17.76">
            <text:p>17.76</text:p>
          </table:table-cell>
          <table:table-cell table:style-name="ce4" office:value-type="float" office:value="2668">
            <text:p>26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36">
            <text:p>1436</text:p>
          </table:table-cell>
          <table:table-cell table:style-name="ce4" office:value-type="float" office:value="3.644">
            <text:p>3.644</text:p>
          </table:table-cell>
          <table:table-cell table:style-name="ce4" office:value-type="float" office:value="3.643">
            <text:p>3.643</text:p>
          </table:table-cell>
          <table:table-cell table:style-name="ce4" office:value-type="float" office:value="0.051">
            <text:p>0.051</text:p>
          </table:table-cell>
          <table:table-cell table:style-name="ce4" office:value-type="float" office:value="3.644">
            <text:p>3.644</text:p>
          </table:table-cell>
          <table:table-cell table:style-name="ce3" office:value-type="float" office:value="3.694">
            <text:p>3.694</text:p>
          </table:table-cell>
          <table:table-cell table:style-name="ce4" office:value-type="float" office:value="3.607">
            <text:p>3.607</text:p>
          </table:table-cell>
          <table:table-cell table:style-name="ce4" office:value-type="float" office:value="4.13">
            <text:p>4.13</text:p>
          </table:table-cell>
          <table:table-cell table:style-name="ce4" office:value-type="float" office:value="1436">
            <text:p>14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872">
            <text:p>2872</text:p>
          </table:table-cell>
          <table:table-cell table:number-columns-repeated="2" table:style-name="ce4" office:value-type="float" office:value="3.878">
            <text:p>3.878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3.878">
            <text:p>3.878</text:p>
          </table:table-cell>
          <table:table-cell table:style-name="ce3" office:value-type="float" office:value="3.919">
            <text:p>3.919</text:p>
          </table:table-cell>
          <table:table-cell table:style-name="ce4" office:value-type="float" office:value="3.647">
            <text:p>3.647</text:p>
          </table:table-cell>
          <table:table-cell table:style-name="ce4" office:value-type="float" office:value="4.125">
            <text:p>4.125</text:p>
          </table:table-cell>
          <table:table-cell table:style-name="ce4" office:value-type="float" office:value="2872">
            <text:p>28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744">
            <text:p>5744</text:p>
          </table:table-cell>
          <table:table-cell table:style-name="ce4" office:value-type="float" office:value="4.05">
            <text:p>4.05</text:p>
          </table:table-cell>
          <table:table-cell table:style-name="ce4" office:value-type="float" office:value="4.049">
            <text:p>4.049</text:p>
          </table:table-cell>
          <table:table-cell table:style-name="ce4" office:value-type="float" office:value="0.178">
            <text:p>0.178</text:p>
          </table:table-cell>
          <table:table-cell table:style-name="ce4" office:value-type="float" office:value="4.053">
            <text:p>4.053</text:p>
          </table:table-cell>
          <table:table-cell table:style-name="ce3" office:value-type="float" office:value="4.226">
            <text:p>4.226</text:p>
          </table:table-cell>
          <table:table-cell table:style-name="ce4" office:value-type="float" office:value="3.617">
            <text:p>3.617</text:p>
          </table:table-cell>
          <table:table-cell table:style-name="ce4" office:value-type="float" office:value="13.632">
            <text:p>13.632</text:p>
          </table:table-cell>
          <table:table-cell table:style-name="ce4" office:value-type="float" office:value="5744">
            <text:p>57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99">
            <text:p>799</text:p>
          </table:table-cell>
          <table:table-cell table:style-name="ce4" office:value-type="float" office:value="6.56">
            <text:p>6.56</text:p>
          </table:table-cell>
          <table:table-cell table:style-name="ce4" office:value-type="float" office:value="6.559">
            <text:p>6.559</text:p>
          </table:table-cell>
          <table:table-cell table:style-name="ce4" office:value-type="float" office:value="0.083">
            <text:p>0.083</text:p>
          </table:table-cell>
          <table:table-cell table:style-name="ce4" office:value-type="float" office:value="6.56">
            <text:p>6.56</text:p>
          </table:table-cell>
          <table:table-cell table:style-name="ce3" office:value-type="float" office:value="6.642">
            <text:p>6.642</text:p>
          </table:table-cell>
          <table:table-cell table:style-name="ce4" office:value-type="float" office:value="6.505">
            <text:p>6.505</text:p>
          </table:table-cell>
          <table:table-cell table:style-name="ce4" office:value-type="float" office:value="7.207">
            <text:p>7.207</text:p>
          </table:table-cell>
          <table:table-cell table:style-name="ce4" office:value-type="float" office:value="799">
            <text:p>79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98">
            <text:p>1598</text:p>
          </table:table-cell>
          <table:table-cell table:number-columns-repeated="2" table:style-name="ce4" office:value-type="float" office:value="6.911">
            <text:p>6.911</text:p>
          </table:table-cell>
          <table:table-cell table:style-name="ce4" office:value-type="float" office:value="0.072">
            <text:p>0.072</text:p>
          </table:table-cell>
          <table:table-cell table:style-name="ce4" office:value-type="float" office:value="6.911">
            <text:p>6.911</text:p>
          </table:table-cell>
          <table:table-cell table:style-name="ce3" office:value-type="float" office:value="6.983">
            <text:p>6.983</text:p>
          </table:table-cell>
          <table:table-cell table:style-name="ce4" office:value-type="float" office:value="6.545">
            <text:p>6.545</text:p>
          </table:table-cell>
          <table:table-cell table:style-name="ce4" office:value-type="float" office:value="7.273">
            <text:p>7.273</text:p>
          </table:table-cell>
          <table:table-cell table:style-name="ce4" office:value-type="float" office:value="1598">
            <text:p>159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96">
            <text:p>3196</text:p>
          </table:table-cell>
          <table:table-cell table:style-name="ce4" office:value-type="float" office:value="7.254">
            <text:p>7.254</text:p>
          </table:table-cell>
          <table:table-cell table:style-name="ce4" office:value-type="float" office:value="7.251">
            <text:p>7.251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7.255">
            <text:p>7.255</text:p>
          </table:table-cell>
          <table:table-cell table:style-name="ce3" office:value-type="float" office:value="7.501">
            <text:p>7.501</text:p>
          </table:table-cell>
          <table:table-cell table:style-name="ce4" office:value-type="float" office:value="6.54">
            <text:p>6.54</text:p>
          </table:table-cell>
          <table:table-cell table:style-name="ce4" office:value-type="float" office:value="16.95">
            <text:p>16.95</text:p>
          </table:table-cell>
          <table:table-cell table:style-name="ce4" office:value-type="float" office:value="3196">
            <text:p>319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07">
            <text:p>1307</text:p>
          </table:table-cell>
          <table:table-cell table:style-name="ce4" office:value-type="float" office:value="4.025">
            <text:p>4.025</text:p>
          </table:table-cell>
          <table:table-cell table:style-name="ce4" office:value-type="float" office:value="4.024">
            <text:p>4.024</text:p>
          </table:table-cell>
          <table:table-cell table:style-name="ce4" office:value-type="float" office:value="0.053">
            <text:p>0.053</text:p>
          </table:table-cell>
          <table:table-cell table:style-name="ce4" office:value-type="float" office:value="4.025">
            <text:p>4.025</text:p>
          </table:table-cell>
          <table:table-cell table:style-name="ce3" office:value-type="float" office:value="4.077">
            <text:p>4.077</text:p>
          </table:table-cell>
          <table:table-cell table:style-name="ce4" office:value-type="float" office:value="3.984">
            <text:p>3.984</text:p>
          </table:table-cell>
          <table:table-cell table:style-name="ce4" office:value-type="float" office:value="4.594">
            <text:p>4.594</text:p>
          </table:table-cell>
          <table:table-cell table:style-name="ce4" office:value-type="float" office:value="1307">
            <text:p>130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614">
            <text:p>2614</text:p>
          </table:table-cell>
          <table:table-cell table:number-columns-repeated="2" table:style-name="ce4" office:value-type="float" office:value="4.253">
            <text:p>4.253</text:p>
          </table:table-cell>
          <table:table-cell table:style-name="ce4" office:value-type="float" office:value="0.048">
            <text:p>0.048</text:p>
          </table:table-cell>
          <table:table-cell table:style-name="ce4" office:value-type="float" office:value="4.253">
            <text:p>4.253</text:p>
          </table:table-cell>
          <table:table-cell table:style-name="ce3" office:value-type="float" office:value="4.301">
            <text:p>4.301</text:p>
          </table:table-cell>
          <table:table-cell table:style-name="ce4" office:value-type="float" office:value="4.005">
            <text:p>4.005</text:p>
          </table:table-cell>
          <table:table-cell table:style-name="ce4" office:value-type="float" office:value="4.492">
            <text:p>4.492</text:p>
          </table:table-cell>
          <table:table-cell table:style-name="ce4" office:value-type="float" office:value="2614">
            <text:p>261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228">
            <text:p>5228</text:p>
          </table:table-cell>
          <table:table-cell table:style-name="ce4" office:value-type="float" office:value="4.452">
            <text:p>4.452</text:p>
          </table:table-cell>
          <table:table-cell table:style-name="ce4" office:value-type="float" office:value="4.451">
            <text:p>4.451</text:p>
          </table:table-cell>
          <table:table-cell table:style-name="ce4" office:value-type="float" office:value="0.192">
            <text:p>0.192</text:p>
          </table:table-cell>
          <table:table-cell table:style-name="ce4" office:value-type="float" office:value="4.455">
            <text:p>4.455</text:p>
          </table:table-cell>
          <table:table-cell table:style-name="ce3" office:value-type="float" office:value="4.643">
            <text:p>4.643</text:p>
          </table:table-cell>
          <table:table-cell table:style-name="ce4" office:value-type="float" office:value="4.019">
            <text:p>4.019</text:p>
          </table:table-cell>
          <table:table-cell table:style-name="ce4" office:value-type="float" office:value="14.088">
            <text:p>14.088</text:p>
          </table:table-cell>
          <table:table-cell table:style-name="ce4" office:value-type="float" office:value="5228">
            <text:p>5228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92">
            <text:p>692</text:p>
          </table:table-cell>
          <table:table-cell table:style-name="ce9" table:formula="of:=AVERAGE([.D4];[.D7];[.D10];[.D16];[.D19];[.D22];[.D25])" office:value-type="float" office:value="17.009">
            <text:p>17.009</text:p>
          </table:table-cell>
          <table:table-cell table:style-name="ce9" table:formula="of:=AVERAGE([.E4];[.E7];[.E10];[.E16];[.E19];[.E22];[.E25])" office:value-type="float" office:value="16.9827142857143">
            <text:p>16.983</text:p>
          </table:table-cell>
          <table:table-cell table:style-name="ce9" table:formula="of:=AVERAGE([.F4];[.F7];[.F10];[.F16];[.F19];[.F22];[.F25])" office:value-type="float" office:value="0.153142857142857">
            <text:p>0.153</text:p>
          </table:table-cell>
          <table:table-cell table:style-name="ce9" table:formula="of:=AVERAGE([.G4];[.G7];[.G10];[.G16];[.G19];[.G22];[.G25])" office:value-type="float" office:value="16.984">
            <text:p>16.984</text:p>
          </table:table-cell>
          <table:table-cell table:style-name="ce10" table:formula="of:=AVERAGE([.H4];[.H7];[.H10];[.H16];[.H19];[.H22];[.H25])" office:value-type="float" office:value="17.1358571428571">
            <text:p>17.136</text:p>
          </table:table-cell>
          <table:table-cell table:style-name="ce9" table:formula="of:=AVERAGE([.I4];[.I7];[.I10];[.I16];[.I19];[.I22];[.I25])" office:value-type="float" office:value="16.8291428571429">
            <text:p>16.829</text:p>
          </table:table-cell>
          <table:table-cell table:style-name="ce9" table:formula="of:=AVERAGE([.J4];[.J7];[.J10];[.J16];[.J19];[.J22];[.J25])" office:value-type="float" office:value="22.0447142857143">
            <text:p>22.045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84">
            <text:p>1384</text:p>
          </table:table-cell>
          <table:table-cell table:style-name="ce9" table:formula="of:=AVERAGE([.D5];[.D8];[.D11];[.D17];[.D20];[.D23];[.D26])" office:value-type="float" office:value="18.0464285714286">
            <text:p>18.046</text:p>
          </table:table-cell>
          <table:table-cell table:style-name="ce9" table:formula="of:=AVERAGE([.E5];[.E8];[.E11];[.E17];[.E20];[.E23];[.E26])" office:value-type="float" office:value="18.032">
            <text:p>18.032</text:p>
          </table:table-cell>
          <table:table-cell table:style-name="ce9" table:formula="of:=AVERAGE([.F5];[.F8];[.F11];[.F17];[.F20];[.F23];[.F26])" office:value-type="float" office:value="0.334285714285714">
            <text:p>0.334</text:p>
          </table:table-cell>
          <table:table-cell table:style-name="ce9" table:formula="of:=AVERAGE([.G5];[.G8];[.G11];[.G17];[.G20];[.G23];[.G26])" office:value-type="float" office:value="18.0358571428571">
            <text:p>18.036</text:p>
          </table:table-cell>
          <table:table-cell table:style-name="ce10" table:formula="of:=AVERAGE([.H5];[.H8];[.H11];[.H17];[.H20];[.H23];[.H26])" office:value-type="float" office:value="18.3662857142857">
            <text:p>18.366</text:p>
          </table:table-cell>
          <table:table-cell table:style-name="ce9" table:formula="of:=AVERAGE([.I5];[.I8];[.I11];[.I17];[.I20];[.I23];[.I26])" office:value-type="float" office:value="17.6208571428571">
            <text:p>17.621</text:p>
          </table:table-cell>
          <table:table-cell table:style-name="ce9" table:formula="of:=AVERAGE([.J5];[.J8];[.J11];[.J17];[.J20];[.J23];[.J26])" office:value-type="float" office:value="23.7244285714286">
            <text:p>23.724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768">
            <text:p>2768</text:p>
          </table:table-cell>
          <table:table-cell table:style-name="ce9" table:formula="of:=AVERAGE([.D6];[.D9];[.D12];[.D18];[.D21];[.D24];[.D27])" office:value-type="float" office:value="18.931">
            <text:p>18.931</text:p>
          </table:table-cell>
          <table:table-cell table:style-name="ce9" table:formula="of:=AVERAGE([.E6];[.E9];[.E12];[.E18];[.E21];[.E24];[.E27])" office:value-type="float" office:value="18.9232857142857">
            <text:p>18.923</text:p>
          </table:table-cell>
          <table:table-cell table:style-name="ce9" table:formula="of:=AVERAGE([.F6];[.F9];[.F12];[.F18];[.F21];[.F24];[.F27])" office:value-type="float" office:value="0.589714285714286">
            <text:p>0.590</text:p>
          </table:table-cell>
          <table:table-cell table:style-name="ce9" table:formula="of:=AVERAGE([.G6];[.G9];[.G12];[.G18];[.G21];[.G24];[.G27])" office:value-type="float" office:value="18.9338571428571">
            <text:p>18.934</text:p>
          </table:table-cell>
          <table:table-cell table:style-name="ce10" table:formula="of:=AVERAGE([.H6];[.H9];[.H12];[.H18];[.H21];[.H24];[.H27])" office:value-type="float" office:value="19.5127142857143">
            <text:p>19.513</text:p>
          </table:table-cell>
          <table:table-cell table:style-name="ce9" table:formula="of:=AVERAGE([.I6];[.I9];[.I12];[.I18];[.I21];[.I24];[.I27])" office:value-type="float" office:value="17.7448571428571">
            <text:p>17.745</text:p>
          </table:table-cell>
          <table:table-cell table:style-name="ce9" table:formula="of:=AVERAGE([.J6];[.J9];[.J12];[.J18];[.J21];[.J24];[.J27])" office:value-type="float" office:value="29.941">
            <text:p>29.94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28.599">
            <text:p>428.599</text:p>
          </table:table-cell>
          <table:table-cell table:style-name="ce9" table:formula="of:=AVERAGE([.E13])" office:value-type="float" office:value="428.599">
            <text:p>428.599</text:p>
          </table:table-cell>
          <table:table-cell table:style-name="ce9" table:formula="of:=AVERAGE([.F13])" office:value-type="float" office:value="0.527">
            <text:p>0.527</text:p>
          </table:table-cell>
          <table:table-cell table:style-name="ce9" table:formula="of:=AVERAGE([.G13])" office:value-type="float" office:value="428.599">
            <text:p>428.599</text:p>
          </table:table-cell>
          <table:table-cell table:style-name="ce10" table:formula="of:=AVERAGE([.H13])" office:value-type="float" office:value="429.126">
            <text:p>429.126</text:p>
          </table:table-cell>
          <table:table-cell table:style-name="ce9" table:formula="of:=AVERAGE([.I13])" office:value-type="float" office:value="426.948">
            <text:p>426.948</text:p>
          </table:table-cell>
          <table:table-cell table:style-name="ce9" table:formula="of:=AVERAGE([.J13])" office:value-type="float" office:value="430.265">
            <text:p>430.265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69.667">
            <text:p>469.667</text:p>
          </table:table-cell>
          <table:table-cell table:style-name="ce9" table:formula="of:=AVERAGE([.E14])" office:value-type="float" office:value="469.604">
            <text:p>469.604</text:p>
          </table:table-cell>
          <table:table-cell table:style-name="ce9" table:formula="of:=AVERAGE([.F14])" office:value-type="float" office:value="1.73">
            <text:p>1.730</text:p>
          </table:table-cell>
          <table:table-cell table:style-name="ce9" table:formula="of:=AVERAGE([.G14])" office:value-type="float" office:value="469.607">
            <text:p>469.607</text:p>
          </table:table-cell>
          <table:table-cell table:style-name="ce10" table:formula="of:=AVERAGE([.H14])" office:value-type="float" office:value="471.334">
            <text:p>471.334</text:p>
          </table:table-cell>
          <table:table-cell table:style-name="ce9" table:formula="of:=AVERAGE([.I14])" office:value-type="float" office:value="466.247">
            <text:p>466.247</text:p>
          </table:table-cell>
          <table:table-cell table:style-name="ce9" table:formula="of:=AVERAGE([.J14])" office:value-type="float" office:value="476.144">
            <text:p>476.144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86.906">
            <text:p>486.906</text:p>
          </table:table-cell>
          <table:table-cell table:style-name="ce9" table:formula="of:=AVERAGE([.E15])" office:value-type="float" office:value="486.826">
            <text:p>486.826</text:p>
          </table:table-cell>
          <table:table-cell table:style-name="ce9" table:formula="of:=AVERAGE([.F15])" office:value-type="float" office:value="3.611">
            <text:p>3.611</text:p>
          </table:table-cell>
          <table:table-cell table:style-name="ce9" table:formula="of:=AVERAGE([.G15])" office:value-type="float" office:value="486.839">
            <text:p>486.839</text:p>
          </table:table-cell>
          <table:table-cell table:style-name="ce10" table:formula="of:=AVERAGE([.H15])" office:value-type="float" office:value="490.437">
            <text:p>490.437</text:p>
          </table:table-cell>
          <table:table-cell table:style-name="ce9" table:formula="of:=AVERAGE([.I15])" office:value-type="float" office:value="480.532">
            <text:p>480.532</text:p>
          </table:table-cell>
          <table:table-cell table:style-name="ce9" table:formula="of:=AVERAGE([.J15])" office:value-type="float" office:value="501.172">
            <text:p>501.17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2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44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1.6775286747598">
            <text:p>71.678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4.4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4.748">
            <text:p>54.748</text:p>
          </table:table-cell>
          <table:table-cell table:style-name="ce4" office:value-type="float" office:value="54.663">
            <text:p>54.663</text:p>
          </table:table-cell>
          <table:table-cell table:style-name="ce4" office:value-type="float" office:value="0.437">
            <text:p>0.437</text:p>
          </table:table-cell>
          <table:table-cell table:style-name="ce4" office:value-type="float" office:value="54.665">
            <text:p>54.665</text:p>
          </table:table-cell>
          <table:table-cell table:style-name="ce3" office:value-type="float" office:value="55.1">
            <text:p>55.1</text:p>
          </table:table-cell>
          <table:table-cell table:style-name="ce4" office:value-type="float" office:value="54.186">
            <text:p>54.186</text:p>
          </table:table-cell>
          <table:table-cell table:style-name="ce4" office:value-type="float" office:value="63.226">
            <text:p>63.226</text:p>
          </table:table-cell>
          <table:table-cell table:style-name="ce4" office:value-type="float" office:value="95">
            <text:p>9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58.376">
            <text:p>58.376</text:p>
          </table:table-cell>
          <table:table-cell table:style-name="ce4" office:value-type="float" office:value="58.331">
            <text:p>58.331</text:p>
          </table:table-cell>
          <table:table-cell table:style-name="ce4" office:value-type="float" office:value="0.814">
            <text:p>0.814</text:p>
          </table:table-cell>
          <table:table-cell table:style-name="ce4" office:value-type="float" office:value="58.336">
            <text:p>58.336</text:p>
          </table:table-cell>
          <table:table-cell table:style-name="ce3" office:value-type="float" office:value="59.145">
            <text:p>59.145</text:p>
          </table:table-cell>
          <table:table-cell table:style-name="ce4" office:value-type="float" office:value="57.762">
            <text:p>57.762</text:p>
          </table:table-cell>
          <table:table-cell table:style-name="ce4" office:value-type="float" office:value="67.548">
            <text:p>67.548</text:p>
          </table:table-cell>
          <table:table-cell table:style-name="ce4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1.084">
            <text:p>61.084</text:p>
          </table:table-cell>
          <table:table-cell table:style-name="ce4" office:value-type="float" office:value="61.053">
            <text:p>61.053</text:p>
          </table:table-cell>
          <table:table-cell table:style-name="ce4" office:value-type="float" office:value="1.348">
            <text:p>1.348</text:p>
          </table:table-cell>
          <table:table-cell table:style-name="ce4" office:value-type="float" office:value="61.068">
            <text:p>61.068</text:p>
          </table:table-cell>
          <table:table-cell table:style-name="ce3" office:value-type="float" office:value="62.401">
            <text:p>62.401</text:p>
          </table:table-cell>
          <table:table-cell table:style-name="ce4" office:value-type="float" office:value="59.187">
            <text:p>59.187</text:p>
          </table:table-cell>
          <table:table-cell table:style-name="ce4" office:value-type="float" office:value="74.63">
            <text:p>74.63</text:p>
          </table:table-cell>
          <table:table-cell table:style-name="ce4" office:value-type="float" office:value="380">
            <text:p>38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17.765">
            <text:p>17.765</text:p>
          </table:table-cell>
          <table:table-cell table:style-name="ce4" office:value-type="float" office:value="17.716">
            <text:p>17.716</text:p>
          </table:table-cell>
          <table:table-cell table:style-name="ce4" office:value-type="float" office:value="0.167">
            <text:p>0.167</text:p>
          </table:table-cell>
          <table:table-cell table:style-name="ce4" office:value-type="float" office:value="17.717">
            <text:p>17.717</text:p>
          </table:table-cell>
          <table:table-cell table:style-name="ce3" office:value-type="float" office:value="17.883">
            <text:p>17.883</text:p>
          </table:table-cell>
          <table:table-cell table:style-name="ce4" office:value-type="float" office:value="17.548">
            <text:p>17.548</text:p>
          </table:table-cell>
          <table:table-cell table:style-name="ce4" office:value-type="float" office:value="32.499">
            <text:p>32.499</text:p>
          </table:table-cell>
          <table:table-cell table:style-name="ce4" office:value-type="float" office:value="297">
            <text:p>29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18.722">
            <text:p>18.722</text:p>
          </table:table-cell>
          <table:table-cell table:style-name="ce4" office:value-type="float" office:value="18.69">
            <text:p>18.69</text:p>
          </table:table-cell>
          <table:table-cell table:style-name="ce4" office:value-type="float" office:value="0.781">
            <text:p>0.781</text:p>
          </table:table-cell>
          <table:table-cell table:style-name="ce4" office:value-type="float" office:value="18.706">
            <text:p>18.706</text:p>
          </table:table-cell>
          <table:table-cell table:style-name="ce3" office:value-type="float" office:value="19.47">
            <text:p>19.47</text:p>
          </table:table-cell>
          <table:table-cell table:style-name="ce4" office:value-type="float" office:value="18.469">
            <text:p>18.469</text:p>
          </table:table-cell>
          <table:table-cell table:style-name="ce4" office:value-type="float" office:value="37.905">
            <text:p>37.905</text:p>
          </table:table-cell>
          <table:table-cell table:style-name="ce4" office:value-type="float" office:value="594">
            <text:p>59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188">
            <text:p>1188</text:p>
          </table:table-cell>
          <table:table-cell table:style-name="ce4" office:value-type="float" office:value="19.776">
            <text:p>19.776</text:p>
          </table:table-cell>
          <table:table-cell table:style-name="ce4" office:value-type="float" office:value="19.762">
            <text:p>19.762</text:p>
          </table:table-cell>
          <table:table-cell table:style-name="ce4" office:value-type="float" office:value="1.08">
            <text:p>1.08</text:p>
          </table:table-cell>
          <table:table-cell table:style-name="ce4" office:value-type="float" office:value="19.792">
            <text:p>19.792</text:p>
          </table:table-cell>
          <table:table-cell table:style-name="ce3" office:value-type="float" office:value="20.842">
            <text:p>20.842</text:p>
          </table:table-cell>
          <table:table-cell table:style-name="ce4" office:value-type="float" office:value="18.738">
            <text:p>18.738</text:p>
          </table:table-cell>
          <table:table-cell table:style-name="ce4" office:value-type="float" office:value="37.058">
            <text:p>37.058</text:p>
          </table:table-cell>
          <table:table-cell table:style-name="ce4" office:value-type="float" office:value="1188">
            <text:p>11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15.895">
            <text:p>15.895</text:p>
          </table:table-cell>
          <table:table-cell table:style-name="ce4" office:value-type="float" office:value="15.868">
            <text:p>15.868</text:p>
          </table:table-cell>
          <table:table-cell table:style-name="ce4" office:value-type="float" office:value="0.165">
            <text:p>0.165</text:p>
          </table:table-cell>
          <table:table-cell table:style-name="ce4" office:value-type="float" office:value="15.869">
            <text:p>15.869</text:p>
          </table:table-cell>
          <table:table-cell table:style-name="ce3" office:value-type="float" office:value="16.032">
            <text:p>16.032</text:p>
          </table:table-cell>
          <table:table-cell table:style-name="ce4" office:value-type="float" office:value="15.739">
            <text:p>15.739</text:p>
          </table:table-cell>
          <table:table-cell table:style-name="ce4" office:value-type="float" office:value="25.123">
            <text:p>25.123</text:p>
          </table:table-cell>
          <table:table-cell table:style-name="ce4" office:value-type="float" office:value="331">
            <text:p>3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16.75">
            <text:p>16.75</text:p>
          </table:table-cell>
          <table:table-cell table:style-name="ce4" office:value-type="float" office:value="16.735">
            <text:p>16.735</text:p>
          </table:table-cell>
          <table:table-cell table:style-name="ce4" office:value-type="float" office:value="0.445">
            <text:p>0.445</text:p>
          </table:table-cell>
          <table:table-cell table:style-name="ce4" office:value-type="float" office:value="16.741">
            <text:p>16.741</text:p>
          </table:table-cell>
          <table:table-cell table:style-name="ce3" office:value-type="float" office:value="17.179">
            <text:p>17.179</text:p>
          </table:table-cell>
          <table:table-cell table:style-name="ce4" office:value-type="float" office:value="16.152">
            <text:p>16.152</text:p>
          </table:table-cell>
          <table:table-cell table:style-name="ce4" office:value-type="float" office:value="27.354">
            <text:p>27.354</text:p>
          </table:table-cell>
          <table:table-cell table:style-name="ce4" office:value-type="float" office:value="662">
            <text:p>66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324">
            <text:p>1324</text:p>
          </table:table-cell>
          <table:table-cell table:style-name="ce4" office:value-type="float" office:value="17.723">
            <text:p>17.723</text:p>
          </table:table-cell>
          <table:table-cell table:style-name="ce4" office:value-type="float" office:value="17.716">
            <text:p>17.716</text:p>
          </table:table-cell>
          <table:table-cell table:style-name="ce4" office:value-type="float" office:value="0.777">
            <text:p>0.777</text:p>
          </table:table-cell>
          <table:table-cell table:style-name="ce4" office:value-type="float" office:value="17.733">
            <text:p>17.733</text:p>
          </table:table-cell>
          <table:table-cell table:style-name="ce3" office:value-type="float" office:value="18.493">
            <text:p>18.493</text:p>
          </table:table-cell>
          <table:table-cell table:style-name="ce4" office:value-type="float" office:value="15.883">
            <text:p>15.883</text:p>
          </table:table-cell>
          <table:table-cell table:style-name="ce4" office:value-type="float" office:value="29.248">
            <text:p>29.248</text:p>
          </table:table-cell>
          <table:table-cell table:style-name="ce4" office:value-type="float" office:value="1324">
            <text:p>13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19.443">
            <text:p>419.443</text:p>
          </table:table-cell>
          <table:table-cell table:style-name="ce4" office:value-type="float" office:value="419.395">
            <text:p>419.395</text:p>
          </table:table-cell>
          <table:table-cell table:style-name="ce4" office:value-type="float" office:value="0.71">
            <text:p>0.71</text:p>
          </table:table-cell>
          <table:table-cell table:style-name="ce4" office:value-type="float" office:value="419.395">
            <text:p>419.395</text:p>
          </table:table-cell>
          <table:table-cell table:style-name="ce3" office:value-type="float" office:value="420.105">
            <text:p>420.105</text:p>
          </table:table-cell>
          <table:table-cell table:style-name="ce4" office:value-type="float" office:value="417.218">
            <text:p>417.218</text:p>
          </table:table-cell>
          <table:table-cell table:style-name="ce4" office:value-type="float" office:value="422.783">
            <text:p>422.783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61.494">
            <text:p>461.494</text:p>
          </table:table-cell>
          <table:table-cell table:style-name="ce4" office:value-type="float" office:value="461.392">
            <text:p>461.392</text:p>
          </table:table-cell>
          <table:table-cell table:style-name="ce4" office:value-type="float" office:value="1.705">
            <text:p>1.705</text:p>
          </table:table-cell>
          <table:table-cell table:style-name="ce4" office:value-type="float" office:value="461.395">
            <text:p>461.395</text:p>
          </table:table-cell>
          <table:table-cell table:style-name="ce3" office:value-type="float" office:value="463.097">
            <text:p>463.097</text:p>
          </table:table-cell>
          <table:table-cell table:style-name="ce4" office:value-type="float" office:value="459.791">
            <text:p>459.791</text:p>
          </table:table-cell>
          <table:table-cell table:style-name="ce4" office:value-type="float" office:value="468.118">
            <text:p>468.118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79.038">
            <text:p>479.038</text:p>
          </table:table-cell>
          <table:table-cell table:style-name="ce4" office:value-type="float" office:value="478.962">
            <text:p>478.962</text:p>
          </table:table-cell>
          <table:table-cell table:style-name="ce4" office:value-type="float" office:value="3.016">
            <text:p>3.016</text:p>
          </table:table-cell>
          <table:table-cell table:style-name="ce4" office:value-type="float" office:value="478.971">
            <text:p>478.971</text:p>
          </table:table-cell>
          <table:table-cell table:style-name="ce3" office:value-type="float" office:value="481.977">
            <text:p>481.977</text:p>
          </table:table-cell>
          <table:table-cell table:style-name="ce4" office:value-type="float" office:value="474.146">
            <text:p>474.146</text:p>
          </table:table-cell>
          <table:table-cell table:style-name="ce4" office:value-type="float" office:value="491.432">
            <text:p>491.432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66">
            <text:p>666</text:p>
          </table:table-cell>
          <table:table-cell table:style-name="ce4" office:value-type="float" office:value="7.031">
            <text:p>7.031</text:p>
          </table:table-cell>
          <table:table-cell table:style-name="ce4" office:value-type="float" office:value="7.03">
            <text:p>7.03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7.031">
            <text:p>7.031</text:p>
          </table:table-cell>
          <table:table-cell table:style-name="ce3" office:value-type="float" office:value="7.15">
            <text:p>7.15</text:p>
          </table:table-cell>
          <table:table-cell table:style-name="ce4" office:value-type="float" office:value="6.958">
            <text:p>6.958</text:p>
          </table:table-cell>
          <table:table-cell table:style-name="ce4" office:value-type="float" office:value="8.14">
            <text:p>8.14</text:p>
          </table:table-cell>
          <table:table-cell table:style-name="ce4" office:value-type="float" office:value="666">
            <text:p>66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32">
            <text:p>1332</text:p>
          </table:table-cell>
          <table:table-cell table:number-columns-repeated="2" table:style-name="ce4" office:value-type="float" office:value="7.566">
            <text:p>7.566</text:p>
          </table:table-cell>
          <table:table-cell table:style-name="ce4" office:value-type="float" office:value="0.09">
            <text:p>0.09</text:p>
          </table:table-cell>
          <table:table-cell table:style-name="ce4" office:value-type="float" office:value="7.566">
            <text:p>7.566</text:p>
          </table:table-cell>
          <table:table-cell table:style-name="ce3" office:value-type="float" office:value="7.656">
            <text:p>7.656</text:p>
          </table:table-cell>
          <table:table-cell table:style-name="ce4" office:value-type="float" office:value="7.197">
            <text:p>7.197</text:p>
          </table:table-cell>
          <table:table-cell table:style-name="ce4" office:value-type="float" office:value="7.955">
            <text:p>7.955</text:p>
          </table:table-cell>
          <table:table-cell table:style-name="ce4" office:value-type="float" office:value="1332">
            <text:p>133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664">
            <text:p>2664</text:p>
          </table:table-cell>
          <table:table-cell table:style-name="ce4" office:value-type="float" office:value="7.87">
            <text:p>7.87</text:p>
          </table:table-cell>
          <table:table-cell table:style-name="ce4" office:value-type="float" office:value="7.867">
            <text:p>7.867</text:p>
          </table:table-cell>
          <table:table-cell table:style-name="ce4" office:value-type="float" office:value="0.333">
            <text:p>0.333</text:p>
          </table:table-cell>
          <table:table-cell table:style-name="ce4" office:value-type="float" office:value="7.874">
            <text:p>7.874</text:p>
          </table:table-cell>
          <table:table-cell table:style-name="ce3" office:value-type="float" office:value="8.2">
            <text:p>8.2</text:p>
          </table:table-cell>
          <table:table-cell table:style-name="ce4" office:value-type="float" office:value="7.004">
            <text:p>7.004</text:p>
          </table:table-cell>
          <table:table-cell table:style-name="ce4" office:value-type="float" office:value="17.704">
            <text:p>17.704</text:p>
          </table:table-cell>
          <table:table-cell table:style-name="ce4" office:value-type="float" office:value="2664">
            <text:p>266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53">
            <text:p>1453</text:p>
          </table:table-cell>
          <table:table-cell table:style-name="ce4" office:value-type="float" office:value="3.627">
            <text:p>3.627</text:p>
          </table:table-cell>
          <table:table-cell table:style-name="ce4" office:value-type="float" office:value="3.626">
            <text:p>3.626</text:p>
          </table:table-cell>
          <table:table-cell table:style-name="ce4" office:value-type="float" office:value="0.056">
            <text:p>0.056</text:p>
          </table:table-cell>
          <table:table-cell table:style-name="ce4" office:value-type="float" office:value="3.627">
            <text:p>3.627</text:p>
          </table:table-cell>
          <table:table-cell table:style-name="ce3" office:value-type="float" office:value="3.683">
            <text:p>3.683</text:p>
          </table:table-cell>
          <table:table-cell table:style-name="ce4" office:value-type="float" office:value="3.589">
            <text:p>3.589</text:p>
          </table:table-cell>
          <table:table-cell table:style-name="ce4" office:value-type="float" office:value="4.131">
            <text:p>4.131</text:p>
          </table:table-cell>
          <table:table-cell table:style-name="ce4" office:value-type="float" office:value="1453">
            <text:p>145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06">
            <text:p>2906</text:p>
          </table:table-cell>
          <table:table-cell table:number-columns-repeated="2" table:style-name="ce4" office:value-type="float" office:value="3.853">
            <text:p>3.853</text:p>
          </table:table-cell>
          <table:table-cell table:style-name="ce4" office:value-type="float" office:value="0.049">
            <text:p>0.049</text:p>
          </table:table-cell>
          <table:table-cell table:style-name="ce4" office:value-type="float" office:value="3.853">
            <text:p>3.853</text:p>
          </table:table-cell>
          <table:table-cell table:style-name="ce3" office:value-type="float" office:value="3.902">
            <text:p>3.902</text:p>
          </table:table-cell>
          <table:table-cell table:style-name="ce4" office:value-type="float" office:value="3.602">
            <text:p>3.602</text:p>
          </table:table-cell>
          <table:table-cell table:style-name="ce4" office:value-type="float" office:value="4.132">
            <text:p>4.132</text:p>
          </table:table-cell>
          <table:table-cell table:style-name="ce4" office:value-type="float" office:value="2906">
            <text:p>290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812">
            <text:p>5812</text:p>
          </table:table-cell>
          <table:table-cell table:style-name="ce4" office:value-type="float" office:value="4.025">
            <text:p>4.025</text:p>
          </table:table-cell>
          <table:table-cell table:style-name="ce4" office:value-type="float" office:value="4.024">
            <text:p>4.024</text:p>
          </table:table-cell>
          <table:table-cell table:style-name="ce4" office:value-type="float" office:value="0.198">
            <text:p>0.198</text:p>
          </table:table-cell>
          <table:table-cell table:style-name="ce4" office:value-type="float" office:value="4.028">
            <text:p>4.028</text:p>
          </table:table-cell>
          <table:table-cell table:style-name="ce3" office:value-type="float" office:value="4.222">
            <text:p>4.222</text:p>
          </table:table-cell>
          <table:table-cell table:style-name="ce4" office:value-type="float" office:value="3.598">
            <text:p>3.598</text:p>
          </table:table-cell>
          <table:table-cell table:style-name="ce4" office:value-type="float" office:value="13.79">
            <text:p>13.79</text:p>
          </table:table-cell>
          <table:table-cell table:style-name="ce4" office:value-type="float" office:value="5812">
            <text:p>581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12">
            <text:p>812</text:p>
          </table:table-cell>
          <table:table-cell table:style-name="ce4" office:value-type="float" office:value="6.512">
            <text:p>6.512</text:p>
          </table:table-cell>
          <table:table-cell table:style-name="ce4" office:value-type="float" office:value="6.511">
            <text:p>6.511</text:p>
          </table:table-cell>
          <table:table-cell table:style-name="ce4" office:value-type="float" office:value="0.081">
            <text:p>0.081</text:p>
          </table:table-cell>
          <table:table-cell table:style-name="ce4" office:value-type="float" office:value="6.511">
            <text:p>6.511</text:p>
          </table:table-cell>
          <table:table-cell table:style-name="ce3" office:value-type="float" office:value="6.592">
            <text:p>6.592</text:p>
          </table:table-cell>
          <table:table-cell table:style-name="ce4" office:value-type="float" office:value="6.449">
            <text:p>6.449</text:p>
          </table:table-cell>
          <table:table-cell table:style-name="ce4" office:value-type="float" office:value="7.203">
            <text:p>7.203</text:p>
          </table:table-cell>
          <table:table-cell table:style-name="ce4" office:value-type="float" office:value="812">
            <text:p>81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24">
            <text:p>1624</text:p>
          </table:table-cell>
          <table:table-cell table:number-columns-repeated="2" table:style-name="ce4" office:value-type="float" office:value="6.838">
            <text:p>6.838</text:p>
          </table:table-cell>
          <table:table-cell table:style-name="ce4" office:value-type="float" office:value="0.093">
            <text:p>0.093</text:p>
          </table:table-cell>
          <table:table-cell table:style-name="ce4" office:value-type="float" office:value="6.838">
            <text:p>6.838</text:p>
          </table:table-cell>
          <table:table-cell table:style-name="ce3" office:value-type="float" office:value="6.931">
            <text:p>6.931</text:p>
          </table:table-cell>
          <table:table-cell table:style-name="ce4" office:value-type="float" office:value="6.758">
            <text:p>6.758</text:p>
          </table:table-cell>
          <table:table-cell table:style-name="ce4" office:value-type="float" office:value="7.261">
            <text:p>7.261</text:p>
          </table:table-cell>
          <table:table-cell table:style-name="ce4" office:value-type="float" office:value="1624">
            <text:p>16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48">
            <text:p>3248</text:p>
          </table:table-cell>
          <table:table-cell table:style-name="ce4" office:value-type="float" office:value="7.16">
            <text:p>7.16</text:p>
          </table:table-cell>
          <table:table-cell table:style-name="ce4" office:value-type="float" office:value="7.157">
            <text:p>7.157</text:p>
          </table:table-cell>
          <table:table-cell table:style-name="ce4" office:value-type="float" office:value="0.279">
            <text:p>0.279</text:p>
          </table:table-cell>
          <table:table-cell table:style-name="ce4" office:value-type="float" office:value="7.162">
            <text:p>7.162</text:p>
          </table:table-cell>
          <table:table-cell table:style-name="ce3" office:value-type="float" office:value="7.436">
            <text:p>7.436</text:p>
          </table:table-cell>
          <table:table-cell table:style-name="ce4" office:value-type="float" office:value="6.476">
            <text:p>6.476</text:p>
          </table:table-cell>
          <table:table-cell table:style-name="ce4" office:value-type="float" office:value="18.58">
            <text:p>18.58</text:p>
          </table:table-cell>
          <table:table-cell table:style-name="ce4" office:value-type="float" office:value="3248">
            <text:p>32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36">
            <text:p>1336</text:p>
          </table:table-cell>
          <table:table-cell table:number-columns-repeated="2" table:style-name="ce4" office:value-type="float" office:value="3.943">
            <text:p>3.943</text:p>
          </table:table-cell>
          <table:table-cell table:style-name="ce4" office:value-type="float" office:value="0.054">
            <text:p>0.054</text:p>
          </table:table-cell>
          <table:table-cell table:style-name="ce4" office:value-type="float" office:value="3.943">
            <text:p>3.943</text:p>
          </table:table-cell>
          <table:table-cell table:style-name="ce3" office:value-type="float" office:value="3.997">
            <text:p>3.997</text:p>
          </table:table-cell>
          <table:table-cell table:style-name="ce4" office:value-type="float" office:value="3.904">
            <text:p>3.904</text:p>
          </table:table-cell>
          <table:table-cell table:style-name="ce4" office:value-type="float" office:value="4.449">
            <text:p>4.449</text:p>
          </table:table-cell>
          <table:table-cell table:style-name="ce4" office:value-type="float" office:value="1336">
            <text:p>13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672">
            <text:p>2672</text:p>
          </table:table-cell>
          <table:table-cell table:number-columns-repeated="2" table:style-name="ce4" office:value-type="float" office:value="4.163">
            <text:p>4.163</text:p>
          </table:table-cell>
          <table:table-cell table:style-name="ce4" office:value-type="float" office:value="0.044">
            <text:p>0.044</text:p>
          </table:table-cell>
          <table:table-cell table:style-name="ce4" office:value-type="float" office:value="4.163">
            <text:p>4.163</text:p>
          </table:table-cell>
          <table:table-cell table:style-name="ce3" office:value-type="float" office:value="4.207">
            <text:p>4.207</text:p>
          </table:table-cell>
          <table:table-cell table:style-name="ce4" office:value-type="float" office:value="4.125">
            <text:p>4.125</text:p>
          </table:table-cell>
          <table:table-cell table:style-name="ce4" office:value-type="float" office:value="4.453">
            <text:p>4.453</text:p>
          </table:table-cell>
          <table:table-cell table:style-name="ce4" office:value-type="float" office:value="2672">
            <text:p>26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344">
            <text:p>5344</text:p>
          </table:table-cell>
          <table:table-cell table:style-name="ce4" office:value-type="float" office:value="4.359">
            <text:p>4.359</text:p>
          </table:table-cell>
          <table:table-cell table:style-name="ce4" office:value-type="float" office:value="4.357">
            <text:p>4.357</text:p>
          </table:table-cell>
          <table:table-cell table:style-name="ce4" office:value-type="float" office:value="0.204">
            <text:p>0.204</text:p>
          </table:table-cell>
          <table:table-cell table:style-name="ce4" office:value-type="float" office:value="4.362">
            <text:p>4.362</text:p>
          </table:table-cell>
          <table:table-cell table:style-name="ce3" office:value-type="float" office:value="4.561">
            <text:p>4.561</text:p>
          </table:table-cell>
          <table:table-cell table:style-name="ce4" office:value-type="float" office:value="3.953">
            <text:p>3.953</text:p>
          </table:table-cell>
          <table:table-cell table:style-name="ce4" office:value-type="float" office:value="15.035">
            <text:p>15.035</text:p>
          </table:table-cell>
          <table:table-cell table:style-name="ce4" office:value-type="float" office:value="5344">
            <text:p>5344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712.857142857143">
            <text:p>713</text:p>
          </table:table-cell>
          <table:table-cell table:style-name="ce9" table:formula="of:=AVERAGE([.D4];[.D7];[.D10];[.D16];[.D19];[.D22];[.D25])" office:value-type="float" office:value="15.6458571428571">
            <text:p>15.646</text:p>
          </table:table-cell>
          <table:table-cell table:style-name="ce9" table:formula="of:=AVERAGE([.E4];[.E7];[.E10];[.E16];[.E19];[.E22];[.E25])" office:value-type="float" office:value="15.6224285714286">
            <text:p>15.622</text:p>
          </table:table-cell>
          <table:table-cell table:style-name="ce9" table:formula="of:=AVERAGE([.F4];[.F7];[.F10];[.F16];[.F19];[.F22];[.F25])" office:value-type="float" office:value="0.154285714285714">
            <text:p>0.154</text:p>
          </table:table-cell>
          <table:table-cell table:style-name="ce9" table:formula="of:=AVERAGE([.G4];[.G7];[.G10];[.G16];[.G19];[.G22];[.G25])" office:value-type="float" office:value="15.6232857142857">
            <text:p>15.623</text:p>
          </table:table-cell>
          <table:table-cell table:style-name="ce10" table:formula="of:=AVERAGE([.H4];[.H7];[.H10];[.H16];[.H19];[.H22];[.H25])" office:value-type="float" office:value="15.7767142857143">
            <text:p>15.777</text:p>
          </table:table-cell>
          <table:table-cell table:style-name="ce9" table:formula="of:=AVERAGE([.I4];[.I7];[.I10];[.I16];[.I19];[.I22];[.I25])" office:value-type="float" office:value="15.4818571428571">
            <text:p>15.482</text:p>
          </table:table-cell>
          <table:table-cell table:style-name="ce9" table:formula="of:=AVERAGE([.J4];[.J7];[.J10];[.J16];[.J19];[.J22];[.J25])" office:value-type="float" office:value="20.6815714285714">
            <text:p>20.682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425.71428571429">
            <text:p>1426</text:p>
          </table:table-cell>
          <table:table-cell table:style-name="ce9" table:formula="of:=AVERAGE([.D5];[.D8];[.D11];[.D17];[.D20];[.D23];[.D26])" office:value-type="float" office:value="16.6097142857143">
            <text:p>16.610</text:p>
          </table:table-cell>
          <table:table-cell table:style-name="ce9" table:formula="of:=AVERAGE([.E5];[.E8];[.E11];[.E17];[.E20];[.E23];[.E26])" office:value-type="float" office:value="16.5965714285714">
            <text:p>16.597</text:p>
          </table:table-cell>
          <table:table-cell table:style-name="ce9" table:formula="of:=AVERAGE([.F5];[.F8];[.F11];[.F17];[.F20];[.F23];[.F26])" office:value-type="float" office:value="0.330857142857143">
            <text:p>0.331</text:p>
          </table:table-cell>
          <table:table-cell table:style-name="ce9" table:formula="of:=AVERAGE([.G5];[.G8];[.G11];[.G17];[.G20];[.G23];[.G26])" office:value-type="float" office:value="16.6004285714286">
            <text:p>16.600</text:p>
          </table:table-cell>
          <table:table-cell table:style-name="ce10" table:formula="of:=AVERAGE([.H5];[.H8];[.H11];[.H17];[.H20];[.H23];[.H26])" office:value-type="float" office:value="16.9271428571429">
            <text:p>16.927</text:p>
          </table:table-cell>
          <table:table-cell table:style-name="ce9" table:formula="of:=AVERAGE([.I5];[.I8];[.I11];[.I17];[.I20];[.I23];[.I26])" office:value-type="float" office:value="16.295">
            <text:p>16.295</text:p>
          </table:table-cell>
          <table:table-cell table:style-name="ce9" table:formula="of:=AVERAGE([.J5];[.J8];[.J11];[.J17];[.J20];[.J23];[.J26])" office:value-type="float" office:value="22.3725714285714">
            <text:p>22.373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851.42857142857">
            <text:p>2851</text:p>
          </table:table-cell>
          <table:table-cell table:style-name="ce9" table:formula="of:=AVERAGE([.D6];[.D9];[.D12];[.D18];[.D21];[.D24];[.D27])" office:value-type="float" office:value="17.4281428571429">
            <text:p>17.428</text:p>
          </table:table-cell>
          <table:table-cell table:style-name="ce9" table:formula="of:=AVERAGE([.E6];[.E9];[.E12];[.E18];[.E21];[.E24];[.E27])" office:value-type="float" office:value="17.4194285714286">
            <text:p>17.419</text:p>
          </table:table-cell>
          <table:table-cell table:style-name="ce9" table:formula="of:=AVERAGE([.F6];[.F9];[.F12];[.F18];[.F21];[.F24];[.F27])" office:value-type="float" office:value="0.602714285714286">
            <text:p>0.603</text:p>
          </table:table-cell>
          <table:table-cell table:style-name="ce9" table:formula="of:=AVERAGE([.G6];[.G9];[.G12];[.G18];[.G21];[.G24];[.G27])" office:value-type="float" office:value="17.4312857142857">
            <text:p>17.431</text:p>
          </table:table-cell>
          <table:table-cell table:style-name="ce10" table:formula="of:=AVERAGE([.H6];[.H9];[.H12];[.H18];[.H21];[.H24];[.H27])" office:value-type="float" office:value="18.0221428571429">
            <text:p>18.022</text:p>
          </table:table-cell>
          <table:table-cell table:style-name="ce9" table:formula="of:=AVERAGE([.I6];[.I9];[.I12];[.I18];[.I21];[.I24];[.I27])" office:value-type="float" office:value="16.4055714285714">
            <text:p>16.406</text:p>
          </table:table-cell>
          <table:table-cell table:style-name="ce9" table:formula="of:=AVERAGE([.J6];[.J9];[.J12];[.J18];[.J21];[.J24];[.J27])" office:value-type="float" office:value="29.435">
            <text:p>29.43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19.443">
            <text:p>419.443</text:p>
          </table:table-cell>
          <table:table-cell table:style-name="ce9" table:formula="of:=AVERAGE([.E13])" office:value-type="float" office:value="419.395">
            <text:p>419.395</text:p>
          </table:table-cell>
          <table:table-cell table:style-name="ce9" table:formula="of:=AVERAGE([.F13])" office:value-type="float" office:value="0.71">
            <text:p>0.710</text:p>
          </table:table-cell>
          <table:table-cell table:style-name="ce9" table:formula="of:=AVERAGE([.G13])" office:value-type="float" office:value="419.395">
            <text:p>419.395</text:p>
          </table:table-cell>
          <table:table-cell table:style-name="ce10" table:formula="of:=AVERAGE([.H13])" office:value-type="float" office:value="420.105">
            <text:p>420.105</text:p>
          </table:table-cell>
          <table:table-cell table:style-name="ce9" table:formula="of:=AVERAGE([.I13])" office:value-type="float" office:value="417.218">
            <text:p>417.218</text:p>
          </table:table-cell>
          <table:table-cell table:style-name="ce9" table:formula="of:=AVERAGE([.J13])" office:value-type="float" office:value="422.783">
            <text:p>422.783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61.494">
            <text:p>461.494</text:p>
          </table:table-cell>
          <table:table-cell table:style-name="ce9" table:formula="of:=AVERAGE([.E14])" office:value-type="float" office:value="461.392">
            <text:p>461.392</text:p>
          </table:table-cell>
          <table:table-cell table:style-name="ce9" table:formula="of:=AVERAGE([.F14])" office:value-type="float" office:value="1.705">
            <text:p>1.705</text:p>
          </table:table-cell>
          <table:table-cell table:style-name="ce9" table:formula="of:=AVERAGE([.G14])" office:value-type="float" office:value="461.395">
            <text:p>461.395</text:p>
          </table:table-cell>
          <table:table-cell table:style-name="ce10" table:formula="of:=AVERAGE([.H14])" office:value-type="float" office:value="463.097">
            <text:p>463.097</text:p>
          </table:table-cell>
          <table:table-cell table:style-name="ce9" table:formula="of:=AVERAGE([.I14])" office:value-type="float" office:value="459.791">
            <text:p>459.791</text:p>
          </table:table-cell>
          <table:table-cell table:style-name="ce9" table:formula="of:=AVERAGE([.J14])" office:value-type="float" office:value="468.118">
            <text:p>468.11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79.038">
            <text:p>479.038</text:p>
          </table:table-cell>
          <table:table-cell table:style-name="ce9" table:formula="of:=AVERAGE([.E15])" office:value-type="float" office:value="478.962">
            <text:p>478.962</text:p>
          </table:table-cell>
          <table:table-cell table:style-name="ce9" table:formula="of:=AVERAGE([.F15])" office:value-type="float" office:value="3.016">
            <text:p>3.016</text:p>
          </table:table-cell>
          <table:table-cell table:style-name="ce9" table:formula="of:=AVERAGE([.G15])" office:value-type="float" office:value="478.971">
            <text:p>478.971</text:p>
          </table:table-cell>
          <table:table-cell table:style-name="ce10" table:formula="of:=AVERAGE([.H15])" office:value-type="float" office:value="481.977">
            <text:p>481.977</text:p>
          </table:table-cell>
          <table:table-cell table:style-name="ce9" table:formula="of:=AVERAGE([.I15])" office:value-type="float" office:value="474.146">
            <text:p>474.146</text:p>
          </table:table-cell>
          <table:table-cell table:style-name="ce9" table:formula="of:=AVERAGE([.J15])" office:value-type="float" office:value="491.432">
            <text:p>491.43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2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5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0.8048043806398">
            <text:p>70.805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5.2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8.512">
            <text:p>58.512</text:p>
          </table:table-cell>
          <table:table-cell table:style-name="ce4" office:value-type="float" office:value="58.42">
            <text:p>58.42</text:p>
          </table:table-cell>
          <table:table-cell table:style-name="ce4" office:value-type="float" office:value="0.407">
            <text:p>0.407</text:p>
          </table:table-cell>
          <table:table-cell table:style-name="ce4" office:value-type="float" office:value="58.421">
            <text:p>58.421</text:p>
          </table:table-cell>
          <table:table-cell table:style-name="ce3" office:value-type="float" office:value="58.827">
            <text:p>58.827</text:p>
          </table:table-cell>
          <table:table-cell table:style-name="ce4" office:value-type="float" office:value="57.902">
            <text:p>57.902</text:p>
          </table:table-cell>
          <table:table-cell table:style-name="ce4" office:value-type="float" office:value="67.2">
            <text:p>67.2</text:p>
          </table:table-cell>
          <table:table-cell table:style-name="ce4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2.251">
            <text:p>62.251</text:p>
          </table:table-cell>
          <table:table-cell table:style-name="ce4" office:value-type="float" office:value="62.198">
            <text:p>62.198</text:p>
          </table:table-cell>
          <table:table-cell table:style-name="ce4" office:value-type="float" office:value="0.819">
            <text:p>0.819</text:p>
          </table:table-cell>
          <table:table-cell table:style-name="ce4" office:value-type="float" office:value="62.204">
            <text:p>62.204</text:p>
          </table:table-cell>
          <table:table-cell table:style-name="ce3" office:value-type="float" office:value="63.018">
            <text:p>63.018</text:p>
          </table:table-cell>
          <table:table-cell table:style-name="ce4" office:value-type="float" office:value="61.782">
            <text:p>61.782</text:p>
          </table:table-cell>
          <table:table-cell table:style-name="ce4" office:value-type="float" office:value="72.078">
            <text:p>72.078</text:p>
          </table:table-cell>
          <table:table-cell table:style-name="ce4" office:value-type="float" office:value="180">
            <text:p>18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65.369">
            <text:p>65.369</text:p>
          </table:table-cell>
          <table:table-cell table:style-name="ce4" office:value-type="float" office:value="65.341">
            <text:p>65.341</text:p>
          </table:table-cell>
          <table:table-cell table:style-name="ce4" office:value-type="float" office:value="1.367">
            <text:p>1.367</text:p>
          </table:table-cell>
          <table:table-cell table:style-name="ce4" office:value-type="float" office:value="65.355">
            <text:p>65.355</text:p>
          </table:table-cell>
          <table:table-cell table:style-name="ce3" office:value-type="float" office:value="66.708">
            <text:p>66.708</text:p>
          </table:table-cell>
          <table:table-cell table:style-name="ce4" office:value-type="float" office:value="62.978">
            <text:p>62.978</text:p>
          </table:table-cell>
          <table:table-cell table:style-name="ce4" office:value-type="float" office:value="77.798">
            <text:p>77.798</text:p>
          </table:table-cell>
          <table:table-cell table:style-name="ce4" office:value-type="float" office:value="360">
            <text:p>3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18.516">
            <text:p>18.516</text:p>
          </table:table-cell>
          <table:table-cell table:style-name="ce4" office:value-type="float" office:value="18.468">
            <text:p>18.468</text:p>
          </table:table-cell>
          <table:table-cell table:style-name="ce4" office:value-type="float" office:value="0.189">
            <text:p>0.189</text:p>
          </table:table-cell>
          <table:table-cell table:style-name="ce4" office:value-type="float" office:value="18.469">
            <text:p>18.469</text:p>
          </table:table-cell>
          <table:table-cell table:style-name="ce3" office:value-type="float" office:value="18.658">
            <text:p>18.658</text:p>
          </table:table-cell>
          <table:table-cell table:style-name="ce4" office:value-type="float" office:value="18.313">
            <text:p>18.313</text:p>
          </table:table-cell>
          <table:table-cell table:style-name="ce4" office:value-type="float" office:value="32.224">
            <text:p>32.224</text:p>
          </table:table-cell>
          <table:table-cell table:style-name="ce4" office:value-type="float" office:value="286">
            <text:p>28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72">
            <text:p>572</text:p>
          </table:table-cell>
          <table:table-cell table:style-name="ce4" office:value-type="float" office:value="19.566">
            <text:p>19.566</text:p>
          </table:table-cell>
          <table:table-cell table:style-name="ce4" office:value-type="float" office:value="19.535">
            <text:p>19.535</text:p>
          </table:table-cell>
          <table:table-cell table:style-name="ce4" office:value-type="float" office:value="0.766">
            <text:p>0.766</text:p>
          </table:table-cell>
          <table:table-cell table:style-name="ce4" office:value-type="float" office:value="19.55">
            <text:p>19.55</text:p>
          </table:table-cell>
          <table:table-cell table:style-name="ce3" office:value-type="float" office:value="20.301">
            <text:p>20.301</text:p>
          </table:table-cell>
          <table:table-cell table:style-name="ce4" office:value-type="float" office:value="19.301">
            <text:p>19.301</text:p>
          </table:table-cell>
          <table:table-cell table:style-name="ce4" office:value-type="float" office:value="37.459">
            <text:p>37.459</text:p>
          </table:table-cell>
          <table:table-cell table:style-name="ce4" office:value-type="float" office:value="572">
            <text:p>5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144">
            <text:p>1144</text:p>
          </table:table-cell>
          <table:table-cell table:style-name="ce4" office:value-type="float" office:value="20.589">
            <text:p>20.589</text:p>
          </table:table-cell>
          <table:table-cell table:style-name="ce4" office:value-type="float" office:value="20.577">
            <text:p>20.577</text:p>
          </table:table-cell>
          <table:table-cell table:style-name="ce4" office:value-type="float" office:value="1.046">
            <text:p>1.046</text:p>
          </table:table-cell>
          <table:table-cell table:style-name="ce4" office:value-type="float" office:value="20.603">
            <text:p>20.603</text:p>
          </table:table-cell>
          <table:table-cell table:style-name="ce3" office:value-type="float" office:value="21.623">
            <text:p>21.623</text:p>
          </table:table-cell>
          <table:table-cell table:style-name="ce4" office:value-type="float" office:value="18.619">
            <text:p>18.619</text:p>
          </table:table-cell>
          <table:table-cell table:style-name="ce4" office:value-type="float" office:value="36.987">
            <text:p>36.987</text:p>
          </table:table-cell>
          <table:table-cell table:style-name="ce4" office:value-type="float" office:value="1144">
            <text:p>11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18.731">
            <text:p>18.731</text:p>
          </table:table-cell>
          <table:table-cell table:style-name="ce4" office:value-type="float" office:value="18.697">
            <text:p>18.697</text:p>
          </table:table-cell>
          <table:table-cell table:style-name="ce4" office:value-type="float" office:value="0.175">
            <text:p>0.175</text:p>
          </table:table-cell>
          <table:table-cell table:style-name="ce4" office:value-type="float" office:value="18.698">
            <text:p>18.698</text:p>
          </table:table-cell>
          <table:table-cell table:style-name="ce3" office:value-type="float" office:value="18.872">
            <text:p>18.872</text:p>
          </table:table-cell>
          <table:table-cell table:style-name="ce4" office:value-type="float" office:value="18.541">
            <text:p>18.541</text:p>
          </table:table-cell>
          <table:table-cell table:style-name="ce4" office:value-type="float" office:value="27.94">
            <text:p>27.94</text:p>
          </table:table-cell>
          <table:table-cell table:style-name="ce4" office:value-type="float" office:value="271">
            <text:p>27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42">
            <text:p>542</text:p>
          </table:table-cell>
          <table:table-cell table:style-name="ce4" office:value-type="float" office:value="19.682">
            <text:p>19.682</text:p>
          </table:table-cell>
          <table:table-cell table:style-name="ce4" office:value-type="float" office:value="19.665">
            <text:p>19.665</text:p>
          </table:table-cell>
          <table:table-cell table:style-name="ce4" office:value-type="float" office:value="0.468">
            <text:p>0.468</text:p>
          </table:table-cell>
          <table:table-cell table:style-name="ce4" office:value-type="float" office:value="19.671">
            <text:p>19.671</text:p>
          </table:table-cell>
          <table:table-cell table:style-name="ce3" office:value-type="float" office:value="20.133">
            <text:p>20.133</text:p>
          </table:table-cell>
          <table:table-cell table:style-name="ce4" office:value-type="float" office:value="18.815">
            <text:p>18.815</text:p>
          </table:table-cell>
          <table:table-cell table:style-name="ce4" office:value-type="float" office:value="29.774">
            <text:p>29.774</text:p>
          </table:table-cell>
          <table:table-cell table:style-name="ce4" office:value-type="float" office:value="542">
            <text:p>54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84">
            <text:p>1084</text:p>
          </table:table-cell>
          <table:table-cell table:style-name="ce4" office:value-type="float" office:value="20.772">
            <text:p>20.772</text:p>
          </table:table-cell>
          <table:table-cell table:style-name="ce4" office:value-type="float" office:value="20.764">
            <text:p>20.764</text:p>
          </table:table-cell>
          <table:table-cell table:style-name="ce4" office:value-type="float" office:value="0.794">
            <text:p>0.794</text:p>
          </table:table-cell>
          <table:table-cell table:style-name="ce4" office:value-type="float" office:value="20.779">
            <text:p>20.779</text:p>
          </table:table-cell>
          <table:table-cell table:style-name="ce3" office:value-type="float" office:value="21.558">
            <text:p>21.558</text:p>
          </table:table-cell>
          <table:table-cell table:style-name="ce4" office:value-type="float" office:value="18.611">
            <text:p>18.611</text:p>
          </table:table-cell>
          <table:table-cell table:style-name="ce4" office:value-type="float" office:value="31.977">
            <text:p>31.977</text:p>
          </table:table-cell>
          <table:table-cell table:style-name="ce4" office:value-type="float" office:value="1084">
            <text:p>10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03.893">
            <text:p>403.893</text:p>
          </table:table-cell>
          <table:table-cell table:style-name="ce4" office:value-type="float" office:value="403.884">
            <text:p>403.884</text:p>
          </table:table-cell>
          <table:table-cell table:style-name="ce4" office:value-type="float" office:value="1.253">
            <text:p>1.253</text:p>
          </table:table-cell>
          <table:table-cell table:style-name="ce4" office:value-type="float" office:value="403.886">
            <text:p>403.886</text:p>
          </table:table-cell>
          <table:table-cell table:style-name="ce3" office:value-type="float" office:value="405.137">
            <text:p>405.137</text:p>
          </table:table-cell>
          <table:table-cell table:style-name="ce4" office:value-type="float" office:value="401.599">
            <text:p>401.599</text:p>
          </table:table-cell>
          <table:table-cell table:style-name="ce4" office:value-type="float" office:value="406.391">
            <text:p>406.391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49.119">
            <text:p>449.119</text:p>
          </table:table-cell>
          <table:table-cell table:style-name="ce4" office:value-type="float" office:value="449.074">
            <text:p>449.074</text:p>
          </table:table-cell>
          <table:table-cell table:style-name="ce4" office:value-type="float" office:value="1.652">
            <text:p>1.652</text:p>
          </table:table-cell>
          <table:table-cell table:style-name="ce4" office:value-type="float" office:value="449.077">
            <text:p>449.077</text:p>
          </table:table-cell>
          <table:table-cell table:style-name="ce3" office:value-type="float" office:value="450.727">
            <text:p>450.727</text:p>
          </table:table-cell>
          <table:table-cell table:style-name="ce4" office:value-type="float" office:value="445.397">
            <text:p>445.397</text:p>
          </table:table-cell>
          <table:table-cell table:style-name="ce4" office:value-type="float" office:value="455.006">
            <text:p>455.006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63.864">
            <text:p>463.864</text:p>
          </table:table-cell>
          <table:table-cell table:style-name="ce4" office:value-type="float" office:value="463.691">
            <text:p>463.691</text:p>
          </table:table-cell>
          <table:table-cell table:style-name="ce4" office:value-type="float" office:value="3.275">
            <text:p>3.275</text:p>
          </table:table-cell>
          <table:table-cell table:style-name="ce4" office:value-type="float" office:value="463.703">
            <text:p>463.703</text:p>
          </table:table-cell>
          <table:table-cell table:style-name="ce3" office:value-type="float" office:value="466.966">
            <text:p>466.966</text:p>
          </table:table-cell>
          <table:table-cell table:style-name="ce4" office:value-type="float" office:value="453.688">
            <text:p>453.688</text:p>
          </table:table-cell>
          <table:table-cell table:style-name="ce4" office:value-type="float" office:value="490.973">
            <text:p>490.973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6.787">
            <text:p>6.787</text:p>
          </table:table-cell>
          <table:table-cell table:style-name="ce4" office:value-type="float" office:value="6.785">
            <text:p>6.785</text:p>
          </table:table-cell>
          <table:table-cell table:style-name="ce4" office:value-type="float" office:value="0.121">
            <text:p>0.121</text:p>
          </table:table-cell>
          <table:table-cell table:style-name="ce4" office:value-type="float" office:value="6.786">
            <text:p>6.786</text:p>
          </table:table-cell>
          <table:table-cell table:style-name="ce3" office:value-type="float" office:value="6.906">
            <text:p>6.906</text:p>
          </table:table-cell>
          <table:table-cell table:style-name="ce4" office:value-type="float" office:value="6.712">
            <text:p>6.712</text:p>
          </table:table-cell>
          <table:table-cell table:style-name="ce4" office:value-type="float" office:value="8.005">
            <text:p>8.005</text:p>
          </table:table-cell>
          <table:table-cell table:style-name="ce4" office:value-type="float" office:value="691">
            <text:p>69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82">
            <text:p>1382</text:p>
          </table:table-cell>
          <table:table-cell table:number-columns-repeated="2" table:style-name="ce4" office:value-type="float" office:value="7.299">
            <text:p>7.299</text:p>
          </table:table-cell>
          <table:table-cell table:style-name="ce4" office:value-type="float" office:value="0.092">
            <text:p>0.092</text:p>
          </table:table-cell>
          <table:table-cell table:style-name="ce4" office:value-type="float" office:value="7.3">
            <text:p>7.3</text:p>
          </table:table-cell>
          <table:table-cell table:style-name="ce3" office:value-type="float" office:value="7.392">
            <text:p>7.392</text:p>
          </table:table-cell>
          <table:table-cell table:style-name="ce4" office:value-type="float" office:value="6.778">
            <text:p>6.778</text:p>
          </table:table-cell>
          <table:table-cell table:style-name="ce4" office:value-type="float" office:value="7.738">
            <text:p>7.738</text:p>
          </table:table-cell>
          <table:table-cell table:style-name="ce4" office:value-type="float" office:value="1382">
            <text:p>138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764">
            <text:p>2764</text:p>
          </table:table-cell>
          <table:table-cell table:style-name="ce4" office:value-type="float" office:value="7.61">
            <text:p>7.61</text:p>
          </table:table-cell>
          <table:table-cell table:style-name="ce4" office:value-type="float" office:value="7.606">
            <text:p>7.606</text:p>
          </table:table-cell>
          <table:table-cell table:style-name="ce4" office:value-type="float" office:value="0.277">
            <text:p>0.277</text:p>
          </table:table-cell>
          <table:table-cell table:style-name="ce4" office:value-type="float" office:value="7.611">
            <text:p>7.611</text:p>
          </table:table-cell>
          <table:table-cell table:style-name="ce3" office:value-type="float" office:value="7.883">
            <text:p>7.883</text:p>
          </table:table-cell>
          <table:table-cell table:style-name="ce4" office:value-type="float" office:value="6.736">
            <text:p>6.736</text:p>
          </table:table-cell>
          <table:table-cell table:style-name="ce4" office:value-type="float" office:value="17.297">
            <text:p>17.297</text:p>
          </table:table-cell>
          <table:table-cell table:style-name="ce4" office:value-type="float" office:value="2764">
            <text:p>276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98">
            <text:p>1498</text:p>
          </table:table-cell>
          <table:table-cell table:number-columns-repeated="2" table:style-name="ce4" office:value-type="float" office:value="3.516">
            <text:p>3.516</text:p>
          </table:table-cell>
          <table:table-cell table:style-name="ce4" office:value-type="float" office:value="0.051">
            <text:p>0.051</text:p>
          </table:table-cell>
          <table:table-cell table:style-name="ce4" office:value-type="float" office:value="3.516">
            <text:p>3.516</text:p>
          </table:table-cell>
          <table:table-cell table:style-name="ce3" office:value-type="float" office:value="3.567">
            <text:p>3.567</text:p>
          </table:table-cell>
          <table:table-cell table:style-name="ce4" office:value-type="float" office:value="3.483">
            <text:p>3.483</text:p>
          </table:table-cell>
          <table:table-cell table:style-name="ce4" office:value-type="float" office:value="4.019">
            <text:p>4.019</text:p>
          </table:table-cell>
          <table:table-cell table:style-name="ce4" office:value-type="float" office:value="1498">
            <text:p>149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96">
            <text:p>2996</text:p>
          </table:table-cell>
          <table:table-cell table:number-columns-repeated="2" table:style-name="ce4" office:value-type="float" office:value="3.746">
            <text:p>3.746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3.747">
            <text:p>3.747</text:p>
          </table:table-cell>
          <table:table-cell table:style-name="ce3" office:value-type="float" office:value="3.793">
            <text:p>3.793</text:p>
          </table:table-cell>
          <table:table-cell table:style-name="ce4" office:value-type="float" office:value="3.508">
            <text:p>3.508</text:p>
          </table:table-cell>
          <table:table-cell table:style-name="ce4" office:value-type="float" office:value="3.973">
            <text:p>3.973</text:p>
          </table:table-cell>
          <table:table-cell table:style-name="ce4" office:value-type="float" office:value="2996">
            <text:p>299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992">
            <text:p>5992</text:p>
          </table:table-cell>
          <table:table-cell table:style-name="ce4" office:value-type="float" office:value="3.912">
            <text:p>3.912</text:p>
          </table:table-cell>
          <table:table-cell table:style-name="ce4" office:value-type="float" office:value="3.911">
            <text:p>3.911</text:p>
          </table:table-cell>
          <table:table-cell table:style-name="ce4" office:value-type="float" office:value="0.181">
            <text:p>0.181</text:p>
          </table:table-cell>
          <table:table-cell table:style-name="ce4" office:value-type="float" office:value="3.915">
            <text:p>3.915</text:p>
          </table:table-cell>
          <table:table-cell table:style-name="ce3" office:value-type="float" office:value="4.092">
            <text:p>4.092</text:p>
          </table:table-cell>
          <table:table-cell table:style-name="ce4" office:value-type="float" office:value="3.495">
            <text:p>3.495</text:p>
          </table:table-cell>
          <table:table-cell table:style-name="ce4" office:value-type="float" office:value="13.469">
            <text:p>13.469</text:p>
          </table:table-cell>
          <table:table-cell table:style-name="ce4" office:value-type="float" office:value="5992">
            <text:p>599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24">
            <text:p>824</text:p>
          </table:table-cell>
          <table:table-cell table:style-name="ce4" office:value-type="float" office:value="6.403">
            <text:p>6.403</text:p>
          </table:table-cell>
          <table:table-cell table:style-name="ce4" office:value-type="float" office:value="6.402">
            <text:p>6.402</text:p>
          </table:table-cell>
          <table:table-cell table:style-name="ce4" office:value-type="float" office:value="0.083">
            <text:p>0.083</text:p>
          </table:table-cell>
          <table:table-cell table:style-name="ce4" office:value-type="float" office:value="6.403">
            <text:p>6.403</text:p>
          </table:table-cell>
          <table:table-cell table:style-name="ce3" office:value-type="float" office:value="6.485">
            <text:p>6.485</text:p>
          </table:table-cell>
          <table:table-cell table:style-name="ce4" office:value-type="float" office:value="6.344">
            <text:p>6.344</text:p>
          </table:table-cell>
          <table:table-cell table:style-name="ce4" office:value-type="float" office:value="7.032">
            <text:p>7.032</text:p>
          </table:table-cell>
          <table:table-cell table:style-name="ce4" office:value-type="float" office:value="824">
            <text:p>8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48">
            <text:p>1648</text:p>
          </table:table-cell>
          <table:table-cell table:number-columns-repeated="2" table:style-name="ce4" office:value-type="float" office:value="6.735">
            <text:p>6.735</text:p>
          </table:table-cell>
          <table:table-cell table:style-name="ce4" office:value-type="float" office:value="0.075">
            <text:p>0.075</text:p>
          </table:table-cell>
          <table:table-cell table:style-name="ce4" office:value-type="float" office:value="6.735">
            <text:p>6.735</text:p>
          </table:table-cell>
          <table:table-cell table:style-name="ce3" office:value-type="float" office:value="6.809">
            <text:p>6.809</text:p>
          </table:table-cell>
          <table:table-cell table:style-name="ce4" office:value-type="float" office:value="6.623">
            <text:p>6.623</text:p>
          </table:table-cell>
          <table:table-cell table:style-name="ce4" office:value-type="float" office:value="7.109">
            <text:p>7.109</text:p>
          </table:table-cell>
          <table:table-cell table:style-name="ce4" office:value-type="float" office:value="1648">
            <text:p>16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96">
            <text:p>3296</text:p>
          </table:table-cell>
          <table:table-cell table:style-name="ce4" office:value-type="float" office:value="7.062">
            <text:p>7.062</text:p>
          </table:table-cell>
          <table:table-cell table:style-name="ce4" office:value-type="float" office:value="7.059">
            <text:p>7.059</text:p>
          </table:table-cell>
          <table:table-cell table:style-name="ce4" office:value-type="float" office:value="0.246">
            <text:p>0.246</text:p>
          </table:table-cell>
          <table:table-cell table:style-name="ce4" office:value-type="float" office:value="7.064">
            <text:p>7.064</text:p>
          </table:table-cell>
          <table:table-cell table:style-name="ce3" office:value-type="float" office:value="7.305">
            <text:p>7.305</text:p>
          </table:table-cell>
          <table:table-cell table:style-name="ce4" office:value-type="float" office:value="6.369">
            <text:p>6.369</text:p>
          </table:table-cell>
          <table:table-cell table:style-name="ce4" office:value-type="float" office:value="16.925">
            <text:p>16.925</text:p>
          </table:table-cell>
          <table:table-cell table:style-name="ce4" office:value-type="float" office:value="3296">
            <text:p>329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57">
            <text:p>1357</text:p>
          </table:table-cell>
          <table:table-cell table:number-columns-repeated="2" table:style-name="ce4" office:value-type="float" office:value="3.872">
            <text:p>3.872</text:p>
          </table:table-cell>
          <table:table-cell table:style-name="ce4" office:value-type="float" office:value="0.053">
            <text:p>0.053</text:p>
          </table:table-cell>
          <table:table-cell table:style-name="ce4" office:value-type="float" office:value="3.872">
            <text:p>3.872</text:p>
          </table:table-cell>
          <table:table-cell table:style-name="ce3" office:value-type="float" office:value="3.925">
            <text:p>3.925</text:p>
          </table:table-cell>
          <table:table-cell table:style-name="ce4" office:value-type="float" office:value="3.839">
            <text:p>3.839</text:p>
          </table:table-cell>
          <table:table-cell table:style-name="ce4" office:value-type="float" office:value="4.39">
            <text:p>4.39</text:p>
          </table:table-cell>
          <table:table-cell table:style-name="ce4" office:value-type="float" office:value="1357">
            <text:p>135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714">
            <text:p>2714</text:p>
          </table:table-cell>
          <table:table-cell table:number-columns-repeated="2" table:style-name="ce4" office:value-type="float" office:value="4.098">
            <text:p>4.098</text:p>
          </table:table-cell>
          <table:table-cell table:style-name="ce4" office:value-type="float" office:value="0.052">
            <text:p>0.052</text:p>
          </table:table-cell>
          <table:table-cell table:style-name="ce4" office:value-type="float" office:value="4.098">
            <text:p>4.098</text:p>
          </table:table-cell>
          <table:table-cell table:style-name="ce3" office:value-type="float" office:value="4.15">
            <text:p>4.15</text:p>
          </table:table-cell>
          <table:table-cell table:style-name="ce4" office:value-type="float" office:value="3.854">
            <text:p>3.854</text:p>
          </table:table-cell>
          <table:table-cell table:style-name="ce4" office:value-type="float" office:value="4.346">
            <text:p>4.346</text:p>
          </table:table-cell>
          <table:table-cell table:style-name="ce4" office:value-type="float" office:value="2714">
            <text:p>271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428">
            <text:p>5428</text:p>
          </table:table-cell>
          <table:table-cell table:style-name="ce4" office:value-type="float" office:value="4.291">
            <text:p>4.291</text:p>
          </table:table-cell>
          <table:table-cell table:style-name="ce4" office:value-type="float" office:value="4.289">
            <text:p>4.289</text:p>
          </table:table-cell>
          <table:table-cell table:style-name="ce4" office:value-type="float" office:value="0.191">
            <text:p>0.191</text:p>
          </table:table-cell>
          <table:table-cell table:style-name="ce4" office:value-type="float" office:value="4.294">
            <text:p>4.294</text:p>
          </table:table-cell>
          <table:table-cell table:style-name="ce3" office:value-type="float" office:value="4.481">
            <text:p>4.481</text:p>
          </table:table-cell>
          <table:table-cell table:style-name="ce4" office:value-type="float" office:value="3.868">
            <text:p>3.868</text:p>
          </table:table-cell>
          <table:table-cell table:style-name="ce4" office:value-type="float" office:value="14.124">
            <text:p>14.124</text:p>
          </table:table-cell>
          <table:table-cell table:style-name="ce4" office:value-type="float" office:value="5428">
            <text:p>5428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716.714285714286">
            <text:p>717</text:p>
          </table:table-cell>
          <table:table-cell table:style-name="ce9" table:formula="of:=AVERAGE([.D4];[.D7];[.D10];[.D16];[.D19];[.D22];[.D25])" office:value-type="float" office:value="16.6195714285714">
            <text:p>16.620</text:p>
          </table:table-cell>
          <table:table-cell table:style-name="ce9" table:formula="of:=AVERAGE([.E4];[.E7];[.E10];[.E16];[.E19];[.E22];[.E25])" office:value-type="float" office:value="16.5942857142857">
            <text:p>16.594</text:p>
          </table:table-cell>
          <table:table-cell table:style-name="ce9" table:formula="of:=AVERAGE([.F4];[.F7];[.F10];[.F16];[.F19];[.F22];[.F25])" office:value-type="float" office:value="0.154142857142857">
            <text:p>0.154</text:p>
          </table:table-cell>
          <table:table-cell table:style-name="ce9" table:formula="of:=AVERAGE([.G4];[.G7];[.G10];[.G16];[.G19];[.G22];[.G25])" office:value-type="float" office:value="16.595">
            <text:p>16.595</text:p>
          </table:table-cell>
          <table:table-cell table:style-name="ce10" table:formula="of:=AVERAGE([.H4];[.H7];[.H10];[.H16];[.H19];[.H22];[.H25])" office:value-type="float" office:value="16.7485714285714">
            <text:p>16.749</text:p>
          </table:table-cell>
          <table:table-cell table:style-name="ce9" table:formula="of:=AVERAGE([.I4];[.I7];[.I10];[.I16];[.I19];[.I22];[.I25])" office:value-type="float" office:value="16.4477142857143">
            <text:p>16.448</text:p>
          </table:table-cell>
          <table:table-cell table:style-name="ce9" table:formula="of:=AVERAGE([.J4];[.J7];[.J10];[.J16];[.J19];[.J22];[.J25])" office:value-type="float" office:value="21.5442857142857">
            <text:p>21.544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433.42857142857">
            <text:p>1433</text:p>
          </table:table-cell>
          <table:table-cell table:style-name="ce9" table:formula="of:=AVERAGE([.D5];[.D8];[.D11];[.D17];[.D20];[.D23];[.D26])" office:value-type="float" office:value="17.6252857142857">
            <text:p>17.625</text:p>
          </table:table-cell>
          <table:table-cell table:style-name="ce9" table:formula="of:=AVERAGE([.E5];[.E8];[.E11];[.E17];[.E20];[.E23];[.E26])" office:value-type="float" office:value="17.6108571428571">
            <text:p>17.611</text:p>
          </table:table-cell>
          <table:table-cell table:style-name="ce9" table:formula="of:=AVERAGE([.F5];[.F8];[.F11];[.F17];[.F20];[.F23];[.F26])" office:value-type="float" office:value="0.331142857142857">
            <text:p>0.331</text:p>
          </table:table-cell>
          <table:table-cell table:style-name="ce9" table:formula="of:=AVERAGE([.G5];[.G8];[.G11];[.G17];[.G20];[.G23];[.G26])" office:value-type="float" office:value="17.615">
            <text:p>17.615</text:p>
          </table:table-cell>
          <table:table-cell table:style-name="ce10" table:formula="of:=AVERAGE([.H5];[.H8];[.H11];[.H17];[.H20];[.H23];[.H26])" office:value-type="float" office:value="17.9422857142857">
            <text:p>17.942</text:p>
          </table:table-cell>
          <table:table-cell table:style-name="ce9" table:formula="of:=AVERAGE([.I5];[.I8];[.I11];[.I17];[.I20];[.I23];[.I26])" office:value-type="float" office:value="17.2372857142857">
            <text:p>17.237</text:p>
          </table:table-cell>
          <table:table-cell table:style-name="ce9" table:formula="of:=AVERAGE([.J5];[.J8];[.J11];[.J17];[.J20];[.J23];[.J26])" office:value-type="float" office:value="23.211">
            <text:p>23.211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866.85714285714">
            <text:p>2867</text:p>
          </table:table-cell>
          <table:table-cell table:style-name="ce9" table:formula="of:=AVERAGE([.D6];[.D9];[.D12];[.D18];[.D21];[.D24];[.D27])" office:value-type="float" office:value="18.515">
            <text:p>18.515</text:p>
          </table:table-cell>
          <table:table-cell table:style-name="ce9" table:formula="of:=AVERAGE([.E6];[.E9];[.E12];[.E18];[.E21];[.E24];[.E27])" office:value-type="float" office:value="18.5067142857143">
            <text:p>18.507</text:p>
          </table:table-cell>
          <table:table-cell table:style-name="ce9" table:formula="of:=AVERAGE([.F6];[.F9];[.F12];[.F18];[.F21];[.F24];[.F27])" office:value-type="float" office:value="0.586">
            <text:p>0.586</text:p>
          </table:table-cell>
          <table:table-cell table:style-name="ce9" table:formula="of:=AVERAGE([.G6];[.G9];[.G12];[.G18];[.G21];[.G24];[.G27])" office:value-type="float" office:value="18.5172857142857">
            <text:p>18.517</text:p>
          </table:table-cell>
          <table:table-cell table:style-name="ce10" table:formula="of:=AVERAGE([.H6];[.H9];[.H12];[.H18];[.H21];[.H24];[.H27])" office:value-type="float" office:value="19.0928571428571">
            <text:p>19.093</text:p>
          </table:table-cell>
          <table:table-cell table:style-name="ce9" table:formula="of:=AVERAGE([.I6];[.I9];[.I12];[.I18];[.I21];[.I24];[.I27])" office:value-type="float" office:value="17.2394285714286">
            <text:p>17.239</text:p>
          </table:table-cell>
          <table:table-cell table:style-name="ce9" table:formula="of:=AVERAGE([.J6];[.J9];[.J12];[.J18];[.J21];[.J24];[.J27])" office:value-type="float" office:value="29.7967142857143">
            <text:p>29.79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03.893">
            <text:p>403.893</text:p>
          </table:table-cell>
          <table:table-cell table:style-name="ce9" table:formula="of:=AVERAGE([.E13])" office:value-type="float" office:value="403.884">
            <text:p>403.884</text:p>
          </table:table-cell>
          <table:table-cell table:style-name="ce9" table:formula="of:=AVERAGE([.F13])" office:value-type="float" office:value="1.253">
            <text:p>1.253</text:p>
          </table:table-cell>
          <table:table-cell table:style-name="ce9" table:formula="of:=AVERAGE([.G13])" office:value-type="float" office:value="403.886">
            <text:p>403.886</text:p>
          </table:table-cell>
          <table:table-cell table:style-name="ce10" table:formula="of:=AVERAGE([.H13])" office:value-type="float" office:value="405.137">
            <text:p>405.137</text:p>
          </table:table-cell>
          <table:table-cell table:style-name="ce9" table:formula="of:=AVERAGE([.I13])" office:value-type="float" office:value="401.599">
            <text:p>401.599</text:p>
          </table:table-cell>
          <table:table-cell table:style-name="ce9" table:formula="of:=AVERAGE([.J13])" office:value-type="float" office:value="406.391">
            <text:p>406.391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49.119">
            <text:p>449.119</text:p>
          </table:table-cell>
          <table:table-cell table:style-name="ce9" table:formula="of:=AVERAGE([.E14])" office:value-type="float" office:value="449.074">
            <text:p>449.074</text:p>
          </table:table-cell>
          <table:table-cell table:style-name="ce9" table:formula="of:=AVERAGE([.F14])" office:value-type="float" office:value="1.652">
            <text:p>1.652</text:p>
          </table:table-cell>
          <table:table-cell table:style-name="ce9" table:formula="of:=AVERAGE([.G14])" office:value-type="float" office:value="449.077">
            <text:p>449.077</text:p>
          </table:table-cell>
          <table:table-cell table:style-name="ce10" table:formula="of:=AVERAGE([.H14])" office:value-type="float" office:value="450.727">
            <text:p>450.727</text:p>
          </table:table-cell>
          <table:table-cell table:style-name="ce9" table:formula="of:=AVERAGE([.I14])" office:value-type="float" office:value="445.397">
            <text:p>445.397</text:p>
          </table:table-cell>
          <table:table-cell table:style-name="ce9" table:formula="of:=AVERAGE([.J14])" office:value-type="float" office:value="455.006">
            <text:p>455.006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63.864">
            <text:p>463.864</text:p>
          </table:table-cell>
          <table:table-cell table:style-name="ce9" table:formula="of:=AVERAGE([.E15])" office:value-type="float" office:value="463.691">
            <text:p>463.691</text:p>
          </table:table-cell>
          <table:table-cell table:style-name="ce9" table:formula="of:=AVERAGE([.F15])" office:value-type="float" office:value="3.275">
            <text:p>3.275</text:p>
          </table:table-cell>
          <table:table-cell table:style-name="ce9" table:formula="of:=AVERAGE([.G15])" office:value-type="float" office:value="463.703">
            <text:p>463.703</text:p>
          </table:table-cell>
          <table:table-cell table:style-name="ce10" table:formula="of:=AVERAGE([.H15])" office:value-type="float" office:value="466.966">
            <text:p>466.966</text:p>
          </table:table-cell>
          <table:table-cell table:style-name="ce9" table:formula="of:=AVERAGE([.I15])" office:value-type="float" office:value="453.688">
            <text:p>453.688</text:p>
          </table:table-cell>
          <table:table-cell table:style-name="ce9" table:formula="of:=AVERAGE([.J15])" office:value-type="float" office:value="490.973">
            <text:p>490.973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2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53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0.4180780569503">
            <text:p>70.418</text:p>
          </table:table-cell>
          <table:table-cell/>
          <table:table-cell table:style-name="ce8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5.3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7.357">
            <text:p>57.357</text:p>
          </table:table-cell>
          <table:table-cell table:style-name="ce4" office:value-type="float" office:value="57.272">
            <text:p>57.272</text:p>
          </table:table-cell>
          <table:table-cell table:style-name="ce4" office:value-type="float" office:value="0.339">
            <text:p>0.339</text:p>
          </table:table-cell>
          <table:table-cell table:style-name="ce4" office:value-type="float" office:value="57.273">
            <text:p>57.273</text:p>
          </table:table-cell>
          <table:table-cell table:style-name="ce3" office:value-type="float" office:value="57.611">
            <text:p>57.611</text:p>
          </table:table-cell>
          <table:table-cell table:style-name="ce4" office:value-type="float" office:value="56.808">
            <text:p>56.808</text:p>
          </table:table-cell>
          <table:table-cell table:style-name="ce4" office:value-type="float" office:value="65.496">
            <text:p>65.496</text:p>
          </table:table-cell>
          <table:table-cell table:style-name="ce4" office:value-type="float" office:value="91">
            <text:p>9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61.157">
            <text:p>61.157</text:p>
          </table:table-cell>
          <table:table-cell table:style-name="ce4" office:value-type="float" office:value="61.11">
            <text:p>61.11</text:p>
          </table:table-cell>
          <table:table-cell table:style-name="ce4" office:value-type="float" office:value="0.774">
            <text:p>0.774</text:p>
          </table:table-cell>
          <table:table-cell table:style-name="ce4" office:value-type="float" office:value="61.115">
            <text:p>61.115</text:p>
          </table:table-cell>
          <table:table-cell table:style-name="ce3" office:value-type="float" office:value="61.884">
            <text:p>61.884</text:p>
          </table:table-cell>
          <table:table-cell table:style-name="ce4" office:value-type="float" office:value="60.435">
            <text:p>60.435</text:p>
          </table:table-cell>
          <table:table-cell table:style-name="ce4" office:value-type="float" office:value="70.428">
            <text:p>70.428</text:p>
          </table:table-cell>
          <table:table-cell table:style-name="ce4" office:value-type="float" office:value="182">
            <text:p>18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64">
            <text:p>364</text:p>
          </table:table-cell>
          <table:table-cell table:style-name="ce4" office:value-type="float" office:value="63.915">
            <text:p>63.915</text:p>
          </table:table-cell>
          <table:table-cell table:style-name="ce4" office:value-type="float" office:value="63.889">
            <text:p>63.889</text:p>
          </table:table-cell>
          <table:table-cell table:style-name="ce4" office:value-type="float" office:value="1.365">
            <text:p>1.365</text:p>
          </table:table-cell>
          <table:table-cell table:style-name="ce4" office:value-type="float" office:value="63.903">
            <text:p>63.903</text:p>
          </table:table-cell>
          <table:table-cell table:style-name="ce3" office:value-type="float" office:value="65.254">
            <text:p>65.254</text:p>
          </table:table-cell>
          <table:table-cell table:style-name="ce4" office:value-type="float" office:value="62.588">
            <text:p>62.588</text:p>
          </table:table-cell>
          <table:table-cell table:style-name="ce4" office:value-type="float" office:value="74.525">
            <text:p>74.525</text:p>
          </table:table-cell>
          <table:table-cell table:style-name="ce4" office:value-type="float" office:value="364">
            <text:p>36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18.068">
            <text:p>18.068</text:p>
          </table:table-cell>
          <table:table-cell table:style-name="ce4" office:value-type="float" office:value="18.02">
            <text:p>18.02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8.021">
            <text:p>18.021</text:p>
          </table:table-cell>
          <table:table-cell table:style-name="ce3" office:value-type="float" office:value="18.22">
            <text:p>18.22</text:p>
          </table:table-cell>
          <table:table-cell table:style-name="ce4" office:value-type="float" office:value="17.842">
            <text:p>17.842</text:p>
          </table:table-cell>
          <table:table-cell table:style-name="ce4" office:value-type="float" office:value="32.148">
            <text:p>32.148</text:p>
          </table:table-cell>
          <table:table-cell table:style-name="ce4" office:value-type="float" office:value="292">
            <text:p>29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84">
            <text:p>584</text:p>
          </table:table-cell>
          <table:table-cell table:style-name="ce4" office:value-type="float" office:value="19.072">
            <text:p>19.072</text:p>
          </table:table-cell>
          <table:table-cell table:style-name="ce4" office:value-type="float" office:value="19.042">
            <text:p>19.042</text:p>
          </table:table-cell>
          <table:table-cell table:style-name="ce4" office:value-type="float" office:value="0.762">
            <text:p>0.762</text:p>
          </table:table-cell>
          <table:table-cell table:style-name="ce4" office:value-type="float" office:value="19.058">
            <text:p>19.058</text:p>
          </table:table-cell>
          <table:table-cell table:style-name="ce3" office:value-type="float" office:value="19.804">
            <text:p>19.804</text:p>
          </table:table-cell>
          <table:table-cell table:style-name="ce4" office:value-type="float" office:value="18.124">
            <text:p>18.124</text:p>
          </table:table-cell>
          <table:table-cell table:style-name="ce4" office:value-type="float" office:value="37.029">
            <text:p>37.029</text:p>
          </table:table-cell>
          <table:table-cell table:style-name="ce4" office:value-type="float" office:value="584">
            <text:p>5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168">
            <text:p>1168</text:p>
          </table:table-cell>
          <table:table-cell table:style-name="ce4" office:value-type="float" office:value="20.095">
            <text:p>20.095</text:p>
          </table:table-cell>
          <table:table-cell table:style-name="ce4" office:value-type="float" office:value="20.083">
            <text:p>20.083</text:p>
          </table:table-cell>
          <table:table-cell table:style-name="ce4" office:value-type="float" office:value="1.066">
            <text:p>1.066</text:p>
          </table:table-cell>
          <table:table-cell table:style-name="ce4" office:value-type="float" office:value="20.111">
            <text:p>20.111</text:p>
          </table:table-cell>
          <table:table-cell table:style-name="ce3" office:value-type="float" office:value="21.149">
            <text:p>21.149</text:p>
          </table:table-cell>
          <table:table-cell table:style-name="ce4" office:value-type="float" office:value="18.093">
            <text:p>18.093</text:p>
          </table:table-cell>
          <table:table-cell table:style-name="ce4" office:value-type="float" office:value="36.518">
            <text:p>36.518</text:p>
          </table:table-cell>
          <table:table-cell table:style-name="ce4" office:value-type="float" office:value="1168">
            <text:p>11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18.002">
            <text:p>18.002</text:p>
          </table:table-cell>
          <table:table-cell table:style-name="ce4" office:value-type="float" office:value="17.971">
            <text:p>17.971</text:p>
          </table:table-cell>
          <table:table-cell table:style-name="ce4" office:value-type="float" office:value="0.176">
            <text:p>0.176</text:p>
          </table:table-cell>
          <table:table-cell table:style-name="ce4" office:value-type="float" office:value="17.971">
            <text:p>17.971</text:p>
          </table:table-cell>
          <table:table-cell table:style-name="ce3" office:value-type="float" office:value="18.147">
            <text:p>18.147</text:p>
          </table:table-cell>
          <table:table-cell table:style-name="ce4" office:value-type="float" office:value="17.839">
            <text:p>17.839</text:p>
          </table:table-cell>
          <table:table-cell table:style-name="ce4" office:value-type="float" office:value="27.137">
            <text:p>27.137</text:p>
          </table:table-cell>
          <table:table-cell table:style-name="ce4" office:value-type="float" office:value="285">
            <text:p>28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19.095">
            <text:p>19.095</text:p>
          </table:table-cell>
          <table:table-cell table:style-name="ce4" office:value-type="float" office:value="19.078">
            <text:p>19.078</text:p>
          </table:table-cell>
          <table:table-cell table:style-name="ce4" office:value-type="float" office:value="0.461">
            <text:p>0.461</text:p>
          </table:table-cell>
          <table:table-cell table:style-name="ce4" office:value-type="float" office:value="19.084">
            <text:p>19.084</text:p>
          </table:table-cell>
          <table:table-cell table:style-name="ce3" office:value-type="float" office:value="19.539">
            <text:p>19.539</text:p>
          </table:table-cell>
          <table:table-cell table:style-name="ce4" office:value-type="float" office:value="18.813">
            <text:p>18.813</text:p>
          </table:table-cell>
          <table:table-cell table:style-name="ce4" office:value-type="float" office:value="29.189">
            <text:p>29.189</text:p>
          </table:table-cell>
          <table:table-cell table:style-name="ce4" office:value-type="float" office:value="570">
            <text:p>57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140">
            <text:p>1140</text:p>
          </table:table-cell>
          <table:table-cell table:style-name="ce4" office:value-type="float" office:value="20.086">
            <text:p>20.086</text:p>
          </table:table-cell>
          <table:table-cell table:style-name="ce4" office:value-type="float" office:value="20.077">
            <text:p>20.077</text:p>
          </table:table-cell>
          <table:table-cell table:style-name="ce4" office:value-type="float" office:value="0.77">
            <text:p>0.77</text:p>
          </table:table-cell>
          <table:table-cell table:style-name="ce4" office:value-type="float" office:value="20.092">
            <text:p>20.092</text:p>
          </table:table-cell>
          <table:table-cell table:style-name="ce3" office:value-type="float" office:value="20.847">
            <text:p>20.847</text:p>
          </table:table-cell>
          <table:table-cell table:style-name="ce4" office:value-type="float" office:value="18.092">
            <text:p>18.092</text:p>
          </table:table-cell>
          <table:table-cell table:style-name="ce4" office:value-type="float" office:value="31.406">
            <text:p>31.406</text:p>
          </table:table-cell>
          <table:table-cell table:style-name="ce4" office:value-type="float" office:value="1140">
            <text:p>114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04.612">
            <text:p>404.612</text:p>
          </table:table-cell>
          <table:table-cell table:style-name="ce4" office:value-type="float" office:value="404.583">
            <text:p>404.583</text:p>
          </table:table-cell>
          <table:table-cell table:style-name="ce4" office:value-type="float" office:value="0.759">
            <text:p>0.759</text:p>
          </table:table-cell>
          <table:table-cell table:style-name="ce4" office:value-type="float" office:value="404.584">
            <text:p>404.584</text:p>
          </table:table-cell>
          <table:table-cell table:style-name="ce3" office:value-type="float" office:value="405.342">
            <text:p>405.342</text:p>
          </table:table-cell>
          <table:table-cell table:style-name="ce4" office:value-type="float" office:value="402.858">
            <text:p>402.858</text:p>
          </table:table-cell>
          <table:table-cell table:style-name="ce4" office:value-type="float" office:value="407.019">
            <text:p>407.019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46.603">
            <text:p>446.603</text:p>
          </table:table-cell>
          <table:table-cell table:style-name="ce4" office:value-type="float" office:value="446.46">
            <text:p>446.46</text:p>
          </table:table-cell>
          <table:table-cell table:style-name="ce4" office:value-type="float" office:value="2.043">
            <text:p>2.043</text:p>
          </table:table-cell>
          <table:table-cell table:style-name="ce4" office:value-type="float" office:value="446.464">
            <text:p>446.464</text:p>
          </table:table-cell>
          <table:table-cell table:style-name="ce3" office:value-type="float" office:value="448.503">
            <text:p>448.503</text:p>
          </table:table-cell>
          <table:table-cell table:style-name="ce4" office:value-type="float" office:value="443.749">
            <text:p>443.749</text:p>
          </table:table-cell>
          <table:table-cell table:style-name="ce4" office:value-type="float" office:value="456.353">
            <text:p>456.353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63.857">
            <text:p>463.857</text:p>
          </table:table-cell>
          <table:table-cell table:style-name="ce4" office:value-type="float" office:value="463.755">
            <text:p>463.755</text:p>
          </table:table-cell>
          <table:table-cell table:style-name="ce4" office:value-type="float" office:value="3.429">
            <text:p>3.429</text:p>
          </table:table-cell>
          <table:table-cell table:style-name="ce4" office:value-type="float" office:value="463.768">
            <text:p>463.768</text:p>
          </table:table-cell>
          <table:table-cell table:style-name="ce3" office:value-type="float" office:value="467.184">
            <text:p>467.184</text:p>
          </table:table-cell>
          <table:table-cell table:style-name="ce4" office:value-type="float" office:value="458.909">
            <text:p>458.909</text:p>
          </table:table-cell>
          <table:table-cell table:style-name="ce4" office:value-type="float" office:value="478.775">
            <text:p>478.775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07">
            <text:p>707</text:p>
          </table:table-cell>
          <table:table-cell table:style-name="ce4" office:value-type="float" office:value="6.787">
            <text:p>6.787</text:p>
          </table:table-cell>
          <table:table-cell table:style-name="ce4" office:value-type="float" office:value="6.785">
            <text:p>6.785</text:p>
          </table:table-cell>
          <table:table-cell table:style-name="ce4" office:value-type="float" office:value="0.117">
            <text:p>0.117</text:p>
          </table:table-cell>
          <table:table-cell table:style-name="ce4" office:value-type="float" office:value="6.786">
            <text:p>6.786</text:p>
          </table:table-cell>
          <table:table-cell table:style-name="ce3" office:value-type="float" office:value="6.903">
            <text:p>6.903</text:p>
          </table:table-cell>
          <table:table-cell table:style-name="ce4" office:value-type="float" office:value="6.719">
            <text:p>6.719</text:p>
          </table:table-cell>
          <table:table-cell table:style-name="ce4" office:value-type="float" office:value="7.846">
            <text:p>7.846</text:p>
          </table:table-cell>
          <table:table-cell table:style-name="ce4" office:value-type="float" office:value="707">
            <text:p>70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414">
            <text:p>1414</text:p>
          </table:table-cell>
          <table:table-cell table:style-name="ce4" office:value-type="float" office:value="7.321">
            <text:p>7.321</text:p>
          </table:table-cell>
          <table:table-cell table:style-name="ce4" office:value-type="float" office:value="7.322">
            <text:p>7.322</text:p>
          </table:table-cell>
          <table:table-cell table:style-name="ce4" office:value-type="float" office:value="0.085">
            <text:p>0.085</text:p>
          </table:table-cell>
          <table:table-cell table:style-name="ce4" office:value-type="float" office:value="7.322">
            <text:p>7.322</text:p>
          </table:table-cell>
          <table:table-cell table:style-name="ce3" office:value-type="float" office:value="7.406">
            <text:p>7.406</text:p>
          </table:table-cell>
          <table:table-cell table:style-name="ce4" office:value-type="float" office:value="6.763">
            <text:p>6.763</text:p>
          </table:table-cell>
          <table:table-cell table:style-name="ce4" office:value-type="float" office:value="7.688">
            <text:p>7.688</text:p>
          </table:table-cell>
          <table:table-cell table:style-name="ce4" office:value-type="float" office:value="1414">
            <text:p>141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828">
            <text:p>2828</text:p>
          </table:table-cell>
          <table:table-cell table:style-name="ce4" office:value-type="float" office:value="7.606">
            <text:p>7.606</text:p>
          </table:table-cell>
          <table:table-cell table:style-name="ce4" office:value-type="float" office:value="7.602">
            <text:p>7.602</text:p>
          </table:table-cell>
          <table:table-cell table:style-name="ce4" office:value-type="float" office:value="0.245">
            <text:p>0.245</text:p>
          </table:table-cell>
          <table:table-cell table:style-name="ce4" office:value-type="float" office:value="7.606">
            <text:p>7.606</text:p>
          </table:table-cell>
          <table:table-cell table:style-name="ce3" office:value-type="float" office:value="7.847">
            <text:p>7.847</text:p>
          </table:table-cell>
          <table:table-cell table:style-name="ce4" office:value-type="float" office:value="7.234">
            <text:p>7.234</text:p>
          </table:table-cell>
          <table:table-cell table:style-name="ce4" office:value-type="float" office:value="18.567">
            <text:p>18.567</text:p>
          </table:table-cell>
          <table:table-cell table:style-name="ce4" office:value-type="float" office:value="2828">
            <text:p>28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86">
            <text:p>1486</text:p>
          </table:table-cell>
          <table:table-cell table:style-name="ce4" office:value-type="float" office:value="3.523">
            <text:p>3.523</text:p>
          </table:table-cell>
          <table:table-cell table:style-name="ce4" office:value-type="float" office:value="3.522">
            <text:p>3.522</text:p>
          </table:table-cell>
          <table:table-cell table:style-name="ce4" office:value-type="float" office:value="0.048">
            <text:p>0.048</text:p>
          </table:table-cell>
          <table:table-cell table:style-name="ce4" office:value-type="float" office:value="3.523">
            <text:p>3.523</text:p>
          </table:table-cell>
          <table:table-cell table:style-name="ce3" office:value-type="float" office:value="3.57">
            <text:p>3.57</text:p>
          </table:table-cell>
          <table:table-cell table:style-name="ce4" office:value-type="float" office:value="3.49">
            <text:p>3.49</text:p>
          </table:table-cell>
          <table:table-cell table:style-name="ce4" office:value-type="float" office:value="3.996">
            <text:p>3.996</text:p>
          </table:table-cell>
          <table:table-cell table:style-name="ce4" office:value-type="float" office:value="1486">
            <text:p>148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72">
            <text:p>2972</text:p>
          </table:table-cell>
          <table:table-cell table:number-columns-repeated="2" table:style-name="ce4" office:value-type="float" office:value="3.744">
            <text:p>3.744</text:p>
          </table:table-cell>
          <table:table-cell table:style-name="ce4" office:value-type="float" office:value="0.039">
            <text:p>0.039</text:p>
          </table:table-cell>
          <table:table-cell table:style-name="ce4" office:value-type="float" office:value="3.744">
            <text:p>3.744</text:p>
          </table:table-cell>
          <table:table-cell table:style-name="ce3" office:value-type="float" office:value="3.783">
            <text:p>3.783</text:p>
          </table:table-cell>
          <table:table-cell table:style-name="ce4" office:value-type="float" office:value="3.678">
            <text:p>3.678</text:p>
          </table:table-cell>
          <table:table-cell table:style-name="ce4" office:value-type="float" office:value="3.947">
            <text:p>3.947</text:p>
          </table:table-cell>
          <table:table-cell table:style-name="ce4" office:value-type="float" office:value="2972">
            <text:p>29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944">
            <text:p>5944</text:p>
          </table:table-cell>
          <table:table-cell table:style-name="ce4" office:value-type="float" office:value="3.917">
            <text:p>3.917</text:p>
          </table:table-cell>
          <table:table-cell table:style-name="ce4" office:value-type="float" office:value="3.915">
            <text:p>3.915</text:p>
          </table:table-cell>
          <table:table-cell table:style-name="ce4" office:value-type="float" office:value="0.172">
            <text:p>0.172</text:p>
          </table:table-cell>
          <table:table-cell table:style-name="ce4" office:value-type="float" office:value="3.919">
            <text:p>3.919</text:p>
          </table:table-cell>
          <table:table-cell table:style-name="ce3" office:value-type="float" office:value="4.087">
            <text:p>4.087</text:p>
          </table:table-cell>
          <table:table-cell table:style-name="ce4" office:value-type="float" office:value="3.512">
            <text:p>3.512</text:p>
          </table:table-cell>
          <table:table-cell table:style-name="ce4" office:value-type="float" office:value="13.376">
            <text:p>13.376</text:p>
          </table:table-cell>
          <table:table-cell table:style-name="ce4" office:value-type="float" office:value="5944">
            <text:p>59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6.368">
            <text:p>6.368</text:p>
          </table:table-cell>
          <table:table-cell table:style-name="ce4" office:value-type="float" office:value="6.367">
            <text:p>6.367</text:p>
          </table:table-cell>
          <table:table-cell table:style-name="ce4" office:value-type="float" office:value="0.082">
            <text:p>0.082</text:p>
          </table:table-cell>
          <table:table-cell table:style-name="ce4" office:value-type="float" office:value="6.368">
            <text:p>6.368</text:p>
          </table:table-cell>
          <table:table-cell table:style-name="ce3" office:value-type="float" office:value="6.449">
            <text:p>6.449</text:p>
          </table:table-cell>
          <table:table-cell table:style-name="ce4" office:value-type="float" office:value="6.302">
            <text:p>6.302</text:p>
          </table:table-cell>
          <table:table-cell table:style-name="ce4" office:value-type="float" office:value="7.021">
            <text:p>7.021</text:p>
          </table:table-cell>
          <table:table-cell table:style-name="ce4" office:value-type="float" office:value="814">
            <text:p>81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28">
            <text:p>1628</text:p>
          </table:table-cell>
          <table:table-cell table:number-columns-repeated="2" table:style-name="ce4" office:value-type="float" office:value="6.685">
            <text:p>6.685</text:p>
          </table:table-cell>
          <table:table-cell table:style-name="ce4" office:value-type="float" office:value="0.073">
            <text:p>0.073</text:p>
          </table:table-cell>
          <table:table-cell table:style-name="ce4" office:value-type="float" office:value="6.685">
            <text:p>6.685</text:p>
          </table:table-cell>
          <table:table-cell table:style-name="ce3" office:value-type="float" office:value="6.758">
            <text:p>6.758</text:p>
          </table:table-cell>
          <table:table-cell table:style-name="ce4" office:value-type="float" office:value="6.38">
            <text:p>6.38</text:p>
          </table:table-cell>
          <table:table-cell table:style-name="ce4" office:value-type="float" office:value="7.012">
            <text:p>7.012</text:p>
          </table:table-cell>
          <table:table-cell table:style-name="ce4" office:value-type="float" office:value="1628">
            <text:p>16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56">
            <text:p>3256</text:p>
          </table:table-cell>
          <table:table-cell table:style-name="ce4" office:value-type="float" office:value="7.022">
            <text:p>7.022</text:p>
          </table:table-cell>
          <table:table-cell table:style-name="ce4" office:value-type="float" office:value="7.02">
            <text:p>7.02</text:p>
          </table:table-cell>
          <table:table-cell table:style-name="ce4" office:value-type="float" office:value="0.247">
            <text:p>0.247</text:p>
          </table:table-cell>
          <table:table-cell table:style-name="ce4" office:value-type="float" office:value="7.024">
            <text:p>7.024</text:p>
          </table:table-cell>
          <table:table-cell table:style-name="ce3" office:value-type="float" office:value="7.267">
            <text:p>7.267</text:p>
          </table:table-cell>
          <table:table-cell table:style-name="ce4" office:value-type="float" office:value="6.337">
            <text:p>6.337</text:p>
          </table:table-cell>
          <table:table-cell table:style-name="ce4" office:value-type="float" office:value="16.63">
            <text:p>16.63</text:p>
          </table:table-cell>
          <table:table-cell table:style-name="ce4" office:value-type="float" office:value="3256">
            <text:p>325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60">
            <text:p>1360</text:p>
          </table:table-cell>
          <table:table-cell table:style-name="ce4" office:value-type="float" office:value="3.861">
            <text:p>3.861</text:p>
          </table:table-cell>
          <table:table-cell table:style-name="ce4" office:value-type="float" office:value="3.86">
            <text:p>3.86</text:p>
          </table:table-cell>
          <table:table-cell table:style-name="ce4" office:value-type="float" office:value="0.053">
            <text:p>0.053</text:p>
          </table:table-cell>
          <table:table-cell table:style-name="ce4" office:value-type="float" office:value="3.861">
            <text:p>3.861</text:p>
          </table:table-cell>
          <table:table-cell table:style-name="ce3" office:value-type="float" office:value="3.913">
            <text:p>3.913</text:p>
          </table:table-cell>
          <table:table-cell table:style-name="ce4" office:value-type="float" office:value="3.815">
            <text:p>3.815</text:p>
          </table:table-cell>
          <table:table-cell table:style-name="ce4" office:value-type="float" office:value="4.369">
            <text:p>4.369</text:p>
          </table:table-cell>
          <table:table-cell table:style-name="ce4" office:value-type="float" office:value="1360">
            <text:p>13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720">
            <text:p>2720</text:p>
          </table:table-cell>
          <table:table-cell table:number-columns-repeated="2" table:style-name="ce4" office:value-type="float" office:value="4.071">
            <text:p>4.071</text:p>
          </table:table-cell>
          <table:table-cell table:style-name="ce4" office:value-type="float" office:value="0.043">
            <text:p>0.043</text:p>
          </table:table-cell>
          <table:table-cell table:style-name="ce4" office:value-type="float" office:value="4.071">
            <text:p>4.071</text:p>
          </table:table-cell>
          <table:table-cell table:style-name="ce3" office:value-type="float" office:value="4.114">
            <text:p>4.114</text:p>
          </table:table-cell>
          <table:table-cell table:style-name="ce4" office:value-type="float" office:value="3.837">
            <text:p>3.837</text:p>
          </table:table-cell>
          <table:table-cell table:style-name="ce4" office:value-type="float" office:value="4.328">
            <text:p>4.328</text:p>
          </table:table-cell>
          <table:table-cell table:style-name="ce4" office:value-type="float" office:value="2720">
            <text:p>272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440">
            <text:p>5440</text:p>
          </table:table-cell>
          <table:table-cell table:style-name="ce4" office:value-type="float" office:value="4.262">
            <text:p>4.262</text:p>
          </table:table-cell>
          <table:table-cell table:style-name="ce4" office:value-type="float" office:value="4.261">
            <text:p>4.261</text:p>
          </table:table-cell>
          <table:table-cell table:style-name="ce4" office:value-type="float" office:value="0.192">
            <text:p>0.192</text:p>
          </table:table-cell>
          <table:table-cell table:style-name="ce4" office:value-type="float" office:value="4.265">
            <text:p>4.265</text:p>
          </table:table-cell>
          <table:table-cell table:style-name="ce3" office:value-type="float" office:value="4.452">
            <text:p>4.452</text:p>
          </table:table-cell>
          <table:table-cell table:style-name="ce4" office:value-type="float" office:value="3.828">
            <text:p>3.828</text:p>
          </table:table-cell>
          <table:table-cell table:style-name="ce4" office:value-type="float" office:value="13.81">
            <text:p>13.81</text:p>
          </table:table-cell>
          <table:table-cell table:style-name="ce4" office:value-type="float" office:value="5440">
            <text:p>544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719.285714285714">
            <text:p>719</text:p>
          </table:table-cell>
          <table:table-cell table:style-name="ce9" table:formula="of:=AVERAGE([.D4];[.D7];[.D10];[.D16];[.D19];[.D22];[.D25])" office:value-type="float" office:value="16.2808571428571">
            <text:p>16.281</text:p>
          </table:table-cell>
          <table:table-cell table:style-name="ce9" table:formula="of:=AVERAGE([.E4];[.E7];[.E10];[.E16];[.E19];[.E22];[.E25])" office:value-type="float" office:value="16.2567142857143">
            <text:p>16.257</text:p>
          </table:table-cell>
          <table:table-cell table:style-name="ce9" table:formula="of:=AVERAGE([.F4];[.F7];[.F10];[.F16];[.F19];[.F22];[.F25])" office:value-type="float" office:value="0.145">
            <text:p>0.145</text:p>
          </table:table-cell>
          <table:table-cell table:style-name="ce9" table:formula="of:=AVERAGE([.G4];[.G7];[.G10];[.G16];[.G19];[.G22];[.G25])" office:value-type="float" office:value="16.2575714285714">
            <text:p>16.258</text:p>
          </table:table-cell>
          <table:table-cell table:style-name="ce10" table:formula="of:=AVERAGE([.H4];[.H7];[.H10];[.H16];[.H19];[.H22];[.H25])" office:value-type="float" office:value="16.4018571428571">
            <text:p>16.402</text:p>
          </table:table-cell>
          <table:table-cell table:style-name="ce9" table:formula="of:=AVERAGE([.I4];[.I7];[.I10];[.I16];[.I19];[.I22];[.I25])" office:value-type="float" office:value="16.1164285714286">
            <text:p>16.116</text:p>
          </table:table-cell>
          <table:table-cell table:style-name="ce9" table:formula="of:=AVERAGE([.J4];[.J7];[.J10];[.J16];[.J19];[.J22];[.J25])" office:value-type="float" office:value="21.1447142857143">
            <text:p>21.145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438.57142857143">
            <text:p>1439</text:p>
          </table:table-cell>
          <table:table-cell table:style-name="ce9" table:formula="of:=AVERAGE([.D5];[.D8];[.D11];[.D17];[.D20];[.D23];[.D26])" office:value-type="float" office:value="17.3064285714286">
            <text:p>17.306</text:p>
          </table:table-cell>
          <table:table-cell table:style-name="ce9" table:formula="of:=AVERAGE([.E5];[.E8];[.E11];[.E17];[.E20];[.E23];[.E26])" office:value-type="float" office:value="17.2931428571429">
            <text:p>17.293</text:p>
          </table:table-cell>
          <table:table-cell table:style-name="ce9" table:formula="of:=AVERAGE([.F5];[.F8];[.F11];[.F17];[.F20];[.F23];[.F26])" office:value-type="float" office:value="0.319571428571429">
            <text:p>0.320</text:p>
          </table:table-cell>
          <table:table-cell table:style-name="ce9" table:formula="of:=AVERAGE([.G5];[.G8];[.G11];[.G17];[.G20];[.G23];[.G26])" office:value-type="float" office:value="17.297">
            <text:p>17.297</text:p>
          </table:table-cell>
          <table:table-cell table:style-name="ce10" table:formula="of:=AVERAGE([.H5];[.H8];[.H11];[.H17];[.H20];[.H23];[.H26])" office:value-type="float" office:value="17.6125714285714">
            <text:p>17.613</text:p>
          </table:table-cell>
          <table:table-cell table:style-name="ce9" table:formula="of:=AVERAGE([.I5];[.I8];[.I11];[.I17];[.I20];[.I23];[.I26])" office:value-type="float" office:value="16.8614285714286">
            <text:p>16.861</text:p>
          </table:table-cell>
          <table:table-cell table:style-name="ce9" table:formula="of:=AVERAGE([.J5];[.J8];[.J11];[.J17];[.J20];[.J23];[.J26])" office:value-type="float" office:value="22.803">
            <text:p>22.803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877.14285714286">
            <text:p>2877</text:p>
          </table:table-cell>
          <table:table-cell table:style-name="ce9" table:formula="of:=AVERAGE([.D6];[.D9];[.D12];[.D18];[.D21];[.D24];[.D27])" office:value-type="float" office:value="18.129">
            <text:p>18.129</text:p>
          </table:table-cell>
          <table:table-cell table:style-name="ce9" table:formula="of:=AVERAGE([.E6];[.E9];[.E12];[.E18];[.E21];[.E24];[.E27])" office:value-type="float" office:value="18.121">
            <text:p>18.121</text:p>
          </table:table-cell>
          <table:table-cell table:style-name="ce9" table:formula="of:=AVERAGE([.F6];[.F9];[.F12];[.F18];[.F21];[.F24];[.F27])" office:value-type="float" office:value="0.579571428571429">
            <text:p>0.580</text:p>
          </table:table-cell>
          <table:table-cell table:style-name="ce9" table:formula="of:=AVERAGE([.G6];[.G9];[.G12];[.G18];[.G21];[.G24];[.G27])" office:value-type="float" office:value="18.1314285714286">
            <text:p>18.131</text:p>
          </table:table-cell>
          <table:table-cell table:style-name="ce10" table:formula="of:=AVERAGE([.H6];[.H9];[.H12];[.H18];[.H21];[.H24];[.H27])" office:value-type="float" office:value="18.7004285714286">
            <text:p>18.700</text:p>
          </table:table-cell>
          <table:table-cell table:style-name="ce9" table:formula="of:=AVERAGE([.I6];[.I9];[.I12];[.I18];[.I21];[.I24];[.I27])" office:value-type="float" office:value="17.0977142857143">
            <text:p>17.098</text:p>
          </table:table-cell>
          <table:table-cell table:style-name="ce9" table:formula="of:=AVERAGE([.J6];[.J9];[.J12];[.J18];[.J21];[.J24];[.J27])" office:value-type="float" office:value="29.2617142857143">
            <text:p>29.26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04.612">
            <text:p>404.612</text:p>
          </table:table-cell>
          <table:table-cell table:style-name="ce9" table:formula="of:=AVERAGE([.E13])" office:value-type="float" office:value="404.583">
            <text:p>404.583</text:p>
          </table:table-cell>
          <table:table-cell table:style-name="ce9" table:formula="of:=AVERAGE([.F13])" office:value-type="float" office:value="0.759">
            <text:p>0.759</text:p>
          </table:table-cell>
          <table:table-cell table:style-name="ce9" table:formula="of:=AVERAGE([.G13])" office:value-type="float" office:value="404.584">
            <text:p>404.584</text:p>
          </table:table-cell>
          <table:table-cell table:style-name="ce10" table:formula="of:=AVERAGE([.H13])" office:value-type="float" office:value="405.342">
            <text:p>405.342</text:p>
          </table:table-cell>
          <table:table-cell table:style-name="ce9" table:formula="of:=AVERAGE([.I13])" office:value-type="float" office:value="402.858">
            <text:p>402.858</text:p>
          </table:table-cell>
          <table:table-cell table:style-name="ce9" table:formula="of:=AVERAGE([.J13])" office:value-type="float" office:value="407.019">
            <text:p>407.019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46.603">
            <text:p>446.603</text:p>
          </table:table-cell>
          <table:table-cell table:style-name="ce9" table:formula="of:=AVERAGE([.E14])" office:value-type="float" office:value="446.46">
            <text:p>446.460</text:p>
          </table:table-cell>
          <table:table-cell table:style-name="ce9" table:formula="of:=AVERAGE([.F14])" office:value-type="float" office:value="2.043">
            <text:p>2.043</text:p>
          </table:table-cell>
          <table:table-cell table:style-name="ce9" table:formula="of:=AVERAGE([.G14])" office:value-type="float" office:value="446.464">
            <text:p>446.464</text:p>
          </table:table-cell>
          <table:table-cell table:style-name="ce10" table:formula="of:=AVERAGE([.H14])" office:value-type="float" office:value="448.503">
            <text:p>448.503</text:p>
          </table:table-cell>
          <table:table-cell table:style-name="ce9" table:formula="of:=AVERAGE([.I14])" office:value-type="float" office:value="443.749">
            <text:p>443.749</text:p>
          </table:table-cell>
          <table:table-cell table:style-name="ce9" table:formula="of:=AVERAGE([.J14])" office:value-type="float" office:value="456.353">
            <text:p>456.353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63.857">
            <text:p>463.857</text:p>
          </table:table-cell>
          <table:table-cell table:style-name="ce9" table:formula="of:=AVERAGE([.E15])" office:value-type="float" office:value="463.755">
            <text:p>463.755</text:p>
          </table:table-cell>
          <table:table-cell table:style-name="ce9" table:formula="of:=AVERAGE([.F15])" office:value-type="float" office:value="3.429">
            <text:p>3.429</text:p>
          </table:table-cell>
          <table:table-cell table:style-name="ce9" table:formula="of:=AVERAGE([.G15])" office:value-type="float" office:value="463.768">
            <text:p>463.768</text:p>
          </table:table-cell>
          <table:table-cell table:style-name="ce10" table:formula="of:=AVERAGE([.H15])" office:value-type="float" office:value="467.184">
            <text:p>467.184</text:p>
          </table:table-cell>
          <table:table-cell table:style-name="ce9" table:formula="of:=AVERAGE([.I15])" office:value-type="float" office:value="458.909">
            <text:p>458.909</text:p>
          </table:table-cell>
          <table:table-cell table:style-name="ce9" table:formula="of:=AVERAGE([.J15])" office:value-type="float" office:value="478.775">
            <text:p>478.775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3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binarysearch.threshold = 20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54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69.5997899756747">
            <text:p>69.600</text:p>
          </table:table-cell>
          <table:table-cell/>
          <table:table-cell table:style-name="ce8" office:value-type="date" office:date-value="2014-05-11">
            <text:p>05/11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5.4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2.775">
            <text:p>52.775</text:p>
          </table:table-cell>
          <table:table-cell table:style-name="ce4" office:value-type="float" office:value="52.691">
            <text:p>52.691</text:p>
          </table:table-cell>
          <table:table-cell table:style-name="ce4" office:value-type="float" office:value="0.452">
            <text:p>0.452</text:p>
          </table:table-cell>
          <table:table-cell table:style-name="ce4" office:value-type="float" office:value="52.693">
            <text:p>52.693</text:p>
          </table:table-cell>
          <table:table-cell table:style-name="ce3" office:value-type="float" office:value="53.143">
            <text:p>53.143</text:p>
          </table:table-cell>
          <table:table-cell table:style-name="ce4" office:value-type="float" office:value="52.264">
            <text:p>52.264</text:p>
          </table:table-cell>
          <table:table-cell table:style-name="ce4" office:value-type="float" office:value="61.399">
            <text:p>61.399</text:p>
          </table:table-cell>
          <table:table-cell table:style-name="ce4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56.504">
            <text:p>56.504</text:p>
          </table:table-cell>
          <table:table-cell table:style-name="ce4" office:value-type="float" office:value="56.461">
            <text:p>56.461</text:p>
          </table:table-cell>
          <table:table-cell table:style-name="ce4" office:value-type="float" office:value="0.825">
            <text:p>0.825</text:p>
          </table:table-cell>
          <table:table-cell table:style-name="ce4" office:value-type="float" office:value="56.467">
            <text:p>56.467</text:p>
          </table:table-cell>
          <table:table-cell table:style-name="ce3" office:value-type="float" office:value="57.286">
            <text:p>57.286</text:p>
          </table:table-cell>
          <table:table-cell table:style-name="ce4" office:value-type="float" office:value="55.956">
            <text:p>55.956</text:p>
          </table:table-cell>
          <table:table-cell table:style-name="ce4" office:value-type="float" office:value="65.412">
            <text:p>65.412</text:p>
          </table:table-cell>
          <table:table-cell table:style-name="ce4" office:value-type="float" office:value="198">
            <text:p>19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96">
            <text:p>396</text:p>
          </table:table-cell>
          <table:table-cell table:style-name="ce4" office:value-type="float" office:value="58.934">
            <text:p>58.934</text:p>
          </table:table-cell>
          <table:table-cell table:style-name="ce4" office:value-type="float" office:value="58.914">
            <text:p>58.914</text:p>
          </table:table-cell>
          <table:table-cell table:style-name="ce4" office:value-type="float" office:value="1.269">
            <text:p>1.269</text:p>
          </table:table-cell>
          <table:table-cell table:style-name="ce4" office:value-type="float" office:value="58.927">
            <text:p>58.927</text:p>
          </table:table-cell>
          <table:table-cell table:style-name="ce3" office:value-type="float" office:value="60.183">
            <text:p>60.183</text:p>
          </table:table-cell>
          <table:table-cell table:style-name="ce4" office:value-type="float" office:value="57.013">
            <text:p>57.013</text:p>
          </table:table-cell>
          <table:table-cell table:style-name="ce4" office:value-type="float" office:value="68.99">
            <text:p>68.99</text:p>
          </table:table-cell>
          <table:table-cell table:style-name="ce4" office:value-type="float" office:value="396">
            <text:p>39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17.147">
            <text:p>17.147</text:p>
          </table:table-cell>
          <table:table-cell table:style-name="ce4" office:value-type="float" office:value="17.099">
            <text:p>17.099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17.1">
            <text:p>17.1</text:p>
          </table:table-cell>
          <table:table-cell table:style-name="ce3" office:value-type="float" office:value="17.259">
            <text:p>17.259</text:p>
          </table:table-cell>
          <table:table-cell table:style-name="ce4" office:value-type="float" office:value="16.963">
            <text:p>16.963</text:p>
          </table:table-cell>
          <table:table-cell table:style-name="ce4" office:value-type="float" office:value="31.904">
            <text:p>31.904</text:p>
          </table:table-cell>
          <table:table-cell table:style-name="ce4" office:value-type="float" office:value="308">
            <text:p>30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616">
            <text:p>616</text:p>
          </table:table-cell>
          <table:table-cell table:style-name="ce4" office:value-type="float" office:value="18.138">
            <text:p>18.138</text:p>
          </table:table-cell>
          <table:table-cell table:style-name="ce4" office:value-type="float" office:value="18.109">
            <text:p>18.109</text:p>
          </table:table-cell>
          <table:table-cell table:style-name="ce4" office:value-type="float" office:value="0.753">
            <text:p>0.753</text:p>
          </table:table-cell>
          <table:table-cell table:style-name="ce4" office:value-type="float" office:value="18.124">
            <text:p>18.124</text:p>
          </table:table-cell>
          <table:table-cell table:style-name="ce3" office:value-type="float" office:value="18.862">
            <text:p>18.862</text:p>
          </table:table-cell>
          <table:table-cell table:style-name="ce4" office:value-type="float" office:value="17.857">
            <text:p>17.857</text:p>
          </table:table-cell>
          <table:table-cell table:style-name="ce4" office:value-type="float" office:value="36.754">
            <text:p>36.754</text:p>
          </table:table-cell>
          <table:table-cell table:style-name="ce4" office:value-type="float" office:value="616">
            <text:p>61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19.119">
            <text:p>19.119</text:p>
          </table:table-cell>
          <table:table-cell table:style-name="ce4" office:value-type="float" office:value="19.107">
            <text:p>19.107</text:p>
          </table:table-cell>
          <table:table-cell table:style-name="ce4" office:value-type="float" office:value="1.061">
            <text:p>1.061</text:p>
          </table:table-cell>
          <table:table-cell table:style-name="ce4" office:value-type="float" office:value="19.136">
            <text:p>19.136</text:p>
          </table:table-cell>
          <table:table-cell table:style-name="ce3" office:value-type="float" office:value="20.168">
            <text:p>20.168</text:p>
          </table:table-cell>
          <table:table-cell table:style-name="ce4" office:value-type="float" office:value="17.112">
            <text:p>17.112</text:p>
          </table:table-cell>
          <table:table-cell table:style-name="ce4" office:value-type="float" office:value="35.806">
            <text:p>35.806</text:p>
          </table:table-cell>
          <table:table-cell table:style-name="ce4" office:value-type="float" office:value="1232">
            <text:p>123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15.386">
            <text:p>15.386</text:p>
          </table:table-cell>
          <table:table-cell table:style-name="ce4" office:value-type="float" office:value="15.359">
            <text:p>15.359</text:p>
          </table:table-cell>
          <table:table-cell table:style-name="ce4" office:value-type="float" office:value="0.181">
            <text:p>0.181</text:p>
          </table:table-cell>
          <table:table-cell table:style-name="ce4" office:value-type="float" office:value="15.36">
            <text:p>15.36</text:p>
          </table:table-cell>
          <table:table-cell table:style-name="ce3" office:value-type="float" office:value="15.54">
            <text:p>15.54</text:p>
          </table:table-cell>
          <table:table-cell table:style-name="ce4" office:value-type="float" office:value="15.243">
            <text:p>15.243</text:p>
          </table:table-cell>
          <table:table-cell table:style-name="ce4" office:value-type="float" office:value="24.556">
            <text:p>24.556</text:p>
          </table:table-cell>
          <table:table-cell table:style-name="ce4" office:value-type="float" office:value="340">
            <text:p>34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680">
            <text:p>680</text:p>
          </table:table-cell>
          <table:table-cell table:style-name="ce4" office:value-type="float" office:value="16.309">
            <text:p>16.309</text:p>
          </table:table-cell>
          <table:table-cell table:style-name="ce4" office:value-type="float" office:value="16.295">
            <text:p>16.295</text:p>
          </table:table-cell>
          <table:table-cell table:style-name="ce4" office:value-type="float" office:value="0.428">
            <text:p>0.428</text:p>
          </table:table-cell>
          <table:table-cell table:style-name="ce4" office:value-type="float" office:value="16.3">
            <text:p>16.3</text:p>
          </table:table-cell>
          <table:table-cell table:style-name="ce3" office:value-type="float" office:value="16.723">
            <text:p>16.723</text:p>
          </table:table-cell>
          <table:table-cell table:style-name="ce4" office:value-type="float" office:value="16.114">
            <text:p>16.114</text:p>
          </table:table-cell>
          <table:table-cell table:style-name="ce4" office:value-type="float" office:value="26.516">
            <text:p>26.516</text:p>
          </table:table-cell>
          <table:table-cell table:style-name="ce4" office:value-type="float" office:value="680">
            <text:p>68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360">
            <text:p>1360</text:p>
          </table:table-cell>
          <table:table-cell table:style-name="ce4" office:value-type="float" office:value="17.183">
            <text:p>17.183</text:p>
          </table:table-cell>
          <table:table-cell table:style-name="ce4" office:value-type="float" office:value="17.176">
            <text:p>17.176</text:p>
          </table:table-cell>
          <table:table-cell table:style-name="ce4" office:value-type="float" office:value="0.724">
            <text:p>0.724</text:p>
          </table:table-cell>
          <table:table-cell table:style-name="ce4" office:value-type="float" office:value="17.191">
            <text:p>17.191</text:p>
          </table:table-cell>
          <table:table-cell table:style-name="ce3" office:value-type="float" office:value="17.9">
            <text:p>17.9</text:p>
          </table:table-cell>
          <table:table-cell table:style-name="ce4" office:value-type="float" office:value="15.4">
            <text:p>15.4</text:p>
          </table:table-cell>
          <table:table-cell table:style-name="ce4" office:value-type="float" office:value="28.41">
            <text:p>28.41</text:p>
          </table:table-cell>
          <table:table-cell table:style-name="ce4" office:value-type="float" office:value="1360">
            <text:p>13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05.497">
            <text:p>405.497</text:p>
          </table:table-cell>
          <table:table-cell table:style-name="ce4" office:value-type="float" office:value="405.478">
            <text:p>405.478</text:p>
          </table:table-cell>
          <table:table-cell table:style-name="ce4" office:value-type="float" office:value="0.898">
            <text:p>0.898</text:p>
          </table:table-cell>
          <table:table-cell table:style-name="ce4" office:value-type="float" office:value="405.479">
            <text:p>405.479</text:p>
          </table:table-cell>
          <table:table-cell table:style-name="ce3" office:value-type="float" office:value="406.376">
            <text:p>406.376</text:p>
          </table:table-cell>
          <table:table-cell table:style-name="ce4" office:value-type="float" office:value="403.819">
            <text:p>403.819</text:p>
          </table:table-cell>
          <table:table-cell table:style-name="ce4" office:value-type="float" office:value="407.615">
            <text:p>407.615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51.014">
            <text:p>451.014</text:p>
          </table:table-cell>
          <table:table-cell table:style-name="ce4" office:value-type="float" office:value="450.965">
            <text:p>450.965</text:p>
          </table:table-cell>
          <table:table-cell table:style-name="ce4" office:value-type="float" office:value="2.346">
            <text:p>2.346</text:p>
          </table:table-cell>
          <table:table-cell table:style-name="ce4" office:value-type="float" office:value="450.971">
            <text:p>450.971</text:p>
          </table:table-cell>
          <table:table-cell table:style-name="ce3" office:value-type="float" office:value="453.311">
            <text:p>453.311</text:p>
          </table:table-cell>
          <table:table-cell table:style-name="ce4" office:value-type="float" office:value="444.233">
            <text:p>444.233</text:p>
          </table:table-cell>
          <table:table-cell table:style-name="ce4" office:value-type="float" office:value="460.121">
            <text:p>460.121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63.612">
            <text:p>463.612</text:p>
          </table:table-cell>
          <table:table-cell table:style-name="ce4" office:value-type="float" office:value="463.573">
            <text:p>463.573</text:p>
          </table:table-cell>
          <table:table-cell table:style-name="ce4" office:value-type="float" office:value="3.476">
            <text:p>3.476</text:p>
          </table:table-cell>
          <table:table-cell table:style-name="ce4" office:value-type="float" office:value="463.586">
            <text:p>463.586</text:p>
          </table:table-cell>
          <table:table-cell table:style-name="ce3" office:value-type="float" office:value="467.05">
            <text:p>467.05</text:p>
          </table:table-cell>
          <table:table-cell table:style-name="ce4" office:value-type="float" office:value="455.771">
            <text:p>455.771</text:p>
          </table:table-cell>
          <table:table-cell table:style-name="ce4" office:value-type="float" office:value="475.273">
            <text:p>475.273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6.862">
            <text:p>6.862</text:p>
          </table:table-cell>
          <table:table-cell table:style-name="ce4" office:value-type="float" office:value="6.86">
            <text:p>6.86</text:p>
          </table:table-cell>
          <table:table-cell table:style-name="ce4" office:value-type="float" office:value="0.138">
            <text:p>0.138</text:p>
          </table:table-cell>
          <table:table-cell table:style-name="ce4" office:value-type="float" office:value="6.862">
            <text:p>6.862</text:p>
          </table:table-cell>
          <table:table-cell table:style-name="ce3" office:value-type="float" office:value="6.999">
            <text:p>6.999</text:p>
          </table:table-cell>
          <table:table-cell table:style-name="ce4" office:value-type="float" office:value="6.776">
            <text:p>6.776</text:p>
          </table:table-cell>
          <table:table-cell table:style-name="ce4" office:value-type="float" office:value="8.025">
            <text:p>8.025</text:p>
          </table:table-cell>
          <table:table-cell table:style-name="ce4" office:value-type="float" office:value="695">
            <text:p>69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90">
            <text:p>1390</text:p>
          </table:table-cell>
          <table:table-cell table:number-columns-repeated="2" table:style-name="ce4" office:value-type="float" office:value="7.355">
            <text:p>7.355</text:p>
          </table:table-cell>
          <table:table-cell table:style-name="ce4" office:value-type="float" office:value="0.084">
            <text:p>0.084</text:p>
          </table:table-cell>
          <table:table-cell table:style-name="ce4" office:value-type="float" office:value="7.355">
            <text:p>7.355</text:p>
          </table:table-cell>
          <table:table-cell table:style-name="ce3" office:value-type="float" office:value="7.439">
            <text:p>7.439</text:p>
          </table:table-cell>
          <table:table-cell table:style-name="ce4" office:value-type="float" office:value="6.859">
            <text:p>6.859</text:p>
          </table:table-cell>
          <table:table-cell table:style-name="ce4" office:value-type="float" office:value="7.861">
            <text:p>7.861</text:p>
          </table:table-cell>
          <table:table-cell table:style-name="ce4" office:value-type="float" office:value="1390">
            <text:p>139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780">
            <text:p>2780</text:p>
          </table:table-cell>
          <table:table-cell table:style-name="ce4" office:value-type="float" office:value="7.66">
            <text:p>7.66</text:p>
          </table:table-cell>
          <table:table-cell table:style-name="ce4" office:value-type="float" office:value="7.657">
            <text:p>7.657</text:p>
          </table:table-cell>
          <table:table-cell table:style-name="ce4" office:value-type="float" office:value="0.282">
            <text:p>0.282</text:p>
          </table:table-cell>
          <table:table-cell table:style-name="ce4" office:value-type="float" office:value="7.662">
            <text:p>7.662</text:p>
          </table:table-cell>
          <table:table-cell table:style-name="ce3" office:value-type="float" office:value="7.938">
            <text:p>7.938</text:p>
          </table:table-cell>
          <table:table-cell table:style-name="ce4" office:value-type="float" office:value="6.8">
            <text:p>6.8</text:p>
          </table:table-cell>
          <table:table-cell table:style-name="ce4" office:value-type="float" office:value="17.597">
            <text:p>17.597</text:p>
          </table:table-cell>
          <table:table-cell table:style-name="ce4" office:value-type="float" office:value="2780">
            <text:p>278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84">
            <text:p>1484</text:p>
          </table:table-cell>
          <table:table-cell table:style-name="ce4" office:value-type="float" office:value="3.552">
            <text:p>3.552</text:p>
          </table:table-cell>
          <table:table-cell table:style-name="ce4" office:value-type="float" office:value="3.551">
            <text:p>3.551</text:p>
          </table:table-cell>
          <table:table-cell table:style-name="ce4" office:value-type="float" office:value="0.056">
            <text:p>0.056</text:p>
          </table:table-cell>
          <table:table-cell table:style-name="ce4" office:value-type="float" office:value="3.552">
            <text:p>3.552</text:p>
          </table:table-cell>
          <table:table-cell table:style-name="ce3" office:value-type="float" office:value="3.607">
            <text:p>3.607</text:p>
          </table:table-cell>
          <table:table-cell table:style-name="ce4" office:value-type="float" office:value="3.511">
            <text:p>3.511</text:p>
          </table:table-cell>
          <table:table-cell table:style-name="ce4" office:value-type="float" office:value="4.015">
            <text:p>4.015</text:p>
          </table:table-cell>
          <table:table-cell table:style-name="ce4" office:value-type="float" office:value="1484">
            <text:p>14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68">
            <text:p>2968</text:p>
          </table:table-cell>
          <table:table-cell table:number-columns-repeated="2" table:style-name="ce4" office:value-type="float" office:value="3.764">
            <text:p>3.764</text:p>
          </table:table-cell>
          <table:table-cell table:style-name="ce4" office:value-type="float" office:value="0.045">
            <text:p>0.045</text:p>
          </table:table-cell>
          <table:table-cell table:style-name="ce4" office:value-type="float" office:value="3.764">
            <text:p>3.764</text:p>
          </table:table-cell>
          <table:table-cell table:style-name="ce3" office:value-type="float" office:value="3.808">
            <text:p>3.808</text:p>
          </table:table-cell>
          <table:table-cell table:style-name="ce4" office:value-type="float" office:value="3.526">
            <text:p>3.526</text:p>
          </table:table-cell>
          <table:table-cell table:style-name="ce4" office:value-type="float" office:value="4.075">
            <text:p>4.075</text:p>
          </table:table-cell>
          <table:table-cell table:style-name="ce4" office:value-type="float" office:value="2968">
            <text:p>29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936">
            <text:p>5936</text:p>
          </table:table-cell>
          <table:table-cell table:style-name="ce4" office:value-type="float" office:value="3.934">
            <text:p>3.934</text:p>
          </table:table-cell>
          <table:table-cell table:style-name="ce4" office:value-type="float" office:value="3.933">
            <text:p>3.933</text:p>
          </table:table-cell>
          <table:table-cell table:style-name="ce4" office:value-type="float" office:value="0.176">
            <text:p>0.176</text:p>
          </table:table-cell>
          <table:table-cell table:style-name="ce4" office:value-type="float" office:value="3.937">
            <text:p>3.937</text:p>
          </table:table-cell>
          <table:table-cell table:style-name="ce3" office:value-type="float" office:value="4.109">
            <text:p>4.109</text:p>
          </table:table-cell>
          <table:table-cell table:style-name="ce4" office:value-type="float" office:value="3.537">
            <text:p>3.537</text:p>
          </table:table-cell>
          <table:table-cell table:style-name="ce4" office:value-type="float" office:value="13.882">
            <text:p>13.882</text:p>
          </table:table-cell>
          <table:table-cell table:style-name="ce4" office:value-type="float" office:value="5936">
            <text:p>59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32">
            <text:p>832</text:p>
          </table:table-cell>
          <table:table-cell table:number-columns-repeated="2" table:style-name="ce4" office:value-type="float" office:value="6.321">
            <text:p>6.321</text:p>
          </table:table-cell>
          <table:table-cell table:style-name="ce4" office:value-type="float" office:value="0.083">
            <text:p>0.083</text:p>
          </table:table-cell>
          <table:table-cell table:style-name="ce4" office:value-type="float" office:value="6.321">
            <text:p>6.321</text:p>
          </table:table-cell>
          <table:table-cell table:style-name="ce3" office:value-type="float" office:value="6.403">
            <text:p>6.403</text:p>
          </table:table-cell>
          <table:table-cell table:style-name="ce4" office:value-type="float" office:value="6.269">
            <text:p>6.269</text:p>
          </table:table-cell>
          <table:table-cell table:style-name="ce4" office:value-type="float" office:value="6.975">
            <text:p>6.975</text:p>
          </table:table-cell>
          <table:table-cell table:style-name="ce4" office:value-type="float" office:value="832">
            <text:p>83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64">
            <text:p>1664</text:p>
          </table:table-cell>
          <table:table-cell table:style-name="ce4" office:value-type="float" office:value="6.635">
            <text:p>6.635</text:p>
          </table:table-cell>
          <table:table-cell table:style-name="ce4" office:value-type="float" office:value="6.634">
            <text:p>6.634</text:p>
          </table:table-cell>
          <table:table-cell table:style-name="ce4" office:value-type="float" office:value="0.073">
            <text:p>0.073</text:p>
          </table:table-cell>
          <table:table-cell table:style-name="ce4" office:value-type="float" office:value="6.635">
            <text:p>6.635</text:p>
          </table:table-cell>
          <table:table-cell table:style-name="ce3" office:value-type="float" office:value="6.707">
            <text:p>6.707</text:p>
          </table:table-cell>
          <table:table-cell table:style-name="ce4" office:value-type="float" office:value="6.466">
            <text:p>6.466</text:p>
          </table:table-cell>
          <table:table-cell table:style-name="ce4" office:value-type="float" office:value="7.076">
            <text:p>7.076</text:p>
          </table:table-cell>
          <table:table-cell table:style-name="ce4" office:value-type="float" office:value="1664">
            <text:p>166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328">
            <text:p>3328</text:p>
          </table:table-cell>
          <table:table-cell table:style-name="ce4" office:value-type="float" office:value="6.973">
            <text:p>6.973</text:p>
          </table:table-cell>
          <table:table-cell table:style-name="ce4" office:value-type="float" office:value="6.971">
            <text:p>6.971</text:p>
          </table:table-cell>
          <table:table-cell table:style-name="ce4" office:value-type="float" office:value="0.257">
            <text:p>0.257</text:p>
          </table:table-cell>
          <table:table-cell table:style-name="ce4" office:value-type="float" office:value="6.975">
            <text:p>6.975</text:p>
          </table:table-cell>
          <table:table-cell table:style-name="ce3" office:value-type="float" office:value="7.227">
            <text:p>7.227</text:p>
          </table:table-cell>
          <table:table-cell table:style-name="ce4" office:value-type="float" office:value="6.291">
            <text:p>6.291</text:p>
          </table:table-cell>
          <table:table-cell table:style-name="ce4" office:value-type="float" office:value="17.049">
            <text:p>17.049</text:p>
          </table:table-cell>
          <table:table-cell table:style-name="ce4" office:value-type="float" office:value="3328">
            <text:p>33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61">
            <text:p>1361</text:p>
          </table:table-cell>
          <table:table-cell table:number-columns-repeated="2" table:style-name="ce4" office:value-type="float" office:value="3.831">
            <text:p>3.831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3.831">
            <text:p>3.831</text:p>
          </table:table-cell>
          <table:table-cell table:style-name="ce3" office:value-type="float" office:value="3.878">
            <text:p>3.878</text:p>
          </table:table-cell>
          <table:table-cell table:style-name="ce4" office:value-type="float" office:value="3.798">
            <text:p>3.798</text:p>
          </table:table-cell>
          <table:table-cell table:style-name="ce4" office:value-type="float" office:value="4.208">
            <text:p>4.208</text:p>
          </table:table-cell>
          <table:table-cell table:style-name="ce4" office:value-type="float" office:value="1361">
            <text:p>136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722">
            <text:p>2722</text:p>
          </table:table-cell>
          <table:table-cell table:number-columns-repeated="2" table:style-name="ce4" office:value-type="float" office:value="4.038">
            <text:p>4.038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4.038">
            <text:p>4.038</text:p>
          </table:table-cell>
          <table:table-cell table:style-name="ce3" office:value-type="float" office:value="4.084">
            <text:p>4.084</text:p>
          </table:table-cell>
          <table:table-cell table:style-name="ce4" office:value-type="float" office:value="3.869">
            <text:p>3.869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2722">
            <text:p>272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444">
            <text:p>5444</text:p>
          </table:table-cell>
          <table:table-cell table:style-name="ce4" office:value-type="float" office:value="4.231">
            <text:p>4.231</text:p>
          </table:table-cell>
          <table:table-cell table:style-name="ce4" office:value-type="float" office:value="4.23">
            <text:p>4.23</text:p>
          </table:table-cell>
          <table:table-cell table:style-name="ce4" office:value-type="float" office:value="0.166">
            <text:p>0.166</text:p>
          </table:table-cell>
          <table:table-cell table:style-name="ce4" office:value-type="float" office:value="4.233">
            <text:p>4.233</text:p>
          </table:table-cell>
          <table:table-cell table:style-name="ce3" office:value-type="float" office:value="4.396">
            <text:p>4.396</text:p>
          </table:table-cell>
          <table:table-cell table:style-name="ce4" office:value-type="float" office:value="3.826">
            <text:p>3.826</text:p>
          </table:table-cell>
          <table:table-cell table:style-name="ce4" office:value-type="float" office:value="14.029">
            <text:p>14.029</text:p>
          </table:table-cell>
          <table:table-cell table:style-name="ce4" office:value-type="float" office:value="5444">
            <text:p>5444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731.285714285714">
            <text:p>731</text:p>
          </table:table-cell>
          <table:table-cell table:style-name="ce9" table:formula="of:=AVERAGE([.D4];[.D7];[.D10];[.D16];[.D19];[.D22];[.D25])" office:value-type="float" office:value="15.1248571428571">
            <text:p>15.125</text:p>
          </table:table-cell>
          <table:table-cell table:style-name="ce9" table:formula="of:=AVERAGE([.E4];[.E7];[.E10];[.E16];[.E19];[.E22];[.E25])" office:value-type="float" office:value="15.1017142857143">
            <text:p>15.102</text:p>
          </table:table-cell>
          <table:table-cell table:style-name="ce9" table:formula="of:=AVERAGE([.F4];[.F7];[.F10];[.F16];[.F19];[.F22];[.F25])" office:value-type="float" office:value="0.159571428571429">
            <text:p>0.160</text:p>
          </table:table-cell>
          <table:table-cell table:style-name="ce9" table:formula="of:=AVERAGE([.G4];[.G7];[.G10];[.G16];[.G19];[.G22];[.G25])" office:value-type="float" office:value="15.1027142857143">
            <text:p>15.103</text:p>
          </table:table-cell>
          <table:table-cell table:style-name="ce10" table:formula="of:=AVERAGE([.H4];[.H7];[.H10];[.H16];[.H19];[.H22];[.H25])" office:value-type="float" office:value="15.2612857142857">
            <text:p>15.261</text:p>
          </table:table-cell>
          <table:table-cell table:style-name="ce9" table:formula="of:=AVERAGE([.I4];[.I7];[.I10];[.I16];[.I19];[.I22];[.I25])" office:value-type="float" office:value="14.9748571428571">
            <text:p>14.975</text:p>
          </table:table-cell>
          <table:table-cell table:style-name="ce9" table:formula="of:=AVERAGE([.J4];[.J7];[.J10];[.J16];[.J19];[.J22];[.J25])" office:value-type="float" office:value="20.1545714285714">
            <text:p>20.155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462.57142857143">
            <text:p>1463</text:p>
          </table:table-cell>
          <table:table-cell table:style-name="ce9" table:formula="of:=AVERAGE([.D5];[.D8];[.D11];[.D17];[.D20];[.D23];[.D26])" office:value-type="float" office:value="16.1061428571429">
            <text:p>16.106</text:p>
          </table:table-cell>
          <table:table-cell table:style-name="ce9" table:formula="of:=AVERAGE([.E5];[.E8];[.E11];[.E17];[.E20];[.E23];[.E26])" office:value-type="float" office:value="16.0937142857143">
            <text:p>16.094</text:p>
          </table:table-cell>
          <table:table-cell table:style-name="ce9" table:formula="of:=AVERAGE([.F5];[.F8];[.F11];[.F17];[.F20];[.F23];[.F26])" office:value-type="float" office:value="0.322">
            <text:p>0.322</text:p>
          </table:table-cell>
          <table:table-cell table:style-name="ce9" table:formula="of:=AVERAGE([.G5];[.G8];[.G11];[.G17];[.G20];[.G23];[.G26])" office:value-type="float" office:value="16.0975714285714">
            <text:p>16.098</text:p>
          </table:table-cell>
          <table:table-cell table:style-name="ce10" table:formula="of:=AVERAGE([.H5];[.H8];[.H11];[.H17];[.H20];[.H23];[.H26])" office:value-type="float" office:value="16.4155714285714">
            <text:p>16.416</text:p>
          </table:table-cell>
          <table:table-cell table:style-name="ce9" table:formula="of:=AVERAGE([.I5];[.I8];[.I11];[.I17];[.I20];[.I23];[.I26])" office:value-type="float" office:value="15.8067142857143">
            <text:p>15.807</text:p>
          </table:table-cell>
          <table:table-cell table:style-name="ce9" table:formula="of:=AVERAGE([.J5];[.J8];[.J11];[.J17];[.J20];[.J23];[.J26])" office:value-type="float" office:value="21.7134285714286">
            <text:p>21.713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925.14285714286">
            <text:p>2925</text:p>
          </table:table-cell>
          <table:table-cell table:style-name="ce9" table:formula="of:=AVERAGE([.D6];[.D9];[.D12];[.D18];[.D21];[.D24];[.D27])" office:value-type="float" office:value="16.862">
            <text:p>16.862</text:p>
          </table:table-cell>
          <table:table-cell table:style-name="ce9" table:formula="of:=AVERAGE([.E6];[.E9];[.E12];[.E18];[.E21];[.E24];[.E27])" office:value-type="float" office:value="16.8554285714286">
            <text:p>16.855</text:p>
          </table:table-cell>
          <table:table-cell table:style-name="ce9" table:formula="of:=AVERAGE([.F6];[.F9];[.F12];[.F18];[.F21];[.F24];[.F27])" office:value-type="float" office:value="0.562142857142857">
            <text:p>0.562</text:p>
          </table:table-cell>
          <table:table-cell table:style-name="ce9" table:formula="of:=AVERAGE([.G6];[.G9];[.G12];[.G18];[.G21];[.G24];[.G27])" office:value-type="float" office:value="16.8658571428571">
            <text:p>16.866</text:p>
          </table:table-cell>
          <table:table-cell table:style-name="ce10" table:formula="of:=AVERAGE([.H6];[.H9];[.H12];[.H18];[.H21];[.H24];[.H27])" office:value-type="float" office:value="17.4172857142857">
            <text:p>17.417</text:p>
          </table:table-cell>
          <table:table-cell table:style-name="ce9" table:formula="of:=AVERAGE([.I6];[.I9];[.I12];[.I18];[.I21];[.I24];[.I27])" office:value-type="float" office:value="15.7112857142857">
            <text:p>15.711</text:p>
          </table:table-cell>
          <table:table-cell table:style-name="ce9" table:formula="of:=AVERAGE([.J6];[.J9];[.J12];[.J18];[.J21];[.J24];[.J27])" office:value-type="float" office:value="27.9661428571428">
            <text:p>27.96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05.497">
            <text:p>405.497</text:p>
          </table:table-cell>
          <table:table-cell table:style-name="ce9" table:formula="of:=AVERAGE([.E13])" office:value-type="float" office:value="405.478">
            <text:p>405.478</text:p>
          </table:table-cell>
          <table:table-cell table:style-name="ce9" table:formula="of:=AVERAGE([.F13])" office:value-type="float" office:value="0.898">
            <text:p>0.898</text:p>
          </table:table-cell>
          <table:table-cell table:style-name="ce9" table:formula="of:=AVERAGE([.G13])" office:value-type="float" office:value="405.479">
            <text:p>405.479</text:p>
          </table:table-cell>
          <table:table-cell table:style-name="ce10" table:formula="of:=AVERAGE([.H13])" office:value-type="float" office:value="406.376">
            <text:p>406.376</text:p>
          </table:table-cell>
          <table:table-cell table:style-name="ce9" table:formula="of:=AVERAGE([.I13])" office:value-type="float" office:value="403.819">
            <text:p>403.819</text:p>
          </table:table-cell>
          <table:table-cell table:style-name="ce9" table:formula="of:=AVERAGE([.J13])" office:value-type="float" office:value="407.615">
            <text:p>407.615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51.014">
            <text:p>451.014</text:p>
          </table:table-cell>
          <table:table-cell table:style-name="ce9" table:formula="of:=AVERAGE([.E14])" office:value-type="float" office:value="450.965">
            <text:p>450.965</text:p>
          </table:table-cell>
          <table:table-cell table:style-name="ce9" table:formula="of:=AVERAGE([.F14])" office:value-type="float" office:value="2.346">
            <text:p>2.346</text:p>
          </table:table-cell>
          <table:table-cell table:style-name="ce9" table:formula="of:=AVERAGE([.G14])" office:value-type="float" office:value="450.971">
            <text:p>450.971</text:p>
          </table:table-cell>
          <table:table-cell table:style-name="ce10" table:formula="of:=AVERAGE([.H14])" office:value-type="float" office:value="453.311">
            <text:p>453.311</text:p>
          </table:table-cell>
          <table:table-cell table:style-name="ce9" table:formula="of:=AVERAGE([.I14])" office:value-type="float" office:value="444.233">
            <text:p>444.233</text:p>
          </table:table-cell>
          <table:table-cell table:style-name="ce9" table:formula="of:=AVERAGE([.J14])" office:value-type="float" office:value="460.121">
            <text:p>460.121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63.612">
            <text:p>463.612</text:p>
          </table:table-cell>
          <table:table-cell table:style-name="ce9" table:formula="of:=AVERAGE([.E15])" office:value-type="float" office:value="463.573">
            <text:p>463.573</text:p>
          </table:table-cell>
          <table:table-cell table:style-name="ce9" table:formula="of:=AVERAGE([.F15])" office:value-type="float" office:value="3.476">
            <text:p>3.476</text:p>
          </table:table-cell>
          <table:table-cell table:style-name="ce9" table:formula="of:=AVERAGE([.G15])" office:value-type="float" office:value="463.586">
            <text:p>463.586</text:p>
          </table:table-cell>
          <table:table-cell table:style-name="ce10" table:formula="of:=AVERAGE([.H15])" office:value-type="float" office:value="467.05">
            <text:p>467.050</text:p>
          </table:table-cell>
          <table:table-cell table:style-name="ce9" table:formula="of:=AVERAGE([.I15])" office:value-type="float" office:value="455.771">
            <text:p>455.771</text:p>
          </table:table-cell>
          <table:table-cell table:style-name="ce9" table:formula="of:=AVERAGE([.J15])" office:value-type="float" office:value="475.273">
            <text:p>475.273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4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30_vs_41" table:style-name="ta1" table:print="false">
        <table:shapes>
          <draw:frame draw:z-index="0" draw:style-name="gr1" svg:width="8.7008in" svg:height="5.3346in" svg:x="0in" svg:y="6.0354in">
            <draw:object draw:notify-on-update-of-ranges="Marlin30_vs_41.A4:Marlin30_vs_41.B27 Marlin30_vs_41.H3:Marlin30_vs_41.H3 Marlin30_vs_41.H4:Marlin30_vs_41.H27" xlink:href="./Object 7" xlink:type="simple" xlink:show="embed" xlink:actuate="onLoad"/>
            <draw:image xlink:href="./ObjectReplacements/Object 7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30.B1]/[Marlin41.B1]" office:value-type="percentage" office:value="1.01179752470559">
            <text:p>101.18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4];[Marlin41.C4])" office:value-type="float" office:value="81">
            <text:p>81</text:p>
          </table:table-cell>
          <table:table-cell table:style-name="ce15" table:formula="of:=([Marlin30.D4])/[Marlin41.D4]" office:value-type="percentage" office:value="1.06301568306355">
            <text:p>106.30%</text:p>
          </table:table-cell>
          <table:table-cell table:style-name="ce15" table:formula="of:=([Marlin30.E4])/[Marlin41.E4]" office:value-type="percentage" office:value="1.0628400220768">
            <text:p>106.28%</text:p>
          </table:table-cell>
          <table:table-cell table:style-name="ce15" table:formula="of:=([Marlin30.F4])/[Marlin41.F4]" office:value-type="percentage" office:value="1.39597315436242">
            <text:p>139.60%</text:p>
          </table:table-cell>
          <table:table-cell table:style-name="ce15" table:formula="of:=([Marlin30.G4])/[Marlin41.G4]" office:value-type="percentage" office:value="1.06283903115933">
            <text:p>106.28%</text:p>
          </table:table-cell>
          <table:table-cell table:style-name="ce18" table:formula="of:=([Marlin30.H4])/[Marlin41.H4]" office:value-type="percentage" office:value="1.064398160501">
            <text:p>106.44%</text:p>
          </table:table-cell>
          <table:table-cell table:style-name="ce15" table:formula="of:=([Marlin30.I4])/[Marlin41.I4]" office:value-type="percentage" office:value="1.06413539694912">
            <text:p>106.41%</text:p>
          </table:table-cell>
          <table:table-cell table:style-name="ce15" table:formula="of:=([Marlin30.J4])/[Marlin41.J4]" office:value-type="percentage" office:value="1.06784070722189">
            <text:p>106.7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5];[Marlin41.C5])" office:value-type="float" office:value="162">
            <text:p>162</text:p>
          </table:table-cell>
          <table:table-cell table:style-name="ce15" table:formula="of:=([Marlin30.D5])/[Marlin41.D5]" office:value-type="percentage" office:value="1.05763416756382">
            <text:p>105.76%</text:p>
          </table:table-cell>
          <table:table-cell table:style-name="ce15" table:formula="of:=([Marlin30.E5])/[Marlin41.E5]" office:value-type="percentage" office:value="1.0576497328571">
            <text:p>105.76%</text:p>
          </table:table-cell>
          <table:table-cell table:style-name="ce15" table:formula="of:=([Marlin30.F5])/[Marlin41.F5]" office:value-type="percentage" office:value="0.83298969072165">
            <text:p>83.30%</text:p>
          </table:table-cell>
          <table:table-cell table:style-name="ce15" table:formula="of:=([Marlin30.G5])/[Marlin41.G5]" office:value-type="percentage" office:value="1.05761426189106">
            <text:p>105.76%</text:p>
          </table:table-cell>
          <table:table-cell table:style-name="ce18" table:formula="of:=([Marlin30.H5])/[Marlin41.H5]" office:value-type="percentage" office:value="1.05447878470403">
            <text:p>105.45%</text:p>
          </table:table-cell>
          <table:table-cell table:style-name="ce15" table:formula="of:=([Marlin30.I5])/[Marlin41.I5]" office:value-type="percentage" office:value="1.07921363677798">
            <text:p>107.92%</text:p>
          </table:table-cell>
          <table:table-cell table:style-name="ce15" table:formula="of:=([Marlin30.J5])/[Marlin41.J5]" office:value-type="percentage" office:value="1.03404059276701">
            <text:p>103.4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6];[Marlin41.C6])" office:value-type="float" office:value="324">
            <text:p>324</text:p>
          </table:table-cell>
          <table:table-cell table:style-name="ce15" table:formula="of:=([Marlin30.D6])/[Marlin41.D6]" office:value-type="percentage" office:value="1.07070578950335">
            <text:p>107.07%</text:p>
          </table:table-cell>
          <table:table-cell table:style-name="ce15" table:formula="of:=([Marlin30.E6])/[Marlin41.E6]" office:value-type="percentage" office:value="1.07066535100085">
            <text:p>107.07%</text:p>
          </table:table-cell>
          <table:table-cell table:style-name="ce15" table:formula="of:=([Marlin30.F6])/[Marlin41.F6]" office:value-type="percentage" office:value="1.78457300275482">
            <text:p>178.46%</text:p>
          </table:table-cell>
          <table:table-cell table:style-name="ce15" table:formula="of:=([Marlin30.G6])/[Marlin41.G6]" office:value-type="percentage" office:value="1.07129067260403">
            <text:p>107.13%</text:p>
          </table:table-cell>
          <table:table-cell table:style-name="ce18" table:formula="of:=([Marlin30.H6])/[Marlin41.H6]" office:value-type="percentage" office:value="1.08848876365886">
            <text:p>108.85%</text:p>
          </table:table-cell>
          <table:table-cell table:style-name="ce15" table:formula="of:=([Marlin30.I6])/[Marlin41.I6]" office:value-type="percentage" office:value="1.05311806753759">
            <text:p>105.31%</text:p>
          </table:table-cell>
          <table:table-cell table:style-name="ce15" table:formula="of:=([Marlin30.J6])/[Marlin41.J6]" office:value-type="percentage" office:value="1.09073891745372">
            <text:p>109.0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7];[Marlin41.C7])" office:value-type="float" office:value="253">
            <text:p>253</text:p>
          </table:table-cell>
          <table:table-cell table:style-name="ce15" table:formula="of:=([Marlin30.D7])/[Marlin41.D7]" office:value-type="percentage" office:value="1.06145716103146">
            <text:p>106.15%</text:p>
          </table:table-cell>
          <table:table-cell table:style-name="ce15" table:formula="of:=([Marlin30.E7])/[Marlin41.E7]" office:value-type="percentage" office:value="1.06136865342163">
            <text:p>106.14%</text:p>
          </table:table-cell>
          <table:table-cell table:style-name="ce15" table:formula="of:=([Marlin30.F7])/[Marlin41.F7]" office:value-type="percentage" office:value="1.18787878787879">
            <text:p>118.79%</text:p>
          </table:table-cell>
          <table:table-cell table:style-name="ce15" table:formula="of:=([Marlin30.G7])/[Marlin41.G7]" office:value-type="percentage" office:value="1.06136564308839">
            <text:p>106.14%</text:p>
          </table:table-cell>
          <table:table-cell table:style-name="ce18" table:formula="of:=([Marlin30.H7])/[Marlin41.H7]" office:value-type="percentage" office:value="1.06238442822384">
            <text:p>106.24%</text:p>
          </table:table-cell>
          <table:table-cell table:style-name="ce15" table:formula="of:=([Marlin30.I7])/[Marlin41.I7]" office:value-type="percentage" office:value="1.06065110747733">
            <text:p>106.07%</text:p>
          </table:table-cell>
          <table:table-cell table:style-name="ce15" table:formula="of:=([Marlin30.J7])/[Marlin41.J7]" office:value-type="percentage" office:value="1.05118516987927">
            <text:p>105.1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8];[Marlin41.C8])" office:value-type="float" office:value="506">
            <text:p>506</text:p>
          </table:table-cell>
          <table:table-cell table:style-name="ce15" table:formula="of:=([Marlin30.D8])/[Marlin41.D8]" office:value-type="percentage" office:value="1.05664568678267">
            <text:p>105.66%</text:p>
          </table:table-cell>
          <table:table-cell table:style-name="ce15" table:formula="of:=([Marlin30.E8])/[Marlin41.E8]" office:value-type="percentage" office:value="1.05664488017429">
            <text:p>105.66%</text:p>
          </table:table-cell>
          <table:table-cell table:style-name="ce15" table:formula="of:=([Marlin30.F8])/[Marlin41.F8]" office:value-type="percentage" office:value="1.02466091245376">
            <text:p>102.47%</text:p>
          </table:table-cell>
          <table:table-cell table:style-name="ce15" table:formula="of:=([Marlin30.G8])/[Marlin41.G8]" office:value-type="percentage" office:value="1.05660552158607">
            <text:p>105.66%</text:p>
          </table:table-cell>
          <table:table-cell table:style-name="ce18" table:formula="of:=([Marlin30.H8])/[Marlin41.H8]" office:value-type="percentage" office:value="1.05544138670479">
            <text:p>105.54%</text:p>
          </table:table-cell>
          <table:table-cell table:style-name="ce15" table:formula="of:=([Marlin30.I8])/[Marlin41.I8]" office:value-type="percentage" office:value="1.06067869900357">
            <text:p>106.07%</text:p>
          </table:table-cell>
          <table:table-cell table:style-name="ce15" table:formula="of:=([Marlin30.J8])/[Marlin41.J8]" office:value-type="percentage" office:value="1.03746026941123">
            <text:p>103.7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9];[Marlin41.C9])" office:value-type="float" office:value="1012">
            <text:p>1012</text:p>
          </table:table-cell>
          <table:table-cell table:style-name="ce15" table:formula="of:=([Marlin30.D9])/[Marlin41.D9]" office:value-type="percentage" office:value="1.06109593868382">
            <text:p>106.11%</text:p>
          </table:table-cell>
          <table:table-cell table:style-name="ce15" table:formula="of:=([Marlin30.E9])/[Marlin41.E9]" office:value-type="percentage" office:value="1.06095733427363">
            <text:p>106.10%</text:p>
          </table:table-cell>
          <table:table-cell table:style-name="ce15" table:formula="of:=([Marlin30.F9])/[Marlin41.F9]" office:value-type="percentage" office:value="1.11305872042068">
            <text:p>111.31%</text:p>
          </table:table-cell>
          <table:table-cell table:style-name="ce15" table:formula="of:=([Marlin30.G9])/[Marlin41.G9]" office:value-type="percentage" office:value="1.0610555971299">
            <text:p>106.11%</text:p>
          </table:table-cell>
          <table:table-cell table:style-name="ce18" table:formula="of:=([Marlin30.H9])/[Marlin41.H9]" office:value-type="percentage" office:value="1.06345209618532">
            <text:p>106.35%</text:p>
          </table:table-cell>
          <table:table-cell table:style-name="ce15" table:formula="of:=([Marlin30.I9])/[Marlin41.I9]" office:value-type="percentage" office:value="1.06538668756428">
            <text:p>106.54%</text:p>
          </table:table-cell>
          <table:table-cell table:style-name="ce15" table:formula="of:=([Marlin30.J9])/[Marlin41.J9]" office:value-type="percentage" office:value="1.12859564413396">
            <text:p>112.8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0];[Marlin41.C10])" office:value-type="float" office:value="272">
            <text:p>272</text:p>
          </table:table-cell>
          <table:table-cell table:style-name="ce15" table:formula="of:=([Marlin30.D10])/[Marlin41.D10]" office:value-type="percentage" office:value="1.10170188698648">
            <text:p>110.17%</text:p>
          </table:table-cell>
          <table:table-cell table:style-name="ce15" table:formula="of:=([Marlin30.E10])/[Marlin41.E10]" office:value-type="percentage" office:value="1.10174119101587">
            <text:p>110.17%</text:p>
          </table:table-cell>
          <table:table-cell table:style-name="ce15" table:formula="of:=([Marlin30.F10])/[Marlin41.F10]" office:value-type="percentage" office:value="1.44059405940594">
            <text:p>144.06%</text:p>
          </table:table-cell>
          <table:table-cell table:style-name="ce15" table:formula="of:=([Marlin30.G10])/[Marlin41.G10]" office:value-type="percentage" office:value="1.10178746200999">
            <text:p>110.18%</text:p>
          </table:table-cell>
          <table:table-cell table:style-name="ce18" table:formula="of:=([Marlin30.H10])/[Marlin41.H10]" office:value-type="percentage" office:value="1.10517461126689">
            <text:p>110.52%</text:p>
          </table:table-cell>
          <table:table-cell table:style-name="ce15" table:formula="of:=([Marlin30.I10])/[Marlin41.I10]" office:value-type="percentage" office:value="1.09972486113274">
            <text:p>109.97%</text:p>
          </table:table-cell>
          <table:table-cell table:style-name="ce15" table:formula="of:=([Marlin30.J10])/[Marlin41.J10]" office:value-type="percentage" office:value="1.06601466992665">
            <text:p>106.60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11];[Marlin41.C11])" office:value-type="float" office:value="544">
            <text:p>544</text:p>
          </table:table-cell>
          <table:table-cell table:style-name="ce15" table:formula="of:=([Marlin30.D11])/[Marlin41.D11]" office:value-type="percentage" office:value="1.10103728349154">
            <text:p>110.10%</text:p>
          </table:table-cell>
          <table:table-cell table:style-name="ce15" table:formula="of:=([Marlin30.E11])/[Marlin41.E11]" office:value-type="percentage" office:value="1.10107737512243">
            <text:p>110.11%</text:p>
          </table:table-cell>
          <table:table-cell table:style-name="ce15" table:formula="of:=([Marlin30.F11])/[Marlin41.F11]" office:value-type="percentage" office:value="1.07127882599581">
            <text:p>107.13%</text:p>
          </table:table-cell>
          <table:table-cell table:style-name="ce15" table:formula="of:=([Marlin30.G11])/[Marlin41.G11]" office:value-type="percentage" office:value="1.1009987271125">
            <text:p>110.10%</text:p>
          </table:table-cell>
          <table:table-cell table:style-name="ce18" table:formula="of:=([Marlin30.H11])/[Marlin41.H11]" office:value-type="percentage" office:value="1.10034933244006">
            <text:p>110.03%</text:p>
          </table:table-cell>
          <table:table-cell table:style-name="ce15" table:formula="of:=([Marlin30.I11])/[Marlin41.I11]" office:value-type="percentage" office:value="1.09052118256629">
            <text:p>109.05%</text:p>
          </table:table-cell>
          <table:table-cell table:style-name="ce15" table:formula="of:=([Marlin30.J11])/[Marlin41.J11]" office:value-type="percentage" office:value="1.07081524045839">
            <text:p>107.0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12];[Marlin41.C12])" office:value-type="float" office:value="1088">
            <text:p>1088</text:p>
          </table:table-cell>
          <table:table-cell table:style-name="ce15" table:formula="of:=([Marlin30.D12])/[Marlin41.D12]" office:value-type="percentage" office:value="1.09876029234897">
            <text:p>109.88%</text:p>
          </table:table-cell>
          <table:table-cell table:style-name="ce15" table:formula="of:=([Marlin30.E12])/[Marlin41.E12]" office:value-type="percentage" office:value="1.09880142533204">
            <text:p>109.88%</text:p>
          </table:table-cell>
          <table:table-cell table:style-name="ce15" table:formula="of:=([Marlin30.F12])/[Marlin41.F12]" office:value-type="percentage" office:value="1.06495098039216">
            <text:p>106.50%</text:p>
          </table:table-cell>
          <table:table-cell table:style-name="ce15" table:formula="of:=([Marlin30.G12])/[Marlin41.G12]" office:value-type="percentage" office:value="1.09872832369942">
            <text:p>109.87%</text:p>
          </table:table-cell>
          <table:table-cell table:style-name="ce18" table:formula="of:=([Marlin30.H12])/[Marlin41.H12]" office:value-type="percentage" office:value="1.09756967670011">
            <text:p>109.76%</text:p>
          </table:table-cell>
          <table:table-cell table:style-name="ce15" table:formula="of:=([Marlin30.I12])/[Marlin41.I12]" office:value-type="percentage" office:value="1.10136703636833">
            <text:p>110.14%</text:p>
          </table:table-cell>
          <table:table-cell table:style-name="ce15" table:formula="of:=([Marlin30.J12])/[Marlin41.J12]" office:value-type="percentage" office:value="1.06590015128593">
            <text:p>106.5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3];[Marlin41.C13])" office:value-type="float" office:value="25">
            <text:p>25</text:p>
          </table:table-cell>
          <table:table-cell table:style-name="ce15" table:formula="of:=([Marlin30.D13])/[Marlin41.D13]" office:value-type="percentage" office:value="0.987552459413116">
            <text:p>98.76%</text:p>
          </table:table-cell>
          <table:table-cell table:style-name="ce15" table:formula="of:=([Marlin30.E13])/[Marlin41.E13]" office:value-type="percentage" office:value="0.987239658207347">
            <text:p>98.72%</text:p>
          </table:table-cell>
          <table:table-cell table:style-name="ce15" table:formula="of:=([Marlin30.F13])/[Marlin41.F13]" office:value-type="percentage" office:value="1.66193853427896">
            <text:p>166.19%</text:p>
          </table:table-cell>
          <table:table-cell table:style-name="ce15" table:formula="of:=([Marlin30.G13])/[Marlin41.G13]" office:value-type="percentage" office:value="0.987239684601574">
            <text:p>98.72%</text:p>
          </table:table-cell>
          <table:table-cell table:style-name="ce18" table:formula="of:=([Marlin30.H13])/[Marlin41.H13]" office:value-type="percentage" office:value="0.987829501420821">
            <text:p>98.78%</text:p>
          </table:table-cell>
          <table:table-cell table:style-name="ce15" table:formula="of:=([Marlin30.I13])/[Marlin41.I13]" office:value-type="percentage" office:value="0.985491240248236">
            <text:p>98.55%</text:p>
          </table:table-cell>
          <table:table-cell table:style-name="ce15" table:formula="of:=([Marlin30.J13])/[Marlin41.J13]" office:value-type="percentage" office:value="0.996771445134166">
            <text:p>99.6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14];[Marlin41.C14])" office:value-type="float" office:value="50">
            <text:p>50</text:p>
          </table:table-cell>
          <table:table-cell table:style-name="ce15" table:formula="of:=([Marlin30.D14])/[Marlin41.D14]" office:value-type="percentage" office:value="1.00589237257721">
            <text:p>100.59%</text:p>
          </table:table-cell>
          <table:table-cell table:style-name="ce15" table:formula="of:=([Marlin30.E14])/[Marlin41.E14]" office:value-type="percentage" office:value="1.00585478314704">
            <text:p>100.59%</text:p>
          </table:table-cell>
          <table:table-cell table:style-name="ce15" table:formula="of:=([Marlin30.F14])/[Marlin41.F14]" office:value-type="percentage" office:value="1.17341430499325">
            <text:p>117.34%</text:p>
          </table:table-cell>
          <table:table-cell table:style-name="ce15" table:formula="of:=([Marlin30.G14])/[Marlin41.G14]" office:value-type="percentage" office:value="1.00585476091002">
            <text:p>100.59%</text:p>
          </table:table-cell>
          <table:table-cell table:style-name="ce18" table:formula="of:=([Marlin30.H14])/[Marlin41.H14]" office:value-type="percentage" office:value="1.00632503882135">
            <text:p>100.63%</text:p>
          </table:table-cell>
          <table:table-cell table:style-name="ce15" table:formula="of:=([Marlin30.I14])/[Marlin41.I14]" office:value-type="percentage" office:value="1.00558509978572">
            <text:p>100.56%</text:p>
          </table:table-cell>
          <table:table-cell table:style-name="ce15" table:formula="of:=([Marlin30.J14])/[Marlin41.J14]" office:value-type="percentage" office:value="1.0079756773863">
            <text:p>100.8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15];[Marlin41.C15])" office:value-type="float" office:value="100">
            <text:p>100</text:p>
          </table:table-cell>
          <table:table-cell table:style-name="ce15" table:formula="of:=([Marlin30.D15])/[Marlin41.D15]" office:value-type="percentage" office:value="1.00154013308799">
            <text:p>100.15%</text:p>
          </table:table-cell>
          <table:table-cell table:style-name="ce15" table:formula="of:=([Marlin30.E15])/[Marlin41.E15]" office:value-type="percentage" office:value="1.00149650206364">
            <text:p>100.15%</text:p>
          </table:table-cell>
          <table:table-cell table:style-name="ce15" table:formula="of:=([Marlin30.F15])/[Marlin41.F15]" office:value-type="percentage" office:value="1.01393005334914">
            <text:p>101.39%</text:p>
          </table:table-cell>
          <table:table-cell table:style-name="ce15" table:formula="of:=([Marlin30.G15])/[Marlin41.G15]" office:value-type="percentage" office:value="1.00149464252066">
            <text:p>100.15%</text:p>
          </table:table-cell>
          <table:table-cell table:style-name="ce18" table:formula="of:=([Marlin30.H15])/[Marlin41.H15]" office:value-type="percentage" office:value="1.00156913940976">
            <text:p>100.16%</text:p>
          </table:table-cell>
          <table:table-cell table:style-name="ce15" table:formula="of:=([Marlin30.I15])/[Marlin41.I15]" office:value-type="percentage" office:value="1.00049116823902">
            <text:p>100.05%</text:p>
          </table:table-cell>
          <table:table-cell table:style-name="ce15" table:formula="of:=([Marlin30.J15])/[Marlin41.J15]" office:value-type="percentage" office:value="1.00687438320471">
            <text:p>100.6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6];[Marlin41.C16])" office:value-type="float" office:value="639">
            <text:p>639</text:p>
          </table:table-cell>
          <table:table-cell table:style-name="ce15" table:formula="of:=([Marlin30.D16])/[Marlin41.D16]" office:value-type="percentage" office:value="0.991522002422285">
            <text:p>99.15%</text:p>
          </table:table-cell>
          <table:table-cell table:style-name="ce15" table:formula="of:=([Marlin30.E16])/[Marlin41.E16]" office:value-type="percentage" office:value="0.991386271870794">
            <text:p>99.14%</text:p>
          </table:table-cell>
          <table:table-cell table:style-name="ce15" table:formula="of:=([Marlin30.F16])/[Marlin41.F16]" office:value-type="percentage" office:value="0.969465648854962">
            <text:p>96.95%</text:p>
          </table:table-cell>
          <table:table-cell table:style-name="ce15" table:formula="of:=([Marlin30.G16])/[Marlin41.G16]" office:value-type="percentage" office:value="0.991387431032162">
            <text:p>99.14%</text:p>
          </table:table-cell>
          <table:table-cell table:style-name="ce18" table:formula="of:=([Marlin30.H16])/[Marlin41.H16]" office:value-type="percentage" office:value="0.991006480624256">
            <text:p>99.10%</text:p>
          </table:table-cell>
          <table:table-cell table:style-name="ce15" table:formula="of:=([Marlin30.I16])/[Marlin41.I16]" office:value-type="percentage" office:value="0.991157665623725">
            <text:p>99.12%</text:p>
          </table:table-cell>
          <table:table-cell table:style-name="ce15" table:formula="of:=([Marlin30.J16])/[Marlin41.J16]" office:value-type="percentage" office:value="0.991014120667522">
            <text:p>99.1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17];[Marlin41.C17])" office:value-type="float" office:value="1278">
            <text:p>1278</text:p>
          </table:table-cell>
          <table:table-cell table:style-name="ce15" table:formula="of:=([Marlin30.D17])/[Marlin41.D17]" office:value-type="percentage" office:value="0.994597311220003">
            <text:p>99.46%</text:p>
          </table:table-cell>
          <table:table-cell table:style-name="ce15" table:formula="of:=([Marlin30.E17])/[Marlin41.E17]" office:value-type="percentage" office:value="0.994597311220003">
            <text:p>99.46%</text:p>
          </table:table-cell>
          <table:table-cell table:style-name="ce15" table:formula="of:=([Marlin30.F17])/[Marlin41.F17]" office:value-type="percentage" office:value="1.02380952380952">
            <text:p>102.38%</text:p>
          </table:table-cell>
          <table:table-cell table:style-name="ce15" table:formula="of:=([Marlin30.G17])/[Marlin41.G17]" office:value-type="percentage" office:value="0.994472361809045">
            <text:p>99.45%</text:p>
          </table:table-cell>
          <table:table-cell table:style-name="ce18" table:formula="of:=([Marlin30.H17])/[Marlin41.H17]" office:value-type="percentage" office:value="0.994778067885117">
            <text:p>99.48%</text:p>
          </table:table-cell>
          <table:table-cell table:style-name="ce15" table:formula="of:=([Marlin30.I17])/[Marlin41.I17]" office:value-type="percentage" office:value="1.05494209534069">
            <text:p>105.49%</text:p>
          </table:table-cell>
          <table:table-cell table:style-name="ce15" table:formula="of:=([Marlin30.J17])/[Marlin41.J17]" office:value-type="percentage" office:value="0.99214753123141">
            <text:p>99.2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18];[Marlin41.C18])" office:value-type="float" office:value="2556">
            <text:p>2556</text:p>
          </table:table-cell>
          <table:table-cell table:style-name="ce15" table:formula="of:=([Marlin30.D18])/[Marlin41.D18]" office:value-type="percentage" office:value="0.994340077071291">
            <text:p>99.43%</text:p>
          </table:table-cell>
          <table:table-cell table:style-name="ce15" table:formula="of:=([Marlin30.E18])/[Marlin41.E18]" office:value-type="percentage" office:value="0.994457831325301">
            <text:p>99.45%</text:p>
          </table:table-cell>
          <table:table-cell table:style-name="ce15" table:formula="of:=([Marlin30.F18])/[Marlin41.F18]" office:value-type="percentage" office:value="1.10869565217391">
            <text:p>110.87%</text:p>
          </table:table-cell>
          <table:table-cell table:style-name="ce15" table:formula="of:=([Marlin30.G18])/[Marlin41.G18]" office:value-type="percentage" office:value="0.994461167971102">
            <text:p>99.45%</text:p>
          </table:table-cell>
          <table:table-cell table:style-name="ce18" table:formula="of:=([Marlin30.H18])/[Marlin41.H18]" office:value-type="percentage" office:value="0.998134328358209">
            <text:p>99.81%</text:p>
          </table:table-cell>
          <table:table-cell table:style-name="ce15" table:formula="of:=([Marlin30.I18])/[Marlin41.I18]" office:value-type="percentage" office:value="0.986079199891877">
            <text:p>98.61%</text:p>
          </table:table-cell>
          <table:table-cell table:style-name="ce15" table:formula="of:=([Marlin30.J18])/[Marlin41.J18]" office:value-type="percentage" office:value="1.02150960350444">
            <text:p>102.1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9];[Marlin41.C19])" office:value-type="float" office:value="1432">
            <text:p>1432</text:p>
          </table:table-cell>
          <table:table-cell table:style-name="ce15" table:formula="of:=([Marlin30.D19])/[Marlin41.D19]" office:value-type="percentage" office:value="0.992710583153348">
            <text:p>99.27%</text:p>
          </table:table-cell>
          <table:table-cell table:style-name="ce15" table:formula="of:=([Marlin30.E19])/[Marlin41.E19]" office:value-type="percentage" office:value="0.99244060475162">
            <text:p>99.24%</text:p>
          </table:table-cell>
          <table:table-cell table:style-name="ce15" table:formula="of:=([Marlin30.F19])/[Marlin41.F19]" office:value-type="percentage" office:value="1.01923076923077">
            <text:p>101.92%</text:p>
          </table:table-cell>
          <table:table-cell table:style-name="ce15" table:formula="of:=([Marlin30.G19])/[Marlin41.G19]" office:value-type="percentage" office:value="0.992710583153348">
            <text:p>99.27%</text:p>
          </table:table-cell>
          <table:table-cell table:style-name="ce18" table:formula="of:=([Marlin30.H19])/[Marlin41.H19]" office:value-type="percentage" office:value="0.993075898801598">
            <text:p>99.31%</text:p>
          </table:table-cell>
          <table:table-cell table:style-name="ce15" table:formula="of:=([Marlin30.I19])/[Marlin41.I19]" office:value-type="percentage" office:value="0.99181446111869">
            <text:p>99.18%</text:p>
          </table:table-cell>
          <table:table-cell table:style-name="ce15" table:formula="of:=([Marlin30.J19])/[Marlin41.J19]" office:value-type="percentage" office:value="0.987338748208313">
            <text:p>98.7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20];[Marlin41.C20])" office:value-type="float" office:value="2864">
            <text:p>2864</text:p>
          </table:table-cell>
          <table:table-cell table:style-name="ce15" table:formula="of:=([Marlin30.D20])/[Marlin41.D20]" office:value-type="percentage" office:value="0.990862944162437">
            <text:p>99.09%</text:p>
          </table:table-cell>
          <table:table-cell table:style-name="ce15" table:formula="of:=([Marlin30.E20])/[Marlin41.E20]" office:value-type="percentage" office:value="0.990862944162437">
            <text:p>99.09%</text:p>
          </table:table-cell>
          <table:table-cell table:style-name="ce15" table:formula="of:=([Marlin30.F20])/[Marlin41.F20]" office:value-type="percentage" office:value="1">
            <text:p>100.00%</text:p>
          </table:table-cell>
          <table:table-cell table:style-name="ce15" table:formula="of:=([Marlin30.G20])/[Marlin41.G20]" office:value-type="percentage" office:value="0.990862944162437">
            <text:p>99.09%</text:p>
          </table:table-cell>
          <table:table-cell table:style-name="ce18" table:formula="of:=([Marlin30.H20])/[Marlin41.H20]" office:value-type="percentage" office:value="0.990715181932246">
            <text:p>99.07%</text:p>
          </table:table-cell>
          <table:table-cell table:style-name="ce15" table:formula="of:=([Marlin30.I20])/[Marlin41.I20]" office:value-type="percentage" office:value="0.986482833198162">
            <text:p>98.65%</text:p>
          </table:table-cell>
          <table:table-cell table:style-name="ce15" table:formula="of:=([Marlin30.J20])/[Marlin41.J20]" office:value-type="percentage" office:value="0.988126335787224">
            <text:p>98.8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21];[Marlin41.C21])" office:value-type="float" office:value="5728">
            <text:p>5728</text:p>
          </table:table-cell>
          <table:table-cell table:style-name="ce15" table:formula="of:=([Marlin30.D21])/[Marlin41.D21]" office:value-type="percentage" office:value="0.993195625759417">
            <text:p>99.32%</text:p>
          </table:table-cell>
          <table:table-cell table:style-name="ce15" table:formula="of:=([Marlin30.E21])/[Marlin41.E21]" office:value-type="percentage" office:value="0.993193971803598">
            <text:p>99.32%</text:p>
          </table:table-cell>
          <table:table-cell table:style-name="ce15" table:formula="of:=([Marlin30.F21])/[Marlin41.F21]" office:value-type="percentage" office:value="1.13966480446927">
            <text:p>113.97%</text:p>
          </table:table-cell>
          <table:table-cell table:style-name="ce15" table:formula="of:=([Marlin30.G21])/[Marlin41.G21]" office:value-type="percentage" office:value="0.993443419135503">
            <text:p>99.34%</text:p>
          </table:table-cell>
          <table:table-cell table:style-name="ce18" table:formula="of:=([Marlin30.H21])/[Marlin41.H21]" office:value-type="percentage" office:value="0.999534016775396">
            <text:p>99.95%</text:p>
          </table:table-cell>
          <table:table-cell table:style-name="ce15" table:formula="of:=([Marlin30.I21])/[Marlin41.I21]" office:value-type="percentage" office:value="0.991865509761388">
            <text:p>99.19%</text:p>
          </table:table-cell>
          <table:table-cell table:style-name="ce15" table:formula="of:=([Marlin30.J21])/[Marlin41.J21]" office:value-type="percentage" office:value="1.03592369925035">
            <text:p>103.5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22];[Marlin41.C22])" office:value-type="float" office:value="796">
            <text:p>796</text:p>
          </table:table-cell>
          <table:table-cell table:style-name="ce15" table:formula="of:=([Marlin30.D22])/[Marlin41.D22]" office:value-type="percentage" office:value="1.01472374013358">
            <text:p>101.47%</text:p>
          </table:table-cell>
          <table:table-cell table:style-name="ce15" table:formula="of:=([Marlin30.E22])/[Marlin41.E22]" office:value-type="percentage" office:value="1.0147259754061">
            <text:p>101.47%</text:p>
          </table:table-cell>
          <table:table-cell table:style-name="ce15" table:formula="of:=([Marlin30.F22])/[Marlin41.F22]" office:value-type="percentage" office:value="0.928571428571429">
            <text:p>92.86%</text:p>
          </table:table-cell>
          <table:table-cell table:style-name="ce15" table:formula="of:=([Marlin30.G22])/[Marlin41.G22]" office:value-type="percentage" office:value="1.01487778958555">
            <text:p>101.49%</text:p>
          </table:table-cell>
          <table:table-cell table:style-name="ce18" table:formula="of:=([Marlin30.H22])/[Marlin41.H22]" office:value-type="percentage" office:value="1.01364113326338">
            <text:p>101.36%</text:p>
          </table:table-cell>
          <table:table-cell table:style-name="ce15" table:formula="of:=([Marlin30.I22])/[Marlin41.I22]" office:value-type="percentage" office:value="1.0151724137931">
            <text:p>101.52%</text:p>
          </table:table-cell>
          <table:table-cell table:style-name="ce15" table:formula="of:=([Marlin30.J22])/[Marlin41.J22]" office:value-type="percentage" office:value="1.00728622491064">
            <text:p>100.7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23];[Marlin41.C23])" office:value-type="float" office:value="1592">
            <text:p>1592</text:p>
          </table:table-cell>
          <table:table-cell table:style-name="ce15" table:formula="of:=([Marlin30.D23])/[Marlin41.D23]" office:value-type="percentage" office:value="1.01151907847372">
            <text:p>101.15%</text:p>
          </table:table-cell>
          <table:table-cell table:style-name="ce15" table:formula="of:=([Marlin30.E23])/[Marlin41.E23]" office:value-type="percentage" office:value="1.01151907847372">
            <text:p>101.15%</text:p>
          </table:table-cell>
          <table:table-cell table:style-name="ce15" table:formula="of:=([Marlin30.F23])/[Marlin41.F23]" office:value-type="percentage" office:value="1.08450704225352">
            <text:p>108.45%</text:p>
          </table:table-cell>
          <table:table-cell table:style-name="ce15" table:formula="of:=([Marlin30.G23])/[Marlin41.G23]" office:value-type="percentage" office:value="1.01166306695464">
            <text:p>101.17%</text:p>
          </table:table-cell>
          <table:table-cell table:style-name="ce18" table:formula="of:=([Marlin30.H23])/[Marlin41.H23]" office:value-type="percentage" office:value="1.01225769669327">
            <text:p>101.23%</text:p>
          </table:table-cell>
          <table:table-cell table:style-name="ce15" table:formula="of:=([Marlin30.I23])/[Marlin41.I23]" office:value-type="percentage" office:value="1.00851581508516">
            <text:p>100.85%</text:p>
          </table:table-cell>
          <table:table-cell table:style-name="ce15" table:formula="of:=([Marlin30.J23])/[Marlin41.J23]" office:value-type="percentage" office:value="1.00040562466198">
            <text:p>100.0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24];[Marlin41.C24])" office:value-type="float" office:value="3184">
            <text:p>3184</text:p>
          </table:table-cell>
          <table:table-cell table:style-name="ce15" table:formula="of:=([Marlin30.D24])/[Marlin41.D24]" office:value-type="percentage" office:value="1.01415807560137">
            <text:p>101.42%</text:p>
          </table:table-cell>
          <table:table-cell table:style-name="ce15" table:formula="of:=([Marlin30.E24])/[Marlin41.E24]" office:value-type="percentage" office:value="1.01416391639164">
            <text:p>101.42%</text:p>
          </table:table-cell>
          <table:table-cell table:style-name="ce15" table:formula="of:=([Marlin30.F24])/[Marlin41.F24]" office:value-type="percentage" office:value="1.24696356275304">
            <text:p>124.70%</text:p>
          </table:table-cell>
          <table:table-cell table:style-name="ce15" table:formula="of:=([Marlin30.G24])/[Marlin41.G24]" office:value-type="percentage" office:value="1.01443100604728">
            <text:p>101.44%</text:p>
          </table:table-cell>
          <table:table-cell table:style-name="ce18" table:formula="of:=([Marlin30.H24])/[Marlin41.H24]" office:value-type="percentage" office:value="1.0218114110919">
            <text:p>102.18%</text:p>
          </table:table-cell>
          <table:table-cell table:style-name="ce15" table:formula="of:=([Marlin30.I24])/[Marlin41.I24]" office:value-type="percentage" office:value="1.004257260149">
            <text:p>100.43%</text:p>
          </table:table-cell>
          <table:table-cell table:style-name="ce15" table:formula="of:=([Marlin30.J24])/[Marlin41.J24]" office:value-type="percentage" office:value="1.0394399761692">
            <text:p>103.9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25];[Marlin41.C25])" office:value-type="float" office:value="1294">
            <text:p>1294</text:p>
          </table:table-cell>
          <table:table-cell table:style-name="ce15" table:formula="of:=([Marlin30.D25])/[Marlin41.D25]" office:value-type="percentage" office:value="1.00073511394266">
            <text:p>100.07%</text:p>
          </table:table-cell>
          <table:table-cell table:style-name="ce15" table:formula="of:=([Marlin30.E25])/[Marlin41.E25]" office:value-type="percentage" office:value="1.00073529411765">
            <text:p>100.07%</text:p>
          </table:table-cell>
          <table:table-cell table:style-name="ce15" table:formula="of:=([Marlin30.F25])/[Marlin41.F25]" office:value-type="percentage" office:value="1.03703703703704">
            <text:p>103.70%</text:p>
          </table:table-cell>
          <table:table-cell table:style-name="ce15" table:formula="of:=([Marlin30.G25])/[Marlin41.G25]" office:value-type="percentage" office:value="1.00073511394266">
            <text:p>100.07%</text:p>
          </table:table-cell>
          <table:table-cell table:style-name="ce18" table:formula="of:=([Marlin30.H25])/[Marlin41.H25]" office:value-type="percentage" office:value="1.00120918984281">
            <text:p>100.12%</text:p>
          </table:table-cell>
          <table:table-cell table:style-name="ce15" table:formula="of:=([Marlin30.I25])/[Marlin41.I25]" office:value-type="percentage" office:value="1.0009900990099">
            <text:p>100.10%</text:p>
          </table:table-cell>
          <table:table-cell table:style-name="ce15" table:formula="of:=([Marlin30.J25])/[Marlin41.J25]" office:value-type="percentage" office:value="1.00748404138235">
            <text:p>100.7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26];[Marlin41.C26])" office:value-type="float" office:value="2588">
            <text:p>2588</text:p>
          </table:table-cell>
          <table:table-cell table:style-name="ce15" table:formula="of:=([Marlin30.D26])/[Marlin41.D26]" office:value-type="percentage" office:value="1.00209937018894">
            <text:p>100.21%</text:p>
          </table:table-cell>
          <table:table-cell table:style-name="ce15" table:formula="of:=([Marlin30.E26])/[Marlin41.E26]" office:value-type="percentage" office:value="1.00209937018894">
            <text:p>100.21%</text:p>
          </table:table-cell>
          <table:table-cell table:style-name="ce15" table:formula="of:=([Marlin30.F26])/[Marlin41.F26]" office:value-type="percentage" office:value="1.125">
            <text:p>112.50%</text:p>
          </table:table-cell>
          <table:table-cell table:style-name="ce15" table:formula="of:=([Marlin30.G26])/[Marlin41.G26]" office:value-type="percentage" office:value="1.00233263354327">
            <text:p>100.23%</text:p>
          </table:table-cell>
          <table:table-cell table:style-name="ce18" table:formula="of:=([Marlin30.H26])/[Marlin41.H26]" office:value-type="percentage" office:value="1.00392247346562">
            <text:p>100.39%</text:p>
          </table:table-cell>
          <table:table-cell table:style-name="ce15" table:formula="of:=([Marlin30.I26])/[Marlin41.I26]" office:value-type="percentage" office:value="1.00073855243722">
            <text:p>100.07%</text:p>
          </table:table-cell>
          <table:table-cell table:style-name="ce15" table:formula="of:=([Marlin30.J26])/[Marlin41.J26]" office:value-type="percentage" office:value="0.999123383738768">
            <text:p>99.9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27];[Marlin41.C27])" office:value-type="float" office:value="5176">
            <text:p>5176</text:p>
          </table:table-cell>
          <table:table-cell table:style-name="ce15" table:formula="of:=([Marlin30.D27])/[Marlin41.D27]" office:value-type="percentage" office:value="1.00467810202718">
            <text:p>100.47%</text:p>
          </table:table-cell>
          <table:table-cell table:style-name="ce15" table:formula="of:=([Marlin30.E27])/[Marlin41.E27]" office:value-type="percentage" office:value="1.00468018720749">
            <text:p>100.47%</text:p>
          </table:table-cell>
          <table:table-cell table:style-name="ce15" table:formula="of:=([Marlin30.F27])/[Marlin41.F27]" office:value-type="percentage" office:value="1.18947368421053">
            <text:p>118.95%</text:p>
          </table:table-cell>
          <table:table-cell table:style-name="ce15" table:formula="of:=([Marlin30.G27])/[Marlin41.G27]" office:value-type="percentage" office:value="1.00512135381875">
            <text:p>100.51%</text:p>
          </table:table-cell>
          <table:table-cell table:style-name="ce18" table:formula="of:=([Marlin30.H27])/[Marlin41.H27]" office:value-type="percentage" office:value="1.0119709277469">
            <text:p>101.20%</text:p>
          </table:table-cell>
          <table:table-cell table:style-name="ce15" table:formula="of:=([Marlin30.I27])/[Marlin41.I27]" office:value-type="percentage" office:value="1.00247586036148">
            <text:p>100.25%</text:p>
          </table:table-cell>
          <table:table-cell table:style-name="ce15" table:formula="of:=([Marlin30.J27])/[Marlin41.J27]" office:value-type="percentage" office:value="1.04078140596036">
            <text:p>104.08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29];[Marlin41.C29])" office:value-type="float" office:value="679.714285714286">
            <text:p>679.7142857143</text:p>
          </table:table-cell>
          <table:table-cell table:style-name="ce16" table:formula="of:=[Marlin30.D29]/[Marlin41.D29]" office:value-type="percentage" office:value="1.05787632390294">
            <text:p>105.79%</text:p>
          </table:table-cell>
          <table:table-cell table:style-name="ce16" table:formula="of:=[Marlin30.E29]/[Marlin41.E29]" office:value-type="percentage" office:value="1.05774599441658">
            <text:p>105.77%</text:p>
          </table:table-cell>
          <table:table-cell table:style-name="ce16" table:formula="of:=[Marlin30.F29]/[Marlin41.F29]" office:value-type="percentage" office:value="1.2342799188641">
            <text:p>123.43%</text:p>
          </table:table-cell>
          <table:table-cell table:style-name="ce16" table:formula="of:=[Marlin30.G29]/[Marlin41.G29]" office:value-type="percentage" office:value="1.05776768145387">
            <text:p>105.78%</text:p>
          </table:table-cell>
          <table:table-cell table:style-name="ce18" table:formula="of:=[Marlin30.H29]/[Marlin41.H29]" office:value-type="percentage" office:value="1.05912698412698">
            <text:p>105.91%</text:p>
          </table:table-cell>
          <table:table-cell table:style-name="ce16" table:formula="of:=[Marlin30.I29]/[Marlin41.I29]" office:value-type="percentage" office:value="1.05799405934201">
            <text:p>105.80%</text:p>
          </table:table-cell>
          <table:table-cell table:style-name="ce16" table:formula="of:=[Marlin30.J29]/[Marlin41.J29]" office:value-type="percentage" office:value="1.05323487339072">
            <text:p>105.32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30.C30];[Marlin41.C30])" office:value-type="float" office:value="1359.42857142857">
            <text:p>1359.4285714286</text:p>
          </table:table-cell>
          <table:table-cell table:style-name="ce16" table:formula="of:=[Marlin30.D30]/[Marlin41.D30]" office:value-type="percentage" office:value="1.05419448956265">
            <text:p>105.42%</text:p>
          </table:table-cell>
          <table:table-cell table:style-name="ce16" table:formula="of:=[Marlin30.E30]/[Marlin41.E30]" office:value-type="percentage" office:value="1.05420009331868">
            <text:p>105.42%</text:p>
          </table:table-cell>
          <table:table-cell table:style-name="ce16" table:formula="of:=[Marlin30.F30]/[Marlin41.F30]" office:value-type="percentage" office:value="0.962490023942538">
            <text:p>96.25%</text:p>
          </table:table-cell>
          <table:table-cell table:style-name="ce16" table:formula="of:=[Marlin30.G30]/[Marlin41.G30]" office:value-type="percentage" office:value="1.05417321886733">
            <text:p>105.42%</text:p>
          </table:table-cell>
          <table:table-cell table:style-name="ce18" table:formula="of:=[Marlin30.H30]/[Marlin41.H30]" office:value-type="percentage" office:value="1.05248812627878">
            <text:p>105.25%</text:p>
          </table:table-cell>
          <table:table-cell table:style-name="ce16" table:formula="of:=[Marlin30.I30]/[Marlin41.I30]" office:value-type="percentage" office:value="1.06771064279991">
            <text:p>106.77%</text:p>
          </table:table-cell>
          <table:table-cell table:style-name="ce16" table:formula="of:=[Marlin30.J30]/[Marlin41.J30]" office:value-type="percentage" office:value="1.03582329410133">
            <text:p>103.58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30.C31];[Marlin41.C31])" office:value-type="float" office:value="2718.85714285714">
            <text:p>2718.8571428572</text:p>
          </table:table-cell>
          <table:table-cell table:style-name="ce16" table:formula="of:=[Marlin30.D31]/[Marlin41.D31]" office:value-type="percentage" office:value="1.0615808230376">
            <text:p>106.16%</text:p>
          </table:table-cell>
          <table:table-cell table:style-name="ce16" table:formula="of:=[Marlin30.E31]/[Marlin41.E31]" office:value-type="percentage" office:value="1.06155225593573">
            <text:p>106.16%</text:p>
          </table:table-cell>
          <table:table-cell table:style-name="ce16" table:formula="of:=[Marlin30.F31]/[Marlin41.F31]" office:value-type="percentage" office:value="1.37692967409949">
            <text:p>137.69%</text:p>
          </table:table-cell>
          <table:table-cell table:style-name="ce16" table:formula="of:=[Marlin30.G31]/[Marlin41.G31]" office:value-type="percentage" office:value="1.06190902899746">
            <text:p>106.19%</text:p>
          </table:table-cell>
          <table:table-cell table:style-name="ce18" table:formula="of:=[Marlin30.H31]/[Marlin41.H31]" office:value-type="percentage" office:value="1.0717686744312">
            <text:p>107.18%</text:p>
          </table:table-cell>
          <table:table-cell table:style-name="ce16" table:formula="of:=[Marlin30.I31]/[Marlin41.I31]" office:value-type="percentage" office:value="1.05262741561657">
            <text:p>105.26%</text:p>
          </table:table-cell>
          <table:table-cell table:style-name="ce16" table:formula="of:=[Marlin30.J31]/[Marlin41.J31]" office:value-type="percentage" office:value="1.07742725738982">
            <text:p>107.74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33];[Marlin41.C33])" office:value-type="float" office:value="25">
            <text:p>25</text:p>
          </table:table-cell>
          <table:table-cell table:style-name="ce17" table:formula="of:=[Marlin30.D33]/[Marlin41.D33]" office:value-type="percentage" office:value="0.987552459413116">
            <text:p>98.76%</text:p>
          </table:table-cell>
          <table:table-cell table:style-name="ce17" table:formula="of:=[Marlin30.E33]/[Marlin41.E33]" office:value-type="percentage" office:value="0.987239658207347">
            <text:p>98.72%</text:p>
          </table:table-cell>
          <table:table-cell table:style-name="ce17" table:formula="of:=[Marlin30.F33]/[Marlin41.F33]" office:value-type="percentage" office:value="1.66193853427896">
            <text:p>166.19%</text:p>
          </table:table-cell>
          <table:table-cell table:style-name="ce17" table:formula="of:=[Marlin30.G33]/[Marlin41.G33]" office:value-type="percentage" office:value="0.987239684601574">
            <text:p>98.72%</text:p>
          </table:table-cell>
          <table:table-cell table:style-name="ce19" table:formula="of:=[Marlin30.H33]/[Marlin41.H33]" office:value-type="percentage" office:value="0.987829501420821">
            <text:p>98.78%</text:p>
          </table:table-cell>
          <table:table-cell table:style-name="ce17" table:formula="of:=[Marlin30.I33]/[Marlin41.I33]" office:value-type="percentage" office:value="0.985491240248236">
            <text:p>98.55%</text:p>
          </table:table-cell>
          <table:table-cell table:style-name="ce17" table:formula="of:=[Marlin30.J33]/[Marlin41.J33]" office:value-type="percentage" office:value="0.996771445134166">
            <text:p>99.68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30.C34];[Marlin41.C34])" office:value-type="float" office:value="50">
            <text:p>50</text:p>
          </table:table-cell>
          <table:table-cell table:style-name="ce17" table:formula="of:=[Marlin30.D34]/[Marlin41.D34]" office:value-type="percentage" office:value="1.00589237257721">
            <text:p>100.59%</text:p>
          </table:table-cell>
          <table:table-cell table:style-name="ce17" table:formula="of:=[Marlin30.E34]/[Marlin41.E34]" office:value-type="percentage" office:value="1.00585478314704">
            <text:p>100.59%</text:p>
          </table:table-cell>
          <table:table-cell table:style-name="ce17" table:formula="of:=[Marlin30.F34]/[Marlin41.F34]" office:value-type="percentage" office:value="1.17341430499325">
            <text:p>117.34%</text:p>
          </table:table-cell>
          <table:table-cell table:style-name="ce17" table:formula="of:=[Marlin30.G34]/[Marlin41.G34]" office:value-type="percentage" office:value="1.00585476091002">
            <text:p>100.59%</text:p>
          </table:table-cell>
          <table:table-cell table:style-name="ce19" table:formula="of:=[Marlin30.H34]/[Marlin41.H34]" office:value-type="percentage" office:value="1.00632503882135">
            <text:p>100.63%</text:p>
          </table:table-cell>
          <table:table-cell table:style-name="ce17" table:formula="of:=[Marlin30.I34]/[Marlin41.I34]" office:value-type="percentage" office:value="1.00558509978572">
            <text:p>100.56%</text:p>
          </table:table-cell>
          <table:table-cell table:style-name="ce17" table:formula="of:=[Marlin30.J34]/[Marlin41.J34]" office:value-type="percentage" office:value="1.0079756773863">
            <text:p>100.80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30.C35];[Marlin41.C35])" office:value-type="float" office:value="100">
            <text:p>100</text:p>
          </table:table-cell>
          <table:table-cell table:style-name="ce17" table:formula="of:=[Marlin30.D35]/[Marlin41.D35]" office:value-type="percentage" office:value="1.00154013308799">
            <text:p>100.15%</text:p>
          </table:table-cell>
          <table:table-cell table:style-name="ce17" table:formula="of:=[Marlin30.E35]/[Marlin41.E35]" office:value-type="percentage" office:value="1.00149650206364">
            <text:p>100.15%</text:p>
          </table:table-cell>
          <table:table-cell table:style-name="ce17" table:formula="of:=[Marlin30.F35]/[Marlin41.F35]" office:value-type="percentage" office:value="1.01393005334914">
            <text:p>101.39%</text:p>
          </table:table-cell>
          <table:table-cell table:style-name="ce17" table:formula="of:=[Marlin30.G35]/[Marlin41.G35]" office:value-type="percentage" office:value="1.00149464252066">
            <text:p>100.15%</text:p>
          </table:table-cell>
          <table:table-cell table:style-name="ce19" table:formula="of:=[Marlin30.H35]/[Marlin41.H35]" office:value-type="percentage" office:value="1.00156913940976">
            <text:p>100.16%</text:p>
          </table:table-cell>
          <table:table-cell table:style-name="ce17" table:formula="of:=[Marlin30.I35]/[Marlin41.I35]" office:value-type="percentage" office:value="1.00049116823902">
            <text:p>100.05%</text:p>
          </table:table-cell>
          <table:table-cell table:style-name="ce17" table:formula="of:=[Marlin30.J35]/[Marlin41.J35]" office:value-type="percentage" office:value="1.00687438320471">
            <text:p>100.69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41_vs_42" table:style-name="ta1" table:print="false">
        <table:shapes>
          <draw:frame draw:z-index="0" draw:style-name="gr1" svg:width="8.7008in" svg:height="5.3346in" svg:x="0in" svg:y="6.0354in">
            <draw:object draw:notify-on-update-of-ranges="Marlin41_vs_42.A4:Marlin41_vs_42.B27 Marlin41_vs_42.H3:Marlin41_vs_42.H3 Marlin41_vs_42.H4:Marlin41_vs_42.H27" xlink:href="./Object 1" xlink:type="simple" xlink:show="embed" xlink:actuate="onLoad"/>
            <draw:image xlink:href="./ObjectReplacements/Object 1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41.B1]/[Marlin42.B1]" office:value-type="percentage" office:value="1.10775388838255">
            <text:p>110.78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4];[Marlin42.C4])" office:value-type="float" office:value="86">
            <text:p>86</text:p>
          </table:table-cell>
          <table:table-cell table:style-name="ce15" table:formula="of:=([Marlin41.D4])/[Marlin42.D4]" office:value-type="percentage" office:value="1.06016292735043">
            <text:p>106.02%</text:p>
          </table:table-cell>
          <table:table-cell table:style-name="ce15" table:formula="of:=([Marlin41.E4])/[Marlin42.E4]" office:value-type="percentage" office:value="1.06025647456154">
            <text:p>106.03%</text:p>
          </table:table-cell>
          <table:table-cell table:style-name="ce15" table:formula="of:=([Marlin41.F4])/[Marlin42.F4]" office:value-type="percentage" office:value="0.853868194842407">
            <text:p>85.39%</text:p>
          </table:table-cell>
          <table:table-cell table:style-name="ce15" table:formula="of:=([Marlin41.G4])/[Marlin42.G4]" office:value-type="percentage" office:value="1.06025546713034">
            <text:p>106.03%</text:p>
          </table:table-cell>
          <table:table-cell table:style-name="ce18" table:formula="of:=([Marlin41.H4])/[Marlin42.H4]" office:value-type="percentage" office:value="1.05905917553192">
            <text:p>105.91%</text:p>
          </table:table-cell>
          <table:table-cell table:style-name="ce15" table:formula="of:=([Marlin41.I4])/[Marlin42.I4]" office:value-type="percentage" office:value="1.06008026440038">
            <text:p>106.01%</text:p>
          </table:table-cell>
          <table:table-cell table:style-name="ce15" table:formula="of:=([Marlin41.J4])/[Marlin42.J4]" office:value-type="percentage" office:value="1.04563338257448">
            <text:p>104.5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5];[Marlin42.C5])" office:value-type="float" office:value="172">
            <text:p>172</text:p>
          </table:table-cell>
          <table:table-cell table:style-name="ce15" table:formula="of:=([Marlin41.D5])/[Marlin42.D5]" office:value-type="percentage" office:value="1.06363921568627">
            <text:p>106.36%</text:p>
          </table:table-cell>
          <table:table-cell table:style-name="ce15" table:formula="of:=([Marlin41.E5])/[Marlin42.E5]" office:value-type="percentage" office:value="1.06365877015338">
            <text:p>106.37%</text:p>
          </table:table-cell>
          <table:table-cell table:style-name="ce15" table:formula="of:=([Marlin41.F5])/[Marlin42.F5]" office:value-type="percentage" office:value="1.20049504950495">
            <text:p>120.05%</text:p>
          </table:table-cell>
          <table:table-cell table:style-name="ce15" table:formula="of:=([Marlin41.G5])/[Marlin42.G5]" office:value-type="percentage" office:value="1.06368516890619">
            <text:p>106.37%</text:p>
          </table:table-cell>
          <table:table-cell table:style-name="ce18" table:formula="of:=([Marlin41.H5])/[Marlin42.H5]" office:value-type="percentage" office:value="1.06537275024416">
            <text:p>106.54%</text:p>
          </table:table-cell>
          <table:table-cell table:style-name="ce15" table:formula="of:=([Marlin41.I5])/[Marlin42.I5]" office:value-type="percentage" office:value="1.04143790642849">
            <text:p>104.14%</text:p>
          </table:table-cell>
          <table:table-cell table:style-name="ce15" table:formula="of:=([Marlin41.J5])/[Marlin42.J5]" office:value-type="percentage" office:value="1.0707757238582">
            <text:p>107.0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6];[Marlin42.C6])" office:value-type="float" office:value="344">
            <text:p>344</text:p>
          </table:table-cell>
          <table:table-cell table:style-name="ce15" table:formula="of:=([Marlin41.D6])/[Marlin42.D6]" office:value-type="percentage" office:value="1.06150048619942">
            <text:p>106.15%</text:p>
          </table:table-cell>
          <table:table-cell table:style-name="ce15" table:formula="of:=([Marlin41.E6])/[Marlin42.E6]" office:value-type="percentage" office:value="1.06164229807995">
            <text:p>106.16%</text:p>
          </table:table-cell>
          <table:table-cell table:style-name="ce15" table:formula="of:=([Marlin41.F6])/[Marlin42.F6]" office:value-type="percentage" office:value="1.41796875">
            <text:p>141.80%</text:p>
          </table:table-cell>
          <table:table-cell table:style-name="ce15" table:formula="of:=([Marlin41.G6])/[Marlin42.G6]" office:value-type="percentage" office:value="1.06179581943052">
            <text:p>106.18%</text:p>
          </table:table-cell>
          <table:table-cell table:style-name="ce18" table:formula="of:=([Marlin41.H6])/[Marlin42.H6]" office:value-type="percentage" office:value="1.06833967195783">
            <text:p>106.83%</text:p>
          </table:table-cell>
          <table:table-cell table:style-name="ce15" table:formula="of:=([Marlin41.I6])/[Marlin42.I6]" office:value-type="percentage" office:value="0.991901225512668">
            <text:p>99.19%</text:p>
          </table:table-cell>
          <table:table-cell table:style-name="ce15" table:formula="of:=([Marlin41.J6])/[Marlin42.J6]" office:value-type="percentage" office:value="1.07385362415319">
            <text:p>107.3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7];[Marlin42.C7])" office:value-type="float" office:value="275">
            <text:p>275</text:p>
          </table:table-cell>
          <table:table-cell table:style-name="ce15" table:formula="of:=([Marlin41.D7])/[Marlin42.D7]" office:value-type="percentage" office:value="1.07263947934708">
            <text:p>107.26%</text:p>
          </table:table-cell>
          <table:table-cell table:style-name="ce15" table:formula="of:=([Marlin41.E7])/[Marlin42.E7]" office:value-type="percentage" office:value="1.0727818124408">
            <text:p>107.28%</text:p>
          </table:table-cell>
          <table:table-cell table:style-name="ce15" table:formula="of:=([Marlin41.F7])/[Marlin42.F7]" office:value-type="percentage" office:value="0.781990521327014">
            <text:p>78.20%</text:p>
          </table:table-cell>
          <table:table-cell table:style-name="ce15" table:formula="of:=([Marlin41.G7])/[Marlin42.G7]" office:value-type="percentage" office:value="1.07272153230899">
            <text:p>107.27%</text:p>
          </table:table-cell>
          <table:table-cell table:style-name="ce18" table:formula="of:=([Marlin41.H7])/[Marlin42.H7]" office:value-type="percentage" office:value="1.06958829958882">
            <text:p>106.96%</text:p>
          </table:table-cell>
          <table:table-cell table:style-name="ce15" table:formula="of:=([Marlin41.I7])/[Marlin42.I7]" office:value-type="percentage" office:value="1.07448621020126">
            <text:p>107.45%</text:p>
          </table:table-cell>
          <table:table-cell table:style-name="ce15" table:formula="of:=([Marlin41.J7])/[Marlin42.J7]" office:value-type="percentage" office:value="1.0229798284817">
            <text:p>102.3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8];[Marlin42.C8])" office:value-type="float" office:value="550">
            <text:p>550</text:p>
          </table:table-cell>
          <table:table-cell table:style-name="ce15" table:formula="of:=([Marlin41.D8])/[Marlin42.D8]" office:value-type="percentage" office:value="1.07039183633031">
            <text:p>107.04%</text:p>
          </table:table-cell>
          <table:table-cell table:style-name="ce15" table:formula="of:=([Marlin41.E8])/[Marlin42.E8]" office:value-type="percentage" office:value="1.07040785948199">
            <text:p>107.04%</text:p>
          </table:table-cell>
          <table:table-cell table:style-name="ce15" table:formula="of:=([Marlin41.F8])/[Marlin42.F8]" office:value-type="percentage" office:value="1.00620347394541">
            <text:p>100.62%</text:p>
          </table:table-cell>
          <table:table-cell table:style-name="ce15" table:formula="of:=([Marlin41.G8])/[Marlin42.G8]" office:value-type="percentage" office:value="1.07030242935052">
            <text:p>107.03%</text:p>
          </table:table-cell>
          <table:table-cell table:style-name="ce18" table:formula="of:=([Marlin41.H8])/[Marlin42.H8]" office:value-type="percentage" office:value="1.06793893129771">
            <text:p>106.79%</text:p>
          </table:table-cell>
          <table:table-cell table:style-name="ce15" table:formula="of:=([Marlin41.I8])/[Marlin42.I8]" office:value-type="percentage" office:value="1.07140698962635">
            <text:p>107.14%</text:p>
          </table:table-cell>
          <table:table-cell table:style-name="ce15" table:formula="of:=([Marlin41.J8])/[Marlin42.J8]" office:value-type="percentage" office:value="1.01800159215223">
            <text:p>101.8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9];[Marlin42.C9])" office:value-type="float" office:value="1100">
            <text:p>1100</text:p>
          </table:table-cell>
          <table:table-cell table:style-name="ce15" table:formula="of:=([Marlin41.D9])/[Marlin42.D9]" office:value-type="percentage" office:value="1.0749053030303">
            <text:p>107.49%</text:p>
          </table:table-cell>
          <table:table-cell table:style-name="ce15" table:formula="of:=([Marlin41.E9])/[Marlin42.E9]" office:value-type="percentage" office:value="1.07490406026437">
            <text:p>107.49%</text:p>
          </table:table-cell>
          <table:table-cell table:style-name="ce15" table:formula="of:=([Marlin41.F9])/[Marlin42.F9]" office:value-type="percentage" office:value="1.00973451327434">
            <text:p>100.97%</text:p>
          </table:table-cell>
          <table:table-cell table:style-name="ce15" table:formula="of:=([Marlin41.G9])/[Marlin42.G9]" office:value-type="percentage" office:value="1.07475043762123">
            <text:p>107.48%</text:p>
          </table:table-cell>
          <table:table-cell table:style-name="ce18" table:formula="of:=([Marlin41.H9])/[Marlin42.H9]" office:value-type="percentage" office:value="1.07159239105995">
            <text:p>107.16%</text:p>
          </table:table-cell>
          <table:table-cell table:style-name="ce15" table:formula="of:=([Marlin41.I9])/[Marlin42.I9]" office:value-type="percentage" office:value="1.08100810081008">
            <text:p>108.10%</text:p>
          </table:table-cell>
          <table:table-cell table:style-name="ce15" table:formula="of:=([Marlin41.J9])/[Marlin42.J9]" office:value-type="percentage" office:value="1.02401178234227">
            <text:p>102.4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0];[Marlin42.C10])" office:value-type="float" office:value="274">
            <text:p>274</text:p>
          </table:table-cell>
          <table:table-cell table:style-name="ce15" table:formula="of:=([Marlin41.D10])/[Marlin42.D10]" office:value-type="percentage" office:value="1.03584363016617">
            <text:p>103.58%</text:p>
          </table:table-cell>
          <table:table-cell table:style-name="ce15" table:formula="of:=([Marlin41.E10])/[Marlin42.E10]" office:value-type="percentage" office:value="1.03580385251587">
            <text:p>103.58%</text:p>
          </table:table-cell>
          <table:table-cell table:style-name="ce15" table:formula="of:=([Marlin41.F10])/[Marlin42.F10]" office:value-type="percentage" office:value="1.04663212435233">
            <text:p>104.66%</text:p>
          </table:table-cell>
          <table:table-cell table:style-name="ce15" table:formula="of:=([Marlin41.G10])/[Marlin42.G10]" office:value-type="percentage" office:value="1.03580194216199">
            <text:p>103.58%</text:p>
          </table:table-cell>
          <table:table-cell table:style-name="ce18" table:formula="of:=([Marlin41.H10])/[Marlin42.H10]" office:value-type="percentage" office:value="1.03596704341396">
            <text:p>103.60%</text:p>
          </table:table-cell>
          <table:table-cell table:style-name="ce15" table:formula="of:=([Marlin41.I10])/[Marlin42.I10]" office:value-type="percentage" office:value="1.03625800204422">
            <text:p>103.63%</text:p>
          </table:table-cell>
          <table:table-cell table:style-name="ce15" table:formula="of:=([Marlin41.J10])/[Marlin42.J10]" office:value-type="percentage" office:value="1.03588011819333">
            <text:p>103.59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11];[Marlin42.C11])" office:value-type="float" office:value="548">
            <text:p>548</text:p>
          </table:table-cell>
          <table:table-cell table:style-name="ce15" table:formula="of:=([Marlin41.D11])/[Marlin42.D11]" office:value-type="percentage" office:value="1.03761994212317">
            <text:p>103.76%</text:p>
          </table:table-cell>
          <table:table-cell table:style-name="ce15" table:formula="of:=([Marlin41.E11])/[Marlin42.E11]" office:value-type="percentage" office:value="1.03760162601626">
            <text:p>103.76%</text:p>
          </table:table-cell>
          <table:table-cell table:style-name="ce15" table:formula="of:=([Marlin41.F11])/[Marlin42.F11]" office:value-type="percentage" office:value="1.01489361702128">
            <text:p>101.49%</text:p>
          </table:table-cell>
          <table:table-cell table:style-name="ce15" table:formula="of:=([Marlin41.G11])/[Marlin42.G11]" office:value-type="percentage" office:value="1.03764287528575">
            <text:p>103.76%</text:p>
          </table:table-cell>
          <table:table-cell table:style-name="ce18" table:formula="of:=([Marlin41.H11])/[Marlin42.H11]" office:value-type="percentage" office:value="1.03707196029777">
            <text:p>103.71%</text:p>
          </table:table-cell>
          <table:table-cell table:style-name="ce15" table:formula="of:=([Marlin41.I11])/[Marlin42.I11]" office:value-type="percentage" office:value="1.03807213668003">
            <text:p>103.81%</text:p>
          </table:table-cell>
          <table:table-cell table:style-name="ce15" table:formula="of:=([Marlin41.J11])/[Marlin42.J11]" office:value-type="percentage" office:value="1.01571878627093">
            <text:p>101.5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12];[Marlin42.C12])" office:value-type="float" office:value="1096">
            <text:p>1096</text:p>
          </table:table-cell>
          <table:table-cell table:style-name="ce15" table:formula="of:=([Marlin41.D12])/[Marlin42.D12]" office:value-type="percentage" office:value="1.0370832333893">
            <text:p>103.71%</text:p>
          </table:table-cell>
          <table:table-cell table:style-name="ce15" table:formula="of:=([Marlin41.E12])/[Marlin42.E12]" office:value-type="percentage" office:value="1.03704947929164">
            <text:p>103.70%</text:p>
          </table:table-cell>
          <table:table-cell table:style-name="ce15" table:formula="of:=([Marlin41.F12])/[Marlin42.F12]" office:value-type="percentage" office:value="1.00492610837438">
            <text:p>100.49%</text:p>
          </table:table-cell>
          <table:table-cell table:style-name="ce15" table:formula="of:=([Marlin41.G12])/[Marlin42.G12]" office:value-type="percentage" office:value="1.03707078457702">
            <text:p>103.71%</text:p>
          </table:table-cell>
          <table:table-cell table:style-name="ce18" table:formula="of:=([Marlin41.H12])/[Marlin42.H12]" office:value-type="percentage" office:value="1.03589246119734">
            <text:p>103.59%</text:p>
          </table:table-cell>
          <table:table-cell table:style-name="ce15" table:formula="of:=([Marlin41.I12])/[Marlin42.I12]" office:value-type="percentage" office:value="1.03935445820599">
            <text:p>103.94%</text:p>
          </table:table-cell>
          <table:table-cell table:style-name="ce15" table:formula="of:=([Marlin41.J12])/[Marlin42.J12]" office:value-type="percentage" office:value="1.01620391722781">
            <text:p>101.6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3];[Marlin42.C13])" office:value-type="float" office:value="25">
            <text:p>25</text:p>
          </table:table-cell>
          <table:table-cell table:style-name="ce15" table:formula="of:=([Marlin41.D13])/[Marlin42.D13]" office:value-type="percentage" office:value="1.12802176393319">
            <text:p>112.80%</text:p>
          </table:table-cell>
          <table:table-cell table:style-name="ce15" table:formula="of:=([Marlin41.E13])/[Marlin42.E13]" office:value-type="percentage" office:value="1.12797976663501">
            <text:p>112.80%</text:p>
          </table:table-cell>
          <table:table-cell table:style-name="ce15" table:formula="of:=([Marlin41.F13])/[Marlin42.F13]" office:value-type="percentage" office:value="0.802656546489563">
            <text:p>80.27%</text:p>
          </table:table-cell>
          <table:table-cell table:style-name="ce15" table:formula="of:=([Marlin41.G13])/[Marlin42.G13]" office:value-type="percentage" office:value="1.12798209981825">
            <text:p>112.80%</text:p>
          </table:table-cell>
          <table:table-cell table:style-name="ce18" table:formula="of:=([Marlin41.H13])/[Marlin42.H13]" office:value-type="percentage" office:value="1.12758257481486">
            <text:p>112.76%</text:p>
          </table:table-cell>
          <table:table-cell table:style-name="ce15" table:formula="of:=([Marlin41.I13])/[Marlin42.I13]" office:value-type="percentage" office:value="1.13036013753431">
            <text:p>113.04%</text:p>
          </table:table-cell>
          <table:table-cell table:style-name="ce15" table:formula="of:=([Marlin41.J13])/[Marlin42.J13]" office:value-type="percentage" office:value="1.12660104819123">
            <text:p>112.6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14];[Marlin42.C14])" office:value-type="float" office:value="50">
            <text:p>50</text:p>
          </table:table-cell>
          <table:table-cell table:style-name="ce15" table:formula="of:=([Marlin41.D14])/[Marlin42.D14]" office:value-type="percentage" office:value="1.12124760734733">
            <text:p>112.12%</text:p>
          </table:table-cell>
          <table:table-cell table:style-name="ce15" table:formula="of:=([Marlin41.E14])/[Marlin42.E14]" office:value-type="percentage" office:value="1.12132349809627">
            <text:p>112.13%</text:p>
          </table:table-cell>
          <table:table-cell table:style-name="ce15" table:formula="of:=([Marlin41.F14])/[Marlin42.F14]" office:value-type="percentage" office:value="0.856647398843931">
            <text:p>85.66%</text:p>
          </table:table-cell>
          <table:table-cell table:style-name="ce15" table:formula="of:=([Marlin41.G14])/[Marlin42.G14]" office:value-type="percentage" office:value="1.12132059360274">
            <text:p>112.13%</text:p>
          </table:table-cell>
          <table:table-cell table:style-name="ce18" table:formula="of:=([Marlin41.H14])/[Marlin42.H14]" office:value-type="percentage" office:value="1.12035202213292">
            <text:p>112.04%</text:p>
          </table:table-cell>
          <table:table-cell table:style-name="ce15" table:formula="of:=([Marlin41.I14])/[Marlin42.I14]" office:value-type="percentage" office:value="1.12402439050546">
            <text:p>112.40%</text:p>
          </table:table-cell>
          <table:table-cell table:style-name="ce15" table:formula="of:=([Marlin41.J14])/[Marlin42.J14]" office:value-type="percentage" office:value="1.11492321650593">
            <text:p>111.4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15];[Marlin42.C15])" office:value-type="float" office:value="100">
            <text:p>100</text:p>
          </table:table-cell>
          <table:table-cell table:style-name="ce15" table:formula="of:=([Marlin41.D15])/[Marlin42.D15]" office:value-type="percentage" office:value="1.12281631362111">
            <text:p>112.28%</text:p>
          </table:table-cell>
          <table:table-cell table:style-name="ce15" table:formula="of:=([Marlin41.E15])/[Marlin42.E15]" office:value-type="percentage" office:value="1.1227995218004">
            <text:p>112.28%</text:p>
          </table:table-cell>
          <table:table-cell table:style-name="ce15" table:formula="of:=([Marlin41.F15])/[Marlin42.F15]" office:value-type="percentage" office:value="0.934367211298809">
            <text:p>93.44%</text:p>
          </table:table-cell>
          <table:table-cell table:style-name="ce15" table:formula="of:=([Marlin41.G15])/[Marlin42.G15]" office:value-type="percentage" office:value="1.12279213456605">
            <text:p>112.28%</text:p>
          </table:table-cell>
          <table:table-cell table:style-name="ce18" table:formula="of:=([Marlin41.H15])/[Marlin42.H15]" office:value-type="percentage" office:value="1.12141416736502">
            <text:p>112.14%</text:p>
          </table:table-cell>
          <table:table-cell table:style-name="ce15" table:formula="of:=([Marlin41.I15])/[Marlin42.I15]" office:value-type="percentage" office:value="1.12277642279807">
            <text:p>112.28%</text:p>
          </table:table-cell>
          <table:table-cell table:style-name="ce15" table:formula="of:=([Marlin41.J15])/[Marlin42.J15]" office:value-type="percentage" office:value="1.12415697604814">
            <text:p>112.4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6];[Marlin42.C16])" office:value-type="float" office:value="667">
            <text:p>667</text:p>
          </table:table-cell>
          <table:table-cell table:style-name="ce15" table:formula="of:=([Marlin41.D16])/[Marlin42.D16]" office:value-type="percentage" office:value="1.04647232784115">
            <text:p>104.65%</text:p>
          </table:table-cell>
          <table:table-cell table:style-name="ce15" table:formula="of:=([Marlin41.E16])/[Marlin42.E16]" office:value-type="percentage" office:value="1.04662628539231">
            <text:p>104.66%</text:p>
          </table:table-cell>
          <table:table-cell table:style-name="ce15" table:formula="of:=([Marlin41.F16])/[Marlin42.F16]" office:value-type="percentage" office:value="0.992424242424242">
            <text:p>99.24%</text:p>
          </table:table-cell>
          <table:table-cell table:style-name="ce15" table:formula="of:=([Marlin41.G16])/[Marlin42.G16]" office:value-type="percentage" office:value="1.04647232784115">
            <text:p>104.65%</text:p>
          </table:table-cell>
          <table:table-cell table:style-name="ce18" table:formula="of:=([Marlin41.H16])/[Marlin42.H16]" office:value-type="percentage" office:value="1.0456368413774">
            <text:p>104.56%</text:p>
          </table:table-cell>
          <table:table-cell table:style-name="ce15" table:formula="of:=([Marlin41.I16])/[Marlin42.I16]" office:value-type="percentage" office:value="1.04521541305275">
            <text:p>104.52%</text:p>
          </table:table-cell>
          <table:table-cell table:style-name="ce15" table:formula="of:=([Marlin41.J16])/[Marlin42.J16]" office:value-type="percentage" office:value="1.01204676981221">
            <text:p>101.2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17];[Marlin42.C17])" office:value-type="float" office:value="1334">
            <text:p>1334</text:p>
          </table:table-cell>
          <table:table-cell table:style-name="ce15" table:formula="of:=([Marlin41.D17])/[Marlin42.D17]" office:value-type="percentage" office:value="1.04052817361747">
            <text:p>104.05%</text:p>
          </table:table-cell>
          <table:table-cell table:style-name="ce15" table:formula="of:=([Marlin41.E17])/[Marlin42.E17]" office:value-type="percentage" office:value="1.04052817361747">
            <text:p>104.05%</text:p>
          </table:table-cell>
          <table:table-cell table:style-name="ce15" table:formula="of:=([Marlin41.F17])/[Marlin42.F17]" office:value-type="percentage" office:value="0.88421052631579">
            <text:p>88.42%</text:p>
          </table:table-cell>
          <table:table-cell table:style-name="ce15" table:formula="of:=([Marlin41.G17])/[Marlin42.G17]" office:value-type="percentage" office:value="1.04052287581699">
            <text:p>104.05%</text:p>
          </table:table-cell>
          <table:table-cell table:style-name="ce18" table:formula="of:=([Marlin41.H17])/[Marlin42.H17]" office:value-type="percentage" office:value="1.03861053719008">
            <text:p>103.86%</text:p>
          </table:table-cell>
          <table:table-cell table:style-name="ce15" table:formula="of:=([Marlin41.I17])/[Marlin42.I17]" office:value-type="percentage" office:value="1.04239191465469">
            <text:p>104.24%</text:p>
          </table:table-cell>
          <table:table-cell table:style-name="ce15" table:formula="of:=([Marlin41.J17])/[Marlin42.J17]" office:value-type="percentage" office:value="1.03663048840651">
            <text:p>103.6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18];[Marlin42.C18])" office:value-type="float" office:value="2668">
            <text:p>2668</text:p>
          </table:table-cell>
          <table:table-cell table:style-name="ce15" table:formula="of:=([Marlin41.D18])/[Marlin42.D18]" office:value-type="percentage" office:value="1.04439693120362">
            <text:p>104.44%</text:p>
          </table:table-cell>
          <table:table-cell table:style-name="ce15" table:formula="of:=([Marlin41.E18])/[Marlin42.E18]" office:value-type="percentage" office:value="1.04441927771486">
            <text:p>104.44%</text:p>
          </table:table-cell>
          <table:table-cell table:style-name="ce15" table:formula="of:=([Marlin41.F18])/[Marlin42.F18]" office:value-type="percentage" office:value="0.965034965034965">
            <text:p>96.50%</text:p>
          </table:table-cell>
          <table:table-cell table:style-name="ce15" table:formula="of:=([Marlin41.G18])/[Marlin42.G18]" office:value-type="percentage" office:value="1.04439134808853">
            <text:p>104.44%</text:p>
          </table:table-cell>
          <table:table-cell table:style-name="ce18" table:formula="of:=([Marlin41.H18])/[Marlin42.H18]" office:value-type="percentage" office:value="1.04166160573303">
            <text:p>104.17%</text:p>
          </table:table-cell>
          <table:table-cell table:style-name="ce15" table:formula="of:=([Marlin41.I18])/[Marlin42.I18]" office:value-type="percentage" office:value="1.04831396996316">
            <text:p>104.83%</text:p>
          </table:table-cell>
          <table:table-cell table:style-name="ce15" table:formula="of:=([Marlin41.J18])/[Marlin42.J18]" office:value-type="percentage" office:value="1.00259009009009">
            <text:p>100.2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9];[Marlin42.C19])" office:value-type="float" office:value="1436">
            <text:p>1436</text:p>
          </table:table-cell>
          <table:table-cell table:style-name="ce15" table:formula="of:=([Marlin41.D19])/[Marlin42.D19]" office:value-type="percentage" office:value="1.01646542261251">
            <text:p>101.65%</text:p>
          </table:table-cell>
          <table:table-cell table:style-name="ce15" table:formula="of:=([Marlin41.E19])/[Marlin42.E19]" office:value-type="percentage" office:value="1.01674444139446">
            <text:p>101.67%</text:p>
          </table:table-cell>
          <table:table-cell table:style-name="ce15" table:formula="of:=([Marlin41.F19])/[Marlin42.F19]" office:value-type="percentage" office:value="1.01960784313725">
            <text:p>101.96%</text:p>
          </table:table-cell>
          <table:table-cell table:style-name="ce15" table:formula="of:=([Marlin41.G19])/[Marlin42.G19]" office:value-type="percentage" office:value="1.01646542261251">
            <text:p>101.65%</text:p>
          </table:table-cell>
          <table:table-cell table:style-name="ce18" table:formula="of:=([Marlin41.H19])/[Marlin42.H19]" office:value-type="percentage" office:value="1.01651326475365">
            <text:p>101.65%</text:p>
          </table:table-cell>
          <table:table-cell table:style-name="ce15" table:formula="of:=([Marlin41.I19])/[Marlin42.I19]" office:value-type="percentage" office:value="1.01607984474633">
            <text:p>101.61%</text:p>
          </table:table-cell>
          <table:table-cell table:style-name="ce15" table:formula="of:=([Marlin41.J19])/[Marlin42.J19]" office:value-type="percentage" office:value="1.0135593220339">
            <text:p>101.3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20];[Marlin42.C20])" office:value-type="float" office:value="2872">
            <text:p>2872</text:p>
          </table:table-cell>
          <table:table-cell table:style-name="ce15" table:formula="of:=([Marlin41.D20])/[Marlin42.D20]" office:value-type="percentage" office:value="1.01598762248582">
            <text:p>101.60%</text:p>
          </table:table-cell>
          <table:table-cell table:style-name="ce15" table:formula="of:=([Marlin41.E20])/[Marlin42.E20]" office:value-type="percentage" office:value="1.01598762248582">
            <text:p>101.60%</text:p>
          </table:table-cell>
          <table:table-cell table:style-name="ce15" table:formula="of:=([Marlin41.F20])/[Marlin42.F20]" office:value-type="percentage" office:value="1.09756097560976">
            <text:p>109.76%</text:p>
          </table:table-cell>
          <table:table-cell table:style-name="ce15" table:formula="of:=([Marlin41.G20])/[Marlin42.G20]" office:value-type="percentage" office:value="1.01598762248582">
            <text:p>101.60%</text:p>
          </table:table-cell>
          <table:table-cell table:style-name="ce18" table:formula="of:=([Marlin41.H20])/[Marlin42.H20]" office:value-type="percentage" office:value="1.01684103087522">
            <text:p>101.68%</text:p>
          </table:table-cell>
          <table:table-cell table:style-name="ce15" table:formula="of:=([Marlin41.I20])/[Marlin42.I20]" office:value-type="percentage" office:value="1.01425829448862">
            <text:p>101.43%</text:p>
          </table:table-cell>
          <table:table-cell table:style-name="ce15" table:formula="of:=([Marlin41.J20])/[Marlin42.J20]" office:value-type="percentage" office:value="1.02084848484849">
            <text:p>102.0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21];[Marlin42.C21])" office:value-type="float" office:value="5744">
            <text:p>5744</text:p>
          </table:table-cell>
          <table:table-cell table:style-name="ce15" table:formula="of:=([Marlin41.D21])/[Marlin42.D21]" office:value-type="percentage" office:value="1.01604938271605">
            <text:p>101.60%</text:p>
          </table:table-cell>
          <table:table-cell table:style-name="ce15" table:formula="of:=([Marlin41.E21])/[Marlin42.E21]" office:value-type="percentage" office:value="1.01605334650531">
            <text:p>101.61%</text:p>
          </table:table-cell>
          <table:table-cell table:style-name="ce15" table:formula="of:=([Marlin41.F21])/[Marlin42.F21]" office:value-type="percentage" office:value="1.00561797752809">
            <text:p>100.56%</text:p>
          </table:table-cell>
          <table:table-cell table:style-name="ce15" table:formula="of:=([Marlin41.G21])/[Marlin42.G21]" office:value-type="percentage" office:value="1.01603750308414">
            <text:p>101.60%</text:p>
          </table:table-cell>
          <table:table-cell table:style-name="ce18" table:formula="of:=([Marlin41.H21])/[Marlin42.H21]" office:value-type="percentage" office:value="1.01561760530052">
            <text:p>101.56%</text:p>
          </table:table-cell>
          <table:table-cell table:style-name="ce15" table:formula="of:=([Marlin41.I21])/[Marlin42.I21]" office:value-type="percentage" office:value="1.01962952723251">
            <text:p>101.96%</text:p>
          </table:table-cell>
          <table:table-cell table:style-name="ce15" table:formula="of:=([Marlin41.J21])/[Marlin42.J21]" office:value-type="percentage" office:value="0.988336267605634">
            <text:p>98.8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22];[Marlin42.C22])" office:value-type="float" office:value="799">
            <text:p>799</text:p>
          </table:table-cell>
          <table:table-cell table:style-name="ce15" table:formula="of:=([Marlin41.D22])/[Marlin42.D22]" office:value-type="percentage" office:value="1.00426829268293">
            <text:p>100.43%</text:p>
          </table:table-cell>
          <table:table-cell table:style-name="ce15" table:formula="of:=([Marlin41.E22])/[Marlin42.E22]" office:value-type="percentage" office:value="1.0042689434365">
            <text:p>100.43%</text:p>
          </table:table-cell>
          <table:table-cell table:style-name="ce15" table:formula="of:=([Marlin41.F22])/[Marlin42.F22]" office:value-type="percentage" office:value="1.01204819277108">
            <text:p>101.20%</text:p>
          </table:table-cell>
          <table:table-cell table:style-name="ce15" table:formula="of:=([Marlin41.G22])/[Marlin42.G22]" office:value-type="percentage" office:value="1.00411585365854">
            <text:p>100.41%</text:p>
          </table:table-cell>
          <table:table-cell table:style-name="ce18" table:formula="of:=([Marlin41.H22])/[Marlin42.H22]" office:value-type="percentage" office:value="1.00436615477266">
            <text:p>100.44%</text:p>
          </table:table-cell>
          <table:table-cell table:style-name="ce15" table:formula="of:=([Marlin41.I22])/[Marlin42.I22]" office:value-type="percentage" office:value="1.00307455803228">
            <text:p>100.31%</text:p>
          </table:table-cell>
          <table:table-cell table:style-name="ce15" table:formula="of:=([Marlin41.J22])/[Marlin42.J22]" office:value-type="percentage" office:value="1.00929651727487">
            <text:p>100.9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23];[Marlin42.C23])" office:value-type="float" office:value="1598">
            <text:p>1598</text:p>
          </table:table-cell>
          <table:table-cell table:style-name="ce15" table:formula="of:=([Marlin41.D23])/[Marlin42.D23]" office:value-type="percentage" office:value="1.00491969324266">
            <text:p>100.49%</text:p>
          </table:table-cell>
          <table:table-cell table:style-name="ce15" table:formula="of:=([Marlin41.E23])/[Marlin42.E23]" office:value-type="percentage" office:value="1.00491969324266">
            <text:p>100.49%</text:p>
          </table:table-cell>
          <table:table-cell table:style-name="ce15" table:formula="of:=([Marlin41.F23])/[Marlin42.F23]" office:value-type="percentage" office:value="0.986111111111111">
            <text:p>98.61%</text:p>
          </table:table-cell>
          <table:table-cell table:style-name="ce15" table:formula="of:=([Marlin41.G23])/[Marlin42.G23]" office:value-type="percentage" office:value="1.00491969324266">
            <text:p>100.49%</text:p>
          </table:table-cell>
          <table:table-cell table:style-name="ce18" table:formula="of:=([Marlin41.H23])/[Marlin42.H23]" office:value-type="percentage" office:value="1.00472576256623">
            <text:p>100.47%</text:p>
          </table:table-cell>
          <table:table-cell table:style-name="ce15" table:formula="of:=([Marlin41.I23])/[Marlin42.I23]" office:value-type="percentage" office:value="1.00473644003056">
            <text:p>100.47%</text:p>
          </table:table-cell>
          <table:table-cell table:style-name="ce15" table:formula="of:=([Marlin41.J23])/[Marlin42.J23]" office:value-type="percentage" office:value="1.01691186580503">
            <text:p>101.6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24];[Marlin42.C24])" office:value-type="float" office:value="3196">
            <text:p>3196</text:p>
          </table:table-cell>
          <table:table-cell table:style-name="ce15" table:formula="of:=([Marlin41.D24])/[Marlin42.D24]" office:value-type="percentage" office:value="1.00289495450786">
            <text:p>100.29%</text:p>
          </table:table-cell>
          <table:table-cell table:style-name="ce15" table:formula="of:=([Marlin41.E24])/[Marlin42.E24]" office:value-type="percentage" office:value="1.00289615225486">
            <text:p>100.29%</text:p>
          </table:table-cell>
          <table:table-cell table:style-name="ce15" table:formula="of:=([Marlin41.F24])/[Marlin42.F24]" office:value-type="percentage" office:value="0.988">
            <text:p>98.80%</text:p>
          </table:table-cell>
          <table:table-cell table:style-name="ce15" table:formula="of:=([Marlin41.G24])/[Marlin42.G24]" office:value-type="percentage" office:value="1.00289455547898">
            <text:p>100.29%</text:p>
          </table:table-cell>
          <table:table-cell table:style-name="ce18" table:formula="of:=([Marlin41.H24])/[Marlin42.H24]" office:value-type="percentage" office:value="1.00239968004266">
            <text:p>100.24%</text:p>
          </table:table-cell>
          <table:table-cell table:style-name="ce15" table:formula="of:=([Marlin41.I24])/[Marlin42.I24]" office:value-type="percentage" office:value="1.00565749235474">
            <text:p>100.57%</text:p>
          </table:table-cell>
          <table:table-cell table:style-name="ce15" table:formula="of:=([Marlin41.J24])/[Marlin42.J24]" office:value-type="percentage" office:value="0.990265486725664">
            <text:p>99.0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25];[Marlin42.C25])" office:value-type="float" office:value="1307">
            <text:p>1307</text:p>
          </table:table-cell>
          <table:table-cell table:style-name="ce15" table:formula="of:=([Marlin41.D25])/[Marlin42.D25]" office:value-type="percentage" office:value="1.01391304347826">
            <text:p>101.39%</text:p>
          </table:table-cell>
          <table:table-cell table:style-name="ce15" table:formula="of:=([Marlin41.E25])/[Marlin42.E25]" office:value-type="percentage" office:value="1.01391650099404">
            <text:p>101.39%</text:p>
          </table:table-cell>
          <table:table-cell table:style-name="ce15" table:formula="of:=([Marlin41.F25])/[Marlin42.F25]" office:value-type="percentage" office:value="1.0188679245283">
            <text:p>101.89%</text:p>
          </table:table-cell>
          <table:table-cell table:style-name="ce15" table:formula="of:=([Marlin41.G25])/[Marlin42.G25]" office:value-type="percentage" office:value="1.01391304347826">
            <text:p>101.39%</text:p>
          </table:table-cell>
          <table:table-cell table:style-name="ce18" table:formula="of:=([Marlin41.H25])/[Marlin42.H25]" office:value-type="percentage" office:value="1.01422614667648">
            <text:p>101.42%</text:p>
          </table:table-cell>
          <table:table-cell table:style-name="ce15" table:formula="of:=([Marlin41.I25])/[Marlin42.I25]" office:value-type="percentage" office:value="1.0140562248996">
            <text:p>101.41%</text:p>
          </table:table-cell>
          <table:table-cell table:style-name="ce15" table:formula="of:=([Marlin41.J25])/[Marlin42.J25]" office:value-type="percentage" office:value="0.988898563343491">
            <text:p>98.8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26];[Marlin42.C26])" office:value-type="float" office:value="2614">
            <text:p>2614</text:p>
          </table:table-cell>
          <table:table-cell table:style-name="ce15" table:formula="of:=([Marlin41.D26])/[Marlin42.D26]" office:value-type="percentage" office:value="1.00799435692452">
            <text:p>100.80%</text:p>
          </table:table-cell>
          <table:table-cell table:style-name="ce15" table:formula="of:=([Marlin41.E26])/[Marlin42.E26]" office:value-type="percentage" office:value="1.00799435692452">
            <text:p>100.80%</text:p>
          </table:table-cell>
          <table:table-cell table:style-name="ce15" table:formula="of:=([Marlin41.F26])/[Marlin42.F26]" office:value-type="percentage" office:value="1">
            <text:p>100.00%</text:p>
          </table:table-cell>
          <table:table-cell table:style-name="ce15" table:formula="of:=([Marlin41.G26])/[Marlin42.G26]" office:value-type="percentage" office:value="1.00799435692452">
            <text:p>100.80%</text:p>
          </table:table-cell>
          <table:table-cell table:style-name="ce18" table:formula="of:=([Marlin41.H26])/[Marlin42.H26]" office:value-type="percentage" office:value="1.0076726342711">
            <text:p>100.77%</text:p>
          </table:table-cell>
          <table:table-cell table:style-name="ce15" table:formula="of:=([Marlin41.I26])/[Marlin42.I26]" office:value-type="percentage" office:value="1.01423220973783">
            <text:p>101.42%</text:p>
          </table:table-cell>
          <table:table-cell table:style-name="ce15" table:formula="of:=([Marlin41.J26])/[Marlin42.J26]" office:value-type="percentage" office:value="1.01580587711487">
            <text:p>101.5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27];[Marlin42.C27])" office:value-type="float" office:value="5228">
            <text:p>5228</text:p>
          </table:table-cell>
          <table:table-cell table:style-name="ce15" table:formula="of:=([Marlin41.D27])/[Marlin42.D27]" office:value-type="percentage" office:value="1.00831087151842">
            <text:p>100.83%</text:p>
          </table:table-cell>
          <table:table-cell table:style-name="ce15" table:formula="of:=([Marlin41.E27])/[Marlin42.E27]" office:value-type="percentage" office:value="1.00808807009661">
            <text:p>100.81%</text:p>
          </table:table-cell>
          <table:table-cell table:style-name="ce15" table:formula="of:=([Marlin41.F27])/[Marlin42.F27]" office:value-type="percentage" office:value="0.989583333333333">
            <text:p>98.96%</text:p>
          </table:table-cell>
          <table:table-cell table:style-name="ce15" table:formula="of:=([Marlin41.G27])/[Marlin42.G27]" office:value-type="percentage" office:value="1.00808080808081">
            <text:p>100.81%</text:p>
          </table:table-cell>
          <table:table-cell table:style-name="ce18" table:formula="of:=([Marlin41.H27])/[Marlin42.H27]" office:value-type="percentage" office:value="1.00753822959294">
            <text:p>100.75%</text:p>
          </table:table-cell>
          <table:table-cell table:style-name="ce15" table:formula="of:=([Marlin41.I27])/[Marlin42.I27]" office:value-type="percentage" office:value="1.00497636227917">
            <text:p>100.50%</text:p>
          </table:table-cell>
          <table:table-cell table:style-name="ce15" table:formula="of:=([Marlin41.J27])/[Marlin42.J27]" office:value-type="percentage" office:value="0.995599091425327">
            <text:p>99.56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29];[Marlin42.C29])" office:value-type="float" office:value="692">
            <text:p>692</text:p>
          </table:table-cell>
          <table:table-cell table:style-name="ce16" table:formula="of:=[Marlin41.D29]/[Marlin42.D29]" office:value-type="percentage" office:value="1.05152734266733">
            <text:p>105.15%</text:p>
          </table:table-cell>
          <table:table-cell table:style-name="ce16" table:formula="of:=[Marlin41.E29]/[Marlin42.E29]" office:value-type="percentage" office:value="1.05159868437655">
            <text:p>105.16%</text:p>
          </table:table-cell>
          <table:table-cell table:style-name="ce16" table:formula="of:=[Marlin41.F29]/[Marlin42.F29]" office:value-type="percentage" office:value="0.919776119402985">
            <text:p>91.98%</text:p>
          </table:table-cell>
          <table:table-cell table:style-name="ce16" table:formula="of:=[Marlin41.G29]/[Marlin42.G29]" office:value-type="percentage" office:value="1.05156113316735">
            <text:p>105.16%</text:p>
          </table:table-cell>
          <table:table-cell table:style-name="ce18" table:formula="of:=[Marlin41.H29]/[Marlin42.H29]" office:value-type="percentage" office:value="1.05042892514443">
            <text:p>105.04%</text:p>
          </table:table-cell>
          <table:table-cell table:style-name="ce16" table:formula="of:=[Marlin41.I29]/[Marlin42.I29]" office:value-type="percentage" office:value="1.05167906013378">
            <text:p>105.17%</text:p>
          </table:table-cell>
          <table:table-cell table:style-name="ce16" table:formula="of:=[Marlin41.J29]/[Marlin42.J29]" office:value-type="percentage" office:value="1.03288770226747">
            <text:p>103.29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41.C30];[Marlin42.C30])" office:value-type="float" office:value="1384">
            <text:p>1384</text:p>
          </table:table-cell>
          <table:table-cell table:style-name="ce16" table:formula="of:=[Marlin41.D30]/[Marlin42.D30]" office:value-type="percentage" office:value="1.05271323965961">
            <text:p>105.27%</text:p>
          </table:table-cell>
          <table:table-cell table:style-name="ce16" table:formula="of:=[Marlin41.E30]/[Marlin42.E30]" office:value-type="percentage" office:value="1.05271580681962">
            <text:p>105.27%</text:p>
          </table:table-cell>
          <table:table-cell table:style-name="ce16" table:formula="of:=[Marlin41.F30]/[Marlin42.F30]" office:value-type="percentage" office:value="1.07094017094017">
            <text:p>107.09%</text:p>
          </table:table-cell>
          <table:table-cell table:style-name="ce16" table:formula="of:=[Marlin41.G30]/[Marlin42.G30]" office:value-type="percentage" office:value="1.05272037449208">
            <text:p>105.27%</text:p>
          </table:table-cell>
          <table:table-cell table:style-name="ce18" table:formula="of:=[Marlin41.H30]/[Marlin42.H30]" office:value-type="percentage" office:value="1.05303973118447">
            <text:p>105.30%</text:p>
          </table:table-cell>
          <table:table-cell table:style-name="ce16" table:formula="of:=[Marlin41.I30]/[Marlin42.I30]" office:value-type="percentage" office:value="1.0421659397143">
            <text:p>104.22%</text:p>
          </table:table-cell>
          <table:table-cell table:style-name="ce16" table:formula="of:=[Marlin41.J30]/[Marlin42.J30]" office:value-type="percentage" office:value="1.04165086017426">
            <text:p>104.17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41.C31];[Marlin42.C31])" office:value-type="float" office:value="2768">
            <text:p>2768</text:p>
          </table:table-cell>
          <table:table-cell table:style-name="ce16" table:formula="of:=[Marlin41.D31]/[Marlin42.D31]" office:value-type="percentage" office:value="1.05238573164198">
            <text:p>105.24%</text:p>
          </table:table-cell>
          <table:table-cell table:style-name="ce16" table:formula="of:=[Marlin41.E31]/[Marlin42.E31]" office:value-type="percentage" office:value="1.05244483365166">
            <text:p>105.24%</text:p>
          </table:table-cell>
          <table:table-cell table:style-name="ce16" table:formula="of:=[Marlin41.F31]/[Marlin42.F31]" office:value-type="percentage" office:value="1.12984496124031">
            <text:p>112.98%</text:p>
          </table:table-cell>
          <table:table-cell table:style-name="ce16" table:formula="of:=[Marlin41.G31]/[Marlin42.G31]" office:value-type="percentage" office:value="1.05249854757539">
            <text:p>105.25%</text:p>
          </table:table-cell>
          <table:table-cell table:style-name="ce18" table:formula="of:=[Marlin41.H31]/[Marlin42.H31]" office:value-type="percentage" office:value="1.05479943480075">
            <text:p>105.48%</text:p>
          </table:table-cell>
          <table:table-cell table:style-name="ce16" table:formula="of:=[Marlin41.I31]/[Marlin42.I31]" office:value-type="percentage" office:value="1.01773552095577">
            <text:p>101.77%</text:p>
          </table:table-cell>
          <table:table-cell table:style-name="ce16" table:formula="of:=[Marlin41.J31]/[Marlin42.J31]" office:value-type="percentage" office:value="1.03224436630135">
            <text:p>103.22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33];[Marlin42.C33])" office:value-type="float" office:value="25">
            <text:p>25</text:p>
          </table:table-cell>
          <table:table-cell table:style-name="ce17" table:formula="of:=[Marlin41.D33]/[Marlin42.D33]" office:value-type="percentage" office:value="1.12802176393319">
            <text:p>112.80%</text:p>
          </table:table-cell>
          <table:table-cell table:style-name="ce17" table:formula="of:=[Marlin41.E33]/[Marlin42.E33]" office:value-type="percentage" office:value="1.12797976663501">
            <text:p>112.80%</text:p>
          </table:table-cell>
          <table:table-cell table:style-name="ce17" table:formula="of:=[Marlin41.F33]/[Marlin42.F33]" office:value-type="percentage" office:value="0.802656546489563">
            <text:p>80.27%</text:p>
          </table:table-cell>
          <table:table-cell table:style-name="ce17" table:formula="of:=[Marlin41.G33]/[Marlin42.G33]" office:value-type="percentage" office:value="1.12798209981825">
            <text:p>112.80%</text:p>
          </table:table-cell>
          <table:table-cell table:style-name="ce19" table:formula="of:=[Marlin41.H33]/[Marlin42.H33]" office:value-type="percentage" office:value="1.12758257481486">
            <text:p>112.76%</text:p>
          </table:table-cell>
          <table:table-cell table:style-name="ce17" table:formula="of:=[Marlin41.I33]/[Marlin42.I33]" office:value-type="percentage" office:value="1.13036013753431">
            <text:p>113.04%</text:p>
          </table:table-cell>
          <table:table-cell table:style-name="ce17" table:formula="of:=[Marlin41.J33]/[Marlin42.J33]" office:value-type="percentage" office:value="1.12660104819123">
            <text:p>112.66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41.C34];[Marlin42.C34])" office:value-type="float" office:value="50">
            <text:p>50</text:p>
          </table:table-cell>
          <table:table-cell table:style-name="ce17" table:formula="of:=[Marlin41.D34]/[Marlin42.D34]" office:value-type="percentage" office:value="1.12124760734733">
            <text:p>112.12%</text:p>
          </table:table-cell>
          <table:table-cell table:style-name="ce17" table:formula="of:=[Marlin41.E34]/[Marlin42.E34]" office:value-type="percentage" office:value="1.12132349809627">
            <text:p>112.13%</text:p>
          </table:table-cell>
          <table:table-cell table:style-name="ce17" table:formula="of:=[Marlin41.F34]/[Marlin42.F34]" office:value-type="percentage" office:value="0.856647398843931">
            <text:p>85.66%</text:p>
          </table:table-cell>
          <table:table-cell table:style-name="ce17" table:formula="of:=[Marlin41.G34]/[Marlin42.G34]" office:value-type="percentage" office:value="1.12132059360274">
            <text:p>112.13%</text:p>
          </table:table-cell>
          <table:table-cell table:style-name="ce19" table:formula="of:=[Marlin41.H34]/[Marlin42.H34]" office:value-type="percentage" office:value="1.12035202213292">
            <text:p>112.04%</text:p>
          </table:table-cell>
          <table:table-cell table:style-name="ce17" table:formula="of:=[Marlin41.I34]/[Marlin42.I34]" office:value-type="percentage" office:value="1.12402439050546">
            <text:p>112.40%</text:p>
          </table:table-cell>
          <table:table-cell table:style-name="ce17" table:formula="of:=[Marlin41.J34]/[Marlin42.J34]" office:value-type="percentage" office:value="1.11492321650593">
            <text:p>111.49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41.C35];[Marlin42.C35])" office:value-type="float" office:value="100">
            <text:p>100</text:p>
          </table:table-cell>
          <table:table-cell table:style-name="ce17" table:formula="of:=[Marlin41.D35]/[Marlin42.D35]" office:value-type="percentage" office:value="1.12281631362111">
            <text:p>112.28%</text:p>
          </table:table-cell>
          <table:table-cell table:style-name="ce17" table:formula="of:=[Marlin41.E35]/[Marlin42.E35]" office:value-type="percentage" office:value="1.1227995218004">
            <text:p>112.28%</text:p>
          </table:table-cell>
          <table:table-cell table:style-name="ce17" table:formula="of:=[Marlin41.F35]/[Marlin42.F35]" office:value-type="percentage" office:value="0.934367211298809">
            <text:p>93.44%</text:p>
          </table:table-cell>
          <table:table-cell table:style-name="ce17" table:formula="of:=[Marlin41.G35]/[Marlin42.G35]" office:value-type="percentage" office:value="1.12279213456605">
            <text:p>112.28%</text:p>
          </table:table-cell>
          <table:table-cell table:style-name="ce19" table:formula="of:=[Marlin41.H35]/[Marlin42.H35]" office:value-type="percentage" office:value="1.12141416736502">
            <text:p>112.14%</text:p>
          </table:table-cell>
          <table:table-cell table:style-name="ce17" table:formula="of:=[Marlin41.I35]/[Marlin42.I35]" office:value-type="percentage" office:value="1.12277642279807">
            <text:p>112.28%</text:p>
          </table:table-cell>
          <table:table-cell table:style-name="ce17" table:formula="of:=[Marlin41.J35]/[Marlin42.J35]" office:value-type="percentage" office:value="1.12415697604814">
            <text:p>112.42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42_vs_44" table:style-name="ta1" table:print="false">
        <table:shapes>
          <draw:frame draw:z-index="0" draw:style-name="gr1" svg:width="8.7008in" svg:height="5.3346in" svg:x="0in" svg:y="6.0354in">
            <draw:object draw:notify-on-update-of-ranges="Marlin42_vs_44.A4:Marlin42_vs_44.B27 Marlin42_vs_44.H3:Marlin42_vs_44.H3 Marlin42_vs_44.H4:Marlin42_vs_44.H27" xlink:href="./Object 8" xlink:type="simple" xlink:show="embed" xlink:actuate="onLoad"/>
            <draw:image xlink:href="./ObjectReplacements/Object 8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42.B1]/[Marlin44.B1]" office:value-type="percentage" office:value="1.03240296070168">
            <text:p>103.24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4];[Marlin44.C4])" office:value-type="float" office:value="95">
            <text:p>95</text:p>
          </table:table-cell>
          <table:table-cell table:style-name="ce15" table:formula="of:=([Marlin42.D4])/[Marlin44.D4]" office:value-type="percentage" office:value="1.09417695623584">
            <text:p>109.42%</text:p>
          </table:table-cell>
          <table:table-cell table:style-name="ce15" table:formula="of:=([Marlin42.E4])/[Marlin44.E4]" office:value-type="percentage" office:value="1.09417704846057">
            <text:p>109.42%</text:p>
          </table:table-cell>
          <table:table-cell table:style-name="ce15" table:formula="of:=([Marlin42.F4])/[Marlin44.F4]" office:value-type="percentage" office:value="0.79862700228833">
            <text:p>79.86%</text:p>
          </table:table-cell>
          <table:table-cell table:style-name="ce15" table:formula="of:=([Marlin42.G4])/[Marlin44.G4]" office:value-type="percentage" office:value="1.0941553096131">
            <text:p>109.42%</text:p>
          </table:table-cell>
          <table:table-cell table:style-name="ce18" table:formula="of:=([Marlin42.H4])/[Marlin44.H4]" office:value-type="percentage" office:value="1.09183303085299">
            <text:p>109.18%</text:p>
          </table:table-cell>
          <table:table-cell table:style-name="ce15" table:formula="of:=([Marlin42.I4])/[Marlin44.I4]" office:value-type="percentage" office:value="1.09445244159008">
            <text:p>109.45%</text:p>
          </table:table-cell>
          <table:table-cell table:style-name="ce15" table:formula="of:=([Marlin42.J4])/[Marlin44.J4]" office:value-type="percentage" office:value="1.08137475089362">
            <text:p>108.1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5];[Marlin44.C5])" office:value-type="float" office:value="190">
            <text:p>190</text:p>
          </table:table-cell>
          <table:table-cell table:style-name="ce15" table:formula="of:=([Marlin42.D5])/[Marlin44.D5]" office:value-type="percentage" office:value="1.09205838015623">
            <text:p>109.21%</text:p>
          </table:table-cell>
          <table:table-cell table:style-name="ce15" table:formula="of:=([Marlin42.E5])/[Marlin44.E5]" office:value-type="percentage" office:value="1.09202653820439">
            <text:p>109.20%</text:p>
          </table:table-cell>
          <table:table-cell table:style-name="ce15" table:formula="of:=([Marlin42.F5])/[Marlin44.F5]" office:value-type="percentage" office:value="0.992628992628993">
            <text:p>99.26%</text:p>
          </table:table-cell>
          <table:table-cell table:style-name="ce15" table:formula="of:=([Marlin42.G5])/[Marlin44.G5]" office:value-type="percentage" office:value="1.09201865057597">
            <text:p>109.20%</text:p>
          </table:table-cell>
          <table:table-cell table:style-name="ce18" table:formula="of:=([Marlin42.H5])/[Marlin44.H5]" office:value-type="percentage" office:value="1.09065855101868">
            <text:p>109.07%</text:p>
          </table:table-cell>
          <table:table-cell table:style-name="ce15" table:formula="of:=([Marlin42.I5])/[Marlin44.I5]" office:value-type="percentage" office:value="1.09419687683944">
            <text:p>109.42%</text:p>
          </table:table-cell>
          <table:table-cell table:style-name="ce15" table:formula="of:=([Marlin42.J5])/[Marlin44.J5]" office:value-type="percentage" office:value="1.08037247586901">
            <text:p>108.0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6];[Marlin44.C6])" office:value-type="float" office:value="380">
            <text:p>380</text:p>
          </table:table-cell>
          <table:table-cell table:style-name="ce15" table:formula="of:=([Marlin42.D6])/[Marlin44.D6]" office:value-type="percentage" office:value="1.09431274965621">
            <text:p>109.43%</text:p>
          </table:table-cell>
          <table:table-cell table:style-name="ce15" table:formula="of:=([Marlin42.E6])/[Marlin44.E6]" office:value-type="percentage" office:value="1.09447529195945">
            <text:p>109.45%</text:p>
          </table:table-cell>
          <table:table-cell table:style-name="ce15" table:formula="of:=([Marlin42.F6])/[Marlin44.F6]" office:value-type="percentage" office:value="0.949554896142433">
            <text:p>94.96%</text:p>
          </table:table-cell>
          <table:table-cell table:style-name="ce15" table:formula="of:=([Marlin42.G6])/[Marlin44.G6]" office:value-type="percentage" office:value="1.09440296063405">
            <text:p>109.44%</text:p>
          </table:table-cell>
          <table:table-cell table:style-name="ce18" table:formula="of:=([Marlin42.H6])/[Marlin44.H6]" office:value-type="percentage" office:value="1.09134468998894">
            <text:p>109.13%</text:p>
          </table:table-cell>
          <table:table-cell table:style-name="ce15" table:formula="of:=([Marlin42.I6])/[Marlin44.I6]" office:value-type="percentage" office:value="1.10568199097775">
            <text:p>110.57%</text:p>
          </table:table-cell>
          <table:table-cell table:style-name="ce15" table:formula="of:=([Marlin42.J6])/[Marlin44.J6]" office:value-type="percentage" office:value="1.02654428514002">
            <text:p>102.6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7];[Marlin44.C7])" office:value-type="float" office:value="297">
            <text:p>297</text:p>
          </table:table-cell>
          <table:table-cell table:style-name="ce15" table:formula="of:=([Marlin42.D7])/[Marlin44.D7]" office:value-type="percentage" office:value="1.0725021108922">
            <text:p>107.25%</text:p>
          </table:table-cell>
          <table:table-cell table:style-name="ce15" table:formula="of:=([Marlin42.E7])/[Marlin44.E7]" office:value-type="percentage" office:value="1.07258974937909">
            <text:p>107.26%</text:p>
          </table:table-cell>
          <table:table-cell table:style-name="ce15" table:formula="of:=([Marlin42.F7])/[Marlin44.F7]" office:value-type="percentage" office:value="1.26347305389222">
            <text:p>126.35%</text:p>
          </table:table-cell>
          <table:table-cell table:style-name="ce15" table:formula="of:=([Marlin42.G7])/[Marlin44.G7]" office:value-type="percentage" office:value="1.07264209516284">
            <text:p>107.26%</text:p>
          </table:table-cell>
          <table:table-cell table:style-name="ce18" table:formula="of:=([Marlin42.H7])/[Marlin44.H7]" office:value-type="percentage" office:value="1.07437230889672">
            <text:p>107.44%</text:p>
          </table:table-cell>
          <table:table-cell table:style-name="ce15" table:formula="of:=([Marlin42.I7])/[Marlin44.I7]" office:value-type="percentage" office:value="1.07032140414862">
            <text:p>107.03%</text:p>
          </table:table-cell>
          <table:table-cell table:style-name="ce15" table:formula="of:=([Marlin42.J7])/[Marlin44.J7]" office:value-type="percentage" office:value="1.0189851995446">
            <text:p>101.9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8];[Marlin44.C8])" office:value-type="float" office:value="594">
            <text:p>594</text:p>
          </table:table-cell>
          <table:table-cell table:style-name="ce15" table:formula="of:=([Marlin42.D8])/[Marlin44.D8]" office:value-type="percentage" office:value="1.07825018694584">
            <text:p>107.83%</text:p>
          </table:table-cell>
          <table:table-cell table:style-name="ce15" table:formula="of:=([Marlin42.E8])/[Marlin44.E8]" office:value-type="percentage" office:value="1.07833065810594">
            <text:p>107.83%</text:p>
          </table:table-cell>
          <table:table-cell table:style-name="ce15" table:formula="of:=([Marlin42.F8])/[Marlin44.F8]" office:value-type="percentage" office:value="1.03201024327785">
            <text:p>103.20%</text:p>
          </table:table-cell>
          <table:table-cell table:style-name="ce15" table:formula="of:=([Marlin42.G8])/[Marlin44.G8]" office:value-type="percentage" office:value="1.07826365871913">
            <text:p>107.83%</text:p>
          </table:table-cell>
          <table:table-cell table:style-name="ce18" table:formula="of:=([Marlin42.H8])/[Marlin44.H8]" office:value-type="percentage" office:value="1.07652799178223">
            <text:p>107.65%</text:p>
          </table:table-cell>
          <table:table-cell table:style-name="ce15" table:formula="of:=([Marlin42.I8])/[Marlin44.I8]" office:value-type="percentage" office:value="1.07520710379555">
            <text:p>107.52%</text:p>
          </table:table-cell>
          <table:table-cell table:style-name="ce15" table:formula="of:=([Marlin42.J8])/[Marlin44.J8]" office:value-type="percentage" office:value="1.02733148661127">
            <text:p>102.7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9];[Marlin44.C9])" office:value-type="float" office:value="1188">
            <text:p>1188</text:p>
          </table:table-cell>
          <table:table-cell table:style-name="ce15" table:formula="of:=([Marlin42.D9])/[Marlin44.D9]" office:value-type="percentage" office:value="1.06796116504854">
            <text:p>106.80%</text:p>
          </table:table-cell>
          <table:table-cell table:style-name="ce15" table:formula="of:=([Marlin42.E9])/[Marlin44.E9]" office:value-type="percentage" office:value="1.06805991296427">
            <text:p>106.81%</text:p>
          </table:table-cell>
          <table:table-cell table:style-name="ce15" table:formula="of:=([Marlin42.F9])/[Marlin44.F9]" office:value-type="percentage" office:value="1.0462962962963">
            <text:p>104.63%</text:p>
          </table:table-cell>
          <table:table-cell table:style-name="ce15" table:formula="of:=([Marlin42.G9])/[Marlin44.G9]" office:value-type="percentage" office:value="1.0679567502021">
            <text:p>106.80%</text:p>
          </table:table-cell>
          <table:table-cell table:style-name="ce18" table:formula="of:=([Marlin42.H9])/[Marlin44.H9]" office:value-type="percentage" office:value="1.06693215622301">
            <text:p>106.69%</text:p>
          </table:table-cell>
          <table:table-cell table:style-name="ce15" table:formula="of:=([Marlin42.I9])/[Marlin44.I9]" office:value-type="percentage" office:value="1.00795175579037">
            <text:p>100.80%</text:p>
          </table:table-cell>
          <table:table-cell table:style-name="ce15" table:formula="of:=([Marlin42.J9])/[Marlin44.J9]" office:value-type="percentage" office:value="1.02604026121215">
            <text:p>102.6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0];[Marlin44.C10])" office:value-type="float" office:value="331">
            <text:p>331</text:p>
          </table:table-cell>
          <table:table-cell table:style-name="ce15" table:formula="of:=([Marlin42.D10])/[Marlin44.D10]" office:value-type="percentage" office:value="1.18125196602705">
            <text:p>118.13%</text:p>
          </table:table-cell>
          <table:table-cell table:style-name="ce15" table:formula="of:=([Marlin42.E10])/[Marlin44.E10]" office:value-type="percentage" office:value="1.18105621376355">
            <text:p>118.11%</text:p>
          </table:table-cell>
          <table:table-cell table:style-name="ce15" table:formula="of:=([Marlin42.F10])/[Marlin44.F10]" office:value-type="percentage" office:value="1.16969696969697">
            <text:p>116.97%</text:p>
          </table:table-cell>
          <table:table-cell table:style-name="ce15" table:formula="of:=([Marlin42.G10])/[Marlin44.G10]" office:value-type="percentage" office:value="1.1810448043355">
            <text:p>118.10%</text:p>
          </table:table-cell>
          <table:table-cell table:style-name="ce18" table:formula="of:=([Marlin42.H10])/[Marlin44.H10]" office:value-type="percentage" office:value="1.1810129740519">
            <text:p>118.10%</text:p>
          </table:table-cell>
          <table:table-cell table:style-name="ce15" table:formula="of:=([Marlin42.I10])/[Marlin44.I10]" office:value-type="percentage" office:value="1.18107884871974">
            <text:p>118.11%</text:p>
          </table:table-cell>
          <table:table-cell table:style-name="ce15" table:formula="of:=([Marlin42.J10])/[Marlin44.J10]" office:value-type="percentage" office:value="1.13155276041874">
            <text:p>113.16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1];[Marlin44.C11])" office:value-type="float" office:value="662">
            <text:p>662</text:p>
          </table:table-cell>
          <table:table-cell table:style-name="ce15" table:formula="of:=([Marlin42.D11])/[Marlin44.D11]" office:value-type="percentage" office:value="1.17594029850746">
            <text:p>117.59%</text:p>
          </table:table-cell>
          <table:table-cell table:style-name="ce15" table:formula="of:=([Marlin42.E11])/[Marlin44.E11]" office:value-type="percentage" office:value="1.17597848819839">
            <text:p>117.60%</text:p>
          </table:table-cell>
          <table:table-cell table:style-name="ce15" table:formula="of:=([Marlin42.F11])/[Marlin44.F11]" office:value-type="percentage" office:value="1.0561797752809">
            <text:p>105.62%</text:p>
          </table:table-cell>
          <table:table-cell table:style-name="ce15" table:formula="of:=([Marlin42.G11])/[Marlin44.G11]" office:value-type="percentage" office:value="1.17585568365092">
            <text:p>117.59%</text:p>
          </table:table-cell>
          <table:table-cell table:style-name="ce18" table:formula="of:=([Marlin42.H11])/[Marlin44.H11]" office:value-type="percentage" office:value="1.17294371034402">
            <text:p>117.29%</text:p>
          </table:table-cell>
          <table:table-cell table:style-name="ce15" table:formula="of:=([Marlin42.I11])/[Marlin44.I11]" office:value-type="percentage" office:value="1.17409608717187">
            <text:p>117.41%</text:p>
          </table:table-cell>
          <table:table-cell table:style-name="ce15" table:formula="of:=([Marlin42.J11])/[Marlin44.J11]" office:value-type="percentage" office:value="1.10239818673686">
            <text:p>110.2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2];[Marlin44.C12])" office:value-type="float" office:value="1324">
            <text:p>1324</text:p>
          </table:table-cell>
          <table:table-cell table:style-name="ce15" table:formula="of:=([Marlin42.D12])/[Marlin44.D12]" office:value-type="percentage" office:value="1.17615527845173">
            <text:p>117.62%</text:p>
          </table:table-cell>
          <table:table-cell table:style-name="ce15" table:formula="of:=([Marlin42.E12])/[Marlin44.E12]" office:value-type="percentage" office:value="1.17616843531271">
            <text:p>117.62%</text:p>
          </table:table-cell>
          <table:table-cell table:style-name="ce15" table:formula="of:=([Marlin42.F12])/[Marlin44.F12]" office:value-type="percentage" office:value="1.04504504504505">
            <text:p>104.50%</text:p>
          </table:table-cell>
          <table:table-cell table:style-name="ce15" table:formula="of:=([Marlin42.G12])/[Marlin44.G12]" office:value-type="percentage" office:value="1.17588676478881">
            <text:p>117.59%</text:p>
          </table:table-cell>
          <table:table-cell table:style-name="ce18" table:formula="of:=([Marlin42.H12])/[Marlin44.H12]" office:value-type="percentage" office:value="1.17060509381928">
            <text:p>117.06%</text:p>
          </table:table-cell>
          <table:table-cell table:style-name="ce15" table:formula="of:=([Marlin42.I12])/[Marlin44.I12]" office:value-type="percentage" office:value="1.17427438141409">
            <text:p>117.43%</text:p>
          </table:table-cell>
          <table:table-cell table:style-name="ce15" table:formula="of:=([Marlin42.J12])/[Marlin44.J12]" office:value-type="percentage" office:value="1.11197346827134">
            <text:p>111.2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3];[Marlin44.C13])" office:value-type="float" office:value="25">
            <text:p>25</text:p>
          </table:table-cell>
          <table:table-cell table:style-name="ce15" table:formula="of:=([Marlin42.D13])/[Marlin44.D13]" office:value-type="percentage" office:value="1.02182894934473">
            <text:p>102.18%</text:p>
          </table:table-cell>
          <table:table-cell table:style-name="ce15" table:formula="of:=([Marlin42.E13])/[Marlin44.E13]" office:value-type="percentage" office:value="1.02194589825821">
            <text:p>102.19%</text:p>
          </table:table-cell>
          <table:table-cell table:style-name="ce15" table:formula="of:=([Marlin42.F13])/[Marlin44.F13]" office:value-type="percentage" office:value="0.742253521126761">
            <text:p>74.23%</text:p>
          </table:table-cell>
          <table:table-cell table:style-name="ce15" table:formula="of:=([Marlin42.G13])/[Marlin44.G13]" office:value-type="percentage" office:value="1.02194589825821">
            <text:p>102.19%</text:p>
          </table:table-cell>
          <table:table-cell table:style-name="ce18" table:formula="of:=([Marlin42.H13])/[Marlin44.H13]" office:value-type="percentage" office:value="1.02147320312779">
            <text:p>102.15%</text:p>
          </table:table-cell>
          <table:table-cell table:style-name="ce15" table:formula="of:=([Marlin42.I13])/[Marlin44.I13]" office:value-type="percentage" office:value="1.02332114146561">
            <text:p>102.33%</text:p>
          </table:table-cell>
          <table:table-cell table:style-name="ce15" table:formula="of:=([Marlin42.J13])/[Marlin44.J13]" office:value-type="percentage" office:value="1.01769702187647">
            <text:p>101.7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4];[Marlin44.C14])" office:value-type="float" office:value="50">
            <text:p>50</text:p>
          </table:table-cell>
          <table:table-cell table:style-name="ce15" table:formula="of:=([Marlin42.D14])/[Marlin44.D14]" office:value-type="percentage" office:value="1.01770987271774">
            <text:p>101.77%</text:p>
          </table:table-cell>
          <table:table-cell table:style-name="ce15" table:formula="of:=([Marlin42.E14])/[Marlin44.E14]" office:value-type="percentage" office:value="1.01779831466519">
            <text:p>101.78%</text:p>
          </table:table-cell>
          <table:table-cell table:style-name="ce15" table:formula="of:=([Marlin42.F14])/[Marlin44.F14]" office:value-type="percentage" office:value="1.01466275659824">
            <text:p>101.47%</text:p>
          </table:table-cell>
          <table:table-cell table:style-name="ce15" table:formula="of:=([Marlin42.G14])/[Marlin44.G14]" office:value-type="percentage" office:value="1.01779819894017">
            <text:p>101.78%</text:p>
          </table:table-cell>
          <table:table-cell table:style-name="ce18" table:formula="of:=([Marlin42.H14])/[Marlin44.H14]" office:value-type="percentage" office:value="1.01778677037424">
            <text:p>101.78%</text:p>
          </table:table-cell>
          <table:table-cell table:style-name="ce15" table:formula="of:=([Marlin42.I14])/[Marlin44.I14]" office:value-type="percentage" office:value="1.01404116218021">
            <text:p>101.40%</text:p>
          </table:table-cell>
          <table:table-cell table:style-name="ce15" table:formula="of:=([Marlin42.J14])/[Marlin44.J14]" office:value-type="percentage" office:value="1.017145249702">
            <text:p>101.7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5];[Marlin44.C15])" office:value-type="float" office:value="100">
            <text:p>100</text:p>
          </table:table-cell>
          <table:table-cell table:style-name="ce15" table:formula="of:=([Marlin42.D15])/[Marlin44.D15]" office:value-type="percentage" office:value="1.01642458427098">
            <text:p>101.64%</text:p>
          </table:table-cell>
          <table:table-cell table:style-name="ce15" table:formula="of:=([Marlin42.E15])/[Marlin44.E15]" office:value-type="percentage" office:value="1.01641883907283">
            <text:p>101.64%</text:p>
          </table:table-cell>
          <table:table-cell table:style-name="ce15" table:formula="of:=([Marlin42.F15])/[Marlin44.F15]" office:value-type="percentage" office:value="1.19728116710875">
            <text:p>119.73%</text:p>
          </table:table-cell>
          <table:table-cell table:style-name="ce15" table:formula="of:=([Marlin42.G15])/[Marlin44.G15]" office:value-type="percentage" office:value="1.01642688179451">
            <text:p>101.64%</text:p>
          </table:table-cell>
          <table:table-cell table:style-name="ce18" table:formula="of:=([Marlin42.H15])/[Marlin44.H15]" office:value-type="percentage" office:value="1.01755270479712">
            <text:p>101.76%</text:p>
          </table:table-cell>
          <table:table-cell table:style-name="ce15" table:formula="of:=([Marlin42.I15])/[Marlin44.I15]" office:value-type="percentage" office:value="1.01346842533734">
            <text:p>101.35%</text:p>
          </table:table-cell>
          <table:table-cell table:style-name="ce15" table:formula="of:=([Marlin42.J15])/[Marlin44.J15]" office:value-type="percentage" office:value="1.01981962916538">
            <text:p>101.9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6];[Marlin44.C16])" office:value-type="float" office:value="667">
            <text:p>667</text:p>
          </table:table-cell>
          <table:table-cell table:style-name="ce15" table:formula="of:=([Marlin42.D16])/[Marlin44.D16]" office:value-type="percentage" office:value="1.00995590954345">
            <text:p>101.00%</text:p>
          </table:table-cell>
          <table:table-cell table:style-name="ce15" table:formula="of:=([Marlin42.E16])/[Marlin44.E16]" office:value-type="percentage" office:value="1.00981507823613">
            <text:p>100.98%</text:p>
          </table:table-cell>
          <table:table-cell table:style-name="ce15" table:formula="of:=([Marlin42.F16])/[Marlin44.F16]" office:value-type="percentage" office:value="1.1">
            <text:p>110.00%</text:p>
          </table:table-cell>
          <table:table-cell table:style-name="ce15" table:formula="of:=([Marlin42.G16])/[Marlin44.G16]" office:value-type="percentage" office:value="1.00995590954345">
            <text:p>101.00%</text:p>
          </table:table-cell>
          <table:table-cell table:style-name="ce18" table:formula="of:=([Marlin42.H16])/[Marlin44.H16]" office:value-type="percentage" office:value="1.01132867132867">
            <text:p>101.13%</text:p>
          </table:table-cell>
          <table:table-cell table:style-name="ce15" table:formula="of:=([Marlin42.I16])/[Marlin44.I16]" office:value-type="percentage" office:value="1.01077895947111">
            <text:p>101.08%</text:p>
          </table:table-cell>
          <table:table-cell table:style-name="ce15" table:formula="of:=([Marlin42.J16])/[Marlin44.J16]" office:value-type="percentage" office:value="1.04017199017199">
            <text:p>104.0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7];[Marlin44.C17])" office:value-type="float" office:value="1334">
            <text:p>1334</text:p>
          </table:table-cell>
          <table:table-cell table:style-name="ce15" table:formula="of:=([Marlin42.D17])/[Marlin44.D17]" office:value-type="percentage" office:value="1.01097012952683">
            <text:p>101.10%</text:p>
          </table:table-cell>
          <table:table-cell table:style-name="ce15" table:formula="of:=([Marlin42.E17])/[Marlin44.E17]" office:value-type="percentage" office:value="1.01097012952683">
            <text:p>101.10%</text:p>
          </table:table-cell>
          <table:table-cell table:style-name="ce15" table:formula="of:=([Marlin42.F17])/[Marlin44.F17]" office:value-type="percentage" office:value="1.05555555555556">
            <text:p>105.56%</text:p>
          </table:table-cell>
          <table:table-cell table:style-name="ce15" table:formula="of:=([Marlin42.G17])/[Marlin44.G17]" office:value-type="percentage" office:value="1.01110229976209">
            <text:p>101.11%</text:p>
          </table:table-cell>
          <table:table-cell table:style-name="ce18" table:formula="of:=([Marlin42.H17])/[Marlin44.H17]" office:value-type="percentage" office:value="1.01149425287356">
            <text:p>101.15%</text:p>
          </table:table-cell>
          <table:table-cell table:style-name="ce15" table:formula="of:=([Marlin42.I17])/[Marlin44.I17]" office:value-type="percentage" office:value="0.989856884813116">
            <text:p>98.99%</text:p>
          </table:table-cell>
          <table:table-cell table:style-name="ce15" table:formula="of:=([Marlin42.J17])/[Marlin44.J17]" office:value-type="percentage" office:value="1.01923318667505">
            <text:p>101.9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8];[Marlin44.C18])" office:value-type="float" office:value="2668">
            <text:p>2668</text:p>
          </table:table-cell>
          <table:table-cell table:style-name="ce15" table:formula="of:=([Marlin42.D18])/[Marlin44.D18]" office:value-type="percentage" office:value="1.01029224904701">
            <text:p>101.03%</text:p>
          </table:table-cell>
          <table:table-cell table:style-name="ce15" table:formula="of:=([Marlin42.E18])/[Marlin44.E18]" office:value-type="percentage" office:value="1.01016906063302">
            <text:p>101.02%</text:p>
          </table:table-cell>
          <table:table-cell table:style-name="ce15" table:formula="of:=([Marlin42.F18])/[Marlin44.F18]" office:value-type="percentage" office:value="0.858858858858859">
            <text:p>85.89%</text:p>
          </table:table-cell>
          <table:table-cell table:style-name="ce15" table:formula="of:=([Marlin42.G18])/[Marlin44.G18]" office:value-type="percentage" office:value="1.00990601981204">
            <text:p>100.99%</text:p>
          </table:table-cell>
          <table:table-cell table:style-name="ce18" table:formula="of:=([Marlin42.H18])/[Marlin44.H18]" office:value-type="percentage" office:value="1.0040243902439">
            <text:p>100.40%</text:p>
          </table:table-cell>
          <table:table-cell table:style-name="ce15" table:formula="of:=([Marlin42.I18])/[Marlin44.I18]" office:value-type="percentage" office:value="1.00770988006853">
            <text:p>100.77%</text:p>
          </table:table-cell>
          <table:table-cell table:style-name="ce15" table:formula="of:=([Marlin42.J18])/[Marlin44.J18]" office:value-type="percentage" office:value="1.00316312697695">
            <text:p>100.3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9];[Marlin44.C19])" office:value-type="float" office:value="1453">
            <text:p>1453</text:p>
          </table:table-cell>
          <table:table-cell table:style-name="ce15" table:formula="of:=([Marlin42.D19])/[Marlin44.D19]" office:value-type="percentage" office:value="1.0046870692032">
            <text:p>100.47%</text:p>
          </table:table-cell>
          <table:table-cell table:style-name="ce15" table:formula="of:=([Marlin42.E19])/[Marlin44.E19]" office:value-type="percentage" office:value="1.00468836183122">
            <text:p>100.47%</text:p>
          </table:table-cell>
          <table:table-cell table:style-name="ce15" table:formula="of:=([Marlin42.F19])/[Marlin44.F19]" office:value-type="percentage" office:value="0.910714285714286">
            <text:p>91.07%</text:p>
          </table:table-cell>
          <table:table-cell table:style-name="ce15" table:formula="of:=([Marlin42.G19])/[Marlin44.G19]" office:value-type="percentage" office:value="1.0046870692032">
            <text:p>100.47%</text:p>
          </table:table-cell>
          <table:table-cell table:style-name="ce18" table:formula="of:=([Marlin42.H19])/[Marlin44.H19]" office:value-type="percentage" office:value="1.00298669562856">
            <text:p>100.30%</text:p>
          </table:table-cell>
          <table:table-cell table:style-name="ce15" table:formula="of:=([Marlin42.I19])/[Marlin44.I19]" office:value-type="percentage" office:value="1.00501532460295">
            <text:p>100.50%</text:p>
          </table:table-cell>
          <table:table-cell table:style-name="ce15" table:formula="of:=([Marlin42.J19])/[Marlin44.J19]" office:value-type="percentage" office:value="0.999757927862503">
            <text:p>99.9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0];[Marlin44.C20])" office:value-type="float" office:value="2906">
            <text:p>2906</text:p>
          </table:table-cell>
          <table:table-cell table:style-name="ce15" table:formula="of:=([Marlin42.D20])/[Marlin44.D20]" office:value-type="percentage" office:value="1.00648845055801">
            <text:p>100.65%</text:p>
          </table:table-cell>
          <table:table-cell table:style-name="ce15" table:formula="of:=([Marlin42.E20])/[Marlin44.E20]" office:value-type="percentage" office:value="1.00648845055801">
            <text:p>100.65%</text:p>
          </table:table-cell>
          <table:table-cell table:style-name="ce15" table:formula="of:=([Marlin42.F20])/[Marlin44.F20]" office:value-type="percentage" office:value="0.836734693877551">
            <text:p>83.67%</text:p>
          </table:table-cell>
          <table:table-cell table:style-name="ce15" table:formula="of:=([Marlin42.G20])/[Marlin44.G20]" office:value-type="percentage" office:value="1.00648845055801">
            <text:p>100.65%</text:p>
          </table:table-cell>
          <table:table-cell table:style-name="ce18" table:formula="of:=([Marlin42.H20])/[Marlin44.H20]" office:value-type="percentage" office:value="1.00435674013327">
            <text:p>100.44%</text:p>
          </table:table-cell>
          <table:table-cell table:style-name="ce15" table:formula="of:=([Marlin42.I20])/[Marlin44.I20]" office:value-type="percentage" office:value="1.01249305941144">
            <text:p>101.25%</text:p>
          </table:table-cell>
          <table:table-cell table:style-name="ce15" table:formula="of:=([Marlin42.J20])/[Marlin44.J20]" office:value-type="percentage" office:value="0.998305905130687">
            <text:p>99.8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1];[Marlin44.C21])" office:value-type="float" office:value="5812">
            <text:p>5812</text:p>
          </table:table-cell>
          <table:table-cell table:style-name="ce15" table:formula="of:=([Marlin42.D21])/[Marlin44.D21]" office:value-type="percentage" office:value="1.00621118012422">
            <text:p>100.62%</text:p>
          </table:table-cell>
          <table:table-cell table:style-name="ce15" table:formula="of:=([Marlin42.E21])/[Marlin44.E21]" office:value-type="percentage" office:value="1.00621272365805">
            <text:p>100.62%</text:p>
          </table:table-cell>
          <table:table-cell table:style-name="ce15" table:formula="of:=([Marlin42.F21])/[Marlin44.F21]" office:value-type="percentage" office:value="0.898989898989899">
            <text:p>89.90%</text:p>
          </table:table-cell>
          <table:table-cell table:style-name="ce15" table:formula="of:=([Marlin42.G21])/[Marlin44.G21]" office:value-type="percentage" office:value="1.00620655412115">
            <text:p>100.62%</text:p>
          </table:table-cell>
          <table:table-cell table:style-name="ce18" table:formula="of:=([Marlin42.H21])/[Marlin44.H21]" office:value-type="percentage" office:value="1.00094741828517">
            <text:p>100.09%</text:p>
          </table:table-cell>
          <table:table-cell table:style-name="ce15" table:formula="of:=([Marlin42.I21])/[Marlin44.I21]" office:value-type="percentage" office:value="1.00528071150639">
            <text:p>100.53%</text:p>
          </table:table-cell>
          <table:table-cell table:style-name="ce15" table:formula="of:=([Marlin42.J21])/[Marlin44.J21]" office:value-type="percentage" office:value="0.98854242204496">
            <text:p>98.8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2];[Marlin44.C22])" office:value-type="float" office:value="812">
            <text:p>812</text:p>
          </table:table-cell>
          <table:table-cell table:style-name="ce15" table:formula="of:=([Marlin42.D22])/[Marlin44.D22]" office:value-type="percentage" office:value="1.00737100737101">
            <text:p>100.74%</text:p>
          </table:table-cell>
          <table:table-cell table:style-name="ce15" table:formula="of:=([Marlin42.E22])/[Marlin44.E22]" office:value-type="percentage" office:value="1.0073721394563">
            <text:p>100.74%</text:p>
          </table:table-cell>
          <table:table-cell table:style-name="ce15" table:formula="of:=([Marlin42.F22])/[Marlin44.F22]" office:value-type="percentage" office:value="1.02469135802469">
            <text:p>102.47%</text:p>
          </table:table-cell>
          <table:table-cell table:style-name="ce15" table:formula="of:=([Marlin42.G22])/[Marlin44.G22]" office:value-type="percentage" office:value="1.00752572569498">
            <text:p>100.75%</text:p>
          </table:table-cell>
          <table:table-cell table:style-name="ce18" table:formula="of:=([Marlin42.H22])/[Marlin44.H22]" office:value-type="percentage" office:value="1.00758495145631">
            <text:p>100.76%</text:p>
          </table:table-cell>
          <table:table-cell table:style-name="ce15" table:formula="of:=([Marlin42.I22])/[Marlin44.I22]" office:value-type="percentage" office:value="1.00868351682431">
            <text:p>100.87%</text:p>
          </table:table-cell>
          <table:table-cell table:style-name="ce15" table:formula="of:=([Marlin42.J22])/[Marlin44.J22]" office:value-type="percentage" office:value="1.00055532417048">
            <text:p>100.0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3];[Marlin44.C23])" office:value-type="float" office:value="1624">
            <text:p>1624</text:p>
          </table:table-cell>
          <table:table-cell table:style-name="ce15" table:formula="of:=([Marlin42.D23])/[Marlin44.D23]" office:value-type="percentage" office:value="1.01067563615092">
            <text:p>101.07%</text:p>
          </table:table-cell>
          <table:table-cell table:style-name="ce15" table:formula="of:=([Marlin42.E23])/[Marlin44.E23]" office:value-type="percentage" office:value="1.01067563615092">
            <text:p>101.07%</text:p>
          </table:table-cell>
          <table:table-cell table:style-name="ce15" table:formula="of:=([Marlin42.F23])/[Marlin44.F23]" office:value-type="percentage" office:value="0.774193548387097">
            <text:p>77.42%</text:p>
          </table:table-cell>
          <table:table-cell table:style-name="ce15" table:formula="of:=([Marlin42.G23])/[Marlin44.G23]" office:value-type="percentage" office:value="1.01067563615092">
            <text:p>101.07%</text:p>
          </table:table-cell>
          <table:table-cell table:style-name="ce18" table:formula="of:=([Marlin42.H23])/[Marlin44.H23]" office:value-type="percentage" office:value="1.00750252488818">
            <text:p>100.75%</text:p>
          </table:table-cell>
          <table:table-cell table:style-name="ce15" table:formula="of:=([Marlin42.I23])/[Marlin44.I23]" office:value-type="percentage" office:value="0.96848179934892">
            <text:p>96.85%</text:p>
          </table:table-cell>
          <table:table-cell table:style-name="ce15" table:formula="of:=([Marlin42.J23])/[Marlin44.J23]" office:value-type="percentage" office:value="1.00165266492219">
            <text:p>100.1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4];[Marlin44.C24])" office:value-type="float" office:value="3248">
            <text:p>3248</text:p>
          </table:table-cell>
          <table:table-cell table:style-name="ce15" table:formula="of:=([Marlin42.D24])/[Marlin44.D24]" office:value-type="percentage" office:value="1.01312849162011">
            <text:p>101.31%</text:p>
          </table:table-cell>
          <table:table-cell table:style-name="ce15" table:formula="of:=([Marlin42.E24])/[Marlin44.E24]" office:value-type="percentage" office:value="1.01313399469051">
            <text:p>101.31%</text:p>
          </table:table-cell>
          <table:table-cell table:style-name="ce15" table:formula="of:=([Marlin42.F24])/[Marlin44.F24]" office:value-type="percentage" office:value="0.896057347670251">
            <text:p>89.61%</text:p>
          </table:table-cell>
          <table:table-cell table:style-name="ce15" table:formula="of:=([Marlin42.G24])/[Marlin44.G24]" office:value-type="percentage" office:value="1.0129851996649">
            <text:p>101.30%</text:p>
          </table:table-cell>
          <table:table-cell table:style-name="ce18" table:formula="of:=([Marlin42.H24])/[Marlin44.H24]" office:value-type="percentage" office:value="1.00874125874126">
            <text:p>100.87%</text:p>
          </table:table-cell>
          <table:table-cell table:style-name="ce15" table:formula="of:=([Marlin42.I24])/[Marlin44.I24]" office:value-type="percentage" office:value="1.00988264360716">
            <text:p>100.99%</text:p>
          </table:table-cell>
          <table:table-cell table:style-name="ce15" table:formula="of:=([Marlin42.J24])/[Marlin44.J24]" office:value-type="percentage" office:value="0.91227125941873">
            <text:p>91.2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5];[Marlin44.C25])" office:value-type="float" office:value="1336">
            <text:p>1336</text:p>
          </table:table-cell>
          <table:table-cell table:style-name="ce15" table:formula="of:=([Marlin42.D25])/[Marlin44.D25]" office:value-type="percentage" office:value="1.02079634795841">
            <text:p>102.08%</text:p>
          </table:table-cell>
          <table:table-cell table:style-name="ce15" table:formula="of:=([Marlin42.E25])/[Marlin44.E25]" office:value-type="percentage" office:value="1.02054273395891">
            <text:p>102.05%</text:p>
          </table:table-cell>
          <table:table-cell table:style-name="ce15" table:formula="of:=([Marlin42.F25])/[Marlin44.F25]" office:value-type="percentage" office:value="0.981481481481482">
            <text:p>98.15%</text:p>
          </table:table-cell>
          <table:table-cell table:style-name="ce15" table:formula="of:=([Marlin42.G25])/[Marlin44.G25]" office:value-type="percentage" office:value="1.02079634795841">
            <text:p>102.08%</text:p>
          </table:table-cell>
          <table:table-cell table:style-name="ce18" table:formula="of:=([Marlin42.H25])/[Marlin44.H25]" office:value-type="percentage" office:value="1.02001501125844">
            <text:p>102.00%</text:p>
          </table:table-cell>
          <table:table-cell table:style-name="ce15" table:formula="of:=([Marlin42.I25])/[Marlin44.I25]" office:value-type="percentage" office:value="1.02049180327869">
            <text:p>102.05%</text:p>
          </table:table-cell>
          <table:table-cell table:style-name="ce15" table:formula="of:=([Marlin42.J25])/[Marlin44.J25]" office:value-type="percentage" office:value="1.03259159361654">
            <text:p>103.2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6];[Marlin44.C26])" office:value-type="float" office:value="2672">
            <text:p>2672</text:p>
          </table:table-cell>
          <table:table-cell table:style-name="ce15" table:formula="of:=([Marlin42.D26])/[Marlin44.D26]" office:value-type="percentage" office:value="1.02161902474177">
            <text:p>102.16%</text:p>
          </table:table-cell>
          <table:table-cell table:style-name="ce15" table:formula="of:=([Marlin42.E26])/[Marlin44.E26]" office:value-type="percentage" office:value="1.02161902474177">
            <text:p>102.16%</text:p>
          </table:table-cell>
          <table:table-cell table:style-name="ce15" table:formula="of:=([Marlin42.F26])/[Marlin44.F26]" office:value-type="percentage" office:value="1.09090909090909">
            <text:p>109.09%</text:p>
          </table:table-cell>
          <table:table-cell table:style-name="ce15" table:formula="of:=([Marlin42.G26])/[Marlin44.G26]" office:value-type="percentage" office:value="1.02161902474177">
            <text:p>102.16%</text:p>
          </table:table-cell>
          <table:table-cell table:style-name="ce18" table:formula="of:=([Marlin42.H26])/[Marlin44.H26]" office:value-type="percentage" office:value="1.02234371285952">
            <text:p>102.23%</text:p>
          </table:table-cell>
          <table:table-cell table:style-name="ce15" table:formula="of:=([Marlin42.I26])/[Marlin44.I26]" office:value-type="percentage" office:value="0.970909090909091">
            <text:p>97.09%</text:p>
          </table:table-cell>
          <table:table-cell table:style-name="ce15" table:formula="of:=([Marlin42.J26])/[Marlin44.J26]" office:value-type="percentage" office:value="1.00875814057938">
            <text:p>100.8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7];[Marlin44.C27])" office:value-type="float" office:value="5344">
            <text:p>5344</text:p>
          </table:table-cell>
          <table:table-cell table:style-name="ce15" table:formula="of:=([Marlin42.D27])/[Marlin44.D27]" office:value-type="percentage" office:value="1.02133516861666">
            <text:p>102.13%</text:p>
          </table:table-cell>
          <table:table-cell table:style-name="ce15" table:formula="of:=([Marlin42.E27])/[Marlin44.E27]" office:value-type="percentage" office:value="1.02157447785173">
            <text:p>102.16%</text:p>
          </table:table-cell>
          <table:table-cell table:style-name="ce15" table:formula="of:=([Marlin42.F27])/[Marlin44.F27]" office:value-type="percentage" office:value="0.941176470588235">
            <text:p>94.12%</text:p>
          </table:table-cell>
          <table:table-cell table:style-name="ce15" table:formula="of:=([Marlin42.G27])/[Marlin44.G27]" office:value-type="percentage" office:value="1.02132049518569">
            <text:p>102.13%</text:p>
          </table:table-cell>
          <table:table-cell table:style-name="ce18" table:formula="of:=([Marlin42.H27])/[Marlin44.H27]" office:value-type="percentage" office:value="1.01797851348389">
            <text:p>101.80%</text:p>
          </table:table-cell>
          <table:table-cell table:style-name="ce15" table:formula="of:=([Marlin42.I27])/[Marlin44.I27]" office:value-type="percentage" office:value="1.01669618011637">
            <text:p>101.67%</text:p>
          </table:table-cell>
          <table:table-cell table:style-name="ce15" table:formula="of:=([Marlin42.J27])/[Marlin44.J27]" office:value-type="percentage" office:value="0.937013634852012">
            <text:p>93.70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9];[Marlin44.C29])" office:value-type="float" office:value="712.857142857143">
            <text:p>712.8571428571</text:p>
          </table:table-cell>
          <table:table-cell table:style-name="ce16" table:formula="of:=[Marlin42.D29]/[Marlin44.D29]" office:value-type="percentage" office:value="1.08712484363729">
            <text:p>108.71%</text:p>
          </table:table-cell>
          <table:table-cell table:style-name="ce16" table:formula="of:=[Marlin42.E29]/[Marlin44.E29]" office:value-type="percentage" office:value="1.08707261537899">
            <text:p>108.71%</text:p>
          </table:table-cell>
          <table:table-cell table:style-name="ce16" table:formula="of:=[Marlin42.F29]/[Marlin44.F29]" office:value-type="percentage" office:value="0.992592592592593">
            <text:p>99.26%</text:p>
          </table:table-cell>
          <table:table-cell table:style-name="ce16" table:formula="of:=[Marlin42.G29]/[Marlin44.G29]" office:value-type="percentage" office:value="1.08709526988104">
            <text:p>108.71%</text:p>
          </table:table-cell>
          <table:table-cell table:style-name="ce18" table:formula="of:=[Marlin42.H29]/[Marlin44.H29]" office:value-type="percentage" office:value="1.08614866394415">
            <text:p>108.61%</text:p>
          </table:table-cell>
          <table:table-cell table:style-name="ce16" table:formula="of:=[Marlin42.I29]/[Marlin44.I29]" office:value-type="percentage" office:value="1.0870235206186">
            <text:p>108.70%</text:p>
          </table:table-cell>
          <table:table-cell table:style-name="ce16" table:formula="of:=[Marlin42.J29]/[Marlin44.J29]" office:value-type="percentage" office:value="1.0659109904608">
            <text:p>106.59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42.C30];[Marlin44.C30])" office:value-type="float" office:value="1425.71428571429">
            <text:p>1425.7142857143</text:p>
          </table:table-cell>
          <table:table-cell table:style-name="ce16" table:formula="of:=[Marlin42.D30]/[Marlin44.D30]" office:value-type="percentage" office:value="1.08649843465098">
            <text:p>108.65%</text:p>
          </table:table-cell>
          <table:table-cell table:style-name="ce16" table:formula="of:=[Marlin42.E30]/[Marlin44.E30]" office:value-type="percentage" office:value="1.08648946426112">
            <text:p>108.65%</text:p>
          </table:table-cell>
          <table:table-cell table:style-name="ce16" table:formula="of:=[Marlin42.F30]/[Marlin44.F30]" office:value-type="percentage" office:value="1.01036269430052">
            <text:p>101.04%</text:p>
          </table:table-cell>
          <table:table-cell table:style-name="ce16" table:formula="of:=[Marlin42.G30]/[Marlin44.G30]" office:value-type="percentage" office:value="1.08646936826072">
            <text:p>108.65%</text:p>
          </table:table-cell>
          <table:table-cell table:style-name="ce18" table:formula="of:=[Marlin42.H30]/[Marlin44.H30]" office:value-type="percentage" office:value="1.08501983289729">
            <text:p>108.50%</text:p>
          </table:table-cell>
          <table:table-cell table:style-name="ce16" table:formula="of:=[Marlin42.I30]/[Marlin44.I30]" office:value-type="percentage" office:value="1.08136588787095">
            <text:p>108.14%</text:p>
          </table:table-cell>
          <table:table-cell table:style-name="ce16" table:formula="of:=[Marlin42.J30]/[Marlin44.J30]" office:value-type="percentage" office:value="1.0604247548018">
            <text:p>106.04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42.C31];[Marlin44.C31])" office:value-type="float" office:value="2851.42857142857">
            <text:p>2851.4285714286</text:p>
          </table:table-cell>
          <table:table-cell table:style-name="ce16" table:formula="of:=[Marlin42.D31]/[Marlin44.D31]" office:value-type="percentage" office:value="1.08623162864661">
            <text:p>108.62%</text:p>
          </table:table-cell>
          <table:table-cell table:style-name="ce16" table:formula="of:=[Marlin42.E31]/[Marlin44.E31]" office:value-type="percentage" office:value="1.08633217425535">
            <text:p>108.63%</text:p>
          </table:table-cell>
          <table:table-cell table:style-name="ce16" table:formula="of:=[Marlin42.F31]/[Marlin44.F31]" office:value-type="percentage" office:value="0.978430907798056">
            <text:p>97.84%</text:p>
          </table:table-cell>
          <table:table-cell table:style-name="ce16" table:formula="of:=[Marlin42.G31]/[Marlin44.G31]" office:value-type="percentage" office:value="1.08619969021218">
            <text:p>108.62%</text:p>
          </table:table-cell>
          <table:table-cell table:style-name="ce18" table:formula="of:=[Marlin42.H31]/[Marlin44.H31]" office:value-type="percentage" office:value="1.08270778011177">
            <text:p>108.27%</text:p>
          </table:table-cell>
          <table:table-cell table:style-name="ce16" table:formula="of:=[Marlin42.I31]/[Marlin44.I31]" office:value-type="percentage" office:value="1.08163602957184">
            <text:p>108.16%</text:p>
          </table:table-cell>
          <table:table-cell table:style-name="ce16" table:formula="of:=[Marlin42.J31]/[Marlin44.J31]" office:value-type="percentage" office:value="1.01719041956854">
            <text:p>101.72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33];[Marlin44.C33])" office:value-type="float" office:value="25">
            <text:p>25</text:p>
          </table:table-cell>
          <table:table-cell table:style-name="ce17" table:formula="of:=[Marlin42.D33]/[Marlin44.D33]" office:value-type="percentage" office:value="1.02182894934473">
            <text:p>102.18%</text:p>
          </table:table-cell>
          <table:table-cell table:style-name="ce17" table:formula="of:=[Marlin42.E33]/[Marlin44.E33]" office:value-type="percentage" office:value="1.02194589825821">
            <text:p>102.19%</text:p>
          </table:table-cell>
          <table:table-cell table:style-name="ce17" table:formula="of:=[Marlin42.F33]/[Marlin44.F33]" office:value-type="percentage" office:value="0.742253521126761">
            <text:p>74.23%</text:p>
          </table:table-cell>
          <table:table-cell table:style-name="ce17" table:formula="of:=[Marlin42.G33]/[Marlin44.G33]" office:value-type="percentage" office:value="1.02194589825821">
            <text:p>102.19%</text:p>
          </table:table-cell>
          <table:table-cell table:style-name="ce19" table:formula="of:=[Marlin42.H33]/[Marlin44.H33]" office:value-type="percentage" office:value="1.02147320312779">
            <text:p>102.15%</text:p>
          </table:table-cell>
          <table:table-cell table:style-name="ce17" table:formula="of:=[Marlin42.I33]/[Marlin44.I33]" office:value-type="percentage" office:value="1.02332114146561">
            <text:p>102.33%</text:p>
          </table:table-cell>
          <table:table-cell table:style-name="ce17" table:formula="of:=[Marlin42.J33]/[Marlin44.J33]" office:value-type="percentage" office:value="1.01769702187647">
            <text:p>101.77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42.C34];[Marlin44.C34])" office:value-type="float" office:value="50">
            <text:p>50</text:p>
          </table:table-cell>
          <table:table-cell table:style-name="ce17" table:formula="of:=[Marlin42.D34]/[Marlin44.D34]" office:value-type="percentage" office:value="1.01770987271774">
            <text:p>101.77%</text:p>
          </table:table-cell>
          <table:table-cell table:style-name="ce17" table:formula="of:=[Marlin42.E34]/[Marlin44.E34]" office:value-type="percentage" office:value="1.01779831466519">
            <text:p>101.78%</text:p>
          </table:table-cell>
          <table:table-cell table:style-name="ce17" table:formula="of:=[Marlin42.F34]/[Marlin44.F34]" office:value-type="percentage" office:value="1.01466275659824">
            <text:p>101.47%</text:p>
          </table:table-cell>
          <table:table-cell table:style-name="ce17" table:formula="of:=[Marlin42.G34]/[Marlin44.G34]" office:value-type="percentage" office:value="1.01779819894017">
            <text:p>101.78%</text:p>
          </table:table-cell>
          <table:table-cell table:style-name="ce19" table:formula="of:=[Marlin42.H34]/[Marlin44.H34]" office:value-type="percentage" office:value="1.01778677037424">
            <text:p>101.78%</text:p>
          </table:table-cell>
          <table:table-cell table:style-name="ce17" table:formula="of:=[Marlin42.I34]/[Marlin44.I34]" office:value-type="percentage" office:value="1.01404116218021">
            <text:p>101.40%</text:p>
          </table:table-cell>
          <table:table-cell table:style-name="ce17" table:formula="of:=[Marlin42.J34]/[Marlin44.J34]" office:value-type="percentage" office:value="1.017145249702">
            <text:p>101.71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42.C35];[Marlin44.C35])" office:value-type="float" office:value="100">
            <text:p>100</text:p>
          </table:table-cell>
          <table:table-cell table:style-name="ce17" table:formula="of:=[Marlin42.D35]/[Marlin44.D35]" office:value-type="percentage" office:value="1.01642458427098">
            <text:p>101.64%</text:p>
          </table:table-cell>
          <table:table-cell table:style-name="ce17" table:formula="of:=[Marlin42.E35]/[Marlin44.E35]" office:value-type="percentage" office:value="1.01641883907283">
            <text:p>101.64%</text:p>
          </table:table-cell>
          <table:table-cell table:style-name="ce17" table:formula="of:=[Marlin42.F35]/[Marlin44.F35]" office:value-type="percentage" office:value="1.19728116710875">
            <text:p>119.73%</text:p>
          </table:table-cell>
          <table:table-cell table:style-name="ce17" table:formula="of:=[Marlin42.G35]/[Marlin44.G35]" office:value-type="percentage" office:value="1.01642688179451">
            <text:p>101.64%</text:p>
          </table:table-cell>
          <table:table-cell table:style-name="ce19" table:formula="of:=[Marlin42.H35]/[Marlin44.H35]" office:value-type="percentage" office:value="1.01755270479712">
            <text:p>101.76%</text:p>
          </table:table-cell>
          <table:table-cell table:style-name="ce17" table:formula="of:=[Marlin42.I35]/[Marlin44.I35]" office:value-type="percentage" office:value="1.01346842533734">
            <text:p>101.35%</text:p>
          </table:table-cell>
          <table:table-cell table:style-name="ce17" table:formula="of:=[Marlin42.J35]/[Marlin44.J35]" office:value-type="percentage" office:value="1.01981962916538">
            <text:p>101.98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42_vs_52" table:style-name="ta1" table:print="false">
        <table:shapes>
          <draw:frame draw:z-index="0" draw:style-name="gr1" svg:width="8.7008in" svg:height="5.3346in" svg:x="0in" svg:y="6.0354in">
            <draw:object draw:notify-on-update-of-ranges="Marlin42_vs_52.A4:Marlin42_vs_52.B27 Marlin42_vs_52.H3:Marlin42_vs_52.H3 Marlin42_vs_52.H4:Marlin42_vs_52.H27" xlink:href="./Object 2" xlink:type="simple" xlink:show="embed" xlink:actuate="onLoad"/>
            <draw:image xlink:href="./ObjectReplacements/Object 2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42.B1]/[Marlin52.B1]" office:value-type="percentage" office:value="1.04512813031421">
            <text:p>104.51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4];[Marlin52.C4])" office:value-type="float" office:value="90">
            <text:p>90</text:p>
          </table:table-cell>
          <table:table-cell table:style-name="ce15" table:formula="of:=([Marlin42.D4])/[Marlin52.D4]" office:value-type="percentage" office:value="1.02378999179655">
            <text:p>102.38%</text:p>
          </table:table-cell>
          <table:table-cell table:style-name="ce15" table:formula="of:=([Marlin42.E4])/[Marlin52.E4]" office:value-type="percentage" office:value="1.02381033892503">
            <text:p>102.38%</text:p>
          </table:table-cell>
          <table:table-cell table:style-name="ce15" table:formula="of:=([Marlin42.F4])/[Marlin52.F4]" office:value-type="percentage" office:value="0.857493857493857">
            <text:p>85.75%</text:p>
          </table:table-cell>
          <table:table-cell table:style-name="ce15" table:formula="of:=([Marlin42.G4])/[Marlin52.G4]" office:value-type="percentage" office:value="1.0238099313603">
            <text:p>102.38%</text:p>
          </table:table-cell>
          <table:table-cell table:style-name="ce18" table:formula="of:=([Marlin42.H4])/[Marlin52.H4]" office:value-type="percentage" office:value="1.02265966307988">
            <text:p>102.27%</text:p>
          </table:table-cell>
          <table:table-cell table:style-name="ce15" table:formula="of:=([Marlin42.I4])/[Marlin52.I4]" office:value-type="percentage" office:value="1.02421332596456">
            <text:p>102.42%</text:p>
          </table:table-cell>
          <table:table-cell table:style-name="ce15" table:formula="of:=([Marlin42.J4])/[Marlin52.J4]" office:value-type="percentage" office:value="1.0174255952381">
            <text:p>101.7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5];[Marlin52.C5])" office:value-type="float" office:value="180">
            <text:p>180</text:p>
          </table:table-cell>
          <table:table-cell table:style-name="ce15" table:formula="of:=([Marlin42.D5])/[Marlin52.D5]" office:value-type="percentage" office:value="1.02407993445888">
            <text:p>102.41%</text:p>
          </table:table-cell>
          <table:table-cell table:style-name="ce15" table:formula="of:=([Marlin42.E5])/[Marlin52.E5]" office:value-type="percentage" office:value="1.02413260876556">
            <text:p>102.41%</text:p>
          </table:table-cell>
          <table:table-cell table:style-name="ce15" table:formula="of:=([Marlin42.F5])/[Marlin52.F5]" office:value-type="percentage" office:value="0.986568986568986">
            <text:p>98.66%</text:p>
          </table:table-cell>
          <table:table-cell table:style-name="ce15" table:formula="of:=([Marlin42.G5])/[Marlin52.G5]" office:value-type="percentage" office:value="1.02411420487428">
            <text:p>102.41%</text:p>
          </table:table-cell>
          <table:table-cell table:style-name="ce18" table:formula="of:=([Marlin42.H5])/[Marlin52.H5]" office:value-type="percentage" office:value="1.02362816972928">
            <text:p>102.36%</text:p>
          </table:table-cell>
          <table:table-cell table:style-name="ce15" table:formula="of:=([Marlin42.I5])/[Marlin52.I5]" office:value-type="percentage" office:value="1.02300022660322">
            <text:p>102.30%</text:p>
          </table:table-cell>
          <table:table-cell table:style-name="ce15" table:formula="of:=([Marlin42.J5])/[Marlin52.J5]" office:value-type="percentage" office:value="1.01247259912872">
            <text:p>101.2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6];[Marlin52.C6])" office:value-type="float" office:value="360">
            <text:p>360</text:p>
          </table:table-cell>
          <table:table-cell table:style-name="ce15" table:formula="of:=([Marlin42.D6])/[Marlin52.D6]" office:value-type="percentage" office:value="1.02257951016537">
            <text:p>102.26%</text:p>
          </table:table-cell>
          <table:table-cell table:style-name="ce15" table:formula="of:=([Marlin42.E6])/[Marlin52.E6]" office:value-type="percentage" office:value="1.022650403269">
            <text:p>102.27%</text:p>
          </table:table-cell>
          <table:table-cell table:style-name="ce15" table:formula="of:=([Marlin42.F6])/[Marlin52.F6]" office:value-type="percentage" office:value="0.936356986100951">
            <text:p>93.64%</text:p>
          </table:table-cell>
          <table:table-cell table:style-name="ce15" table:formula="of:=([Marlin42.G6])/[Marlin52.G6]" office:value-type="percentage" office:value="1.02261494912401">
            <text:p>102.26%</text:p>
          </table:table-cell>
          <table:table-cell table:style-name="ce18" table:formula="of:=([Marlin42.H6])/[Marlin52.H6]" office:value-type="percentage" office:value="1.02088205312706">
            <text:p>102.09%</text:p>
          </table:table-cell>
          <table:table-cell table:style-name="ce15" table:formula="of:=([Marlin42.I6])/[Marlin52.I6]" office:value-type="percentage" office:value="1.03912477373051">
            <text:p>103.91%</text:p>
          </table:table-cell>
          <table:table-cell table:style-name="ce15" table:formula="of:=([Marlin42.J6])/[Marlin52.J6]" office:value-type="percentage" office:value="0.984742538368596">
            <text:p>98.4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7];[Marlin52.C7])" office:value-type="float" office:value="286">
            <text:p>286</text:p>
          </table:table-cell>
          <table:table-cell table:style-name="ce15" table:formula="of:=([Marlin42.D7])/[Marlin52.D7]" office:value-type="percentage" office:value="1.02900194426442">
            <text:p>102.90%</text:p>
          </table:table-cell>
          <table:table-cell table:style-name="ce15" table:formula="of:=([Marlin42.E7])/[Marlin52.E7]" office:value-type="percentage" office:value="1.02891487979207">
            <text:p>102.89%</text:p>
          </table:table-cell>
          <table:table-cell table:style-name="ce15" table:formula="of:=([Marlin42.F7])/[Marlin52.F7]" office:value-type="percentage" office:value="1.11640211640212">
            <text:p>111.64%</text:p>
          </table:table-cell>
          <table:table-cell table:style-name="ce15" table:formula="of:=([Marlin42.G7])/[Marlin52.G7]" office:value-type="percentage" office:value="1.02896745898533">
            <text:p>102.90%</text:p>
          </table:table-cell>
          <table:table-cell table:style-name="ce18" table:formula="of:=([Marlin42.H7])/[Marlin52.H7]" office:value-type="percentage" office:value="1.0297459534784">
            <text:p>102.97%</text:p>
          </table:table-cell>
          <table:table-cell table:style-name="ce15" table:formula="of:=([Marlin42.I7])/[Marlin52.I7]" office:value-type="percentage" office:value="1.02561022224649">
            <text:p>102.56%</text:p>
          </table:table-cell>
          <table:table-cell table:style-name="ce15" table:formula="of:=([Marlin42.J7])/[Marlin52.J7]" office:value-type="percentage" office:value="1.02768123138034">
            <text:p>102.7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8];[Marlin52.C8])" office:value-type="float" office:value="572">
            <text:p>572</text:p>
          </table:table-cell>
          <table:table-cell table:style-name="ce15" table:formula="of:=([Marlin42.D8])/[Marlin52.D8]" office:value-type="percentage" office:value="1.03173873045078">
            <text:p>103.17%</text:p>
          </table:table-cell>
          <table:table-cell table:style-name="ce15" table:formula="of:=([Marlin42.E8])/[Marlin52.E8]" office:value-type="percentage" office:value="1.0316867161505">
            <text:p>103.17%</text:p>
          </table:table-cell>
          <table:table-cell table:style-name="ce15" table:formula="of:=([Marlin42.F8])/[Marlin52.F8]" office:value-type="percentage" office:value="1.05221932114883">
            <text:p>105.22%</text:p>
          </table:table-cell>
          <table:table-cell table:style-name="ce15" table:formula="of:=([Marlin42.G8])/[Marlin52.G8]" office:value-type="percentage" office:value="1.03171355498721">
            <text:p>103.17%</text:p>
          </table:table-cell>
          <table:table-cell table:style-name="ce18" table:formula="of:=([Marlin42.H8])/[Marlin52.H8]" office:value-type="percentage" office:value="1.03246145510073">
            <text:p>103.25%</text:p>
          </table:table-cell>
          <table:table-cell table:style-name="ce15" table:formula="of:=([Marlin42.I8])/[Marlin52.I8]" office:value-type="percentage" office:value="1.02885860836226">
            <text:p>102.89%</text:p>
          </table:table-cell>
          <table:table-cell table:style-name="ce15" table:formula="of:=([Marlin42.J8])/[Marlin52.J8]" office:value-type="percentage" office:value="1.03956325582637">
            <text:p>103.9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9];[Marlin52.C9])" office:value-type="float" office:value="1144">
            <text:p>1144</text:p>
          </table:table-cell>
          <table:table-cell table:style-name="ce15" table:formula="of:=([Marlin42.D9])/[Marlin52.D9]" office:value-type="percentage" office:value="1.02579047063966">
            <text:p>102.58%</text:p>
          </table:table-cell>
          <table:table-cell table:style-name="ce15" table:formula="of:=([Marlin42.E9])/[Marlin52.E9]" office:value-type="percentage" office:value="1.02575691305827">
            <text:p>102.58%</text:p>
          </table:table-cell>
          <table:table-cell table:style-name="ce15" table:formula="of:=([Marlin42.F9])/[Marlin52.F9]" office:value-type="percentage" office:value="1.08030592734226">
            <text:p>108.03%</text:p>
          </table:table-cell>
          <table:table-cell table:style-name="ce15" table:formula="of:=([Marlin42.G9])/[Marlin52.G9]" office:value-type="percentage" office:value="1.02591855555016">
            <text:p>102.59%</text:p>
          </table:table-cell>
          <table:table-cell table:style-name="ce18" table:formula="of:=([Marlin42.H9])/[Marlin52.H9]" office:value-type="percentage" office:value="1.02839568977478">
            <text:p>102.84%</text:p>
          </table:table-cell>
          <table:table-cell table:style-name="ce15" table:formula="of:=([Marlin42.I9])/[Marlin52.I9]" office:value-type="percentage" office:value="1.01439389870562">
            <text:p>101.44%</text:p>
          </table:table-cell>
          <table:table-cell table:style-name="ce15" table:formula="of:=([Marlin42.J9])/[Marlin52.J9]" office:value-type="percentage" office:value="1.02800984129559">
            <text:p>102.8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0];[Marlin52.C10])" office:value-type="float" office:value="274">
            <text:p>274</text:p>
          </table:table-cell>
          <table:table-cell table:style-name="ce15" table:formula="of:=([Marlin42.D10])/[Marlin52.D10]" office:value-type="percentage" office:value="1.00240243446693">
            <text:p>100.24%</text:p>
          </table:table-cell>
          <table:table-cell table:style-name="ce15" table:formula="of:=([Marlin42.E10])/[Marlin52.E10]" office:value-type="percentage" office:value="1.00235331871423">
            <text:p>100.24%</text:p>
          </table:table-cell>
          <table:table-cell table:style-name="ce15" table:formula="of:=([Marlin42.F10])/[Marlin52.F10]" office:value-type="percentage" office:value="1.10285714285714">
            <text:p>110.29%</text:p>
          </table:table-cell>
          <table:table-cell table:style-name="ce15" table:formula="of:=([Marlin42.G10])/[Marlin52.G10]" office:value-type="percentage" office:value="1.00235319285485">
            <text:p>100.24%</text:p>
          </table:table-cell>
          <table:table-cell table:style-name="ce18" table:formula="of:=([Marlin42.H10])/[Marlin52.H10]" office:value-type="percentage" office:value="1.00328529037728">
            <text:p>100.33%</text:p>
          </table:table-cell>
          <table:table-cell table:style-name="ce15" table:formula="of:=([Marlin42.I10])/[Marlin52.I10]" office:value-type="percentage" office:value="1.00258885712745">
            <text:p>100.26%</text:p>
          </table:table-cell>
          <table:table-cell table:style-name="ce15" table:formula="of:=([Marlin42.J10])/[Marlin52.J10]" office:value-type="percentage" office:value="1.01746599856836">
            <text:p>101.75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1];[Marlin52.C11])" office:value-type="float" office:value="548">
            <text:p>548</text:p>
          </table:table-cell>
          <table:table-cell table:style-name="ce15" table:formula="of:=([Marlin42.D11])/[Marlin52.D11]" office:value-type="percentage" office:value="1.00076211767097">
            <text:p>100.08%</text:p>
          </table:table-cell>
          <table:table-cell table:style-name="ce15" table:formula="of:=([Marlin42.E11])/[Marlin52.E11]" office:value-type="percentage" office:value="1.00076277650648">
            <text:p>100.08%</text:p>
          </table:table-cell>
          <table:table-cell table:style-name="ce15" table:formula="of:=([Marlin42.F11])/[Marlin52.F11]" office:value-type="percentage" office:value="1.0042735042735">
            <text:p>100.43%</text:p>
          </table:table-cell>
          <table:table-cell table:style-name="ce15" table:formula="of:=([Marlin42.G11])/[Marlin52.G11]" office:value-type="percentage" office:value="1.00071170758985">
            <text:p>100.07%</text:p>
          </table:table-cell>
          <table:table-cell table:style-name="ce18" table:formula="of:=([Marlin42.H11])/[Marlin52.H11]" office:value-type="percentage" office:value="1.00084438484081">
            <text:p>100.08%</text:p>
          </table:table-cell>
          <table:table-cell table:style-name="ce15" table:formula="of:=([Marlin42.I11])/[Marlin52.I11]" office:value-type="percentage" office:value="1.00791921339357">
            <text:p>100.79%</text:p>
          </table:table-cell>
          <table:table-cell table:style-name="ce15" table:formula="of:=([Marlin42.J11])/[Marlin52.J11]" office:value-type="percentage" office:value="1.01279639954323">
            <text:p>101.2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2];[Marlin52.C12])" office:value-type="float" office:value="1096">
            <text:p>1096</text:p>
          </table:table-cell>
          <table:table-cell table:style-name="ce15" table:formula="of:=([Marlin42.D12])/[Marlin52.D12]" office:value-type="percentage" office:value="1.00351434623532">
            <text:p>100.35%</text:p>
          </table:table-cell>
          <table:table-cell table:style-name="ce15" table:formula="of:=([Marlin42.E12])/[Marlin52.E12]" office:value-type="percentage" office:value="1.00351570025043">
            <text:p>100.35%</text:p>
          </table:table-cell>
          <table:table-cell table:style-name="ce15" table:formula="of:=([Marlin42.F12])/[Marlin52.F12]" office:value-type="percentage" office:value="1.02267002518892">
            <text:p>102.27%</text:p>
          </table:table-cell>
          <table:table-cell table:style-name="ce15" table:formula="of:=([Marlin42.G12])/[Marlin52.G12]" office:value-type="percentage" office:value="1.00351316232735">
            <text:p>100.35%</text:p>
          </table:table-cell>
          <table:table-cell table:style-name="ce18" table:formula="of:=([Marlin42.H12])/[Marlin52.H12]" office:value-type="percentage" office:value="1.00417478430281">
            <text:p>100.42%</text:p>
          </table:table-cell>
          <table:table-cell table:style-name="ce15" table:formula="of:=([Marlin42.I12])/[Marlin52.I12]" office:value-type="percentage" office:value="1.00214926656279">
            <text:p>100.21%</text:p>
          </table:table-cell>
          <table:table-cell table:style-name="ce15" table:formula="of:=([Marlin42.J12])/[Marlin52.J12]" office:value-type="percentage" office:value="1.01707477249273">
            <text:p>101.7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3];[Marlin52.C13])" office:value-type="float" office:value="25">
            <text:p>25</text:p>
          </table:table-cell>
          <table:table-cell table:style-name="ce15" table:formula="of:=([Marlin42.D13])/[Marlin52.D13]" office:value-type="percentage" office:value="1.06116966622348">
            <text:p>106.12%</text:p>
          </table:table-cell>
          <table:table-cell table:style-name="ce15" table:formula="of:=([Marlin42.E13])/[Marlin52.E13]" office:value-type="percentage" office:value="1.06119331293144">
            <text:p>106.12%</text:p>
          </table:table-cell>
          <table:table-cell table:style-name="ce15" table:formula="of:=([Marlin42.F13])/[Marlin52.F13]" office:value-type="percentage" office:value="0.420590582601756">
            <text:p>42.06%</text:p>
          </table:table-cell>
          <table:table-cell table:style-name="ce15" table:formula="of:=([Marlin42.G13])/[Marlin52.G13]" office:value-type="percentage" office:value="1.06118805801637">
            <text:p>106.12%</text:p>
          </table:table-cell>
          <table:table-cell table:style-name="ce18" table:formula="of:=([Marlin42.H13])/[Marlin52.H13]" office:value-type="percentage" office:value="1.05921206900382">
            <text:p>105.92%</text:p>
          </table:table-cell>
          <table:table-cell table:style-name="ce15" table:formula="of:=([Marlin42.I13])/[Marlin52.I13]" office:value-type="percentage" office:value="1.06312017709207">
            <text:p>106.31%</text:p>
          </table:table-cell>
          <table:table-cell table:style-name="ce15" table:formula="of:=([Marlin42.J13])/[Marlin52.J13]" office:value-type="percentage" office:value="1.05874637971805">
            <text:p>105.8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4];[Marlin52.C14])" office:value-type="float" office:value="50">
            <text:p>50</text:p>
          </table:table-cell>
          <table:table-cell table:style-name="ce15" table:formula="of:=([Marlin42.D14])/[Marlin52.D14]" office:value-type="percentage" office:value="1.04575179406794">
            <text:p>104.58%</text:p>
          </table:table-cell>
          <table:table-cell table:style-name="ce15" table:formula="of:=([Marlin42.E14])/[Marlin52.E14]" office:value-type="percentage" office:value="1.04571629620063">
            <text:p>104.57%</text:p>
          </table:table-cell>
          <table:table-cell table:style-name="ce15" table:formula="of:=([Marlin42.F14])/[Marlin52.F14]" office:value-type="percentage" office:value="1.04721549636804">
            <text:p>104.72%</text:p>
          </table:table-cell>
          <table:table-cell table:style-name="ce15" table:formula="of:=([Marlin42.G14])/[Marlin52.G14]" office:value-type="percentage" office:value="1.04571599079891">
            <text:p>104.57%</text:p>
          </table:table-cell>
          <table:table-cell table:style-name="ce18" table:formula="of:=([Marlin42.H14])/[Marlin52.H14]" office:value-type="percentage" office:value="1.04571947098798">
            <text:p>104.57%</text:p>
          </table:table-cell>
          <table:table-cell table:style-name="ce15" table:formula="of:=([Marlin42.I14])/[Marlin52.I14]" office:value-type="percentage" office:value="1.04681216981704">
            <text:p>104.68%</text:p>
          </table:table-cell>
          <table:table-cell table:style-name="ce15" table:formula="of:=([Marlin42.J14])/[Marlin52.J14]" office:value-type="percentage" office:value="1.04645653024356">
            <text:p>104.6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5];[Marlin52.C15])" office:value-type="float" office:value="100">
            <text:p>100</text:p>
          </table:table-cell>
          <table:table-cell table:style-name="ce15" table:formula="of:=([Marlin42.D15])/[Marlin52.D15]" office:value-type="percentage" office:value="1.04967404239174">
            <text:p>104.97%</text:p>
          </table:table-cell>
          <table:table-cell table:style-name="ce15" table:formula="of:=([Marlin42.E15])/[Marlin52.E15]" office:value-type="percentage" office:value="1.04989314004369">
            <text:p>104.99%</text:p>
          </table:table-cell>
          <table:table-cell table:style-name="ce15" table:formula="of:=([Marlin42.F15])/[Marlin52.F15]" office:value-type="percentage" office:value="1.10259541984733">
            <text:p>110.26%</text:p>
          </table:table-cell>
          <table:table-cell table:style-name="ce15" table:formula="of:=([Marlin42.G15])/[Marlin52.G15]" office:value-type="percentage" office:value="1.0498940054302">
            <text:p>104.99%</text:p>
          </table:table-cell>
          <table:table-cell table:style-name="ce18" table:formula="of:=([Marlin42.H15])/[Marlin52.H15]" office:value-type="percentage" office:value="1.05026276002964">
            <text:p>105.03%</text:p>
          </table:table-cell>
          <table:table-cell table:style-name="ce15" table:formula="of:=([Marlin42.I15])/[Marlin52.I15]" office:value-type="percentage" office:value="1.05916841529862">
            <text:p>105.92%</text:p>
          </table:table-cell>
          <table:table-cell table:style-name="ce15" table:formula="of:=([Marlin42.J15])/[Marlin52.J15]" office:value-type="percentage" office:value="1.02077303639915">
            <text:p>102.0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6];[Marlin52.C16])" office:value-type="float" office:value="691">
            <text:p>691</text:p>
          </table:table-cell>
          <table:table-cell table:style-name="ce15" table:formula="of:=([Marlin42.D16])/[Marlin52.D16]" office:value-type="percentage" office:value="1.04626491822602">
            <text:p>104.63%</text:p>
          </table:table-cell>
          <table:table-cell table:style-name="ce15" table:formula="of:=([Marlin42.E16])/[Marlin52.E16]" office:value-type="percentage" office:value="1.04627855563744">
            <text:p>104.63%</text:p>
          </table:table-cell>
          <table:table-cell table:style-name="ce15" table:formula="of:=([Marlin42.F16])/[Marlin52.F16]" office:value-type="percentage" office:value="1.09090909090909">
            <text:p>109.09%</text:p>
          </table:table-cell>
          <table:table-cell table:style-name="ce15" table:formula="of:=([Marlin42.G16])/[Marlin52.G16]" office:value-type="percentage" office:value="1.04641909814324">
            <text:p>104.64%</text:p>
          </table:table-cell>
          <table:table-cell table:style-name="ce18" table:formula="of:=([Marlin42.H16])/[Marlin52.H16]" office:value-type="percentage" office:value="1.0470605270779">
            <text:p>104.71%</text:p>
          </table:table-cell>
          <table:table-cell table:style-name="ce15" table:formula="of:=([Marlin42.I16])/[Marlin52.I16]" office:value-type="percentage" office:value="1.04782479141836">
            <text:p>104.78%</text:p>
          </table:table-cell>
          <table:table-cell table:style-name="ce15" table:formula="of:=([Marlin42.J16])/[Marlin52.J16]" office:value-type="percentage" office:value="1.0577139287945">
            <text:p>105.7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7];[Marlin52.C17])" office:value-type="float" office:value="1382">
            <text:p>1382</text:p>
          </table:table-cell>
          <table:table-cell table:style-name="ce15" table:formula="of:=([Marlin42.D17])/[Marlin52.D17]" office:value-type="percentage" office:value="1.04795177421565">
            <text:p>104.80%</text:p>
          </table:table-cell>
          <table:table-cell table:style-name="ce15" table:formula="of:=([Marlin42.E17])/[Marlin52.E17]" office:value-type="percentage" office:value="1.04795177421565">
            <text:p>104.80%</text:p>
          </table:table-cell>
          <table:table-cell table:style-name="ce15" table:formula="of:=([Marlin42.F17])/[Marlin52.F17]" office:value-type="percentage" office:value="1.03260869565217">
            <text:p>103.26%</text:p>
          </table:table-cell>
          <table:table-cell table:style-name="ce15" table:formula="of:=([Marlin42.G17])/[Marlin52.G17]" office:value-type="percentage" office:value="1.04794520547945">
            <text:p>104.79%</text:p>
          </table:table-cell>
          <table:table-cell table:style-name="ce18" table:formula="of:=([Marlin42.H17])/[Marlin52.H17]" office:value-type="percentage" office:value="1.04761904761905">
            <text:p>104.76%</text:p>
          </table:table-cell>
          <table:table-cell table:style-name="ce15" table:formula="of:=([Marlin42.I17])/[Marlin52.I17]" office:value-type="percentage" office:value="1.05104750663913">
            <text:p>105.10%</text:p>
          </table:table-cell>
          <table:table-cell table:style-name="ce15" table:formula="of:=([Marlin42.J17])/[Marlin52.J17]" office:value-type="percentage" office:value="1.04781597311967">
            <text:p>104.7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8];[Marlin52.C18])" office:value-type="float" office:value="2764">
            <text:p>2764</text:p>
          </table:table-cell>
          <table:table-cell table:style-name="ce15" table:formula="of:=([Marlin42.D18])/[Marlin52.D18]" office:value-type="percentage" office:value="1.04480946123522">
            <text:p>104.48%</text:p>
          </table:table-cell>
          <table:table-cell table:style-name="ce15" table:formula="of:=([Marlin42.E18])/[Marlin52.E18]" office:value-type="percentage" office:value="1.04483302655798">
            <text:p>104.48%</text:p>
          </table:table-cell>
          <table:table-cell table:style-name="ce15" table:formula="of:=([Marlin42.F18])/[Marlin52.F18]" office:value-type="percentage" office:value="1.03249097472924">
            <text:p>103.25%</text:p>
          </table:table-cell>
          <table:table-cell table:style-name="ce15" table:formula="of:=([Marlin42.G18])/[Marlin52.G18]" office:value-type="percentage" office:value="1.0448035737748">
            <text:p>104.48%</text:p>
          </table:table-cell>
          <table:table-cell table:style-name="ce18" table:formula="of:=([Marlin42.H18])/[Marlin52.H18]" office:value-type="percentage" office:value="1.04439934035266">
            <text:p>104.44%</text:p>
          </table:table-cell>
          <table:table-cell table:style-name="ce15" table:formula="of:=([Marlin42.I18])/[Marlin52.I18]" office:value-type="percentage" office:value="1.04780285035629">
            <text:p>104.78%</text:p>
          </table:table-cell>
          <table:table-cell table:style-name="ce15" table:formula="of:=([Marlin42.J18])/[Marlin52.J18]" office:value-type="percentage" office:value="1.02676764756894">
            <text:p>102.6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9];[Marlin52.C19])" office:value-type="float" office:value="1498">
            <text:p>1498</text:p>
          </table:table-cell>
          <table:table-cell table:style-name="ce15" table:formula="of:=([Marlin42.D19])/[Marlin52.D19]" office:value-type="percentage" office:value="1.03640500568828">
            <text:p>103.64%</text:p>
          </table:table-cell>
          <table:table-cell table:style-name="ce15" table:formula="of:=([Marlin42.E19])/[Marlin52.E19]" office:value-type="percentage" office:value="1.03612059158134">
            <text:p>103.61%</text:p>
          </table:table-cell>
          <table:table-cell table:style-name="ce15" table:formula="of:=([Marlin42.F19])/[Marlin52.F19]" office:value-type="percentage" office:value="1">
            <text:p>100.00%</text:p>
          </table:table-cell>
          <table:table-cell table:style-name="ce15" table:formula="of:=([Marlin42.G19])/[Marlin52.G19]" office:value-type="percentage" office:value="1.03640500568828">
            <text:p>103.64%</text:p>
          </table:table-cell>
          <table:table-cell table:style-name="ce18" table:formula="of:=([Marlin42.H19])/[Marlin52.H19]" office:value-type="percentage" office:value="1.03560414914494">
            <text:p>103.56%</text:p>
          </table:table-cell>
          <table:table-cell table:style-name="ce15" table:formula="of:=([Marlin42.I19])/[Marlin52.I19]" office:value-type="percentage" office:value="1.03560149296583">
            <text:p>103.56%</text:p>
          </table:table-cell>
          <table:table-cell table:style-name="ce15" table:formula="of:=([Marlin42.J19])/[Marlin52.J19]" office:value-type="percentage" office:value="1.02761881064942">
            <text:p>102.7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0];[Marlin52.C20])" office:value-type="float" office:value="2996">
            <text:p>2996</text:p>
          </table:table-cell>
          <table:table-cell table:style-name="ce15" table:formula="of:=([Marlin42.D20])/[Marlin52.D20]" office:value-type="percentage" office:value="1.03523758675921">
            <text:p>103.52%</text:p>
          </table:table-cell>
          <table:table-cell table:style-name="ce15" table:formula="of:=([Marlin42.E20])/[Marlin52.E20]" office:value-type="percentage" office:value="1.03523758675921">
            <text:p>103.52%</text:p>
          </table:table-cell>
          <table:table-cell table:style-name="ce15" table:formula="of:=([Marlin42.F20])/[Marlin52.F20]" office:value-type="percentage" office:value="0.891304347826087">
            <text:p>89.13%</text:p>
          </table:table-cell>
          <table:table-cell table:style-name="ce15" table:formula="of:=([Marlin42.G20])/[Marlin52.G20]" office:value-type="percentage" office:value="1.03496130237523">
            <text:p>103.50%</text:p>
          </table:table-cell>
          <table:table-cell table:style-name="ce18" table:formula="of:=([Marlin42.H20])/[Marlin52.H20]" office:value-type="percentage" office:value="1.0332190877933">
            <text:p>103.32%</text:p>
          </table:table-cell>
          <table:table-cell table:style-name="ce15" table:formula="of:=([Marlin42.I20])/[Marlin52.I20]" office:value-type="percentage" office:value="1.03962371721779">
            <text:p>103.96%</text:p>
          </table:table-cell>
          <table:table-cell table:style-name="ce15" table:formula="of:=([Marlin42.J20])/[Marlin52.J20]" office:value-type="percentage" office:value="1.0382582431412">
            <text:p>103.8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1];[Marlin52.C21])" office:value-type="float" office:value="5992">
            <text:p>5992</text:p>
          </table:table-cell>
          <table:table-cell table:style-name="ce15" table:formula="of:=([Marlin42.D21])/[Marlin52.D21]" office:value-type="percentage" office:value="1.03527607361963">
            <text:p>103.53%</text:p>
          </table:table-cell>
          <table:table-cell table:style-name="ce15" table:formula="of:=([Marlin42.E21])/[Marlin52.E21]" office:value-type="percentage" office:value="1.03528509332652">
            <text:p>103.53%</text:p>
          </table:table-cell>
          <table:table-cell table:style-name="ce15" table:formula="of:=([Marlin42.F21])/[Marlin52.F21]" office:value-type="percentage" office:value="0.983425414364641">
            <text:p>98.34%</text:p>
          </table:table-cell>
          <table:table-cell table:style-name="ce15" table:formula="of:=([Marlin42.G21])/[Marlin52.G21]" office:value-type="percentage" office:value="1.03524904214559">
            <text:p>103.52%</text:p>
          </table:table-cell>
          <table:table-cell table:style-name="ce18" table:formula="of:=([Marlin42.H21])/[Marlin52.H21]" office:value-type="percentage" office:value="1.0327468230694">
            <text:p>103.27%</text:p>
          </table:table-cell>
          <table:table-cell table:style-name="ce15" table:formula="of:=([Marlin42.I21])/[Marlin52.I21]" office:value-type="percentage" office:value="1.03490701001431">
            <text:p>103.49%</text:p>
          </table:table-cell>
          <table:table-cell table:style-name="ce15" table:formula="of:=([Marlin42.J21])/[Marlin52.J21]" office:value-type="percentage" office:value="1.0121018635385">
            <text:p>101.2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2];[Marlin52.C22])" office:value-type="float" office:value="824">
            <text:p>824</text:p>
          </table:table-cell>
          <table:table-cell table:style-name="ce15" table:formula="of:=([Marlin42.D22])/[Marlin52.D22]" office:value-type="percentage" office:value="1.0245197563642">
            <text:p>102.45%</text:p>
          </table:table-cell>
          <table:table-cell table:style-name="ce15" table:formula="of:=([Marlin42.E22])/[Marlin52.E22]" office:value-type="percentage" office:value="1.02452358637926">
            <text:p>102.45%</text:p>
          </table:table-cell>
          <table:table-cell table:style-name="ce15" table:formula="of:=([Marlin42.F22])/[Marlin52.F22]" office:value-type="percentage" office:value="1">
            <text:p>100.00%</text:p>
          </table:table-cell>
          <table:table-cell table:style-name="ce15" table:formula="of:=([Marlin42.G22])/[Marlin52.G22]" office:value-type="percentage" office:value="1.0245197563642">
            <text:p>102.45%</text:p>
          </table:table-cell>
          <table:table-cell table:style-name="ce18" table:formula="of:=([Marlin42.H22])/[Marlin52.H22]" office:value-type="percentage" office:value="1.02420971472629">
            <text:p>102.42%</text:p>
          </table:table-cell>
          <table:table-cell table:style-name="ce15" table:formula="of:=([Marlin42.I22])/[Marlin52.I22]" office:value-type="percentage" office:value="1.02537831021438">
            <text:p>102.54%</text:p>
          </table:table-cell>
          <table:table-cell table:style-name="ce15" table:formula="of:=([Marlin42.J22])/[Marlin52.J22]" office:value-type="percentage" office:value="1.02488623435722">
            <text:p>102.4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3];[Marlin52.C23])" office:value-type="float" office:value="1648">
            <text:p>1648</text:p>
          </table:table-cell>
          <table:table-cell table:style-name="ce15" table:formula="of:=([Marlin42.D23])/[Marlin52.D23]" office:value-type="percentage" office:value="1.02613214550854">
            <text:p>102.61%</text:p>
          </table:table-cell>
          <table:table-cell table:style-name="ce15" table:formula="of:=([Marlin42.E23])/[Marlin52.E23]" office:value-type="percentage" office:value="1.02613214550854">
            <text:p>102.61%</text:p>
          </table:table-cell>
          <table:table-cell table:style-name="ce15" table:formula="of:=([Marlin42.F23])/[Marlin52.F23]" office:value-type="percentage" office:value="0.96">
            <text:p>96.00%</text:p>
          </table:table-cell>
          <table:table-cell table:style-name="ce15" table:formula="of:=([Marlin42.G23])/[Marlin52.G23]" office:value-type="percentage" office:value="1.02613214550854">
            <text:p>102.61%</text:p>
          </table:table-cell>
          <table:table-cell table:style-name="ce18" table:formula="of:=([Marlin42.H23])/[Marlin52.H23]" office:value-type="percentage" office:value="1.02555441327655">
            <text:p>102.56%</text:p>
          </table:table-cell>
          <table:table-cell table:style-name="ce15" table:formula="of:=([Marlin42.I23])/[Marlin52.I23]" office:value-type="percentage" office:value="0.988222859731239">
            <text:p>98.82%</text:p>
          </table:table-cell>
          <table:table-cell table:style-name="ce15" table:formula="of:=([Marlin42.J23])/[Marlin52.J23]" office:value-type="percentage" office:value="1.0230693487129">
            <text:p>102.3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4];[Marlin52.C24])" office:value-type="float" office:value="3296">
            <text:p>3296</text:p>
          </table:table-cell>
          <table:table-cell table:style-name="ce15" table:formula="of:=([Marlin42.D24])/[Marlin52.D24]" office:value-type="percentage" office:value="1.02718776550552">
            <text:p>102.72%</text:p>
          </table:table-cell>
          <table:table-cell table:style-name="ce15" table:formula="of:=([Marlin42.E24])/[Marlin52.E24]" office:value-type="percentage" office:value="1.027199320017">
            <text:p>102.72%</text:p>
          </table:table-cell>
          <table:table-cell table:style-name="ce15" table:formula="of:=([Marlin42.F24])/[Marlin52.F24]" office:value-type="percentage" office:value="1.01626016260163">
            <text:p>101.63%</text:p>
          </table:table-cell>
          <table:table-cell table:style-name="ce15" table:formula="of:=([Marlin42.G24])/[Marlin52.G24]" office:value-type="percentage" office:value="1.02703850509626">
            <text:p>102.70%</text:p>
          </table:table-cell>
          <table:table-cell table:style-name="ce18" table:formula="of:=([Marlin42.H24])/[Marlin52.H24]" office:value-type="percentage" office:value="1.02683093771389">
            <text:p>102.68%</text:p>
          </table:table-cell>
          <table:table-cell table:style-name="ce15" table:formula="of:=([Marlin42.I24])/[Marlin52.I24]" office:value-type="percentage" office:value="1.02684879886952">
            <text:p>102.68%</text:p>
          </table:table-cell>
          <table:table-cell table:style-name="ce15" table:formula="of:=([Marlin42.J24])/[Marlin52.J24]" office:value-type="percentage" office:value="1.00147710487445">
            <text:p>100.1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5];[Marlin52.C25])" office:value-type="float" office:value="1357">
            <text:p>1357</text:p>
          </table:table-cell>
          <table:table-cell table:style-name="ce15" table:formula="of:=([Marlin42.D25])/[Marlin52.D25]" office:value-type="percentage" office:value="1.03951446280992">
            <text:p>103.95%</text:p>
          </table:table-cell>
          <table:table-cell table:style-name="ce15" table:formula="of:=([Marlin42.E25])/[Marlin52.E25]" office:value-type="percentage" office:value="1.03925619834711">
            <text:p>103.93%</text:p>
          </table:table-cell>
          <table:table-cell table:style-name="ce15" table:formula="of:=([Marlin42.F25])/[Marlin52.F25]" office:value-type="percentage" office:value="1">
            <text:p>100.00%</text:p>
          </table:table-cell>
          <table:table-cell table:style-name="ce15" table:formula="of:=([Marlin42.G25])/[Marlin52.G25]" office:value-type="percentage" office:value="1.03951446280992">
            <text:p>103.95%</text:p>
          </table:table-cell>
          <table:table-cell table:style-name="ce18" table:formula="of:=([Marlin42.H25])/[Marlin52.H25]" office:value-type="percentage" office:value="1.03872611464968">
            <text:p>103.87%</text:p>
          </table:table-cell>
          <table:table-cell table:style-name="ce15" table:formula="of:=([Marlin42.I25])/[Marlin52.I25]" office:value-type="percentage" office:value="1.03777025266997">
            <text:p>103.78%</text:p>
          </table:table-cell>
          <table:table-cell table:style-name="ce15" table:formula="of:=([Marlin42.J25])/[Marlin52.J25]" office:value-type="percentage" office:value="1.04646924829157">
            <text:p>104.6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6];[Marlin52.C26])" office:value-type="float" office:value="2714">
            <text:p>2714</text:p>
          </table:table-cell>
          <table:table-cell table:style-name="ce15" table:formula="of:=([Marlin42.D26])/[Marlin52.D26]" office:value-type="percentage" office:value="1.0378233284529">
            <text:p>103.78%</text:p>
          </table:table-cell>
          <table:table-cell table:style-name="ce15" table:formula="of:=([Marlin42.E26])/[Marlin52.E26]" office:value-type="percentage" office:value="1.0378233284529">
            <text:p>103.78%</text:p>
          </table:table-cell>
          <table:table-cell table:style-name="ce15" table:formula="of:=([Marlin42.F26])/[Marlin52.F26]" office:value-type="percentage" office:value="0.923076923076923">
            <text:p>92.31%</text:p>
          </table:table-cell>
          <table:table-cell table:style-name="ce15" table:formula="of:=([Marlin42.G26])/[Marlin52.G26]" office:value-type="percentage" office:value="1.0378233284529">
            <text:p>103.78%</text:p>
          </table:table-cell>
          <table:table-cell table:style-name="ce18" table:formula="of:=([Marlin42.H26])/[Marlin52.H26]" office:value-type="percentage" office:value="1.03638554216867">
            <text:p>103.64%</text:p>
          </table:table-cell>
          <table:table-cell table:style-name="ce15" table:formula="of:=([Marlin42.I26])/[Marlin52.I26]" office:value-type="percentage" office:value="1.03918007265179">
            <text:p>103.92%</text:p>
          </table:table-cell>
          <table:table-cell table:style-name="ce15" table:formula="of:=([Marlin42.J26])/[Marlin52.J26]" office:value-type="percentage" office:value="1.033594109526">
            <text:p>103.3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7];[Marlin52.C27])" office:value-type="float" office:value="5428">
            <text:p>5428</text:p>
          </table:table-cell>
          <table:table-cell table:style-name="ce15" table:formula="of:=([Marlin42.D27])/[Marlin52.D27]" office:value-type="percentage" office:value="1.03752039151713">
            <text:p>103.75%</text:p>
          </table:table-cell>
          <table:table-cell table:style-name="ce15" table:formula="of:=([Marlin42.E27])/[Marlin52.E27]" office:value-type="percentage" office:value="1.03777104220098">
            <text:p>103.78%</text:p>
          </table:table-cell>
          <table:table-cell table:style-name="ce15" table:formula="of:=([Marlin42.F27])/[Marlin52.F27]" office:value-type="percentage" office:value="1.00523560209424">
            <text:p>100.52%</text:p>
          </table:table-cell>
          <table:table-cell table:style-name="ce15" table:formula="of:=([Marlin42.G27])/[Marlin52.G27]" office:value-type="percentage" office:value="1.03749417792268">
            <text:p>103.75%</text:p>
          </table:table-cell>
          <table:table-cell table:style-name="ce18" table:formula="of:=([Marlin42.H27])/[Marlin52.H27]" office:value-type="percentage" office:value="1.036152644499">
            <text:p>103.62%</text:p>
          </table:table-cell>
          <table:table-cell table:style-name="ce15" table:formula="of:=([Marlin42.I27])/[Marlin52.I27]" office:value-type="percentage" office:value="1.03903826266805">
            <text:p>103.90%</text:p>
          </table:table-cell>
          <table:table-cell table:style-name="ce15" table:formula="of:=([Marlin42.J27])/[Marlin52.J27]" office:value-type="percentage" office:value="0.997451146983857">
            <text:p>99.75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9];[Marlin52.C29])" office:value-type="float" office:value="716.714285714286">
            <text:p>716.7142857143</text:p>
          </table:table-cell>
          <table:table-cell table:style-name="ce16" table:formula="of:=[Marlin42.D29]/[Marlin52.D29]" office:value-type="percentage" office:value="1.02343192621436">
            <text:p>102.34%</text:p>
          </table:table-cell>
          <table:table-cell table:style-name="ce16" table:formula="of:=[Marlin42.E29]/[Marlin52.E29]" office:value-type="percentage" office:value="1.02340736914601">
            <text:p>102.34%</text:p>
          </table:table-cell>
          <table:table-cell table:style-name="ce16" table:formula="of:=[Marlin42.F29]/[Marlin52.F29]" office:value-type="percentage" office:value="0.993512511584801">
            <text:p>99.35%</text:p>
          </table:table-cell>
          <table:table-cell table:style-name="ce16" table:formula="of:=[Marlin42.G29]/[Marlin52.G29]" office:value-type="percentage" office:value="1.02344079542031">
            <text:p>102.34%</text:p>
          </table:table-cell>
          <table:table-cell table:style-name="ce18" table:formula="of:=[Marlin42.H29]/[Marlin52.H29]" office:value-type="percentage" office:value="1.02312350733538">
            <text:p>102.31%</text:p>
          </table:table-cell>
          <table:table-cell table:style-name="ce16" table:formula="of:=[Marlin42.I29]/[Marlin52.I29]" office:value-type="percentage" office:value="1.02319036948252">
            <text:p>102.32%</text:p>
          </table:table-cell>
          <table:table-cell table:style-name="ce16" table:formula="of:=[Marlin42.J29]/[Marlin52.J29]" office:value-type="percentage" office:value="1.02322790265897">
            <text:p>102.32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42.C30];[Marlin52.C30])" office:value-type="float" office:value="1433.42857142857">
            <text:p>1433.4285714286</text:p>
          </table:table-cell>
          <table:table-cell table:style-name="ce16" table:formula="of:=[Marlin42.D30]/[Marlin52.D30]" office:value-type="percentage" office:value="1.02389424284915">
            <text:p>102.39%</text:p>
          </table:table-cell>
          <table:table-cell table:style-name="ce16" table:formula="of:=[Marlin42.E30]/[Marlin52.E30]" office:value-type="percentage" office:value="1.02391381939713">
            <text:p>102.39%</text:p>
          </table:table-cell>
          <table:table-cell table:style-name="ce16" table:formula="of:=[Marlin42.F30]/[Marlin52.F30]" office:value-type="percentage" office:value="1.00949094046592">
            <text:p>100.95%</text:p>
          </table:table-cell>
          <table:table-cell table:style-name="ce16" table:formula="of:=[Marlin42.G30]/[Marlin52.G30]" office:value-type="percentage" office:value="1.02389197518349">
            <text:p>102.39%</text:p>
          </table:table-cell>
          <table:table-cell table:style-name="ce18" table:formula="of:=[Marlin42.H30]/[Marlin52.H30]" office:value-type="percentage" office:value="1.0236313258384">
            <text:p>102.36%</text:p>
          </table:table-cell>
          <table:table-cell table:style-name="ce16" table:formula="of:=[Marlin42.I30]/[Marlin52.I30]" office:value-type="percentage" office:value="1.02225242621891">
            <text:p>102.23%</text:p>
          </table:table-cell>
          <table:table-cell table:style-name="ce16" table:formula="of:=[Marlin42.J30]/[Marlin52.J30]" office:value-type="percentage" office:value="1.02212005391532">
            <text:p>102.2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42.C31];[Marlin52.C31])" office:value-type="float" office:value="2866.85714285714">
            <text:p>2866.8571428572</text:p>
          </table:table-cell>
          <table:table-cell table:style-name="ce16" table:formula="of:=[Marlin42.D31]/[Marlin52.D31]" office:value-type="percentage" office:value="1.0224682689711">
            <text:p>102.25%</text:p>
          </table:table-cell>
          <table:table-cell table:style-name="ce16" table:formula="of:=[Marlin42.E31]/[Marlin52.E31]" office:value-type="percentage" office:value="1.02250920515334">
            <text:p>102.25%</text:p>
          </table:table-cell>
          <table:table-cell table:style-name="ce16" table:formula="of:=[Marlin42.F31]/[Marlin52.F31]" office:value-type="percentage" office:value="1.00633837152608">
            <text:p>100.63%</text:p>
          </table:table-cell>
          <table:table-cell table:style-name="ce16" table:formula="of:=[Marlin42.G31]/[Marlin52.G31]" office:value-type="percentage" office:value="1.02249635475733">
            <text:p>102.25%</text:p>
          </table:table-cell>
          <table:table-cell table:style-name="ce18" table:formula="of:=[Marlin42.H31]/[Marlin52.H31]" office:value-type="percentage" office:value="1.02199027310138">
            <text:p>102.20%</text:p>
          </table:table-cell>
          <table:table-cell table:style-name="ce16" table:formula="of:=[Marlin42.I31]/[Marlin52.I31]" office:value-type="percentage" office:value="1.02931817428486">
            <text:p>102.93%</text:p>
          </table:table-cell>
          <table:table-cell table:style-name="ce16" table:formula="of:=[Marlin42.J31]/[Marlin52.J31]" office:value-type="percentage" office:value="1.00484233640334">
            <text:p>100.48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33];[Marlin52.C33])" office:value-type="float" office:value="25">
            <text:p>25</text:p>
          </table:table-cell>
          <table:table-cell table:style-name="ce17" table:formula="of:=[Marlin42.D33]/[Marlin52.D33]" office:value-type="percentage" office:value="1.06116966622348">
            <text:p>106.12%</text:p>
          </table:table-cell>
          <table:table-cell table:style-name="ce17" table:formula="of:=[Marlin42.E33]/[Marlin52.E33]" office:value-type="percentage" office:value="1.06119331293144">
            <text:p>106.12%</text:p>
          </table:table-cell>
          <table:table-cell table:style-name="ce17" table:formula="of:=[Marlin42.F33]/[Marlin52.F33]" office:value-type="percentage" office:value="0.420590582601756">
            <text:p>42.06%</text:p>
          </table:table-cell>
          <table:table-cell table:style-name="ce17" table:formula="of:=[Marlin42.G33]/[Marlin52.G33]" office:value-type="percentage" office:value="1.06118805801637">
            <text:p>106.12%</text:p>
          </table:table-cell>
          <table:table-cell table:style-name="ce19" table:formula="of:=[Marlin42.H33]/[Marlin52.H33]" office:value-type="percentage" office:value="1.05921206900382">
            <text:p>105.92%</text:p>
          </table:table-cell>
          <table:table-cell table:style-name="ce17" table:formula="of:=[Marlin42.I33]/[Marlin52.I33]" office:value-type="percentage" office:value="1.06312017709207">
            <text:p>106.31%</text:p>
          </table:table-cell>
          <table:table-cell table:style-name="ce17" table:formula="of:=[Marlin42.J33]/[Marlin52.J33]" office:value-type="percentage" office:value="1.05874637971805">
            <text:p>105.87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42.C34];[Marlin52.C34])" office:value-type="float" office:value="50">
            <text:p>50</text:p>
          </table:table-cell>
          <table:table-cell table:style-name="ce17" table:formula="of:=[Marlin42.D34]/[Marlin52.D34]" office:value-type="percentage" office:value="1.04575179406794">
            <text:p>104.58%</text:p>
          </table:table-cell>
          <table:table-cell table:style-name="ce17" table:formula="of:=[Marlin42.E34]/[Marlin52.E34]" office:value-type="percentage" office:value="1.04571629620063">
            <text:p>104.57%</text:p>
          </table:table-cell>
          <table:table-cell table:style-name="ce17" table:formula="of:=[Marlin42.F34]/[Marlin52.F34]" office:value-type="percentage" office:value="1.04721549636804">
            <text:p>104.72%</text:p>
          </table:table-cell>
          <table:table-cell table:style-name="ce17" table:formula="of:=[Marlin42.G34]/[Marlin52.G34]" office:value-type="percentage" office:value="1.04571599079891">
            <text:p>104.57%</text:p>
          </table:table-cell>
          <table:table-cell table:style-name="ce19" table:formula="of:=[Marlin42.H34]/[Marlin52.H34]" office:value-type="percentage" office:value="1.04571947098798">
            <text:p>104.57%</text:p>
          </table:table-cell>
          <table:table-cell table:style-name="ce17" table:formula="of:=[Marlin42.I34]/[Marlin52.I34]" office:value-type="percentage" office:value="1.04681216981704">
            <text:p>104.68%</text:p>
          </table:table-cell>
          <table:table-cell table:style-name="ce17" table:formula="of:=[Marlin42.J34]/[Marlin52.J34]" office:value-type="percentage" office:value="1.04645653024356">
            <text:p>104.65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42.C35];[Marlin52.C35])" office:value-type="float" office:value="100">
            <text:p>100</text:p>
          </table:table-cell>
          <table:table-cell table:style-name="ce17" table:formula="of:=[Marlin42.D35]/[Marlin52.D35]" office:value-type="percentage" office:value="1.04967404239174">
            <text:p>104.97%</text:p>
          </table:table-cell>
          <table:table-cell table:style-name="ce17" table:formula="of:=[Marlin42.E35]/[Marlin52.E35]" office:value-type="percentage" office:value="1.04989314004369">
            <text:p>104.99%</text:p>
          </table:table-cell>
          <table:table-cell table:style-name="ce17" table:formula="of:=[Marlin42.F35]/[Marlin52.F35]" office:value-type="percentage" office:value="1.10259541984733">
            <text:p>110.26%</text:p>
          </table:table-cell>
          <table:table-cell table:style-name="ce17" table:formula="of:=[Marlin42.G35]/[Marlin52.G35]" office:value-type="percentage" office:value="1.0498940054302">
            <text:p>104.99%</text:p>
          </table:table-cell>
          <table:table-cell table:style-name="ce19" table:formula="of:=[Marlin42.H35]/[Marlin52.H35]" office:value-type="percentage" office:value="1.05026276002964">
            <text:p>105.03%</text:p>
          </table:table-cell>
          <table:table-cell table:style-name="ce17" table:formula="of:=[Marlin42.I35]/[Marlin52.I35]" office:value-type="percentage" office:value="1.05916841529862">
            <text:p>105.92%</text:p>
          </table:table-cell>
          <table:table-cell table:style-name="ce17" table:formula="of:=[Marlin42.J35]/[Marlin52.J35]" office:value-type="percentage" office:value="1.02077303639915">
            <text:p>102.08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52_vs_53" table:style-name="ta1" table:print="false">
        <table:shapes>
          <draw:frame draw:z-index="0" draw:style-name="gr1" svg:width="8.7008in" svg:height="5.3346in" svg:x="0in" svg:y="6.0354in">
            <draw:object draw:notify-on-update-of-ranges="Marlin52_vs_53.A4:Marlin52_vs_53.B27 Marlin52_vs_53.H3:Marlin52_vs_53.H3 Marlin52_vs_53.H4:Marlin52_vs_53.H27" xlink:href="./Object 4" xlink:type="simple" xlink:show="embed" xlink:actuate="onLoad"/>
            <draw:image xlink:href="./ObjectReplacements/Object 4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52.B1]/[Marlin53.B1]" office:value-type="percentage" office:value="1.00549186138504">
            <text:p>100.55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4];[Marlin53.C4])" office:value-type="float" office:value="91">
            <text:p>91</text:p>
          </table:table-cell>
          <table:table-cell table:style-name="ce15" table:formula="of:=([Marlin52.D4])/[Marlin53.D4]" office:value-type="percentage" office:value="1.02013703645588">
            <text:p>102.01%</text:p>
          </table:table-cell>
          <table:table-cell table:style-name="ce15" table:formula="of:=([Marlin52.E4])/[Marlin53.E4]" office:value-type="percentage" office:value="1.0200446989803">
            <text:p>102.00%</text:p>
          </table:table-cell>
          <table:table-cell table:style-name="ce15" table:formula="of:=([Marlin52.F4])/[Marlin53.F4]" office:value-type="percentage" office:value="1.20058997050147">
            <text:p>120.06%</text:p>
          </table:table-cell>
          <table:table-cell table:style-name="ce15" table:formula="of:=([Marlin52.G4])/[Marlin53.G4]" office:value-type="percentage" office:value="1.02004434899516">
            <text:p>102.00%</text:p>
          </table:table-cell>
          <table:table-cell table:style-name="ce18" table:formula="of:=([Marlin52.H4])/[Marlin53.H4]" office:value-type="percentage" office:value="1.02110708024509">
            <text:p>102.11%</text:p>
          </table:table-cell>
          <table:table-cell table:style-name="ce15" table:formula="of:=([Marlin52.I4])/[Marlin53.I4]" office:value-type="percentage" office:value="1.0192578510069">
            <text:p>101.93%</text:p>
          </table:table-cell>
          <table:table-cell table:style-name="ce15" table:formula="of:=([Marlin52.J4])/[Marlin53.J4]" office:value-type="percentage" office:value="1.02601685599121">
            <text:p>102.6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5];[Marlin53.C5])" office:value-type="float" office:value="182">
            <text:p>182</text:p>
          </table:table-cell>
          <table:table-cell table:style-name="ce15" table:formula="of:=([Marlin52.D5])/[Marlin53.D5]" office:value-type="percentage" office:value="1.01788838563043">
            <text:p>101.79%</text:p>
          </table:table-cell>
          <table:table-cell table:style-name="ce15" table:formula="of:=([Marlin52.E5])/[Marlin53.E5]" office:value-type="percentage" office:value="1.017803960072">
            <text:p>101.78%</text:p>
          </table:table-cell>
          <table:table-cell table:style-name="ce15" table:formula="of:=([Marlin52.F5])/[Marlin53.F5]" office:value-type="percentage" office:value="1.05813953488372">
            <text:p>105.81%</text:p>
          </table:table-cell>
          <table:table-cell table:style-name="ce15" table:formula="of:=([Marlin52.G5])/[Marlin53.G5]" office:value-type="percentage" office:value="1.01781886607216">
            <text:p>101.78%</text:p>
          </table:table-cell>
          <table:table-cell table:style-name="ce18" table:formula="of:=([Marlin52.H5])/[Marlin53.H5]" office:value-type="percentage" office:value="1.01832460732984">
            <text:p>101.83%</text:p>
          </table:table-cell>
          <table:table-cell table:style-name="ce15" table:formula="of:=([Marlin52.I5])/[Marlin53.I5]" office:value-type="percentage" office:value="1.0222884090345">
            <text:p>102.23%</text:p>
          </table:table-cell>
          <table:table-cell table:style-name="ce15" table:formula="of:=([Marlin52.J5])/[Marlin53.J5]" office:value-type="percentage" office:value="1.02342818197308">
            <text:p>102.3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6];[Marlin53.C6])" office:value-type="float" office:value="364">
            <text:p>364</text:p>
          </table:table-cell>
          <table:table-cell table:style-name="ce15" table:formula="of:=([Marlin52.D6])/[Marlin53.D6]" office:value-type="percentage" office:value="1.0227489634671">
            <text:p>102.27%</text:p>
          </table:table-cell>
          <table:table-cell table:style-name="ce15" table:formula="of:=([Marlin52.E6])/[Marlin53.E6]" office:value-type="percentage" office:value="1.02272691699667">
            <text:p>102.27%</text:p>
          </table:table-cell>
          <table:table-cell table:style-name="ce15" table:formula="of:=([Marlin52.F6])/[Marlin53.F6]" office:value-type="percentage" office:value="1.0014652014652">
            <text:p>100.15%</text:p>
          </table:table-cell>
          <table:table-cell table:style-name="ce15" table:formula="of:=([Marlin52.G6])/[Marlin53.G6]" office:value-type="percentage" office:value="1.02272193793719">
            <text:p>102.27%</text:p>
          </table:table-cell>
          <table:table-cell table:style-name="ce18" table:formula="of:=([Marlin52.H6])/[Marlin53.H6]" office:value-type="percentage" office:value="1.02228215894811">
            <text:p>102.23%</text:p>
          </table:table-cell>
          <table:table-cell table:style-name="ce15" table:formula="of:=([Marlin52.I6])/[Marlin53.I6]" office:value-type="percentage" office:value="1.00623122643318">
            <text:p>100.62%</text:p>
          </table:table-cell>
          <table:table-cell table:style-name="ce15" table:formula="of:=([Marlin52.J6])/[Marlin53.J6]" office:value-type="percentage" office:value="1.04391814827239">
            <text:p>104.3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7];[Marlin53.C7])" office:value-type="float" office:value="292">
            <text:p>292</text:p>
          </table:table-cell>
          <table:table-cell table:style-name="ce15" table:formula="of:=([Marlin52.D7])/[Marlin53.D7]" office:value-type="percentage" office:value="1.02479521806509">
            <text:p>102.48%</text:p>
          </table:table-cell>
          <table:table-cell table:style-name="ce15" table:formula="of:=([Marlin52.E7])/[Marlin53.E7]" office:value-type="percentage" office:value="1.02486126526082">
            <text:p>102.49%</text:p>
          </table:table-cell>
          <table:table-cell table:style-name="ce15" table:formula="of:=([Marlin52.F7])/[Marlin53.F7]" office:value-type="percentage" office:value="0.945">
            <text:p>94.50%</text:p>
          </table:table-cell>
          <table:table-cell table:style-name="ce15" table:formula="of:=([Marlin52.G7])/[Marlin53.G7]" office:value-type="percentage" office:value="1.02485988568892">
            <text:p>102.49%</text:p>
          </table:table-cell>
          <table:table-cell table:style-name="ce18" table:formula="of:=([Marlin52.H7])/[Marlin53.H7]" office:value-type="percentage" office:value="1.02403951701427">
            <text:p>102.40%</text:p>
          </table:table-cell>
          <table:table-cell table:style-name="ce15" table:formula="of:=([Marlin52.I7])/[Marlin53.I7]" office:value-type="percentage" office:value="1.02639838583119">
            <text:p>102.64%</text:p>
          </table:table-cell>
          <table:table-cell table:style-name="ce15" table:formula="of:=([Marlin52.J7])/[Marlin53.J7]" office:value-type="percentage" office:value="1.00236406619385">
            <text:p>100.2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8];[Marlin53.C8])" office:value-type="float" office:value="584">
            <text:p>584</text:p>
          </table:table-cell>
          <table:table-cell table:style-name="ce15" table:formula="of:=([Marlin52.D8])/[Marlin53.D8]" office:value-type="percentage" office:value="1.02590184563758">
            <text:p>102.59%</text:p>
          </table:table-cell>
          <table:table-cell table:style-name="ce15" table:formula="of:=([Marlin52.E8])/[Marlin53.E8]" office:value-type="percentage" office:value="1.02589013759059">
            <text:p>102.59%</text:p>
          </table:table-cell>
          <table:table-cell table:style-name="ce15" table:formula="of:=([Marlin52.F8])/[Marlin53.F8]" office:value-type="percentage" office:value="1.00524934383202">
            <text:p>100.52%</text:p>
          </table:table-cell>
          <table:table-cell table:style-name="ce15" table:formula="of:=([Marlin52.G8])/[Marlin53.G8]" office:value-type="percentage" office:value="1.02581593031798">
            <text:p>102.58%</text:p>
          </table:table-cell>
          <table:table-cell table:style-name="ce18" table:formula="of:=([Marlin52.H8])/[Marlin53.H8]" office:value-type="percentage" office:value="1.0250959402141">
            <text:p>102.51%</text:p>
          </table:table-cell>
          <table:table-cell table:style-name="ce15" table:formula="of:=([Marlin52.I8])/[Marlin53.I8]" office:value-type="percentage" office:value="1.06494151401457">
            <text:p>106.49%</text:p>
          </table:table-cell>
          <table:table-cell table:style-name="ce15" table:formula="of:=([Marlin52.J8])/[Marlin53.J8]" office:value-type="percentage" office:value="1.01161251991682">
            <text:p>101.1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9];[Marlin53.C9])" office:value-type="float" office:value="1168">
            <text:p>1168</text:p>
          </table:table-cell>
          <table:table-cell table:style-name="ce15" table:formula="of:=([Marlin52.D9])/[Marlin53.D9]" office:value-type="percentage" office:value="1.02458322965912">
            <text:p>102.46%</text:p>
          </table:table-cell>
          <table:table-cell table:style-name="ce15" table:formula="of:=([Marlin52.E9])/[Marlin53.E9]" office:value-type="percentage" office:value="1.02459791863765">
            <text:p>102.46%</text:p>
          </table:table-cell>
          <table:table-cell table:style-name="ce15" table:formula="of:=([Marlin52.F9])/[Marlin53.F9]" office:value-type="percentage" office:value="0.981238273921201">
            <text:p>98.12%</text:p>
          </table:table-cell>
          <table:table-cell table:style-name="ce15" table:formula="of:=([Marlin52.G9])/[Marlin53.G9]" office:value-type="percentage" office:value="1.02446422355925">
            <text:p>102.45%</text:p>
          </table:table-cell>
          <table:table-cell table:style-name="ce18" table:formula="of:=([Marlin52.H9])/[Marlin53.H9]" office:value-type="percentage" office:value="1.02241240720601">
            <text:p>102.24%</text:p>
          </table:table-cell>
          <table:table-cell table:style-name="ce15" table:formula="of:=([Marlin52.I9])/[Marlin53.I9]" office:value-type="percentage" office:value="1.02907201680208">
            <text:p>102.91%</text:p>
          </table:table-cell>
          <table:table-cell table:style-name="ce15" table:formula="of:=([Marlin52.J9])/[Marlin53.J9]" office:value-type="percentage" office:value="1.01284298154335">
            <text:p>101.2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0];[Marlin53.C10])" office:value-type="float" office:value="285">
            <text:p>285</text:p>
          </table:table-cell>
          <table:table-cell table:style-name="ce15" table:formula="of:=([Marlin52.D10])/[Marlin53.D10]" office:value-type="percentage" office:value="1.04049550049994">
            <text:p>104.05%</text:p>
          </table:table-cell>
          <table:table-cell table:style-name="ce15" table:formula="of:=([Marlin52.E10])/[Marlin53.E10]" office:value-type="percentage" office:value="1.04039841967614">
            <text:p>104.04%</text:p>
          </table:table-cell>
          <table:table-cell table:style-name="ce15" table:formula="of:=([Marlin52.F10])/[Marlin53.F10]" office:value-type="percentage" office:value="0.994318181818182">
            <text:p>99.43%</text:p>
          </table:table-cell>
          <table:table-cell table:style-name="ce15" table:formula="of:=([Marlin52.G10])/[Marlin53.G10]" office:value-type="percentage" office:value="1.04045406488231">
            <text:p>104.05%</text:p>
          </table:table-cell>
          <table:table-cell table:style-name="ce18" table:formula="of:=([Marlin52.H10])/[Marlin53.H10]" office:value-type="percentage" office:value="1.03995150713617">
            <text:p>104.00%</text:p>
          </table:table-cell>
          <table:table-cell table:style-name="ce15" table:formula="of:=([Marlin52.I10])/[Marlin53.I10]" office:value-type="percentage" office:value="1.03935198161332">
            <text:p>103.94%</text:p>
          </table:table-cell>
          <table:table-cell table:style-name="ce15" table:formula="of:=([Marlin52.J10])/[Marlin53.J10]" office:value-type="percentage" office:value="1.02959059586542">
            <text:p>102.96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11];[Marlin53.C11])" office:value-type="float" office:value="570">
            <text:p>570</text:p>
          </table:table-cell>
          <table:table-cell table:style-name="ce15" table:formula="of:=([Marlin52.D11])/[Marlin53.D11]" office:value-type="percentage" office:value="1.03074103168369">
            <text:p>103.07%</text:p>
          </table:table-cell>
          <table:table-cell table:style-name="ce15" table:formula="of:=([Marlin52.E11])/[Marlin53.E11]" office:value-type="percentage" office:value="1.03076842436314">
            <text:p>103.08%</text:p>
          </table:table-cell>
          <table:table-cell table:style-name="ce15" table:formula="of:=([Marlin52.F11])/[Marlin53.F11]" office:value-type="percentage" office:value="1.01518438177874">
            <text:p>101.52%</text:p>
          </table:table-cell>
          <table:table-cell table:style-name="ce15" table:formula="of:=([Marlin52.G11])/[Marlin53.G11]" office:value-type="percentage" office:value="1.030758750786">
            <text:p>103.08%</text:p>
          </table:table-cell>
          <table:table-cell table:style-name="ce18" table:formula="of:=([Marlin52.H11])/[Marlin53.H11]" office:value-type="percentage" office:value="1.03040073698756">
            <text:p>103.04%</text:p>
          </table:table-cell>
          <table:table-cell table:style-name="ce15" table:formula="of:=([Marlin52.I11])/[Marlin53.I11]" office:value-type="percentage" office:value="1.00010630946686">
            <text:p>100.01%</text:p>
          </table:table-cell>
          <table:table-cell table:style-name="ce15" table:formula="of:=([Marlin52.J11])/[Marlin53.J11]" office:value-type="percentage" office:value="1.0200417965672">
            <text:p>102.0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12];[Marlin53.C12])" office:value-type="float" office:value="1140">
            <text:p>1140</text:p>
          </table:table-cell>
          <table:table-cell table:style-name="ce15" table:formula="of:=([Marlin52.D12])/[Marlin53.D12]" office:value-type="percentage" office:value="1.03415314149159">
            <text:p>103.42%</text:p>
          </table:table-cell>
          <table:table-cell table:style-name="ce15" table:formula="of:=([Marlin52.E12])/[Marlin53.E12]" office:value-type="percentage" office:value="1.03421825970015">
            <text:p>103.42%</text:p>
          </table:table-cell>
          <table:table-cell table:style-name="ce15" table:formula="of:=([Marlin52.F12])/[Marlin53.F12]" office:value-type="percentage" office:value="1.03116883116883">
            <text:p>103.12%</text:p>
          </table:table-cell>
          <table:table-cell table:style-name="ce15" table:formula="of:=([Marlin52.G12])/[Marlin53.G12]" office:value-type="percentage" office:value="1.03419271351782">
            <text:p>103.42%</text:p>
          </table:table-cell>
          <table:table-cell table:style-name="ce18" table:formula="of:=([Marlin52.H12])/[Marlin53.H12]" office:value-type="percentage" office:value="1.03410562670888">
            <text:p>103.41%</text:p>
          </table:table-cell>
          <table:table-cell table:style-name="ce15" table:formula="of:=([Marlin52.I12])/[Marlin53.I12]" office:value-type="percentage" office:value="1.02868671235905">
            <text:p>102.87%</text:p>
          </table:table-cell>
          <table:table-cell table:style-name="ce15" table:formula="of:=([Marlin52.J12])/[Marlin53.J12]" office:value-type="percentage" office:value="1.01818123925365">
            <text:p>101.8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3];[Marlin53.C13])" office:value-type="float" office:value="25">
            <text:p>25</text:p>
          </table:table-cell>
          <table:table-cell table:style-name="ce15" table:formula="of:=([Marlin52.D13])/[Marlin53.D13]" office:value-type="percentage" office:value="0.99822298893755">
            <text:p>99.82%</text:p>
          </table:table-cell>
          <table:table-cell table:style-name="ce15" table:formula="of:=([Marlin52.E13])/[Marlin53.E13]" office:value-type="percentage" office:value="0.998272295177998">
            <text:p>99.83%</text:p>
          </table:table-cell>
          <table:table-cell table:style-name="ce15" table:formula="of:=([Marlin52.F13])/[Marlin53.F13]" office:value-type="percentage" office:value="1.65085638998683">
            <text:p>165.09%</text:p>
          </table:table-cell>
          <table:table-cell table:style-name="ce15" table:formula="of:=([Marlin52.G13])/[Marlin53.G13]" office:value-type="percentage" office:value="0.998274771122931">
            <text:p>99.83%</text:p>
          </table:table-cell>
          <table:table-cell table:style-name="ce18" table:formula="of:=([Marlin52.H13])/[Marlin53.H13]" office:value-type="percentage" office:value="0.999494254234696">
            <text:p>99.95%</text:p>
          </table:table-cell>
          <table:table-cell table:style-name="ce15" table:formula="of:=([Marlin52.I13])/[Marlin53.I13]" office:value-type="percentage" office:value="0.996874829344335">
            <text:p>99.69%</text:p>
          </table:table-cell>
          <table:table-cell table:style-name="ce15" table:formula="of:=([Marlin52.J13])/[Marlin53.J13]" office:value-type="percentage" office:value="0.998457074485466">
            <text:p>99.8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14];[Marlin53.C14])" office:value-type="float" office:value="50">
            <text:p>50</text:p>
          </table:table-cell>
          <table:table-cell table:style-name="ce15" table:formula="of:=([Marlin52.D14])/[Marlin53.D14]" office:value-type="percentage" office:value="1.00563363882464">
            <text:p>100.56%</text:p>
          </table:table-cell>
          <table:table-cell table:style-name="ce15" table:formula="of:=([Marlin52.E14])/[Marlin53.E14]" office:value-type="percentage" office:value="1.00585494781167">
            <text:p>100.59%</text:p>
          </table:table-cell>
          <table:table-cell table:style-name="ce15" table:formula="of:=([Marlin52.F14])/[Marlin53.F14]" office:value-type="percentage" office:value="0.808614782183064">
            <text:p>80.86%</text:p>
          </table:table-cell>
          <table:table-cell table:style-name="ce15" table:formula="of:=([Marlin52.G14])/[Marlin53.G14]" office:value-type="percentage" office:value="1.00585265553326">
            <text:p>100.59%</text:p>
          </table:table-cell>
          <table:table-cell table:style-name="ce18" table:formula="of:=([Marlin52.H14])/[Marlin53.H14]" office:value-type="percentage" office:value="1.00495871822485">
            <text:p>100.50%</text:p>
          </table:table-cell>
          <table:table-cell table:style-name="ce15" table:formula="of:=([Marlin52.I14])/[Marlin53.I14]" office:value-type="percentage" office:value="1.00371381118605">
            <text:p>100.37%</text:p>
          </table:table-cell>
          <table:table-cell table:style-name="ce15" table:formula="of:=([Marlin52.J14])/[Marlin53.J14]" office:value-type="percentage" office:value="0.997048337580776">
            <text:p>99.7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15];[Marlin53.C15])" office:value-type="float" office:value="100">
            <text:p>100</text:p>
          </table:table-cell>
          <table:table-cell table:style-name="ce15" table:formula="of:=([Marlin52.D15])/[Marlin53.D15]" office:value-type="percentage" office:value="1.00001509085774">
            <text:p>100.00%</text:p>
          </table:table-cell>
          <table:table-cell table:style-name="ce15" table:formula="of:=([Marlin52.E15])/[Marlin53.E15]" office:value-type="percentage" office:value="0.999861996097077">
            <text:p>99.99%</text:p>
          </table:table-cell>
          <table:table-cell table:style-name="ce15" table:formula="of:=([Marlin52.F15])/[Marlin53.F15]" office:value-type="percentage" office:value="0.955088947214932">
            <text:p>95.51%</text:p>
          </table:table-cell>
          <table:table-cell table:style-name="ce15" table:formula="of:=([Marlin52.G15])/[Marlin53.G15]" office:value-type="percentage" office:value="0.999859843714961">
            <text:p>99.99%</text:p>
          </table:table-cell>
          <table:table-cell table:style-name="ce18" table:formula="of:=([Marlin52.H15])/[Marlin53.H15]" office:value-type="percentage" office:value="0.999533374430631">
            <text:p>99.95%</text:p>
          </table:table-cell>
          <table:table-cell table:style-name="ce15" table:formula="of:=([Marlin52.I15])/[Marlin53.I15]" office:value-type="percentage" office:value="0.988623016763672">
            <text:p>98.86%</text:p>
          </table:table-cell>
          <table:table-cell table:style-name="ce15" table:formula="of:=([Marlin52.J15])/[Marlin53.J15]" office:value-type="percentage" office:value="1.0254775207561">
            <text:p>102.5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6];[Marlin53.C16])" office:value-type="float" office:value="707">
            <text:p>707</text:p>
          </table:table-cell>
          <table:table-cell table:style-name="ce15" table:formula="of:=([Marlin52.D16])/[Marlin53.D16]" office:value-type="percentage" office:value="1">
            <text:p>100.00%</text:p>
          </table:table-cell>
          <table:table-cell table:style-name="ce15" table:formula="of:=([Marlin52.E16])/[Marlin53.E16]" office:value-type="percentage" office:value="1">
            <text:p>100.00%</text:p>
          </table:table-cell>
          <table:table-cell table:style-name="ce15" table:formula="of:=([Marlin52.F16])/[Marlin53.F16]" office:value-type="percentage" office:value="1.03418803418803">
            <text:p>103.42%</text:p>
          </table:table-cell>
          <table:table-cell table:style-name="ce15" table:formula="of:=([Marlin52.G16])/[Marlin53.G16]" office:value-type="percentage" office:value="1">
            <text:p>100.00%</text:p>
          </table:table-cell>
          <table:table-cell table:style-name="ce18" table:formula="of:=([Marlin52.H16])/[Marlin53.H16]" office:value-type="percentage" office:value="1.00043459365493">
            <text:p>100.04%</text:p>
          </table:table-cell>
          <table:table-cell table:style-name="ce15" table:formula="of:=([Marlin52.I16])/[Marlin53.I16]" office:value-type="percentage" office:value="0.998958178300342">
            <text:p>99.90%</text:p>
          </table:table-cell>
          <table:table-cell table:style-name="ce15" table:formula="of:=([Marlin52.J16])/[Marlin53.J16]" office:value-type="percentage" office:value="1.02026510323732">
            <text:p>102.0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17];[Marlin53.C17])" office:value-type="float" office:value="1414">
            <text:p>1414</text:p>
          </table:table-cell>
          <table:table-cell table:style-name="ce15" table:formula="of:=([Marlin52.D17])/[Marlin53.D17]" office:value-type="percentage" office:value="0.996994946045622">
            <text:p>99.70%</text:p>
          </table:table-cell>
          <table:table-cell table:style-name="ce15" table:formula="of:=([Marlin52.E17])/[Marlin53.E17]" office:value-type="percentage" office:value="0.996858781753619">
            <text:p>99.69%</text:p>
          </table:table-cell>
          <table:table-cell table:style-name="ce15" table:formula="of:=([Marlin52.F17])/[Marlin53.F17]" office:value-type="percentage" office:value="1.08235294117647">
            <text:p>108.24%</text:p>
          </table:table-cell>
          <table:table-cell table:style-name="ce15" table:formula="of:=([Marlin52.G17])/[Marlin53.G17]" office:value-type="percentage" office:value="0.996995356459984">
            <text:p>99.70%</text:p>
          </table:table-cell>
          <table:table-cell table:style-name="ce18" table:formula="of:=([Marlin52.H17])/[Marlin53.H17]" office:value-type="percentage" office:value="0.998109640831758">
            <text:p>99.81%</text:p>
          </table:table-cell>
          <table:table-cell table:style-name="ce15" table:formula="of:=([Marlin52.I17])/[Marlin53.I17]" office:value-type="percentage" office:value="1.00221795061363">
            <text:p>100.22%</text:p>
          </table:table-cell>
          <table:table-cell table:style-name="ce15" table:formula="of:=([Marlin52.J17])/[Marlin53.J17]" office:value-type="percentage" office:value="1.00650364203954">
            <text:p>100.6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18];[Marlin53.C18])" office:value-type="float" office:value="2828">
            <text:p>2828</text:p>
          </table:table-cell>
          <table:table-cell table:style-name="ce15" table:formula="of:=([Marlin52.D18])/[Marlin53.D18]" office:value-type="percentage" office:value="1.00052590060479">
            <text:p>100.05%</text:p>
          </table:table-cell>
          <table:table-cell table:style-name="ce15" table:formula="of:=([Marlin52.E18])/[Marlin53.E18]" office:value-type="percentage" office:value="1.00052617732176">
            <text:p>100.05%</text:p>
          </table:table-cell>
          <table:table-cell table:style-name="ce15" table:formula="of:=([Marlin52.F18])/[Marlin53.F18]" office:value-type="percentage" office:value="1.13061224489796">
            <text:p>113.06%</text:p>
          </table:table-cell>
          <table:table-cell table:style-name="ce15" table:formula="of:=([Marlin52.G18])/[Marlin53.G18]" office:value-type="percentage" office:value="1.00065737575598">
            <text:p>100.07%</text:p>
          </table:table-cell>
          <table:table-cell table:style-name="ce18" table:formula="of:=([Marlin52.H18])/[Marlin53.H18]" office:value-type="percentage" office:value="1.00458774053779">
            <text:p>100.46%</text:p>
          </table:table-cell>
          <table:table-cell table:style-name="ce15" table:formula="of:=([Marlin52.I18])/[Marlin53.I18]" office:value-type="percentage" office:value="0.931158418578933">
            <text:p>93.12%</text:p>
          </table:table-cell>
          <table:table-cell table:style-name="ce15" table:formula="of:=([Marlin52.J18])/[Marlin53.J18]" office:value-type="percentage" office:value="0.931599073625249">
            <text:p>93.1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9];[Marlin53.C19])" office:value-type="float" office:value="1498">
            <text:p>1498</text:p>
          </table:table-cell>
          <table:table-cell table:style-name="ce15" table:formula="of:=([Marlin52.D19])/[Marlin53.D19]" office:value-type="percentage" office:value="0.998013057053647">
            <text:p>99.80%</text:p>
          </table:table-cell>
          <table:table-cell table:style-name="ce15" table:formula="of:=([Marlin52.E19])/[Marlin53.E19]" office:value-type="percentage" office:value="0.998296422487223">
            <text:p>99.83%</text:p>
          </table:table-cell>
          <table:table-cell table:style-name="ce15" table:formula="of:=([Marlin52.F19])/[Marlin53.F19]" office:value-type="percentage" office:value="1.0625">
            <text:p>106.25%</text:p>
          </table:table-cell>
          <table:table-cell table:style-name="ce15" table:formula="of:=([Marlin52.G19])/[Marlin53.G19]" office:value-type="percentage" office:value="0.998013057053647">
            <text:p>99.80%</text:p>
          </table:table-cell>
          <table:table-cell table:style-name="ce18" table:formula="of:=([Marlin52.H19])/[Marlin53.H19]" office:value-type="percentage" office:value="0.999159663865546">
            <text:p>99.92%</text:p>
          </table:table-cell>
          <table:table-cell table:style-name="ce15" table:formula="of:=([Marlin52.I19])/[Marlin53.I19]" office:value-type="percentage" office:value="0.997994269340974">
            <text:p>99.80%</text:p>
          </table:table-cell>
          <table:table-cell table:style-name="ce15" table:formula="of:=([Marlin52.J19])/[Marlin53.J19]" office:value-type="percentage" office:value="1.00575575575576">
            <text:p>100.5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20];[Marlin53.C20])" office:value-type="float" office:value="2996">
            <text:p>2996</text:p>
          </table:table-cell>
          <table:table-cell table:style-name="ce15" table:formula="of:=([Marlin52.D20])/[Marlin53.D20]" office:value-type="percentage" office:value="1.00053418803419">
            <text:p>100.05%</text:p>
          </table:table-cell>
          <table:table-cell table:style-name="ce15" table:formula="of:=([Marlin52.E20])/[Marlin53.E20]" office:value-type="percentage" office:value="1.00053418803419">
            <text:p>100.05%</text:p>
          </table:table-cell>
          <table:table-cell table:style-name="ce15" table:formula="of:=([Marlin52.F20])/[Marlin53.F20]" office:value-type="percentage" office:value="1.17948717948718">
            <text:p>117.95%</text:p>
          </table:table-cell>
          <table:table-cell table:style-name="ce15" table:formula="of:=([Marlin52.G20])/[Marlin53.G20]" office:value-type="percentage" office:value="1.00080128205128">
            <text:p>100.08%</text:p>
          </table:table-cell>
          <table:table-cell table:style-name="ce18" table:formula="of:=([Marlin52.H20])/[Marlin53.H20]" office:value-type="percentage" office:value="1.00264340470526">
            <text:p>100.26%</text:p>
          </table:table-cell>
          <table:table-cell table:style-name="ce15" table:formula="of:=([Marlin52.I20])/[Marlin53.I20]" office:value-type="percentage" office:value="0.953779227841218">
            <text:p>95.38%</text:p>
          </table:table-cell>
          <table:table-cell table:style-name="ce15" table:formula="of:=([Marlin52.J20])/[Marlin53.J20]" office:value-type="percentage" office:value="1.0065872814796">
            <text:p>100.6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21];[Marlin53.C21])" office:value-type="float" office:value="5992">
            <text:p>5992</text:p>
          </table:table-cell>
          <table:table-cell table:style-name="ce15" table:formula="of:=([Marlin52.D21])/[Marlin53.D21]" office:value-type="percentage" office:value="0.99872351289252">
            <text:p>99.87%</text:p>
          </table:table-cell>
          <table:table-cell table:style-name="ce15" table:formula="of:=([Marlin52.E21])/[Marlin53.E21]" office:value-type="percentage" office:value="0.998978288633461">
            <text:p>99.90%</text:p>
          </table:table-cell>
          <table:table-cell table:style-name="ce15" table:formula="of:=([Marlin52.F21])/[Marlin53.F21]" office:value-type="percentage" office:value="1.05232558139535">
            <text:p>105.23%</text:p>
          </table:table-cell>
          <table:table-cell table:style-name="ce15" table:formula="of:=([Marlin52.G21])/[Marlin53.G21]" office:value-type="percentage" office:value="0.998979331462108">
            <text:p>99.90%</text:p>
          </table:table-cell>
          <table:table-cell table:style-name="ce18" table:formula="of:=([Marlin52.H21])/[Marlin53.H21]" office:value-type="percentage" office:value="1.00122339124052">
            <text:p>100.12%</text:p>
          </table:table-cell>
          <table:table-cell table:style-name="ce15" table:formula="of:=([Marlin52.I21])/[Marlin53.I21]" office:value-type="percentage" office:value="0.995159453302961">
            <text:p>99.52%</text:p>
          </table:table-cell>
          <table:table-cell table:style-name="ce15" table:formula="of:=([Marlin52.J21])/[Marlin53.J21]" office:value-type="percentage" office:value="1.00695275119617">
            <text:p>100.7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22];[Marlin53.C22])" office:value-type="float" office:value="824">
            <text:p>824</text:p>
          </table:table-cell>
          <table:table-cell table:style-name="ce15" table:formula="of:=([Marlin52.D22])/[Marlin53.D22]" office:value-type="percentage" office:value="1.00549623115578">
            <text:p>100.55%</text:p>
          </table:table-cell>
          <table:table-cell table:style-name="ce15" table:formula="of:=([Marlin52.E22])/[Marlin53.E22]" office:value-type="percentage" office:value="1.00549709439296">
            <text:p>100.55%</text:p>
          </table:table-cell>
          <table:table-cell table:style-name="ce15" table:formula="of:=([Marlin52.F22])/[Marlin53.F22]" office:value-type="percentage" office:value="1.01219512195122">
            <text:p>101.22%</text:p>
          </table:table-cell>
          <table:table-cell table:style-name="ce15" table:formula="of:=([Marlin52.G22])/[Marlin53.G22]" office:value-type="percentage" office:value="1.00549623115578">
            <text:p>100.55%</text:p>
          </table:table-cell>
          <table:table-cell table:style-name="ce18" table:formula="of:=([Marlin52.H22])/[Marlin53.H22]" office:value-type="percentage" office:value="1.00558226081563">
            <text:p>100.56%</text:p>
          </table:table-cell>
          <table:table-cell table:style-name="ce15" table:formula="of:=([Marlin52.I22])/[Marlin53.I22]" office:value-type="percentage" office:value="1.00666455093621">
            <text:p>100.67%</text:p>
          </table:table-cell>
          <table:table-cell table:style-name="ce15" table:formula="of:=([Marlin52.J22])/[Marlin53.J22]" office:value-type="percentage" office:value="1.00156672838627">
            <text:p>100.1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23];[Marlin53.C23])" office:value-type="float" office:value="1648">
            <text:p>1648</text:p>
          </table:table-cell>
          <table:table-cell table:style-name="ce15" table:formula="of:=([Marlin52.D23])/[Marlin53.D23]" office:value-type="percentage" office:value="1.0074794315632">
            <text:p>100.75%</text:p>
          </table:table-cell>
          <table:table-cell table:style-name="ce15" table:formula="of:=([Marlin52.E23])/[Marlin53.E23]" office:value-type="percentage" office:value="1.0074794315632">
            <text:p>100.75%</text:p>
          </table:table-cell>
          <table:table-cell table:style-name="ce15" table:formula="of:=([Marlin52.F23])/[Marlin53.F23]" office:value-type="percentage" office:value="1.02739726027397">
            <text:p>102.74%</text:p>
          </table:table-cell>
          <table:table-cell table:style-name="ce15" table:formula="of:=([Marlin52.G23])/[Marlin53.G23]" office:value-type="percentage" office:value="1.0074794315632">
            <text:p>100.75%</text:p>
          </table:table-cell>
          <table:table-cell table:style-name="ce18" table:formula="of:=([Marlin52.H23])/[Marlin53.H23]" office:value-type="percentage" office:value="1.0075466114235">
            <text:p>100.75%</text:p>
          </table:table-cell>
          <table:table-cell table:style-name="ce15" table:formula="of:=([Marlin52.I23])/[Marlin53.I23]" office:value-type="percentage" office:value="1.03808777429467">
            <text:p>103.81%</text:p>
          </table:table-cell>
          <table:table-cell table:style-name="ce15" table:formula="of:=([Marlin52.J23])/[Marlin53.J23]" office:value-type="percentage" office:value="1.01383342840844">
            <text:p>101.3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24];[Marlin53.C24])" office:value-type="float" office:value="3296">
            <text:p>3296</text:p>
          </table:table-cell>
          <table:table-cell table:style-name="ce15" table:formula="of:=([Marlin52.D24])/[Marlin53.D24]" office:value-type="percentage" office:value="1.00569638279692">
            <text:p>100.57%</text:p>
          </table:table-cell>
          <table:table-cell table:style-name="ce15" table:formula="of:=([Marlin52.E24])/[Marlin53.E24]" office:value-type="percentage" office:value="1.00555555555556">
            <text:p>100.56%</text:p>
          </table:table-cell>
          <table:table-cell table:style-name="ce15" table:formula="of:=([Marlin52.F24])/[Marlin53.F24]" office:value-type="percentage" office:value="0.995951417004049">
            <text:p>99.60%</text:p>
          </table:table-cell>
          <table:table-cell table:style-name="ce15" table:formula="of:=([Marlin52.G24])/[Marlin53.G24]" office:value-type="percentage" office:value="1.00569476082005">
            <text:p>100.57%</text:p>
          </table:table-cell>
          <table:table-cell table:style-name="ce18" table:formula="of:=([Marlin52.H24])/[Marlin53.H24]" office:value-type="percentage" office:value="1.00522911793037">
            <text:p>100.52%</text:p>
          </table:table-cell>
          <table:table-cell table:style-name="ce15" table:formula="of:=([Marlin52.I24])/[Marlin53.I24]" office:value-type="percentage" office:value="1.00504970806375">
            <text:p>100.50%</text:p>
          </table:table-cell>
          <table:table-cell table:style-name="ce15" table:formula="of:=([Marlin52.J24])/[Marlin53.J24]" office:value-type="percentage" office:value="1.01773902585689">
            <text:p>101.7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25];[Marlin53.C25])" office:value-type="float" office:value="1360">
            <text:p>1360</text:p>
          </table:table-cell>
          <table:table-cell table:style-name="ce15" table:formula="of:=([Marlin52.D25])/[Marlin53.D25]" office:value-type="percentage" office:value="1.002849002849">
            <text:p>100.28%</text:p>
          </table:table-cell>
          <table:table-cell table:style-name="ce15" table:formula="of:=([Marlin52.E25])/[Marlin53.E25]" office:value-type="percentage" office:value="1.00310880829016">
            <text:p>100.31%</text:p>
          </table:table-cell>
          <table:table-cell table:style-name="ce15" table:formula="of:=([Marlin52.F25])/[Marlin53.F25]" office:value-type="percentage" office:value="1">
            <text:p>100.00%</text:p>
          </table:table-cell>
          <table:table-cell table:style-name="ce15" table:formula="of:=([Marlin52.G25])/[Marlin53.G25]" office:value-type="percentage" office:value="1.002849002849">
            <text:p>100.28%</text:p>
          </table:table-cell>
          <table:table-cell table:style-name="ce18" table:formula="of:=([Marlin52.H25])/[Marlin53.H25]" office:value-type="percentage" office:value="1.00306670074112">
            <text:p>100.31%</text:p>
          </table:table-cell>
          <table:table-cell table:style-name="ce15" table:formula="of:=([Marlin52.I25])/[Marlin53.I25]" office:value-type="percentage" office:value="1.00629095674967">
            <text:p>100.63%</text:p>
          </table:table-cell>
          <table:table-cell table:style-name="ce15" table:formula="of:=([Marlin52.J25])/[Marlin53.J25]" office:value-type="percentage" office:value="1.00480659189746">
            <text:p>100.4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26];[Marlin53.C26])" office:value-type="float" office:value="2720">
            <text:p>2720</text:p>
          </table:table-cell>
          <table:table-cell table:style-name="ce15" table:formula="of:=([Marlin52.D26])/[Marlin53.D26]" office:value-type="percentage" office:value="1.0066322770818">
            <text:p>100.66%</text:p>
          </table:table-cell>
          <table:table-cell table:style-name="ce15" table:formula="of:=([Marlin52.E26])/[Marlin53.E26]" office:value-type="percentage" office:value="1.0066322770818">
            <text:p>100.66%</text:p>
          </table:table-cell>
          <table:table-cell table:style-name="ce15" table:formula="of:=([Marlin52.F26])/[Marlin53.F26]" office:value-type="percentage" office:value="1.2093023255814">
            <text:p>120.93%</text:p>
          </table:table-cell>
          <table:table-cell table:style-name="ce15" table:formula="of:=([Marlin52.G26])/[Marlin53.G26]" office:value-type="percentage" office:value="1.0066322770818">
            <text:p>100.66%</text:p>
          </table:table-cell>
          <table:table-cell table:style-name="ce18" table:formula="of:=([Marlin52.H26])/[Marlin53.H26]" office:value-type="percentage" office:value="1.00875060768109">
            <text:p>100.88%</text:p>
          </table:table-cell>
          <table:table-cell table:style-name="ce15" table:formula="of:=([Marlin52.I26])/[Marlin53.I26]" office:value-type="percentage" office:value="1.00443054469638">
            <text:p>100.44%</text:p>
          </table:table-cell>
          <table:table-cell table:style-name="ce15" table:formula="of:=([Marlin52.J26])/[Marlin53.J26]" office:value-type="percentage" office:value="1.00415896487985">
            <text:p>100.4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27];[Marlin53.C27])" office:value-type="float" office:value="5440">
            <text:p>5440</text:p>
          </table:table-cell>
          <table:table-cell table:style-name="ce15" table:formula="of:=([Marlin52.D27])/[Marlin53.D27]" office:value-type="percentage" office:value="1.00680431722196">
            <text:p>100.68%</text:p>
          </table:table-cell>
          <table:table-cell table:style-name="ce15" table:formula="of:=([Marlin52.E27])/[Marlin53.E27]" office:value-type="percentage" office:value="1.00657122741141">
            <text:p>100.66%</text:p>
          </table:table-cell>
          <table:table-cell table:style-name="ce15" table:formula="of:=([Marlin52.F27])/[Marlin53.F27]" office:value-type="percentage" office:value="0.994791666666667">
            <text:p>99.48%</text:p>
          </table:table-cell>
          <table:table-cell table:style-name="ce15" table:formula="of:=([Marlin52.G27])/[Marlin53.G27]" office:value-type="percentage" office:value="1.00679953106682">
            <text:p>100.68%</text:p>
          </table:table-cell>
          <table:table-cell table:style-name="ce18" table:formula="of:=([Marlin52.H27])/[Marlin53.H27]" office:value-type="percentage" office:value="1.00651392632525">
            <text:p>100.65%</text:p>
          </table:table-cell>
          <table:table-cell table:style-name="ce15" table:formula="of:=([Marlin52.I27])/[Marlin53.I27]" office:value-type="percentage" office:value="1.01044932079415">
            <text:p>101.04%</text:p>
          </table:table-cell>
          <table:table-cell table:style-name="ce15" table:formula="of:=([Marlin52.J27])/[Marlin53.J27]" office:value-type="percentage" office:value="1.02273714699493">
            <text:p>102.27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29];[Marlin53.C29])" office:value-type="float" office:value="719.285714285714">
            <text:p>719.2857142857</text:p>
          </table:table-cell>
          <table:table-cell table:style-name="ce16" table:formula="of:=[Marlin52.D29]/[Marlin53.D29]" office:value-type="percentage" office:value="1.02080445045013">
            <text:p>102.08%</text:p>
          </table:table-cell>
          <table:table-cell table:style-name="ce16" table:formula="of:=[Marlin52.E29]/[Marlin53.E29]" office:value-type="percentage" office:value="1.02076504653023">
            <text:p>102.08%</text:p>
          </table:table-cell>
          <table:table-cell table:style-name="ce16" table:formula="of:=[Marlin52.F29]/[Marlin53.F29]" office:value-type="percentage" office:value="1.06305418719212">
            <text:p>106.31%</text:p>
          </table:table-cell>
          <table:table-cell table:style-name="ce16" table:formula="of:=[Marlin52.G29]/[Marlin53.G29]" office:value-type="percentage" office:value="1.02075516462659">
            <text:p>102.08%</text:p>
          </table:table-cell>
          <table:table-cell table:style-name="ce18" table:formula="of:=[Marlin52.H29]/[Marlin53.H29]" office:value-type="percentage" office:value="1.02113872122495">
            <text:p>102.11%</text:p>
          </table:table-cell>
          <table:table-cell table:style-name="ce16" table:formula="of:=[Marlin52.I29]/[Marlin53.I29]" office:value-type="percentage" office:value="1.02055577715729">
            <text:p>102.06%</text:p>
          </table:table-cell>
          <table:table-cell table:style-name="ce16" table:formula="of:=[Marlin52.J29]/[Marlin53.J29]" office:value-type="percentage" office:value="1.01889698877801">
            <text:p>101.89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52.C30];[Marlin53.C30])" office:value-type="float" office:value="1438.57142857143">
            <text:p>1438.5714285714</text:p>
          </table:table-cell>
          <table:table-cell table:style-name="ce16" table:formula="of:=[Marlin52.D30]/[Marlin53.D30]" office:value-type="percentage" office:value="1.01842420240208">
            <text:p>101.84%</text:p>
          </table:table-cell>
          <table:table-cell table:style-name="ce16" table:formula="of:=[Marlin52.E30]/[Marlin53.E30]" office:value-type="percentage" office:value="1.01837226976836">
            <text:p>101.84%</text:p>
          </table:table-cell>
          <table:table-cell table:style-name="ce16" table:formula="of:=[Marlin52.F30]/[Marlin53.F30]" office:value-type="percentage" office:value="1.03620920876173">
            <text:p>103.62%</text:p>
          </table:table-cell>
          <table:table-cell table:style-name="ce16" table:formula="of:=[Marlin52.G30]/[Marlin53.G30]" office:value-type="percentage" office:value="1.01838469098688">
            <text:p>101.84%</text:p>
          </table:table-cell>
          <table:table-cell table:style-name="ce18" table:formula="of:=[Marlin52.H30]/[Marlin53.H30]" office:value-type="percentage" office:value="1.01872039452339">
            <text:p>101.87%</text:p>
          </table:table-cell>
          <table:table-cell table:style-name="ce16" table:formula="of:=[Marlin52.I30]/[Marlin53.I30]" office:value-type="percentage" office:value="1.0222909429806">
            <text:p>102.23%</text:p>
          </table:table-cell>
          <table:table-cell table:style-name="ce16" table:formula="of:=[Marlin52.J30]/[Marlin53.J30]" office:value-type="percentage" office:value="1.01789238258124">
            <text:p>101.79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52.C31];[Marlin53.C31])" office:value-type="float" office:value="2877.14285714286">
            <text:p>2877.1428571429</text:p>
          </table:table-cell>
          <table:table-cell table:style-name="ce16" table:formula="of:=[Marlin52.D31]/[Marlin53.D31]" office:value-type="percentage" office:value="1.02129185283248">
            <text:p>102.13%</text:p>
          </table:table-cell>
          <table:table-cell table:style-name="ce16" table:formula="of:=[Marlin52.E31]/[Marlin53.E31]" office:value-type="percentage" office:value="1.02128548566383">
            <text:p>102.13%</text:p>
          </table:table-cell>
          <table:table-cell table:style-name="ce16" table:formula="of:=[Marlin52.F31]/[Marlin53.F31]" office:value-type="percentage" office:value="1.01109193985704">
            <text:p>101.11%</text:p>
          </table:table-cell>
          <table:table-cell table:style-name="ce16" table:formula="of:=[Marlin52.G31]/[Marlin53.G31]" office:value-type="percentage" office:value="1.02128112196659">
            <text:p>102.13%</text:p>
          </table:table-cell>
          <table:table-cell table:style-name="ce18" table:formula="of:=[Marlin52.H31]/[Marlin53.H31]" office:value-type="percentage" office:value="1.02098500416339">
            <text:p>102.10%</text:p>
          </table:table-cell>
          <table:table-cell table:style-name="ce16" table:formula="of:=[Marlin52.I31]/[Marlin53.I31]" office:value-type="percentage" office:value="1.00828849303165">
            <text:p>100.83%</text:p>
          </table:table-cell>
          <table:table-cell table:style-name="ce16" table:formula="of:=[Marlin52.J31]/[Marlin53.J31]" office:value-type="percentage" office:value="1.01828327605062">
            <text:p>101.83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33];[Marlin53.C33])" office:value-type="float" office:value="25">
            <text:p>25</text:p>
          </table:table-cell>
          <table:table-cell table:style-name="ce17" table:formula="of:=[Marlin52.D33]/[Marlin53.D33]" office:value-type="percentage" office:value="0.99822298893755">
            <text:p>99.82%</text:p>
          </table:table-cell>
          <table:table-cell table:style-name="ce17" table:formula="of:=[Marlin52.E33]/[Marlin53.E33]" office:value-type="percentage" office:value="0.998272295177998">
            <text:p>99.83%</text:p>
          </table:table-cell>
          <table:table-cell table:style-name="ce17" table:formula="of:=[Marlin52.F33]/[Marlin53.F33]" office:value-type="percentage" office:value="1.65085638998683">
            <text:p>165.09%</text:p>
          </table:table-cell>
          <table:table-cell table:style-name="ce17" table:formula="of:=[Marlin52.G33]/[Marlin53.G33]" office:value-type="percentage" office:value="0.998274771122931">
            <text:p>99.83%</text:p>
          </table:table-cell>
          <table:table-cell table:style-name="ce19" table:formula="of:=[Marlin52.H33]/[Marlin53.H33]" office:value-type="percentage" office:value="0.999494254234696">
            <text:p>99.95%</text:p>
          </table:table-cell>
          <table:table-cell table:style-name="ce17" table:formula="of:=[Marlin52.I33]/[Marlin53.I33]" office:value-type="percentage" office:value="0.996874829344335">
            <text:p>99.69%</text:p>
          </table:table-cell>
          <table:table-cell table:style-name="ce17" table:formula="of:=[Marlin52.J33]/[Marlin53.J33]" office:value-type="percentage" office:value="0.998457074485466">
            <text:p>99.85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52.C34];[Marlin53.C34])" office:value-type="float" office:value="50">
            <text:p>50</text:p>
          </table:table-cell>
          <table:table-cell table:style-name="ce17" table:formula="of:=[Marlin52.D34]/[Marlin53.D34]" office:value-type="percentage" office:value="1.00563363882464">
            <text:p>100.56%</text:p>
          </table:table-cell>
          <table:table-cell table:style-name="ce17" table:formula="of:=[Marlin52.E34]/[Marlin53.E34]" office:value-type="percentage" office:value="1.00585494781167">
            <text:p>100.59%</text:p>
          </table:table-cell>
          <table:table-cell table:style-name="ce17" table:formula="of:=[Marlin52.F34]/[Marlin53.F34]" office:value-type="percentage" office:value="0.808614782183064">
            <text:p>80.86%</text:p>
          </table:table-cell>
          <table:table-cell table:style-name="ce17" table:formula="of:=[Marlin52.G34]/[Marlin53.G34]" office:value-type="percentage" office:value="1.00585265553326">
            <text:p>100.59%</text:p>
          </table:table-cell>
          <table:table-cell table:style-name="ce19" table:formula="of:=[Marlin52.H34]/[Marlin53.H34]" office:value-type="percentage" office:value="1.00495871822485">
            <text:p>100.50%</text:p>
          </table:table-cell>
          <table:table-cell table:style-name="ce17" table:formula="of:=[Marlin52.I34]/[Marlin53.I34]" office:value-type="percentage" office:value="1.00371381118605">
            <text:p>100.37%</text:p>
          </table:table-cell>
          <table:table-cell table:style-name="ce17" table:formula="of:=[Marlin52.J34]/[Marlin53.J34]" office:value-type="percentage" office:value="0.997048337580776">
            <text:p>99.70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52.C35];[Marlin53.C35])" office:value-type="float" office:value="100">
            <text:p>100</text:p>
          </table:table-cell>
          <table:table-cell table:style-name="ce17" table:formula="of:=[Marlin52.D35]/[Marlin53.D35]" office:value-type="percentage" office:value="1.00001509085774">
            <text:p>100.00%</text:p>
          </table:table-cell>
          <table:table-cell table:style-name="ce17" table:formula="of:=[Marlin52.E35]/[Marlin53.E35]" office:value-type="percentage" office:value="0.999861996097077">
            <text:p>99.99%</text:p>
          </table:table-cell>
          <table:table-cell table:style-name="ce17" table:formula="of:=[Marlin52.F35]/[Marlin53.F35]" office:value-type="percentage" office:value="0.955088947214932">
            <text:p>95.51%</text:p>
          </table:table-cell>
          <table:table-cell table:style-name="ce17" table:formula="of:=[Marlin52.G35]/[Marlin53.G35]" office:value-type="percentage" office:value="0.999859843714961">
            <text:p>99.99%</text:p>
          </table:table-cell>
          <table:table-cell table:style-name="ce19" table:formula="of:=[Marlin52.H35]/[Marlin53.H35]" office:value-type="percentage" office:value="0.999533374430631">
            <text:p>99.95%</text:p>
          </table:table-cell>
          <table:table-cell table:style-name="ce17" table:formula="of:=[Marlin52.I35]/[Marlin53.I35]" office:value-type="percentage" office:value="0.988623016763672">
            <text:p>98.86%</text:p>
          </table:table-cell>
          <table:table-cell table:style-name="ce17" table:formula="of:=[Marlin52.J35]/[Marlin53.J35]" office:value-type="percentage" office:value="1.0254775207561">
            <text:p>102.55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53_vs_54" table:style-name="ta1" table:print="false">
        <table:shapes>
          <draw:frame draw:z-index="0" draw:style-name="gr1" svg:width="8.7008in" svg:height="5.3346in" svg:x="0in" svg:y="6.0354in">
            <draw:object draw:notify-on-update-of-ranges="Marlin53_vs_54.A4:Marlin53_vs_54.B27 Marlin53_vs_54.H3:Marlin53_vs_54.H3 Marlin53_vs_54.H4:Marlin53_vs_54.H27" xlink:href="./Object 6" xlink:type="simple" xlink:show="embed" xlink:actuate="onLoad"/>
            <draw:image xlink:href="./ObjectReplacements/Object 6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53.B1]/[Marlin54.B1]" office:value-type="percentage" office:value="1.01175704813997">
            <text:p>101.18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4];[Marlin54.C4])" office:value-type="float" office:value="99">
            <text:p>99</text:p>
          </table:table-cell>
          <table:table-cell table:style-name="ce15" table:formula="of:=([Marlin53.D4])/[Marlin54.D4]" office:value-type="percentage" office:value="1.08682141165324">
            <text:p>108.68%</text:p>
          </table:table-cell>
          <table:table-cell table:style-name="ce15" table:formula="of:=([Marlin53.E4])/[Marlin54.E4]" office:value-type="percentage" office:value="1.08694084378736">
            <text:p>108.69%</text:p>
          </table:table-cell>
          <table:table-cell table:style-name="ce15" table:formula="of:=([Marlin53.F4])/[Marlin54.F4]" office:value-type="percentage" office:value="0.75">
            <text:p>75.00%</text:p>
          </table:table-cell>
          <table:table-cell table:style-name="ce15" table:formula="of:=([Marlin53.G4])/[Marlin54.G4]" office:value-type="percentage" office:value="1.08691856603344">
            <text:p>108.69%</text:p>
          </table:table-cell>
          <table:table-cell table:style-name="ce18" table:formula="of:=([Marlin53.H4])/[Marlin54.H4]" office:value-type="percentage" office:value="1.08407504280902">
            <text:p>108.41%</text:p>
          </table:table-cell>
          <table:table-cell table:style-name="ce15" table:formula="of:=([Marlin53.I4])/[Marlin54.I4]" office:value-type="percentage" office:value="1.08694321138834">
            <text:p>108.69%</text:p>
          </table:table-cell>
          <table:table-cell table:style-name="ce15" table:formula="of:=([Marlin53.J4])/[Marlin54.J4]" office:value-type="percentage" office:value="1.06672747113145">
            <text:p>106.6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5];[Marlin54.C5])" office:value-type="float" office:value="198">
            <text:p>198</text:p>
          </table:table-cell>
          <table:table-cell table:style-name="ce15" table:formula="of:=([Marlin53.D5])/[Marlin54.D5]" office:value-type="percentage" office:value="1.0823481523432">
            <text:p>108.23%</text:p>
          </table:table-cell>
          <table:table-cell table:style-name="ce15" table:formula="of:=([Marlin53.E5])/[Marlin54.E5]" office:value-type="percentage" office:value="1.08234002231629">
            <text:p>108.23%</text:p>
          </table:table-cell>
          <table:table-cell table:style-name="ce15" table:formula="of:=([Marlin53.F5])/[Marlin54.F5]" office:value-type="percentage" office:value="0.938181818181818">
            <text:p>93.82%</text:p>
          </table:table-cell>
          <table:table-cell table:style-name="ce15" table:formula="of:=([Marlin53.G5])/[Marlin54.G5]" office:value-type="percentage" office:value="1.08231356367436">
            <text:p>108.23%</text:p>
          </table:table-cell>
          <table:table-cell table:style-name="ce18" table:formula="of:=([Marlin53.H5])/[Marlin54.H5]" office:value-type="percentage" office:value="1.08026393883322">
            <text:p>108.03%</text:p>
          </table:table-cell>
          <table:table-cell table:style-name="ce15" table:formula="of:=([Marlin53.I5])/[Marlin54.I5]" office:value-type="percentage" office:value="1.08004503538495">
            <text:p>108.00%</text:p>
          </table:table-cell>
          <table:table-cell table:style-name="ce15" table:formula="of:=([Marlin53.J5])/[Marlin54.J5]" office:value-type="percentage" office:value="1.07668317739864">
            <text:p>107.6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6];[Marlin54.C6])" office:value-type="float" office:value="396">
            <text:p>396</text:p>
          </table:table-cell>
          <table:table-cell table:style-name="ce15" table:formula="of:=([Marlin53.D6])/[Marlin54.D6]" office:value-type="percentage" office:value="1.08451827468015">
            <text:p>108.45%</text:p>
          </table:table-cell>
          <table:table-cell table:style-name="ce15" table:formula="of:=([Marlin53.E6])/[Marlin54.E6]" office:value-type="percentage" office:value="1.08444512340021">
            <text:p>108.44%</text:p>
          </table:table-cell>
          <table:table-cell table:style-name="ce15" table:formula="of:=([Marlin53.F6])/[Marlin54.F6]" office:value-type="percentage" office:value="1.07565011820331">
            <text:p>107.57%</text:p>
          </table:table-cell>
          <table:table-cell table:style-name="ce15" table:formula="of:=([Marlin53.G6])/[Marlin54.G6]" office:value-type="percentage" office:value="1.08444346394692">
            <text:p>108.44%</text:p>
          </table:table-cell>
          <table:table-cell table:style-name="ce18" table:formula="of:=([Marlin53.H6])/[Marlin54.H6]" office:value-type="percentage" office:value="1.08425967465896">
            <text:p>108.43%</text:p>
          </table:table-cell>
          <table:table-cell table:style-name="ce15" table:formula="of:=([Marlin53.I6])/[Marlin54.I6]" office:value-type="percentage" office:value="1.09778471576658">
            <text:p>109.78%</text:p>
          </table:table-cell>
          <table:table-cell table:style-name="ce15" table:formula="of:=([Marlin53.J6])/[Marlin54.J6]" office:value-type="percentage" office:value="1.08022901869836">
            <text:p>108.0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7];[Marlin54.C7])" office:value-type="float" office:value="308">
            <text:p>308</text:p>
          </table:table-cell>
          <table:table-cell table:style-name="ce15" table:formula="of:=([Marlin53.D7])/[Marlin54.D7]" office:value-type="percentage" office:value="1.05371201959526">
            <text:p>105.37%</text:p>
          </table:table-cell>
          <table:table-cell table:style-name="ce15" table:formula="of:=([Marlin53.E7])/[Marlin54.E7]" office:value-type="percentage" office:value="1.05386279899409">
            <text:p>105.39%</text:p>
          </table:table-cell>
          <table:table-cell table:style-name="ce15" table:formula="of:=([Marlin53.F7])/[Marlin54.F7]" office:value-type="percentage" office:value="1.25">
            <text:p>125.00%</text:p>
          </table:table-cell>
          <table:table-cell table:style-name="ce15" table:formula="of:=([Marlin53.G7])/[Marlin54.G7]" office:value-type="percentage" office:value="1.05385964912281">
            <text:p>105.39%</text:p>
          </table:table-cell>
          <table:table-cell table:style-name="ce18" table:formula="of:=([Marlin53.H7])/[Marlin54.H7]" office:value-type="percentage" office:value="1.05568109392201">
            <text:p>105.57%</text:p>
          </table:table-cell>
          <table:table-cell table:style-name="ce15" table:formula="of:=([Marlin53.I7])/[Marlin54.I7]" office:value-type="percentage" office:value="1.05181866415139">
            <text:p>105.18%</text:p>
          </table:table-cell>
          <table:table-cell table:style-name="ce15" table:formula="of:=([Marlin53.J7])/[Marlin54.J7]" office:value-type="percentage" office:value="1.00764794383149">
            <text:p>100.7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8];[Marlin54.C8])" office:value-type="float" office:value="616">
            <text:p>616</text:p>
          </table:table-cell>
          <table:table-cell table:style-name="ce15" table:formula="of:=([Marlin53.D8])/[Marlin54.D8]" office:value-type="percentage" office:value="1.05149410078289">
            <text:p>105.15%</text:p>
          </table:table-cell>
          <table:table-cell table:style-name="ce15" table:formula="of:=([Marlin53.E8])/[Marlin54.E8]" office:value-type="percentage" office:value="1.05152134297863">
            <text:p>105.15%</text:p>
          </table:table-cell>
          <table:table-cell table:style-name="ce15" table:formula="of:=([Marlin53.F8])/[Marlin54.F8]" office:value-type="percentage" office:value="1.01195219123506">
            <text:p>101.20%</text:p>
          </table:table-cell>
          <table:table-cell table:style-name="ce15" table:formula="of:=([Marlin53.G8])/[Marlin54.G8]" office:value-type="percentage" office:value="1.05153387773119">
            <text:p>105.15%</text:p>
          </table:table-cell>
          <table:table-cell table:style-name="ce18" table:formula="of:=([Marlin53.H8])/[Marlin54.H8]" office:value-type="percentage" office:value="1.04994168168805">
            <text:p>104.99%</text:p>
          </table:table-cell>
          <table:table-cell table:style-name="ce15" table:formula="of:=([Marlin53.I8])/[Marlin54.I8]" office:value-type="percentage" office:value="1.01495211961696">
            <text:p>101.50%</text:p>
          </table:table-cell>
          <table:table-cell table:style-name="ce15" table:formula="of:=([Marlin53.J8])/[Marlin54.J8]" office:value-type="percentage" office:value="1.00748217881047">
            <text:p>100.7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9];[Marlin54.C9])" office:value-type="float" office:value="1232">
            <text:p>1232</text:p>
          </table:table-cell>
          <table:table-cell table:style-name="ce15" table:formula="of:=([Marlin53.D9])/[Marlin54.D9]" office:value-type="percentage" office:value="1.05104869501543">
            <text:p>105.10%</text:p>
          </table:table-cell>
          <table:table-cell table:style-name="ce15" table:formula="of:=([Marlin53.E9])/[Marlin54.E9]" office:value-type="percentage" office:value="1.05108075574397">
            <text:p>105.11%</text:p>
          </table:table-cell>
          <table:table-cell table:style-name="ce15" table:formula="of:=([Marlin53.F9])/[Marlin54.F9]" office:value-type="percentage" office:value="1.00471253534402">
            <text:p>100.47%</text:p>
          </table:table-cell>
          <table:table-cell table:style-name="ce15" table:formula="of:=([Marlin53.G9])/[Marlin54.G9]" office:value-type="percentage" office:value="1.05095108695652">
            <text:p>105.10%</text:p>
          </table:table-cell>
          <table:table-cell table:style-name="ce18" table:formula="of:=([Marlin53.H9])/[Marlin54.H9]" office:value-type="percentage" office:value="1.04864141213804">
            <text:p>104.86%</text:p>
          </table:table-cell>
          <table:table-cell table:style-name="ce15" table:formula="of:=([Marlin53.I9])/[Marlin54.I9]" office:value-type="percentage" office:value="1.05732819074334">
            <text:p>105.73%</text:p>
          </table:table-cell>
          <table:table-cell table:style-name="ce15" table:formula="of:=([Marlin53.J9])/[Marlin54.J9]" office:value-type="percentage" office:value="1.01988493548567">
            <text:p>101.9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0];[Marlin54.C10])" office:value-type="float" office:value="340">
            <text:p>340</text:p>
          </table:table-cell>
          <table:table-cell table:style-name="ce15" table:formula="of:=([Marlin53.D10])/[Marlin54.D10]" office:value-type="percentage" office:value="1.1700246977772">
            <text:p>117.00%</text:p>
          </table:table-cell>
          <table:table-cell table:style-name="ce15" table:formula="of:=([Marlin53.E10])/[Marlin54.E10]" office:value-type="percentage" office:value="1.17006315515333">
            <text:p>117.01%</text:p>
          </table:table-cell>
          <table:table-cell table:style-name="ce15" table:formula="of:=([Marlin53.F10])/[Marlin54.F10]" office:value-type="percentage" office:value="0.972375690607735">
            <text:p>97.24%</text:p>
          </table:table-cell>
          <table:table-cell table:style-name="ce15" table:formula="of:=([Marlin53.G10])/[Marlin54.G10]" office:value-type="percentage" office:value="1.16998697916667">
            <text:p>117.00%</text:p>
          </table:table-cell>
          <table:table-cell table:style-name="ce18" table:formula="of:=([Marlin53.H10])/[Marlin54.H10]" office:value-type="percentage" office:value="1.16776061776062">
            <text:p>116.78%</text:p>
          </table:table-cell>
          <table:table-cell table:style-name="ce15" table:formula="of:=([Marlin53.I10])/[Marlin54.I10]" office:value-type="percentage" office:value="1.17030768221479">
            <text:p>117.03%</text:p>
          </table:table-cell>
          <table:table-cell table:style-name="ce15" table:formula="of:=([Marlin53.J10])/[Marlin54.J10]" office:value-type="percentage" office:value="1.10510669490145">
            <text:p>110.51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11];[Marlin54.C11])" office:value-type="float" office:value="680">
            <text:p>680</text:p>
          </table:table-cell>
          <table:table-cell table:style-name="ce15" table:formula="of:=([Marlin53.D11])/[Marlin54.D11]" office:value-type="percentage" office:value="1.17082592433626">
            <text:p>117.08%</text:p>
          </table:table-cell>
          <table:table-cell table:style-name="ce15" table:formula="of:=([Marlin53.E11])/[Marlin54.E11]" office:value-type="percentage" office:value="1.17078858545566">
            <text:p>117.08%</text:p>
          </table:table-cell>
          <table:table-cell table:style-name="ce15" table:formula="of:=([Marlin53.F11])/[Marlin54.F11]" office:value-type="percentage" office:value="1.07710280373832">
            <text:p>107.71%</text:p>
          </table:table-cell>
          <table:table-cell table:style-name="ce15" table:formula="of:=([Marlin53.G11])/[Marlin54.G11]" office:value-type="percentage" office:value="1.17079754601227">
            <text:p>117.08%</text:p>
          </table:table-cell>
          <table:table-cell table:style-name="ce18" table:formula="of:=([Marlin53.H11])/[Marlin54.H11]" office:value-type="percentage" office:value="1.1683908389643">
            <text:p>116.84%</text:p>
          </table:table-cell>
          <table:table-cell table:style-name="ce15" table:formula="of:=([Marlin53.I11])/[Marlin54.I11]" office:value-type="percentage" office:value="1.1674941045054">
            <text:p>116.75%</text:p>
          </table:table-cell>
          <table:table-cell table:style-name="ce15" table:formula="of:=([Marlin53.J11])/[Marlin54.J11]" office:value-type="percentage" office:value="1.10080705988837">
            <text:p>110.0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12];[Marlin54.C12])" office:value-type="float" office:value="1360">
            <text:p>1360</text:p>
          </table:table-cell>
          <table:table-cell table:style-name="ce15" table:formula="of:=([Marlin53.D12])/[Marlin54.D12]" office:value-type="percentage" office:value="1.1689460513298">
            <text:p>116.89%</text:p>
          </table:table-cell>
          <table:table-cell table:style-name="ce15" table:formula="of:=([Marlin53.E12])/[Marlin54.E12]" office:value-type="percentage" office:value="1.16889846297159">
            <text:p>116.89%</text:p>
          </table:table-cell>
          <table:table-cell table:style-name="ce15" table:formula="of:=([Marlin53.F12])/[Marlin54.F12]" office:value-type="percentage" office:value="1.06353591160221">
            <text:p>106.35%</text:p>
          </table:table-cell>
          <table:table-cell table:style-name="ce15" table:formula="of:=([Marlin53.G12])/[Marlin54.G12]" office:value-type="percentage" office:value="1.16875109068699">
            <text:p>116.88%</text:p>
          </table:table-cell>
          <table:table-cell table:style-name="ce18" table:formula="of:=([Marlin53.H12])/[Marlin54.H12]" office:value-type="percentage" office:value="1.16463687150838">
            <text:p>116.46%</text:p>
          </table:table-cell>
          <table:table-cell table:style-name="ce15" table:formula="of:=([Marlin53.I12])/[Marlin54.I12]" office:value-type="percentage" office:value="1.17480519480519">
            <text:p>117.48%</text:p>
          </table:table-cell>
          <table:table-cell table:style-name="ce15" table:formula="of:=([Marlin53.J12])/[Marlin54.J12]" office:value-type="percentage" office:value="1.10545582541359">
            <text:p>110.5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3];[Marlin54.C13])" office:value-type="float" office:value="25">
            <text:p>25</text:p>
          </table:table-cell>
          <table:table-cell table:style-name="ce15" table:formula="of:=([Marlin53.D13])/[Marlin54.D13]" office:value-type="percentage" office:value="0.997817493101059">
            <text:p>99.78%</text:p>
          </table:table-cell>
          <table:table-cell table:style-name="ce15" table:formula="of:=([Marlin53.E13])/[Marlin54.E13]" office:value-type="percentage" office:value="0.997792728582069">
            <text:p>99.78%</text:p>
          </table:table-cell>
          <table:table-cell table:style-name="ce15" table:formula="of:=([Marlin53.F13])/[Marlin54.F13]" office:value-type="percentage" office:value="0.845211581291759">
            <text:p>84.52%</text:p>
          </table:table-cell>
          <table:table-cell table:style-name="ce15" table:formula="of:=([Marlin53.G13])/[Marlin54.G13]" office:value-type="percentage" office:value="0.997792734025683">
            <text:p>99.78%</text:p>
          </table:table-cell>
          <table:table-cell table:style-name="ce18" table:formula="of:=([Marlin53.H13])/[Marlin54.H13]" office:value-type="percentage" office:value="0.997455558399118">
            <text:p>99.75%</text:p>
          </table:table-cell>
          <table:table-cell table:style-name="ce15" table:formula="of:=([Marlin53.I13])/[Marlin54.I13]" office:value-type="percentage" office:value="0.99762022094057">
            <text:p>99.76%</text:p>
          </table:table-cell>
          <table:table-cell table:style-name="ce15" table:formula="of:=([Marlin53.J13])/[Marlin54.J13]" office:value-type="percentage" office:value="0.998537835948137">
            <text:p>99.8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14];[Marlin54.C14])" office:value-type="float" office:value="50">
            <text:p>50</text:p>
          </table:table-cell>
          <table:table-cell table:style-name="ce15" table:formula="of:=([Marlin53.D14])/[Marlin54.D14]" office:value-type="percentage" office:value="0.990219815792858">
            <text:p>99.02%</text:p>
          </table:table-cell>
          <table:table-cell table:style-name="ce15" table:formula="of:=([Marlin53.E14])/[Marlin54.E14]" office:value-type="percentage" office:value="0.990010311221492">
            <text:p>99.00%</text:p>
          </table:table-cell>
          <table:table-cell table:style-name="ce15" table:formula="of:=([Marlin53.F14])/[Marlin54.F14]" office:value-type="percentage" office:value="0.870843989769821">
            <text:p>87.08%</text:p>
          </table:table-cell>
          <table:table-cell table:style-name="ce15" table:formula="of:=([Marlin53.G14])/[Marlin54.G14]" office:value-type="percentage" office:value="0.990006009255584">
            <text:p>99.00%</text:p>
          </table:table-cell>
          <table:table-cell table:style-name="ce18" table:formula="of:=([Marlin53.H14])/[Marlin54.H14]" office:value-type="percentage" office:value="0.989393595125642">
            <text:p>98.94%</text:p>
          </table:table-cell>
          <table:table-cell table:style-name="ce15" table:formula="of:=([Marlin53.I14])/[Marlin54.I14]" office:value-type="percentage" office:value="0.998910481661651">
            <text:p>99.89%</text:p>
          </table:table-cell>
          <table:table-cell table:style-name="ce15" table:formula="of:=([Marlin53.J14])/[Marlin54.J14]" office:value-type="percentage" office:value="0.991810849754738">
            <text:p>99.1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15];[Marlin54.C15])" office:value-type="float" office:value="100">
            <text:p>100</text:p>
          </table:table-cell>
          <table:table-cell table:style-name="ce15" table:formula="of:=([Marlin53.D15])/[Marlin54.D15]" office:value-type="percentage" office:value="1.00052845914256">
            <text:p>100.05%</text:p>
          </table:table-cell>
          <table:table-cell table:style-name="ce15" table:formula="of:=([Marlin53.E15])/[Marlin54.E15]" office:value-type="percentage" office:value="1.00039260267531">
            <text:p>100.04%</text:p>
          </table:table-cell>
          <table:table-cell table:style-name="ce15" table:formula="of:=([Marlin53.F15])/[Marlin54.F15]" office:value-type="percentage" office:value="0.986478711162255">
            <text:p>98.65%</text:p>
          </table:table-cell>
          <table:table-cell table:style-name="ce15" table:formula="of:=([Marlin53.G15])/[Marlin54.G15]" office:value-type="percentage" office:value="1.00039259166584">
            <text:p>100.04%</text:p>
          </table:table-cell>
          <table:table-cell table:style-name="ce18" table:formula="of:=([Marlin53.H15])/[Marlin54.H15]" office:value-type="percentage" office:value="1.00028690718339">
            <text:p>100.03%</text:p>
          </table:table-cell>
          <table:table-cell table:style-name="ce15" table:formula="of:=([Marlin53.I15])/[Marlin54.I15]" office:value-type="percentage" office:value="1.00688503656442">
            <text:p>100.69%</text:p>
          </table:table-cell>
          <table:table-cell table:style-name="ce15" table:formula="of:=([Marlin53.J15])/[Marlin54.J15]" office:value-type="percentage" office:value="1.0073683966899">
            <text:p>100.7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6];[Marlin54.C16])" office:value-type="float" office:value="707">
            <text:p>707</text:p>
          </table:table-cell>
          <table:table-cell table:style-name="ce15" table:formula="of:=([Marlin53.D16])/[Marlin54.D16]" office:value-type="percentage" office:value="0.989070241911979">
            <text:p>98.91%</text:p>
          </table:table-cell>
          <table:table-cell table:style-name="ce15" table:formula="of:=([Marlin53.E16])/[Marlin54.E16]" office:value-type="percentage" office:value="0.989067055393586">
            <text:p>98.91%</text:p>
          </table:table-cell>
          <table:table-cell table:style-name="ce15" table:formula="of:=([Marlin53.F16])/[Marlin54.F16]" office:value-type="percentage" office:value="0.847826086956522">
            <text:p>84.78%</text:p>
          </table:table-cell>
          <table:table-cell table:style-name="ce15" table:formula="of:=([Marlin53.G16])/[Marlin54.G16]" office:value-type="percentage" office:value="0.988924511804139">
            <text:p>98.89%</text:p>
          </table:table-cell>
          <table:table-cell table:style-name="ce18" table:formula="of:=([Marlin53.H16])/[Marlin54.H16]" office:value-type="percentage" office:value="0.986283754822118">
            <text:p>98.63%</text:p>
          </table:table-cell>
          <table:table-cell table:style-name="ce15" table:formula="of:=([Marlin53.I16])/[Marlin54.I16]" office:value-type="percentage" office:value="0.991587957497048">
            <text:p>99.16%</text:p>
          </table:table-cell>
          <table:table-cell table:style-name="ce15" table:formula="of:=([Marlin53.J16])/[Marlin54.J16]" office:value-type="percentage" office:value="0.977694704049844">
            <text:p>97.7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17];[Marlin54.C17])" office:value-type="float" office:value="1414">
            <text:p>1414</text:p>
          </table:table-cell>
          <table:table-cell table:style-name="ce15" table:formula="of:=([Marlin53.D17])/[Marlin54.D17]" office:value-type="percentage" office:value="0.99537729435758">
            <text:p>99.54%</text:p>
          </table:table-cell>
          <table:table-cell table:style-name="ce15" table:formula="of:=([Marlin53.E17])/[Marlin54.E17]" office:value-type="percentage" office:value="0.995513256288239">
            <text:p>99.55%</text:p>
          </table:table-cell>
          <table:table-cell table:style-name="ce15" table:formula="of:=([Marlin53.F17])/[Marlin54.F17]" office:value-type="percentage" office:value="1.01190476190476">
            <text:p>101.19%</text:p>
          </table:table-cell>
          <table:table-cell table:style-name="ce15" table:formula="of:=([Marlin53.G17])/[Marlin54.G17]" office:value-type="percentage" office:value="0.995513256288239">
            <text:p>99.55%</text:p>
          </table:table-cell>
          <table:table-cell table:style-name="ce18" table:formula="of:=([Marlin53.H17])/[Marlin54.H17]" office:value-type="percentage" office:value="0.995563919881704">
            <text:p>99.56%</text:p>
          </table:table-cell>
          <table:table-cell table:style-name="ce15" table:formula="of:=([Marlin53.I17])/[Marlin54.I17]" office:value-type="percentage" office:value="0.986003790640035">
            <text:p>98.60%</text:p>
          </table:table-cell>
          <table:table-cell table:style-name="ce15" table:formula="of:=([Marlin53.J17])/[Marlin54.J17]" office:value-type="percentage" office:value="0.977992621803842">
            <text:p>97.8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18];[Marlin54.C18])" office:value-type="float" office:value="2828">
            <text:p>2828</text:p>
          </table:table-cell>
          <table:table-cell table:style-name="ce15" table:formula="of:=([Marlin53.D18])/[Marlin54.D18]" office:value-type="percentage" office:value="0.992950391644909">
            <text:p>99.30%</text:p>
          </table:table-cell>
          <table:table-cell table:style-name="ce15" table:formula="of:=([Marlin53.E18])/[Marlin54.E18]" office:value-type="percentage" office:value="0.992817030168473">
            <text:p>99.28%</text:p>
          </table:table-cell>
          <table:table-cell table:style-name="ce15" table:formula="of:=([Marlin53.F18])/[Marlin54.F18]" office:value-type="percentage" office:value="0.868794326241135">
            <text:p>86.88%</text:p>
          </table:table-cell>
          <table:table-cell table:style-name="ce15" table:formula="of:=([Marlin53.G18])/[Marlin54.G18]" office:value-type="percentage" office:value="0.992691203341164">
            <text:p>99.27%</text:p>
          </table:table-cell>
          <table:table-cell table:style-name="ce18" table:formula="of:=([Marlin53.H18])/[Marlin54.H18]" office:value-type="percentage" office:value="0.988536155202822">
            <text:p>98.85%</text:p>
          </table:table-cell>
          <table:table-cell table:style-name="ce15" table:formula="of:=([Marlin53.I18])/[Marlin54.I18]" office:value-type="percentage" office:value="1.06382352941176">
            <text:p>106.38%</text:p>
          </table:table-cell>
          <table:table-cell table:style-name="ce15" table:formula="of:=([Marlin53.J18])/[Marlin54.J18]" office:value-type="percentage" office:value="1.05512303233506">
            <text:p>105.5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9];[Marlin54.C19])" office:value-type="float" office:value="1486">
            <text:p>1486</text:p>
          </table:table-cell>
          <table:table-cell table:style-name="ce15" table:formula="of:=([Marlin53.D19])/[Marlin54.D19]" office:value-type="percentage" office:value="0.991835585585586">
            <text:p>99.18%</text:p>
          </table:table-cell>
          <table:table-cell table:style-name="ce15" table:formula="of:=([Marlin53.E19])/[Marlin54.E19]" office:value-type="percentage" office:value="0.991833286398198">
            <text:p>99.18%</text:p>
          </table:table-cell>
          <table:table-cell table:style-name="ce15" table:formula="of:=([Marlin53.F19])/[Marlin54.F19]" office:value-type="percentage" office:value="0.857142857142857">
            <text:p>85.71%</text:p>
          </table:table-cell>
          <table:table-cell table:style-name="ce15" table:formula="of:=([Marlin53.G19])/[Marlin54.G19]" office:value-type="percentage" office:value="0.991835585585586">
            <text:p>99.18%</text:p>
          </table:table-cell>
          <table:table-cell table:style-name="ce18" table:formula="of:=([Marlin53.H19])/[Marlin54.H19]" office:value-type="percentage" office:value="0.989742168006654">
            <text:p>98.97%</text:p>
          </table:table-cell>
          <table:table-cell table:style-name="ce15" table:formula="of:=([Marlin53.I19])/[Marlin54.I19]" office:value-type="percentage" office:value="0.99401879806323">
            <text:p>99.40%</text:p>
          </table:table-cell>
          <table:table-cell table:style-name="ce15" table:formula="of:=([Marlin53.J19])/[Marlin54.J19]" office:value-type="percentage" office:value="0.995267745952678">
            <text:p>99.5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20];[Marlin54.C20])" office:value-type="float" office:value="2972">
            <text:p>2972</text:p>
          </table:table-cell>
          <table:table-cell table:style-name="ce15" table:formula="of:=([Marlin53.D20])/[Marlin54.D20]" office:value-type="percentage" office:value="0.994686503719447">
            <text:p>99.47%</text:p>
          </table:table-cell>
          <table:table-cell table:style-name="ce15" table:formula="of:=([Marlin53.E20])/[Marlin54.E20]" office:value-type="percentage" office:value="0.994686503719447">
            <text:p>99.47%</text:p>
          </table:table-cell>
          <table:table-cell table:style-name="ce15" table:formula="of:=([Marlin53.F20])/[Marlin54.F20]" office:value-type="percentage" office:value="0.866666666666667">
            <text:p>86.67%</text:p>
          </table:table-cell>
          <table:table-cell table:style-name="ce15" table:formula="of:=([Marlin53.G20])/[Marlin54.G20]" office:value-type="percentage" office:value="0.994686503719447">
            <text:p>99.47%</text:p>
          </table:table-cell>
          <table:table-cell table:style-name="ce18" table:formula="of:=([Marlin53.H20])/[Marlin54.H20]" office:value-type="percentage" office:value="0.99343487394958">
            <text:p>99.34%</text:p>
          </table:table-cell>
          <table:table-cell table:style-name="ce15" table:formula="of:=([Marlin53.I20])/[Marlin54.I20]" office:value-type="percentage" office:value="1.04310833806013">
            <text:p>104.31%</text:p>
          </table:table-cell>
          <table:table-cell table:style-name="ce15" table:formula="of:=([Marlin53.J20])/[Marlin54.J20]" office:value-type="percentage" office:value="0.968588957055215">
            <text:p>96.8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21];[Marlin54.C21])" office:value-type="float" office:value="5944">
            <text:p>5944</text:p>
          </table:table-cell>
          <table:table-cell table:style-name="ce15" table:formula="of:=([Marlin53.D21])/[Marlin54.D21]" office:value-type="percentage" office:value="0.995678698525673">
            <text:p>99.57%</text:p>
          </table:table-cell>
          <table:table-cell table:style-name="ce15" table:formula="of:=([Marlin53.E21])/[Marlin54.E21]" office:value-type="percentage" office:value="0.995423340961098">
            <text:p>99.54%</text:p>
          </table:table-cell>
          <table:table-cell table:style-name="ce15" table:formula="of:=([Marlin53.F21])/[Marlin54.F21]" office:value-type="percentage" office:value="0.977272727272727">
            <text:p>97.73%</text:p>
          </table:table-cell>
          <table:table-cell table:style-name="ce15" table:formula="of:=([Marlin53.G21])/[Marlin54.G21]" office:value-type="percentage" office:value="0.995427990855982">
            <text:p>99.54%</text:p>
          </table:table-cell>
          <table:table-cell table:style-name="ce18" table:formula="of:=([Marlin53.H21])/[Marlin54.H21]" office:value-type="percentage" office:value="0.994645899245558">
            <text:p>99.46%</text:p>
          </table:table-cell>
          <table:table-cell table:style-name="ce15" table:formula="of:=([Marlin53.I21])/[Marlin54.I21]" office:value-type="percentage" office:value="0.992931863160871">
            <text:p>99.29%</text:p>
          </table:table-cell>
          <table:table-cell table:style-name="ce15" table:formula="of:=([Marlin53.J21])/[Marlin54.J21]" office:value-type="percentage" office:value="0.963549920760697">
            <text:p>96.3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22];[Marlin54.C22])" office:value-type="float" office:value="832">
            <text:p>832</text:p>
          </table:table-cell>
          <table:table-cell table:style-name="ce15" table:formula="of:=([Marlin53.D22])/[Marlin54.D22]" office:value-type="percentage" office:value="1.00743553235248">
            <text:p>100.74%</text:p>
          </table:table-cell>
          <table:table-cell table:style-name="ce15" table:formula="of:=([Marlin53.E22])/[Marlin54.E22]" office:value-type="percentage" office:value="1.00727732953647">
            <text:p>100.73%</text:p>
          </table:table-cell>
          <table:table-cell table:style-name="ce15" table:formula="of:=([Marlin53.F22])/[Marlin54.F22]" office:value-type="percentage" office:value="0.987951807228916">
            <text:p>98.80%</text:p>
          </table:table-cell>
          <table:table-cell table:style-name="ce15" table:formula="of:=([Marlin53.G22])/[Marlin54.G22]" office:value-type="percentage" office:value="1.00743553235248">
            <text:p>100.74%</text:p>
          </table:table-cell>
          <table:table-cell table:style-name="ce18" table:formula="of:=([Marlin53.H22])/[Marlin54.H22]" office:value-type="percentage" office:value="1.00718413243792">
            <text:p>100.72%</text:p>
          </table:table-cell>
          <table:table-cell table:style-name="ce15" table:formula="of:=([Marlin53.I22])/[Marlin54.I22]" office:value-type="percentage" office:value="1.00526399744776">
            <text:p>100.53%</text:p>
          </table:table-cell>
          <table:table-cell table:style-name="ce15" table:formula="of:=([Marlin53.J22])/[Marlin54.J22]" office:value-type="percentage" office:value="1.00659498207885">
            <text:p>100.6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23];[Marlin54.C23])" office:value-type="float" office:value="1664">
            <text:p>1664</text:p>
          </table:table-cell>
          <table:table-cell table:style-name="ce15" table:formula="of:=([Marlin53.D23])/[Marlin54.D23]" office:value-type="percentage" office:value="1.00753579502638">
            <text:p>100.75%</text:p>
          </table:table-cell>
          <table:table-cell table:style-name="ce15" table:formula="of:=([Marlin53.E23])/[Marlin54.E23]" office:value-type="percentage" office:value="1.00768766958095">
            <text:p>100.77%</text:p>
          </table:table-cell>
          <table:table-cell table:style-name="ce15" table:formula="of:=([Marlin53.F23])/[Marlin54.F23]" office:value-type="percentage" office:value="1">
            <text:p>100.00%</text:p>
          </table:table-cell>
          <table:table-cell table:style-name="ce15" table:formula="of:=([Marlin53.G23])/[Marlin54.G23]" office:value-type="percentage" office:value="1.00753579502638">
            <text:p>100.75%</text:p>
          </table:table-cell>
          <table:table-cell table:style-name="ce18" table:formula="of:=([Marlin53.H23])/[Marlin54.H23]" office:value-type="percentage" office:value="1.00760399582526">
            <text:p>100.76%</text:p>
          </table:table-cell>
          <table:table-cell table:style-name="ce15" table:formula="of:=([Marlin53.I23])/[Marlin54.I23]" office:value-type="percentage" office:value="0.986699659758738">
            <text:p>98.67%</text:p>
          </table:table-cell>
          <table:table-cell table:style-name="ce15" table:formula="of:=([Marlin53.J23])/[Marlin54.J23]" office:value-type="percentage" office:value="0.990955342001131">
            <text:p>99.1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24];[Marlin54.C24])" office:value-type="float" office:value="3328">
            <text:p>3328</text:p>
          </table:table-cell>
          <table:table-cell table:style-name="ce15" table:formula="of:=([Marlin53.D24])/[Marlin54.D24]" office:value-type="percentage" office:value="1.00702710454611">
            <text:p>100.70%</text:p>
          </table:table-cell>
          <table:table-cell table:style-name="ce15" table:formula="of:=([Marlin53.E24])/[Marlin54.E24]" office:value-type="percentage" office:value="1.00702912064266">
            <text:p>100.70%</text:p>
          </table:table-cell>
          <table:table-cell table:style-name="ce15" table:formula="of:=([Marlin53.F24])/[Marlin54.F24]" office:value-type="percentage" office:value="0.961089494163424">
            <text:p>96.11%</text:p>
          </table:table-cell>
          <table:table-cell table:style-name="ce15" table:formula="of:=([Marlin53.G24])/[Marlin54.G24]" office:value-type="percentage" office:value="1.00702508960573">
            <text:p>100.70%</text:p>
          </table:table-cell>
          <table:table-cell table:style-name="ce18" table:formula="of:=([Marlin53.H24])/[Marlin54.H24]" office:value-type="percentage" office:value="1.00553480005535">
            <text:p>100.55%</text:p>
          </table:table-cell>
          <table:table-cell table:style-name="ce15" table:formula="of:=([Marlin53.I24])/[Marlin54.I24]" office:value-type="percentage" office:value="1.00731203306311">
            <text:p>100.73%</text:p>
          </table:table-cell>
          <table:table-cell table:style-name="ce15" table:formula="of:=([Marlin53.J24])/[Marlin54.J24]" office:value-type="percentage" office:value="0.975423778520734">
            <text:p>97.5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25];[Marlin54.C25])" office:value-type="float" office:value="1361">
            <text:p>1361</text:p>
          </table:table-cell>
          <table:table-cell table:style-name="ce15" table:formula="of:=([Marlin53.D25])/[Marlin54.D25]" office:value-type="percentage" office:value="1.00783085356304">
            <text:p>100.78%</text:p>
          </table:table-cell>
          <table:table-cell table:style-name="ce15" table:formula="of:=([Marlin53.E25])/[Marlin54.E25]" office:value-type="percentage" office:value="1.00756982511094">
            <text:p>100.76%</text:p>
          </table:table-cell>
          <table:table-cell table:style-name="ce15" table:formula="of:=([Marlin53.F25])/[Marlin54.F25]" office:value-type="percentage" office:value="1.12765957446809">
            <text:p>112.77%</text:p>
          </table:table-cell>
          <table:table-cell table:style-name="ce15" table:formula="of:=([Marlin53.G25])/[Marlin54.G25]" office:value-type="percentage" office:value="1.00783085356304">
            <text:p>100.78%</text:p>
          </table:table-cell>
          <table:table-cell table:style-name="ce18" table:formula="of:=([Marlin53.H25])/[Marlin54.H25]" office:value-type="percentage" office:value="1.00902527075812">
            <text:p>100.90%</text:p>
          </table:table-cell>
          <table:table-cell table:style-name="ce15" table:formula="of:=([Marlin53.I25])/[Marlin54.I25]" office:value-type="percentage" office:value="1.00447604002106">
            <text:p>100.45%</text:p>
          </table:table-cell>
          <table:table-cell table:style-name="ce15" table:formula="of:=([Marlin53.J25])/[Marlin54.J25]" office:value-type="percentage" office:value="1.03826045627376">
            <text:p>103.8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26];[Marlin54.C26])" office:value-type="float" office:value="2722">
            <text:p>2722</text:p>
          </table:table-cell>
          <table:table-cell table:style-name="ce15" table:formula="of:=([Marlin53.D26])/[Marlin54.D26]" office:value-type="percentage" office:value="1.00817236255572">
            <text:p>100.82%</text:p>
          </table:table-cell>
          <table:table-cell table:style-name="ce15" table:formula="of:=([Marlin53.E26])/[Marlin54.E26]" office:value-type="percentage" office:value="1.00817236255572">
            <text:p>100.82%</text:p>
          </table:table-cell>
          <table:table-cell table:style-name="ce15" table:formula="of:=([Marlin53.F26])/[Marlin54.F26]" office:value-type="percentage" office:value="0.934782608695652">
            <text:p>93.48%</text:p>
          </table:table-cell>
          <table:table-cell table:style-name="ce15" table:formula="of:=([Marlin53.G26])/[Marlin54.G26]" office:value-type="percentage" office:value="1.00817236255572">
            <text:p>100.82%</text:p>
          </table:table-cell>
          <table:table-cell table:style-name="ce18" table:formula="of:=([Marlin53.H26])/[Marlin54.H26]" office:value-type="percentage" office:value="1.00734573947111">
            <text:p>100.73%</text:p>
          </table:table-cell>
          <table:table-cell table:style-name="ce15" table:formula="of:=([Marlin53.I26])/[Marlin54.I26]" office:value-type="percentage" office:value="0.991729128973895">
            <text:p>99.17%</text:p>
          </table:table-cell>
          <table:table-cell table:style-name="ce15" table:formula="of:=([Marlin53.J26])/[Marlin54.J26]" office:value-type="percentage" office:value="1.00651162790698">
            <text:p>100.6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27];[Marlin54.C27])" office:value-type="float" office:value="5444">
            <text:p>5444</text:p>
          </table:table-cell>
          <table:table-cell table:style-name="ce15" table:formula="of:=([Marlin53.D27])/[Marlin54.D27]" office:value-type="percentage" office:value="1.00732687307965">
            <text:p>100.73%</text:p>
          </table:table-cell>
          <table:table-cell table:style-name="ce15" table:formula="of:=([Marlin53.E27])/[Marlin54.E27]" office:value-type="percentage" office:value="1.00732860520095">
            <text:p>100.73%</text:p>
          </table:table-cell>
          <table:table-cell table:style-name="ce15" table:formula="of:=([Marlin53.F27])/[Marlin54.F27]" office:value-type="percentage" office:value="1.1566265060241">
            <text:p>115.66%</text:p>
          </table:table-cell>
          <table:table-cell table:style-name="ce15" table:formula="of:=([Marlin53.G27])/[Marlin54.G27]" office:value-type="percentage" office:value="1.00755965036617">
            <text:p>100.76%</text:p>
          </table:table-cell>
          <table:table-cell table:style-name="ce18" table:formula="of:=([Marlin53.H27])/[Marlin54.H27]" office:value-type="percentage" office:value="1.01273885350318">
            <text:p>101.27%</text:p>
          </table:table-cell>
          <table:table-cell table:style-name="ce15" table:formula="of:=([Marlin53.I27])/[Marlin54.I27]" office:value-type="percentage" office:value="1.00052273915316">
            <text:p>100.05%</text:p>
          </table:table-cell>
          <table:table-cell table:style-name="ce15" table:formula="of:=([Marlin53.J27])/[Marlin54.J27]" office:value-type="percentage" office:value="0.984389478936489">
            <text:p>98.44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29];[Marlin54.C29])" office:value-type="float" office:value="731.285714285714">
            <text:p>731.2857142857</text:p>
          </table:table-cell>
          <table:table-cell table:style-name="ce16" table:formula="of:=[Marlin53.D29]/[Marlin54.D29]" office:value-type="percentage" office:value="1.07643047395961">
            <text:p>107.64%</text:p>
          </table:table-cell>
          <table:table-cell table:style-name="ce16" table:formula="of:=[Marlin53.E29]/[Marlin54.E29]" office:value-type="percentage" office:value="1.07648138338126">
            <text:p>107.65%</text:p>
          </table:table-cell>
          <table:table-cell table:style-name="ce16" table:formula="of:=[Marlin53.F29]/[Marlin54.F29]" office:value-type="percentage" office:value="0.908683974932856">
            <text:p>90.87%</text:p>
          </table:table-cell>
          <table:table-cell table:style-name="ce16" table:formula="of:=[Marlin53.G29]/[Marlin54.G29]" office:value-type="percentage" office:value="1.07646686026164">
            <text:p>107.65%</text:p>
          </table:table-cell>
          <table:table-cell table:style-name="ce18" table:formula="of:=[Marlin53.H29]/[Marlin54.H29]" office:value-type="percentage" office:value="1.07473626075317">
            <text:p>107.47%</text:p>
          </table:table-cell>
          <table:table-cell table:style-name="ce16" table:formula="of:=[Marlin53.I29]/[Marlin54.I29]" office:value-type="percentage" office:value="1.07623254216592">
            <text:p>107.62%</text:p>
          </table:table-cell>
          <table:table-cell table:style-name="ce16" table:formula="of:=[Marlin53.J29]/[Marlin54.J29]" office:value-type="percentage" office:value="1.04912745779051">
            <text:p>104.9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53.C30];[Marlin54.C30])" office:value-type="float" office:value="1462.57142857143">
            <text:p>1462.5714285714</text:p>
          </table:table-cell>
          <table:table-cell table:style-name="ce16" table:formula="of:=[Marlin53.D30]/[Marlin54.D30]" office:value-type="percentage" office:value="1.07452347374116">
            <text:p>107.45%</text:p>
          </table:table-cell>
          <table:table-cell table:style-name="ce16" table:formula="of:=[Marlin53.E30]/[Marlin54.E30]" office:value-type="percentage" office:value="1.07452776594234">
            <text:p>107.45%</text:p>
          </table:table-cell>
          <table:table-cell table:style-name="ce16" table:formula="of:=[Marlin53.F30]/[Marlin54.F30]" office:value-type="percentage" office:value="0.9924578527063">
            <text:p>99.25%</text:p>
          </table:table-cell>
          <table:table-cell table:style-name="ce16" table:formula="of:=[Marlin53.G30]/[Marlin54.G30]" office:value-type="percentage" office:value="1.0745099083269">
            <text:p>107.45%</text:p>
          </table:table-cell>
          <table:table-cell table:style-name="ce18" table:formula="of:=[Marlin53.H30]/[Marlin54.H30]" office:value-type="percentage" office:value="1.07291857034697">
            <text:p>107.29%</text:p>
          </table:table-cell>
          <table:table-cell table:style-name="ce16" table:formula="of:=[Marlin53.I30]/[Marlin54.I30]" office:value-type="percentage" office:value="1.06672571330447">
            <text:p>106.67%</text:p>
          </table:table-cell>
          <table:table-cell table:style-name="ce16" table:formula="of:=[Marlin53.J30]/[Marlin54.J30]" office:value-type="percentage" office:value="1.05017961235312">
            <text:p>105.02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53.C31];[Marlin54.C31])" office:value-type="float" office:value="2925.14285714286">
            <text:p>2925.1428571429</text:p>
          </table:table-cell>
          <table:table-cell table:style-name="ce16" table:formula="of:=[Marlin53.D31]/[Marlin54.D31]" office:value-type="percentage" office:value="1.07513936662318">
            <text:p>107.51%</text:p>
          </table:table-cell>
          <table:table-cell table:style-name="ce16" table:formula="of:=[Marlin53.E31]/[Marlin54.E31]" office:value-type="percentage" office:value="1.07508390683798">
            <text:p>107.51%</text:p>
          </table:table-cell>
          <table:table-cell table:style-name="ce16" table:formula="of:=[Marlin53.F31]/[Marlin54.F31]" office:value-type="percentage" office:value="1.03100381194409">
            <text:p>103.10%</text:p>
          </table:table-cell>
          <table:table-cell table:style-name="ce16" table:formula="of:=[Marlin53.G31]/[Marlin54.G31]" office:value-type="percentage" office:value="1.07503748062442">
            <text:p>107.50%</text:p>
          </table:table-cell>
          <table:table-cell table:style-name="ce18" table:formula="of:=[Marlin53.H31]/[Marlin54.H31]" office:value-type="percentage" office:value="1.07367065558846">
            <text:p>107.37%</text:p>
          </table:table-cell>
          <table:table-cell table:style-name="ce16" table:formula="of:=[Marlin53.I31]/[Marlin54.I31]" office:value-type="percentage" office:value="1.08824411933187">
            <text:p>108.82%</text:p>
          </table:table-cell>
          <table:table-cell table:style-name="ce16" table:formula="of:=[Marlin53.J31]/[Marlin54.J31]" office:value-type="percentage" office:value="1.04632642532041">
            <text:p>104.63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33];[Marlin54.C33])" office:value-type="float" office:value="25">
            <text:p>25</text:p>
          </table:table-cell>
          <table:table-cell table:style-name="ce17" table:formula="of:=[Marlin53.D33]/[Marlin54.D33]" office:value-type="percentage" office:value="0.997817493101059">
            <text:p>99.78%</text:p>
          </table:table-cell>
          <table:table-cell table:style-name="ce17" table:formula="of:=[Marlin53.E33]/[Marlin54.E33]" office:value-type="percentage" office:value="0.997792728582069">
            <text:p>99.78%</text:p>
          </table:table-cell>
          <table:table-cell table:style-name="ce17" table:formula="of:=[Marlin53.F33]/[Marlin54.F33]" office:value-type="percentage" office:value="0.845211581291759">
            <text:p>84.52%</text:p>
          </table:table-cell>
          <table:table-cell table:style-name="ce17" table:formula="of:=[Marlin53.G33]/[Marlin54.G33]" office:value-type="percentage" office:value="0.997792734025683">
            <text:p>99.78%</text:p>
          </table:table-cell>
          <table:table-cell table:style-name="ce19" table:formula="of:=[Marlin53.H33]/[Marlin54.H33]" office:value-type="percentage" office:value="0.997455558399118">
            <text:p>99.75%</text:p>
          </table:table-cell>
          <table:table-cell table:style-name="ce17" table:formula="of:=[Marlin53.I33]/[Marlin54.I33]" office:value-type="percentage" office:value="0.99762022094057">
            <text:p>99.76%</text:p>
          </table:table-cell>
          <table:table-cell table:style-name="ce17" table:formula="of:=[Marlin53.J33]/[Marlin54.J33]" office:value-type="percentage" office:value="0.998537835948137">
            <text:p>99.85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53.C34];[Marlin54.C34])" office:value-type="float" office:value="50">
            <text:p>50</text:p>
          </table:table-cell>
          <table:table-cell table:style-name="ce17" table:formula="of:=[Marlin53.D34]/[Marlin54.D34]" office:value-type="percentage" office:value="0.990219815792858">
            <text:p>99.02%</text:p>
          </table:table-cell>
          <table:table-cell table:style-name="ce17" table:formula="of:=[Marlin53.E34]/[Marlin54.E34]" office:value-type="percentage" office:value="0.990010311221492">
            <text:p>99.00%</text:p>
          </table:table-cell>
          <table:table-cell table:style-name="ce17" table:formula="of:=[Marlin53.F34]/[Marlin54.F34]" office:value-type="percentage" office:value="0.870843989769821">
            <text:p>87.08%</text:p>
          </table:table-cell>
          <table:table-cell table:style-name="ce17" table:formula="of:=[Marlin53.G34]/[Marlin54.G34]" office:value-type="percentage" office:value="0.990006009255584">
            <text:p>99.00%</text:p>
          </table:table-cell>
          <table:table-cell table:style-name="ce19" table:formula="of:=[Marlin53.H34]/[Marlin54.H34]" office:value-type="percentage" office:value="0.989393595125642">
            <text:p>98.94%</text:p>
          </table:table-cell>
          <table:table-cell table:style-name="ce17" table:formula="of:=[Marlin53.I34]/[Marlin54.I34]" office:value-type="percentage" office:value="0.998910481661651">
            <text:p>99.89%</text:p>
          </table:table-cell>
          <table:table-cell table:style-name="ce17" table:formula="of:=[Marlin53.J34]/[Marlin54.J34]" office:value-type="percentage" office:value="0.991810849754738">
            <text:p>99.18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53.C35];[Marlin54.C35])" office:value-type="float" office:value="100">
            <text:p>100</text:p>
          </table:table-cell>
          <table:table-cell table:style-name="ce17" table:formula="of:=[Marlin53.D35]/[Marlin54.D35]" office:value-type="percentage" office:value="1.00052845914256">
            <text:p>100.05%</text:p>
          </table:table-cell>
          <table:table-cell table:style-name="ce17" table:formula="of:=[Marlin53.E35]/[Marlin54.E35]" office:value-type="percentage" office:value="1.00039260267531">
            <text:p>100.04%</text:p>
          </table:table-cell>
          <table:table-cell table:style-name="ce17" table:formula="of:=[Marlin53.F35]/[Marlin54.F35]" office:value-type="percentage" office:value="0.986478711162255">
            <text:p>98.65%</text:p>
          </table:table-cell>
          <table:table-cell table:style-name="ce17" table:formula="of:=[Marlin53.G35]/[Marlin54.G35]" office:value-type="percentage" office:value="1.00039259166584">
            <text:p>100.04%</text:p>
          </table:table-cell>
          <table:table-cell table:style-name="ce19" table:formula="of:=[Marlin53.H35]/[Marlin54.H35]" office:value-type="percentage" office:value="1.00028690718339">
            <text:p>100.03%</text:p>
          </table:table-cell>
          <table:table-cell table:style-name="ce17" table:formula="of:=[Marlin53.I35]/[Marlin54.I35]" office:value-type="percentage" office:value="1.00688503656442">
            <text:p>100.69%</text:p>
          </table:table-cell>
          <table:table-cell table:style-name="ce17" table:formula="of:=[Marlin53.J35]/[Marlin54.J35]" office:value-type="percentage" office:value="1.0073683966899">
            <text:p>100.74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44_vs_54" table:style-name="ta1" table:print="false">
        <table:shapes>
          <draw:frame draw:z-index="0" draw:style-name="gr1" svg:width="8.7008in" svg:height="5.3346in" svg:x="0in" svg:y="6.0354in">
            <draw:object draw:notify-on-update-of-ranges="Marlin44_vs_54.A4:Marlin44_vs_54.B27 Marlin44_vs_54.H3:Marlin44_vs_54.H3 Marlin44_vs_54.H4:Marlin44_vs_54.H27" xlink:href="./Object 9" xlink:type="simple" xlink:show="embed" xlink:actuate="onLoad"/>
            <draw:image xlink:href="./ObjectReplacements/Object 9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44.B1]/[Marlin54.B1]" office:value-type="percentage" office:value="1.0298526575987">
            <text:p>102.99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4];[Marlin54.C4])" office:value-type="float" office:value="99">
            <text:p>99</text:p>
          </table:table-cell>
          <table:table-cell table:style-name="ce15" table:formula="of:=([Marlin44.D4])/[Marlin54.D4]" office:value-type="percentage" office:value="1.03738512553292">
            <text:p>103.74%</text:p>
          </table:table-cell>
          <table:table-cell table:style-name="ce15" table:formula="of:=([Marlin44.E4])/[Marlin54.E4]" office:value-type="percentage" office:value="1.03742574633239">
            <text:p>103.74%</text:p>
          </table:table-cell>
          <table:table-cell table:style-name="ce15" table:formula="of:=([Marlin44.F4])/[Marlin54.F4]" office:value-type="percentage" office:value="0.966814159292035">
            <text:p>96.68%</text:p>
          </table:table-cell>
          <table:table-cell table:style-name="ce15" table:formula="of:=([Marlin44.G4])/[Marlin54.G4]" office:value-type="percentage" office:value="1.03742432581178">
            <text:p>103.74%</text:p>
          </table:table-cell>
          <table:table-cell table:style-name="ce18" table:formula="of:=([Marlin44.H4])/[Marlin54.H4]" office:value-type="percentage" office:value="1.03682516982481">
            <text:p>103.68%</text:p>
          </table:table-cell>
          <table:table-cell table:style-name="ce15" table:formula="of:=([Marlin44.I4])/[Marlin54.I4]" office:value-type="percentage" office:value="1.03677483545079">
            <text:p>103.68%</text:p>
          </table:table-cell>
          <table:table-cell table:style-name="ce15" table:formula="of:=([Marlin44.J4])/[Marlin54.J4]" office:value-type="percentage" office:value="1.02975618495415">
            <text:p>102.9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5];[Marlin54.C5])" office:value-type="float" office:value="198">
            <text:p>198</text:p>
          </table:table-cell>
          <table:table-cell table:style-name="ce15" table:formula="of:=([Marlin44.D5])/[Marlin54.D5]" office:value-type="percentage" office:value="1.03313039784794">
            <text:p>103.31%</text:p>
          </table:table-cell>
          <table:table-cell table:style-name="ce15" table:formula="of:=([Marlin44.E5])/[Marlin54.E5]" office:value-type="percentage" office:value="1.03312020686846">
            <text:p>103.31%</text:p>
          </table:table-cell>
          <table:table-cell table:style-name="ce15" table:formula="of:=([Marlin44.F5])/[Marlin54.F5]" office:value-type="percentage" office:value="0.986666666666667">
            <text:p>98.67%</text:p>
          </table:table-cell>
          <table:table-cell table:style-name="ce15" table:formula="of:=([Marlin44.G5])/[Marlin54.G5]" office:value-type="percentage" office:value="1.03309897816424">
            <text:p>103.31%</text:p>
          </table:table-cell>
          <table:table-cell table:style-name="ce18" table:formula="of:=([Marlin44.H5])/[Marlin54.H5]" office:value-type="percentage" office:value="1.03245120971965">
            <text:p>103.25%</text:p>
          </table:table-cell>
          <table:table-cell table:style-name="ce15" table:formula="of:=([Marlin44.I5])/[Marlin54.I5]" office:value-type="percentage" office:value="1.03227535921081">
            <text:p>103.23%</text:p>
          </table:table-cell>
          <table:table-cell table:style-name="ce15" table:formula="of:=([Marlin44.J5])/[Marlin54.J5]" office:value-type="percentage" office:value="1.03265455879655">
            <text:p>103.2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6];[Marlin54.C6])" office:value-type="float" office:value="396">
            <text:p>396</text:p>
          </table:table-cell>
          <table:table-cell table:style-name="ce15" table:formula="of:=([Marlin44.D6])/[Marlin54.D6]" office:value-type="percentage" office:value="1.03648148776598">
            <text:p>103.65%</text:p>
          </table:table-cell>
          <table:table-cell table:style-name="ce15" table:formula="of:=([Marlin44.E6])/[Marlin54.E6]" office:value-type="percentage" office:value="1.03630715958855">
            <text:p>103.63%</text:p>
          </table:table-cell>
          <table:table-cell table:style-name="ce15" table:formula="of:=([Marlin44.F6])/[Marlin54.F6]" office:value-type="percentage" office:value="1.06225374310481">
            <text:p>106.23%</text:p>
          </table:table-cell>
          <table:table-cell table:style-name="ce15" table:formula="of:=([Marlin44.G6])/[Marlin54.G6]" office:value-type="percentage" office:value="1.03633309009452">
            <text:p>103.63%</text:p>
          </table:table-cell>
          <table:table-cell table:style-name="ce18" table:formula="of:=([Marlin44.H6])/[Marlin54.H6]" office:value-type="percentage" office:value="1.0368542611701">
            <text:p>103.69%</text:p>
          </table:table-cell>
          <table:table-cell table:style-name="ce15" table:formula="of:=([Marlin44.I6])/[Marlin54.I6]" office:value-type="percentage" office:value="1.03813165418413">
            <text:p>103.81%</text:p>
          </table:table-cell>
          <table:table-cell table:style-name="ce15" table:formula="of:=([Marlin44.J6])/[Marlin54.J6]" office:value-type="percentage" office:value="1.08175097840267">
            <text:p>108.1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7];[Marlin54.C7])" office:value-type="float" office:value="308">
            <text:p>308</text:p>
          </table:table-cell>
          <table:table-cell table:style-name="ce15" table:formula="of:=([Marlin44.D7])/[Marlin54.D7]" office:value-type="percentage" office:value="1.03604129002158">
            <text:p>103.60%</text:p>
          </table:table-cell>
          <table:table-cell table:style-name="ce15" table:formula="of:=([Marlin44.E7])/[Marlin54.E7]" office:value-type="percentage" office:value="1.03608398151939">
            <text:p>103.61%</text:p>
          </table:table-cell>
          <table:table-cell table:style-name="ce15" table:formula="of:=([Marlin44.F7])/[Marlin54.F7]" office:value-type="percentage" office:value="1.04375">
            <text:p>104.38%</text:p>
          </table:table-cell>
          <table:table-cell table:style-name="ce15" table:formula="of:=([Marlin44.G7])/[Marlin54.G7]" office:value-type="percentage" office:value="1.03608187134503">
            <text:p>103.61%</text:p>
          </table:table-cell>
          <table:table-cell table:style-name="ce18" table:formula="of:=([Marlin44.H7])/[Marlin54.H7]" office:value-type="percentage" office:value="1.03615504953937">
            <text:p>103.62%</text:p>
          </table:table-cell>
          <table:table-cell table:style-name="ce15" table:formula="of:=([Marlin44.I7])/[Marlin54.I7]" office:value-type="percentage" office:value="1.03448682426458">
            <text:p>103.45%</text:p>
          </table:table-cell>
          <table:table-cell table:style-name="ce15" table:formula="of:=([Marlin44.J7])/[Marlin54.J7]" office:value-type="percentage" office:value="1.01864969909729">
            <text:p>101.8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8];[Marlin54.C8])" office:value-type="float" office:value="616">
            <text:p>616</text:p>
          </table:table-cell>
          <table:table-cell table:style-name="ce15" table:formula="of:=([Marlin44.D8])/[Marlin54.D8]" office:value-type="percentage" office:value="1.03219759620686">
            <text:p>103.22%</text:p>
          </table:table-cell>
          <table:table-cell table:style-name="ce15" table:formula="of:=([Marlin44.E8])/[Marlin54.E8]" office:value-type="percentage" office:value="1.03208349439505">
            <text:p>103.21%</text:p>
          </table:table-cell>
          <table:table-cell table:style-name="ce15" table:formula="of:=([Marlin44.F8])/[Marlin54.F8]" office:value-type="percentage" office:value="1.03718459495352">
            <text:p>103.72%</text:p>
          </table:table-cell>
          <table:table-cell table:style-name="ce15" table:formula="of:=([Marlin44.G8])/[Marlin54.G8]" office:value-type="percentage" office:value="1.03211211653057">
            <text:p>103.21%</text:p>
          </table:table-cell>
          <table:table-cell table:style-name="ce18" table:formula="of:=([Marlin44.H8])/[Marlin54.H8]" office:value-type="percentage" office:value="1.03223412151416">
            <text:p>103.22%</text:p>
          </table:table-cell>
          <table:table-cell table:style-name="ce15" table:formula="of:=([Marlin44.I8])/[Marlin54.I8]" office:value-type="percentage" office:value="1.03427227417819">
            <text:p>103.43%</text:p>
          </table:table-cell>
          <table:table-cell table:style-name="ce15" table:formula="of:=([Marlin44.J8])/[Marlin54.J8]" office:value-type="percentage" office:value="1.03131631931218">
            <text:p>103.1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9];[Marlin54.C9])" office:value-type="float" office:value="1232">
            <text:p>1232</text:p>
          </table:table-cell>
          <table:table-cell table:style-name="ce15" table:formula="of:=([Marlin44.D9])/[Marlin54.D9]" office:value-type="percentage" office:value="1.03436372195199">
            <text:p>103.44%</text:p>
          </table:table-cell>
          <table:table-cell table:style-name="ce15" table:formula="of:=([Marlin44.E9])/[Marlin54.E9]" office:value-type="percentage" office:value="1.03428063013555">
            <text:p>103.43%</text:p>
          </table:table-cell>
          <table:table-cell table:style-name="ce15" table:formula="of:=([Marlin44.F9])/[Marlin54.F9]" office:value-type="percentage" office:value="1.01790763430726">
            <text:p>101.79%</text:p>
          </table:table-cell>
          <table:table-cell table:style-name="ce15" table:formula="of:=([Marlin44.G9])/[Marlin54.G9]" office:value-type="percentage" office:value="1.03428093645485">
            <text:p>103.43%</text:p>
          </table:table-cell>
          <table:table-cell table:style-name="ce18" table:formula="of:=([Marlin44.H9])/[Marlin54.H9]" office:value-type="percentage" office:value="1.03341927806426">
            <text:p>103.34%</text:p>
          </table:table-cell>
          <table:table-cell table:style-name="ce15" table:formula="of:=([Marlin44.I9])/[Marlin54.I9]" office:value-type="percentage" office:value="1.09502103786816">
            <text:p>109.50%</text:p>
          </table:table-cell>
          <table:table-cell table:style-name="ce15" table:formula="of:=([Marlin44.J9])/[Marlin54.J9]" office:value-type="percentage" office:value="1.03496620678099">
            <text:p>103.5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10];[Marlin54.C10])" office:value-type="float" office:value="340">
            <text:p>340</text:p>
          </table:table-cell>
          <table:table-cell table:style-name="ce15" table:formula="of:=([Marlin44.D10])/[Marlin54.D10]" office:value-type="percentage" office:value="1.03308202261796">
            <text:p>103.31%</text:p>
          </table:table-cell>
          <table:table-cell table:style-name="ce15" table:formula="of:=([Marlin44.E10])/[Marlin54.E10]" office:value-type="percentage" office:value="1.03314017839703">
            <text:p>103.31%</text:p>
          </table:table-cell>
          <table:table-cell table:style-name="ce15" table:formula="of:=([Marlin44.F10])/[Marlin54.F10]" office:value-type="percentage" office:value="0.911602209944751">
            <text:p>91.16%</text:p>
          </table:table-cell>
          <table:table-cell table:style-name="ce15" table:formula="of:=([Marlin44.G10])/[Marlin54.G10]" office:value-type="percentage" office:value="1.03313802083333">
            <text:p>103.31%</text:p>
          </table:table-cell>
          <table:table-cell table:style-name="ce18" table:formula="of:=([Marlin44.H10])/[Marlin54.H10]" office:value-type="percentage" office:value="1.03166023166023">
            <text:p>103.17%</text:p>
          </table:table-cell>
          <table:table-cell table:style-name="ce15" table:formula="of:=([Marlin44.I10])/[Marlin54.I10]" office:value-type="percentage" office:value="1.03253952633996">
            <text:p>103.25%</text:p>
          </table:table-cell>
          <table:table-cell table:style-name="ce15" table:formula="of:=([Marlin44.J10])/[Marlin54.J10]" office:value-type="percentage" office:value="1.02309007981756">
            <text:p>102.31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11];[Marlin54.C11])" office:value-type="float" office:value="680">
            <text:p>680</text:p>
          </table:table-cell>
          <table:table-cell table:style-name="ce15" table:formula="of:=([Marlin44.D11])/[Marlin54.D11]" office:value-type="percentage" office:value="1.02704028450549">
            <text:p>102.70%</text:p>
          </table:table-cell>
          <table:table-cell table:style-name="ce15" table:formula="of:=([Marlin44.E11])/[Marlin54.E11]" office:value-type="percentage" office:value="1.02700214789813">
            <text:p>102.70%</text:p>
          </table:table-cell>
          <table:table-cell table:style-name="ce15" table:formula="of:=([Marlin44.F11])/[Marlin54.F11]" office:value-type="percentage" office:value="1.03971962616822">
            <text:p>103.97%</text:p>
          </table:table-cell>
          <table:table-cell table:style-name="ce15" table:formula="of:=([Marlin44.G11])/[Marlin54.G11]" office:value-type="percentage" office:value="1.02705521472393">
            <text:p>102.71%</text:p>
          </table:table-cell>
          <table:table-cell table:style-name="ce18" table:formula="of:=([Marlin44.H11])/[Marlin54.H11]" office:value-type="percentage" office:value="1.02726783471865">
            <text:p>102.73%</text:p>
          </table:table-cell>
          <table:table-cell table:style-name="ce15" table:formula="of:=([Marlin44.I11])/[Marlin54.I11]" office:value-type="percentage" office:value="1.00235819784039">
            <text:p>100.24%</text:p>
          </table:table-cell>
          <table:table-cell table:style-name="ce15" table:formula="of:=([Marlin44.J11])/[Marlin54.J11]" office:value-type="percentage" office:value="1.03160356011465">
            <text:p>103.1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12];[Marlin54.C12])" office:value-type="float" office:value="1360">
            <text:p>1360</text:p>
          </table:table-cell>
          <table:table-cell table:style-name="ce15" table:formula="of:=([Marlin44.D12])/[Marlin54.D12]" office:value-type="percentage" office:value="1.03142640982366">
            <text:p>103.14%</text:p>
          </table:table-cell>
          <table:table-cell table:style-name="ce15" table:formula="of:=([Marlin44.E12])/[Marlin54.E12]" office:value-type="percentage" office:value="1.03143921751281">
            <text:p>103.14%</text:p>
          </table:table-cell>
          <table:table-cell table:style-name="ce15" table:formula="of:=([Marlin44.F12])/[Marlin54.F12]" office:value-type="percentage" office:value="1.0732044198895">
            <text:p>107.32%</text:p>
          </table:table-cell>
          <table:table-cell table:style-name="ce15" table:formula="of:=([Marlin44.G12])/[Marlin54.G12]" office:value-type="percentage" office:value="1.03152812518178">
            <text:p>103.15%</text:p>
          </table:table-cell>
          <table:table-cell table:style-name="ce18" table:formula="of:=([Marlin44.H12])/[Marlin54.H12]" office:value-type="percentage" office:value="1.03312849162011">
            <text:p>103.31%</text:p>
          </table:table-cell>
          <table:table-cell table:style-name="ce15" table:formula="of:=([Marlin44.I12])/[Marlin54.I12]" office:value-type="percentage" office:value="1.03136363636364">
            <text:p>103.14%</text:p>
          </table:table-cell>
          <table:table-cell table:style-name="ce15" table:formula="of:=([Marlin44.J12])/[Marlin54.J12]" office:value-type="percentage" office:value="1.029496656107">
            <text:p>102.9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13];[Marlin54.C13])" office:value-type="float" office:value="25">
            <text:p>25</text:p>
          </table:table-cell>
          <table:table-cell table:style-name="ce15" table:formula="of:=([Marlin44.D13])/[Marlin54.D13]" office:value-type="percentage" office:value="1.03439236295213">
            <text:p>103.44%</text:p>
          </table:table-cell>
          <table:table-cell table:style-name="ce15" table:formula="of:=([Marlin44.E13])/[Marlin54.E13]" office:value-type="percentage" office:value="1.03432245399257">
            <text:p>103.43%</text:p>
          </table:table-cell>
          <table:table-cell table:style-name="ce15" table:formula="of:=([Marlin44.F13])/[Marlin54.F13]" office:value-type="percentage" office:value="0.790645879732739">
            <text:p>79.06%</text:p>
          </table:table-cell>
          <table:table-cell table:style-name="ce15" table:formula="of:=([Marlin44.G13])/[Marlin54.G13]" office:value-type="percentage" office:value="1.03431990312692">
            <text:p>103.43%</text:p>
          </table:table-cell>
          <table:table-cell table:style-name="ce18" table:formula="of:=([Marlin44.H13])/[Marlin54.H13]" office:value-type="percentage" office:value="1.0337839833061">
            <text:p>103.38%</text:p>
          </table:table-cell>
          <table:table-cell table:style-name="ce15" table:formula="of:=([Marlin44.I13])/[Marlin54.I13]" office:value-type="percentage" office:value="1.03318070719803">
            <text:p>103.32%</text:p>
          </table:table-cell>
          <table:table-cell table:style-name="ce15" table:formula="of:=([Marlin44.J13])/[Marlin54.J13]" office:value-type="percentage" office:value="1.03721158446083">
            <text:p>103.7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14];[Marlin54.C14])" office:value-type="float" office:value="50">
            <text:p>50</text:p>
          </table:table-cell>
          <table:table-cell table:style-name="ce15" table:formula="of:=([Marlin44.D14])/[Marlin54.D14]" office:value-type="percentage" office:value="1.02323652924299">
            <text:p>102.32%</text:p>
          </table:table-cell>
          <table:table-cell table:style-name="ce15" table:formula="of:=([Marlin44.E14])/[Marlin54.E14]" office:value-type="percentage" office:value="1.02312152827825">
            <text:p>102.31%</text:p>
          </table:table-cell>
          <table:table-cell table:style-name="ce15" table:formula="of:=([Marlin44.F14])/[Marlin54.F14]" office:value-type="percentage" office:value="0.726768968456948">
            <text:p>72.68%</text:p>
          </table:table-cell>
          <table:table-cell table:style-name="ce15" table:formula="of:=([Marlin44.G14])/[Marlin54.G14]" office:value-type="percentage" office:value="1.02311456834253">
            <text:p>102.31%</text:p>
          </table:table-cell>
          <table:table-cell table:style-name="ce18" table:formula="of:=([Marlin44.H14])/[Marlin54.H14]" office:value-type="percentage" office:value="1.02158782822389">
            <text:p>102.16%</text:p>
          </table:table-cell>
          <table:table-cell table:style-name="ce15" table:formula="of:=([Marlin44.I14])/[Marlin54.I14]" office:value-type="percentage" office:value="1.03502216179347">
            <text:p>103.50%</text:p>
          </table:table-cell>
          <table:table-cell table:style-name="ce15" table:formula="of:=([Marlin44.J14])/[Marlin54.J14]" office:value-type="percentage" office:value="1.01738021085758">
            <text:p>101.7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15];[Marlin54.C15])" office:value-type="float" office:value="100">
            <text:p>100</text:p>
          </table:table-cell>
          <table:table-cell table:style-name="ce15" table:formula="of:=([Marlin44.D15])/[Marlin54.D15]" office:value-type="percentage" office:value="1.03327351319638">
            <text:p>103.33%</text:p>
          </table:table-cell>
          <table:table-cell table:style-name="ce15" table:formula="of:=([Marlin44.E15])/[Marlin54.E15]" office:value-type="percentage" office:value="1.03319649763899">
            <text:p>103.32%</text:p>
          </table:table-cell>
          <table:table-cell table:style-name="ce15" table:formula="of:=([Marlin44.F15])/[Marlin54.F15]" office:value-type="percentage" office:value="0.867663981588032">
            <text:p>86.77%</text:p>
          </table:table-cell>
          <table:table-cell table:style-name="ce15" table:formula="of:=([Marlin44.G15])/[Marlin54.G15]" office:value-type="percentage" office:value="1.03318693834585">
            <text:p>103.32%</text:p>
          </table:table-cell>
          <table:table-cell table:style-name="ce18" table:formula="of:=([Marlin44.H15])/[Marlin54.H15]" office:value-type="percentage" office:value="1.03196017557007">
            <text:p>103.20%</text:p>
          </table:table-cell>
          <table:table-cell table:style-name="ce15" table:formula="of:=([Marlin44.I15])/[Marlin54.I15]" office:value-type="percentage" office:value="1.04031629919411">
            <text:p>104.03%</text:p>
          </table:table-cell>
          <table:table-cell table:style-name="ce15" table:formula="of:=([Marlin44.J15])/[Marlin54.J15]" office:value-type="percentage" office:value="1.03399940665681">
            <text:p>103.4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16];[Marlin54.C16])" office:value-type="float" office:value="695">
            <text:p>695</text:p>
          </table:table-cell>
          <table:table-cell table:style-name="ce15" table:formula="of:=([Marlin44.D16])/[Marlin54.D16]" office:value-type="percentage" office:value="1.02462838822501">
            <text:p>102.46%</text:p>
          </table:table-cell>
          <table:table-cell table:style-name="ce15" table:formula="of:=([Marlin44.E16])/[Marlin54.E16]" office:value-type="percentage" office:value="1.02478134110787">
            <text:p>102.48%</text:p>
          </table:table-cell>
          <table:table-cell table:style-name="ce15" table:formula="of:=([Marlin44.F16])/[Marlin54.F16]" office:value-type="percentage" office:value="0.869565217391304">
            <text:p>86.96%</text:p>
          </table:table-cell>
          <table:table-cell table:style-name="ce15" table:formula="of:=([Marlin44.G16])/[Marlin54.G16]" office:value-type="percentage" office:value="1.02462838822501">
            <text:p>102.46%</text:p>
          </table:table-cell>
          <table:table-cell table:style-name="ce18" table:formula="of:=([Marlin44.H16])/[Marlin54.H16]" office:value-type="percentage" office:value="1.02157451064438">
            <text:p>102.16%</text:p>
          </table:table-cell>
          <table:table-cell table:style-name="ce15" table:formula="of:=([Marlin44.I16])/[Marlin54.I16]" office:value-type="percentage" office:value="1.02685950413223">
            <text:p>102.69%</text:p>
          </table:table-cell>
          <table:table-cell table:style-name="ce15" table:formula="of:=([Marlin44.J16])/[Marlin54.J16]" office:value-type="percentage" office:value="1.01433021806854">
            <text:p>101.4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17];[Marlin54.C17])" office:value-type="float" office:value="1390">
            <text:p>1390</text:p>
          </table:table-cell>
          <table:table-cell table:style-name="ce15" table:formula="of:=([Marlin44.D17])/[Marlin54.D17]" office:value-type="percentage" office:value="1.02868796736914">
            <text:p>102.87%</text:p>
          </table:table-cell>
          <table:table-cell table:style-name="ce15" table:formula="of:=([Marlin44.E17])/[Marlin54.E17]" office:value-type="percentage" office:value="1.02868796736914">
            <text:p>102.87%</text:p>
          </table:table-cell>
          <table:table-cell table:style-name="ce15" table:formula="of:=([Marlin44.F17])/[Marlin54.F17]" office:value-type="percentage" office:value="1.07142857142857">
            <text:p>107.14%</text:p>
          </table:table-cell>
          <table:table-cell table:style-name="ce15" table:formula="of:=([Marlin44.G17])/[Marlin54.G17]" office:value-type="percentage" office:value="1.02868796736914">
            <text:p>102.87%</text:p>
          </table:table-cell>
          <table:table-cell table:style-name="ce18" table:formula="of:=([Marlin44.H17])/[Marlin54.H17]" office:value-type="percentage" office:value="1.02917058744455">
            <text:p>102.92%</text:p>
          </table:table-cell>
          <table:table-cell table:style-name="ce15" table:formula="of:=([Marlin44.I17])/[Marlin54.I17]" office:value-type="percentage" office:value="1.04927832045488">
            <text:p>104.93%</text:p>
          </table:table-cell>
          <table:table-cell table:style-name="ce15" table:formula="of:=([Marlin44.J17])/[Marlin54.J17]" office:value-type="percentage" office:value="1.01195776618751">
            <text:p>101.2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18];[Marlin54.C18])" office:value-type="float" office:value="2780">
            <text:p>2780</text:p>
          </table:table-cell>
          <table:table-cell table:style-name="ce15" table:formula="of:=([Marlin44.D18])/[Marlin54.D18]" office:value-type="percentage" office:value="1.02741514360313">
            <text:p>102.74%</text:p>
          </table:table-cell>
          <table:table-cell table:style-name="ce15" table:formula="of:=([Marlin44.E18])/[Marlin54.E18]" office:value-type="percentage" office:value="1.02742588481128">
            <text:p>102.74%</text:p>
          </table:table-cell>
          <table:table-cell table:style-name="ce15" table:formula="of:=([Marlin44.F18])/[Marlin54.F18]" office:value-type="percentage" office:value="1.18085106382979">
            <text:p>118.09%</text:p>
          </table:table-cell>
          <table:table-cell table:style-name="ce15" table:formula="of:=([Marlin44.G18])/[Marlin54.G18]" office:value-type="percentage" office:value="1.02766901592274">
            <text:p>102.77%</text:p>
          </table:table-cell>
          <table:table-cell table:style-name="ce18" table:formula="of:=([Marlin44.H18])/[Marlin54.H18]" office:value-type="percentage" office:value="1.03300579491056">
            <text:p>103.30%</text:p>
          </table:table-cell>
          <table:table-cell table:style-name="ce15" table:formula="of:=([Marlin44.I18])/[Marlin54.I18]" office:value-type="percentage" office:value="1.03">
            <text:p>103.00%</text:p>
          </table:table-cell>
          <table:table-cell table:style-name="ce15" table:formula="of:=([Marlin44.J18])/[Marlin54.J18]" office:value-type="percentage" office:value="1.00608058191737">
            <text:p>100.6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19];[Marlin54.C19])" office:value-type="float" office:value="1484">
            <text:p>1484</text:p>
          </table:table-cell>
          <table:table-cell table:style-name="ce15" table:formula="of:=([Marlin44.D19])/[Marlin54.D19]" office:value-type="percentage" office:value="1.02111486486486">
            <text:p>102.11%</text:p>
          </table:table-cell>
          <table:table-cell table:style-name="ce15" table:formula="of:=([Marlin44.E19])/[Marlin54.E19]" office:value-type="percentage" office:value="1.02112081103914">
            <text:p>102.11%</text:p>
          </table:table-cell>
          <table:table-cell table:style-name="ce15" table:formula="of:=([Marlin44.F19])/[Marlin54.F19]" office:value-type="percentage" office:value="1">
            <text:p>100.00%</text:p>
          </table:table-cell>
          <table:table-cell table:style-name="ce15" table:formula="of:=([Marlin44.G19])/[Marlin54.G19]" office:value-type="percentage" office:value="1.02111486486486">
            <text:p>102.11%</text:p>
          </table:table-cell>
          <table:table-cell table:style-name="ce18" table:formula="of:=([Marlin44.H19])/[Marlin54.H19]" office:value-type="percentage" office:value="1.02107014139174">
            <text:p>102.11%</text:p>
          </table:table-cell>
          <table:table-cell table:style-name="ce15" table:formula="of:=([Marlin44.I19])/[Marlin54.I19]" office:value-type="percentage" office:value="1.022215892908">
            <text:p>102.22%</text:p>
          </table:table-cell>
          <table:table-cell table:style-name="ce15" table:formula="of:=([Marlin44.J19])/[Marlin54.J19]" office:value-type="percentage" office:value="1.02889165628892">
            <text:p>102.8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20];[Marlin54.C20])" office:value-type="float" office:value="2968">
            <text:p>2968</text:p>
          </table:table-cell>
          <table:table-cell table:style-name="ce15" table:formula="of:=([Marlin44.D20])/[Marlin54.D20]" office:value-type="percentage" office:value="1.02364505844846">
            <text:p>102.36%</text:p>
          </table:table-cell>
          <table:table-cell table:style-name="ce15" table:formula="of:=([Marlin44.E20])/[Marlin54.E20]" office:value-type="percentage" office:value="1.02364505844846">
            <text:p>102.36%</text:p>
          </table:table-cell>
          <table:table-cell table:style-name="ce15" table:formula="of:=([Marlin44.F20])/[Marlin54.F20]" office:value-type="percentage" office:value="1.08888888888889">
            <text:p>108.89%</text:p>
          </table:table-cell>
          <table:table-cell table:style-name="ce15" table:formula="of:=([Marlin44.G20])/[Marlin54.G20]" office:value-type="percentage" office:value="1.02364505844846">
            <text:p>102.36%</text:p>
          </table:table-cell>
          <table:table-cell table:style-name="ce18" table:formula="of:=([Marlin44.H20])/[Marlin54.H20]" office:value-type="percentage" office:value="1.02468487394958">
            <text:p>102.47%</text:p>
          </table:table-cell>
          <table:table-cell table:style-name="ce15" table:formula="of:=([Marlin44.I20])/[Marlin54.I20]" office:value-type="percentage" office:value="1.02155416903006">
            <text:p>102.16%</text:p>
          </table:table-cell>
          <table:table-cell table:style-name="ce15" table:formula="of:=([Marlin44.J20])/[Marlin54.J20]" office:value-type="percentage" office:value="1.01398773006135">
            <text:p>101.4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21];[Marlin54.C21])" office:value-type="float" office:value="5936">
            <text:p>5936</text:p>
          </table:table-cell>
          <table:table-cell table:style-name="ce15" table:formula="of:=([Marlin44.D21])/[Marlin54.D21]" office:value-type="percentage" office:value="1.02313167259786">
            <text:p>102.31%</text:p>
          </table:table-cell>
          <table:table-cell table:style-name="ce15" table:formula="of:=([Marlin44.E21])/[Marlin54.E21]" office:value-type="percentage" office:value="1.02313755403">
            <text:p>102.31%</text:p>
          </table:table-cell>
          <table:table-cell table:style-name="ce15" table:formula="of:=([Marlin44.F21])/[Marlin54.F21]" office:value-type="percentage" office:value="1.125">
            <text:p>112.50%</text:p>
          </table:table-cell>
          <table:table-cell table:style-name="ce15" table:formula="of:=([Marlin44.G21])/[Marlin54.G21]" office:value-type="percentage" office:value="1.02311404622809">
            <text:p>102.31%</text:p>
          </table:table-cell>
          <table:table-cell table:style-name="ce18" table:formula="of:=([Marlin44.H21])/[Marlin54.H21]" office:value-type="percentage" office:value="1.02750060842054">
            <text:p>102.75%</text:p>
          </table:table-cell>
          <table:table-cell table:style-name="ce15" table:formula="of:=([Marlin44.I21])/[Marlin54.I21]" office:value-type="percentage" office:value="1.01724625388748">
            <text:p>101.72%</text:p>
          </table:table-cell>
          <table:table-cell table:style-name="ce15" table:formula="of:=([Marlin44.J21])/[Marlin54.J21]" office:value-type="percentage" office:value="0.993372712865581">
            <text:p>99.3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22];[Marlin54.C22])" office:value-type="float" office:value="832">
            <text:p>832</text:p>
          </table:table-cell>
          <table:table-cell table:style-name="ce15" table:formula="of:=([Marlin44.D22])/[Marlin54.D22]" office:value-type="percentage" office:value="1.03021673785793">
            <text:p>103.02%</text:p>
          </table:table-cell>
          <table:table-cell table:style-name="ce15" table:formula="of:=([Marlin44.E22])/[Marlin54.E22]" office:value-type="percentage" office:value="1.03005853504192">
            <text:p>103.01%</text:p>
          </table:table-cell>
          <table:table-cell table:style-name="ce15" table:formula="of:=([Marlin44.F22])/[Marlin54.F22]" office:value-type="percentage" office:value="0.975903614457831">
            <text:p>97.59%</text:p>
          </table:table-cell>
          <table:table-cell table:style-name="ce15" table:formula="of:=([Marlin44.G22])/[Marlin54.G22]" office:value-type="percentage" office:value="1.03005853504192">
            <text:p>103.01%</text:p>
          </table:table-cell>
          <table:table-cell table:style-name="ce18" table:formula="of:=([Marlin44.H22])/[Marlin54.H22]" office:value-type="percentage" office:value="1.02951741371232">
            <text:p>102.95%</text:p>
          </table:table-cell>
          <table:table-cell table:style-name="ce15" table:formula="of:=([Marlin44.I22])/[Marlin54.I22]" office:value-type="percentage" office:value="1.02871271335141">
            <text:p>102.87%</text:p>
          </table:table-cell>
          <table:table-cell table:style-name="ce15" table:formula="of:=([Marlin44.J22])/[Marlin54.J22]" office:value-type="percentage" office:value="1.03268817204301">
            <text:p>103.2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23];[Marlin54.C23])" office:value-type="float" office:value="1664">
            <text:p>1664</text:p>
          </table:table-cell>
          <table:table-cell table:style-name="ce15" table:formula="of:=([Marlin44.D23])/[Marlin54.D23]" office:value-type="percentage" office:value="1.03059532780708">
            <text:p>103.06%</text:p>
          </table:table-cell>
          <table:table-cell table:style-name="ce15" table:formula="of:=([Marlin44.E23])/[Marlin54.E23]" office:value-type="percentage" office:value="1.03075067832379">
            <text:p>103.08%</text:p>
          </table:table-cell>
          <table:table-cell table:style-name="ce15" table:formula="of:=([Marlin44.F23])/[Marlin54.F23]" office:value-type="percentage" office:value="1.27397260273973">
            <text:p>127.40%</text:p>
          </table:table-cell>
          <table:table-cell table:style-name="ce15" table:formula="of:=([Marlin44.G23])/[Marlin54.G23]" office:value-type="percentage" office:value="1.03059532780708">
            <text:p>103.06%</text:p>
          </table:table-cell>
          <table:table-cell table:style-name="ce18" table:formula="of:=([Marlin44.H23])/[Marlin54.H23]" office:value-type="percentage" office:value="1.03339794244819">
            <text:p>103.34%</text:p>
          </table:table-cell>
          <table:table-cell table:style-name="ce15" table:formula="of:=([Marlin44.I23])/[Marlin54.I23]" office:value-type="percentage" office:value="1.04515929477266">
            <text:p>104.52%</text:p>
          </table:table-cell>
          <table:table-cell table:style-name="ce15" table:formula="of:=([Marlin44.J23])/[Marlin54.J23]" office:value-type="percentage" office:value="1.02614471452798">
            <text:p>102.6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24];[Marlin54.C24])" office:value-type="float" office:value="3328">
            <text:p>3328</text:p>
          </table:table-cell>
          <table:table-cell table:style-name="ce15" table:formula="of:=([Marlin44.D24])/[Marlin54.D24]" office:value-type="percentage" office:value="1.02681772551269">
            <text:p>102.68%</text:p>
          </table:table-cell>
          <table:table-cell table:style-name="ce15" table:formula="of:=([Marlin44.E24])/[Marlin54.E24]" office:value-type="percentage" office:value="1.02668196815378">
            <text:p>102.67%</text:p>
          </table:table-cell>
          <table:table-cell table:style-name="ce15" table:formula="of:=([Marlin44.F24])/[Marlin54.F24]" office:value-type="percentage" office:value="1.08560311284047">
            <text:p>108.56%</text:p>
          </table:table-cell>
          <table:table-cell table:style-name="ce15" table:formula="of:=([Marlin44.G24])/[Marlin54.G24]" office:value-type="percentage" office:value="1.02681003584229">
            <text:p>102.68%</text:p>
          </table:table-cell>
          <table:table-cell table:style-name="ce18" table:formula="of:=([Marlin44.H24])/[Marlin54.H24]" office:value-type="percentage" office:value="1.02891933028919">
            <text:p>102.89%</text:p>
          </table:table-cell>
          <table:table-cell table:style-name="ce15" table:formula="of:=([Marlin44.I24])/[Marlin54.I24]" office:value-type="percentage" office:value="1.02940708949293">
            <text:p>102.94%</text:p>
          </table:table-cell>
          <table:table-cell table:style-name="ce15" table:formula="of:=([Marlin44.J24])/[Marlin54.J24]" office:value-type="percentage" office:value="1.08979998826911">
            <text:p>108.9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25];[Marlin54.C25])" office:value-type="float" office:value="1361">
            <text:p>1361</text:p>
          </table:table-cell>
          <table:table-cell table:style-name="ce15" table:formula="of:=([Marlin44.D25])/[Marlin54.D25]" office:value-type="percentage" office:value="1.02923518663534">
            <text:p>102.92%</text:p>
          </table:table-cell>
          <table:table-cell table:style-name="ce15" table:formula="of:=([Marlin44.E25])/[Marlin54.E25]" office:value-type="percentage" office:value="1.02923518663534">
            <text:p>102.92%</text:p>
          </table:table-cell>
          <table:table-cell table:style-name="ce15" table:formula="of:=([Marlin44.F25])/[Marlin54.F25]" office:value-type="percentage" office:value="1.14893617021277">
            <text:p>114.89%</text:p>
          </table:table-cell>
          <table:table-cell table:style-name="ce15" table:formula="of:=([Marlin44.G25])/[Marlin54.G25]" office:value-type="percentage" office:value="1.02923518663534">
            <text:p>102.92%</text:p>
          </table:table-cell>
          <table:table-cell table:style-name="ce18" table:formula="of:=([Marlin44.H25])/[Marlin54.H25]" office:value-type="percentage" office:value="1.03068592057762">
            <text:p>103.07%</text:p>
          </table:table-cell>
          <table:table-cell table:style-name="ce15" table:formula="of:=([Marlin44.I25])/[Marlin54.I25]" office:value-type="percentage" office:value="1.02790942601369">
            <text:p>102.79%</text:p>
          </table:table-cell>
          <table:table-cell table:style-name="ce15" table:formula="of:=([Marlin44.J25])/[Marlin54.J25]" office:value-type="percentage" office:value="1.05727186311787">
            <text:p>105.7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44.C26];[Marlin54.C26])" office:value-type="float" office:value="2722">
            <text:p>2722</text:p>
          </table:table-cell>
          <table:table-cell table:style-name="ce15" table:formula="of:=([Marlin44.D26])/[Marlin54.D26]" office:value-type="percentage" office:value="1.03095591877167">
            <text:p>103.10%</text:p>
          </table:table-cell>
          <table:table-cell table:style-name="ce15" table:formula="of:=([Marlin44.E26])/[Marlin54.E26]" office:value-type="percentage" office:value="1.03095591877167">
            <text:p>103.10%</text:p>
          </table:table-cell>
          <table:table-cell table:style-name="ce15" table:formula="of:=([Marlin44.F26])/[Marlin54.F26]" office:value-type="percentage" office:value="0.956521739130435">
            <text:p>95.65%</text:p>
          </table:table-cell>
          <table:table-cell table:style-name="ce15" table:formula="of:=([Marlin44.G26])/[Marlin54.G26]" office:value-type="percentage" office:value="1.03095591877167">
            <text:p>103.10%</text:p>
          </table:table-cell>
          <table:table-cell table:style-name="ce18" table:formula="of:=([Marlin44.H26])/[Marlin54.H26]" office:value-type="percentage" office:value="1.03011753183154">
            <text:p>103.01%</text:p>
          </table:table-cell>
          <table:table-cell table:style-name="ce15" table:formula="of:=([Marlin44.I26])/[Marlin54.I26]" office:value-type="percentage" office:value="1.06616696820884">
            <text:p>106.62%</text:p>
          </table:table-cell>
          <table:table-cell table:style-name="ce15" table:formula="of:=([Marlin44.J26])/[Marlin54.J26]" office:value-type="percentage" office:value="1.03558139534884">
            <text:p>103.5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44.C27];[Marlin54.C27])" office:value-type="float" office:value="5444">
            <text:p>5444</text:p>
          </table:table-cell>
          <table:table-cell table:style-name="ce15" table:formula="of:=([Marlin44.D27])/[Marlin54.D27]" office:value-type="percentage" office:value="1.03025289529662">
            <text:p>103.03%</text:p>
          </table:table-cell>
          <table:table-cell table:style-name="ce15" table:formula="of:=([Marlin44.E27])/[Marlin54.E27]" office:value-type="percentage" office:value="1.03002364066194">
            <text:p>103.00%</text:p>
          </table:table-cell>
          <table:table-cell table:style-name="ce15" table:formula="of:=([Marlin44.F27])/[Marlin54.F27]" office:value-type="percentage" office:value="1.2289156626506">
            <text:p>122.89%</text:p>
          </table:table-cell>
          <table:table-cell table:style-name="ce15" table:formula="of:=([Marlin44.G27])/[Marlin54.G27]" office:value-type="percentage" office:value="1.03047484053863">
            <text:p>103.05%</text:p>
          </table:table-cell>
          <table:table-cell table:style-name="ce18" table:formula="of:=([Marlin44.H27])/[Marlin54.H27]" office:value-type="percentage" office:value="1.03753412192903">
            <text:p>103.75%</text:p>
          </table:table-cell>
          <table:table-cell table:style-name="ce15" table:formula="of:=([Marlin44.I27])/[Marlin54.I27]" office:value-type="percentage" office:value="1.03319393622582">
            <text:p>103.32%</text:p>
          </table:table-cell>
          <table:table-cell table:style-name="ce15" table:formula="of:=([Marlin44.J27])/[Marlin54.J27]" office:value-type="percentage" office:value="1.07170860360681">
            <text:p>107.17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29];[Marlin54.C29])" office:value-type="float" office:value="731.285714285714">
            <text:p>731.2857142857</text:p>
          </table:table-cell>
          <table:table-cell table:style-name="ce16" table:formula="of:=[Marlin44.D29]/[Marlin54.D29]" office:value-type="percentage" office:value="1.03444660634339">
            <text:p>103.44%</text:p>
          </table:table-cell>
          <table:table-cell table:style-name="ce16" table:formula="of:=[Marlin44.E29]/[Marlin54.E29]" office:value-type="percentage" office:value="1.03448047525352">
            <text:p>103.45%</text:p>
          </table:table-cell>
          <table:table-cell table:style-name="ce16" table:formula="of:=[Marlin44.F29]/[Marlin54.F29]" office:value-type="percentage" office:value="0.966875559534467">
            <text:p>96.69%</text:p>
          </table:table-cell>
          <table:table-cell table:style-name="ce16" table:formula="of:=[Marlin44.G29]/[Marlin54.G29]" office:value-type="percentage" office:value="1.03446873315109">
            <text:p>103.45%</text:p>
          </table:table-cell>
          <table:table-cell table:style-name="ce18" table:formula="of:=[Marlin44.H29]/[Marlin54.H29]" office:value-type="percentage" office:value="1.03377360080128">
            <text:p>103.38%</text:p>
          </table:table-cell>
          <table:table-cell table:style-name="ce16" table:formula="of:=[Marlin44.I29]/[Marlin54.I29]" office:value-type="percentage" office:value="1.03385675036251">
            <text:p>103.39%</text:p>
          </table:table-cell>
          <table:table-cell table:style-name="ce16" table:formula="of:=[Marlin44.J29]/[Marlin54.J29]" office:value-type="percentage" office:value="1.0261479139791">
            <text:p>102.6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44.C30];[Marlin54.C30])" office:value-type="float" office:value="1462.57142857143">
            <text:p>1462.5714285714</text:p>
          </table:table-cell>
          <table:table-cell table:style-name="ce16" table:formula="of:=[Marlin44.D30]/[Marlin54.D30]" office:value-type="percentage" office:value="1.03126579920705">
            <text:p>103.13%</text:p>
          </table:table-cell>
          <table:table-cell table:style-name="ce16" table:formula="of:=[Marlin44.E30]/[Marlin54.E30]" office:value-type="percentage" office:value="1.03124556170998">
            <text:p>103.12%</text:p>
          </table:table-cell>
          <table:table-cell table:style-name="ce16" table:formula="of:=[Marlin44.F30]/[Marlin54.F30]" office:value-type="percentage" office:value="1.02750665483585">
            <text:p>102.75%</text:p>
          </table:table-cell>
          <table:table-cell table:style-name="ce16" table:formula="of:=[Marlin44.G30]/[Marlin54.G30]" office:value-type="percentage" office:value="1.03123807495363">
            <text:p>103.12%</text:p>
          </table:table-cell>
          <table:table-cell table:style-name="ce18" table:formula="of:=[Marlin44.H30]/[Marlin54.H30]" office:value-type="percentage" office:value="1.03116379047768">
            <text:p>103.12%</text:p>
          </table:table-cell>
          <table:table-cell table:style-name="ce16" table:formula="of:=[Marlin44.I30]/[Marlin54.I30]" office:value-type="percentage" office:value="1.03089103184">
            <text:p>103.09%</text:p>
          </table:table-cell>
          <table:table-cell table:style-name="ce16" table:formula="of:=[Marlin44.J30]/[Marlin54.J30]" office:value-type="percentage" office:value="1.03035646143927">
            <text:p>103.04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44.C31];[Marlin54.C31])" office:value-type="float" office:value="2925.14285714286">
            <text:p>2925.1428571429</text:p>
          </table:table-cell>
          <table:table-cell table:style-name="ce16" table:formula="of:=[Marlin44.D31]/[Marlin54.D31]" office:value-type="percentage" office:value="1.03357507158954">
            <text:p>103.36%</text:p>
          </table:table-cell>
          <table:table-cell table:style-name="ce16" table:formula="of:=[Marlin44.E31]/[Marlin54.E31]" office:value-type="percentage" office:value="1.03346102993525">
            <text:p>103.35%</text:p>
          </table:table-cell>
          <table:table-cell table:style-name="ce16" table:formula="of:=[Marlin44.F31]/[Marlin54.F31]" office:value-type="percentage" office:value="1.07217280813215">
            <text:p>107.22%</text:p>
          </table:table-cell>
          <table:table-cell table:style-name="ce16" table:formula="of:=[Marlin44.G31]/[Marlin54.G31]" office:value-type="percentage" office:value="1.03352504213923">
            <text:p>103.35%</text:p>
          </table:table-cell>
          <table:table-cell table:style-name="ce18" table:formula="of:=[Marlin44.H31]/[Marlin54.H31]" office:value-type="percentage" office:value="1.03472740545107">
            <text:p>103.47%</text:p>
          </table:table-cell>
          <table:table-cell table:style-name="ce16" table:formula="of:=[Marlin44.I31]/[Marlin54.I31]" office:value-type="percentage" office:value="1.04419025450313">
            <text:p>104.42%</text:p>
          </table:table-cell>
          <table:table-cell table:style-name="ce16" table:formula="of:=[Marlin44.J31]/[Marlin54.J31]" office:value-type="percentage" office:value="1.05252269325664">
            <text:p>105.25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44.C33];[Marlin54.C33])" office:value-type="float" office:value="25">
            <text:p>25</text:p>
          </table:table-cell>
          <table:table-cell table:style-name="ce17" table:formula="of:=[Marlin44.D33]/[Marlin54.D33]" office:value-type="percentage" office:value="1.03439236295213">
            <text:p>103.44%</text:p>
          </table:table-cell>
          <table:table-cell table:style-name="ce17" table:formula="of:=[Marlin44.E33]/[Marlin54.E33]" office:value-type="percentage" office:value="1.03432245399257">
            <text:p>103.43%</text:p>
          </table:table-cell>
          <table:table-cell table:style-name="ce17" table:formula="of:=[Marlin44.F33]/[Marlin54.F33]" office:value-type="percentage" office:value="0.790645879732739">
            <text:p>79.06%</text:p>
          </table:table-cell>
          <table:table-cell table:style-name="ce17" table:formula="of:=[Marlin44.G33]/[Marlin54.G33]" office:value-type="percentage" office:value="1.03431990312692">
            <text:p>103.43%</text:p>
          </table:table-cell>
          <table:table-cell table:style-name="ce19" table:formula="of:=[Marlin44.H33]/[Marlin54.H33]" office:value-type="percentage" office:value="1.0337839833061">
            <text:p>103.38%</text:p>
          </table:table-cell>
          <table:table-cell table:style-name="ce17" table:formula="of:=[Marlin44.I33]/[Marlin54.I33]" office:value-type="percentage" office:value="1.03318070719803">
            <text:p>103.32%</text:p>
          </table:table-cell>
          <table:table-cell table:style-name="ce17" table:formula="of:=[Marlin44.J33]/[Marlin54.J33]" office:value-type="percentage" office:value="1.03721158446083">
            <text:p>103.72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44.C34];[Marlin54.C34])" office:value-type="float" office:value="50">
            <text:p>50</text:p>
          </table:table-cell>
          <table:table-cell table:style-name="ce17" table:formula="of:=[Marlin44.D34]/[Marlin54.D34]" office:value-type="percentage" office:value="1.02323652924299">
            <text:p>102.32%</text:p>
          </table:table-cell>
          <table:table-cell table:style-name="ce17" table:formula="of:=[Marlin44.E34]/[Marlin54.E34]" office:value-type="percentage" office:value="1.02312152827825">
            <text:p>102.31%</text:p>
          </table:table-cell>
          <table:table-cell table:style-name="ce17" table:formula="of:=[Marlin44.F34]/[Marlin54.F34]" office:value-type="percentage" office:value="0.726768968456948">
            <text:p>72.68%</text:p>
          </table:table-cell>
          <table:table-cell table:style-name="ce17" table:formula="of:=[Marlin44.G34]/[Marlin54.G34]" office:value-type="percentage" office:value="1.02311456834253">
            <text:p>102.31%</text:p>
          </table:table-cell>
          <table:table-cell table:style-name="ce19" table:formula="of:=[Marlin44.H34]/[Marlin54.H34]" office:value-type="percentage" office:value="1.02158782822389">
            <text:p>102.16%</text:p>
          </table:table-cell>
          <table:table-cell table:style-name="ce17" table:formula="of:=[Marlin44.I34]/[Marlin54.I34]" office:value-type="percentage" office:value="1.03502216179347">
            <text:p>103.50%</text:p>
          </table:table-cell>
          <table:table-cell table:style-name="ce17" table:formula="of:=[Marlin44.J34]/[Marlin54.J34]" office:value-type="percentage" office:value="1.01738021085758">
            <text:p>101.74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44.C35];[Marlin54.C35])" office:value-type="float" office:value="100">
            <text:p>100</text:p>
          </table:table-cell>
          <table:table-cell table:style-name="ce17" table:formula="of:=[Marlin44.D35]/[Marlin54.D35]" office:value-type="percentage" office:value="1.03327351319638">
            <text:p>103.33%</text:p>
          </table:table-cell>
          <table:table-cell table:style-name="ce17" table:formula="of:=[Marlin44.E35]/[Marlin54.E35]" office:value-type="percentage" office:value="1.03319649763899">
            <text:p>103.32%</text:p>
          </table:table-cell>
          <table:table-cell table:style-name="ce17" table:formula="of:=[Marlin44.F35]/[Marlin54.F35]" office:value-type="percentage" office:value="0.867663981588032">
            <text:p>86.77%</text:p>
          </table:table-cell>
          <table:table-cell table:style-name="ce17" table:formula="of:=[Marlin44.G35]/[Marlin54.G35]" office:value-type="percentage" office:value="1.03318693834585">
            <text:p>103.32%</text:p>
          </table:table-cell>
          <table:table-cell table:style-name="ce19" table:formula="of:=[Marlin44.H35]/[Marlin54.H35]" office:value-type="percentage" office:value="1.03196017557007">
            <text:p>103.20%</text:p>
          </table:table-cell>
          <table:table-cell table:style-name="ce17" table:formula="of:=[Marlin44.I35]/[Marlin54.I35]" office:value-type="percentage" office:value="1.04031629919411">
            <text:p>104.03%</text:p>
          </table:table-cell>
          <table:table-cell table:style-name="ce17" table:formula="of:=[Marlin44.J35]/[Marlin54.J35]" office:value-type="percentage" office:value="1.03399940665681">
            <text:p>103.40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30_vs_54" table:style-name="ta1" table:print="false">
        <table:shapes>
          <draw:frame draw:z-index="0" draw:style-name="gr1" svg:width="8.7008in" svg:height="5.3346in" svg:x="0in" svg:y="6.0354in">
            <draw:object draw:notify-on-update-of-ranges="Marlin30_vs_54.A4:Marlin30_vs_54.B27 Marlin30_vs_54.H3:Marlin30_vs_54.H3 Marlin30_vs_54.H4:Marlin30_vs_54.H27" xlink:href="./Object 10" xlink:type="simple" xlink:show="embed" xlink:actuate="onLoad"/>
            <draw:image xlink:href="./ObjectReplacements/Object 10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30.B1]/[Marlin54.B1]" office:value-type="percentage" office:value="1.1916843368304">
            <text:p>119.17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4];[Marlin54.C4])" office:value-type="float" office:value="99">
            <text:p>99</text:p>
          </table:table-cell>
          <table:table-cell table:style-name="ce15" table:formula="of:=([Marlin30.D4])/[Marlin54.D4]" office:value-type="percentage" office:value="1.27920416864046">
            <text:p>127.92%</text:p>
          </table:table-cell>
          <table:table-cell table:style-name="ce15" table:formula="of:=([Marlin30.E4])/[Marlin54.E4]" office:value-type="percentage" office:value="1.27915583306447">
            <text:p>127.92%</text:p>
          </table:table-cell>
          <table:table-cell table:style-name="ce15" table:formula="of:=([Marlin30.F4])/[Marlin54.F4]" office:value-type="percentage" office:value="0.920353982300885">
            <text:p>92.04%</text:p>
          </table:table-cell>
          <table:table-cell table:style-name="ce15" table:formula="of:=([Marlin30.G4])/[Marlin54.G4]" office:value-type="percentage" office:value="1.27912625965498">
            <text:p>127.91%</text:p>
          </table:table-cell>
          <table:table-cell table:style-name="ce18" table:formula="of:=([Marlin30.H4])/[Marlin54.H4]" office:value-type="percentage" office:value="1.27610409649436">
            <text:p>127.61%</text:p>
          </table:table-cell>
          <table:table-cell table:style-name="ce15" table:formula="of:=([Marlin30.I4])/[Marlin54.I4]" office:value-type="percentage" office:value="1.28002066431961">
            <text:p>128.00%</text:p>
          </table:table-cell>
          <table:table-cell table:style-name="ce15" table:formula="of:=([Marlin30.J4])/[Marlin54.J4]" office:value-type="percentage" office:value="1.24335901236176">
            <text:p>124.3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5];[Marlin54.C5])" office:value-type="float" office:value="198">
            <text:p>198</text:p>
          </table:table-cell>
          <table:table-cell table:style-name="ce15" table:formula="of:=([Marlin30.D5])/[Marlin54.D5]" office:value-type="percentage" office:value="1.26920218037661">
            <text:p>126.92%</text:p>
          </table:table-cell>
          <table:table-cell table:style-name="ce15" table:formula="of:=([Marlin30.E5])/[Marlin54.E5]" office:value-type="percentage" office:value="1.26919466534422">
            <text:p>126.92%</text:p>
          </table:table-cell>
          <table:table-cell table:style-name="ce15" table:formula="of:=([Marlin30.F5])/[Marlin54.F5]" office:value-type="percentage" office:value="0.979393939393939">
            <text:p>97.94%</text:p>
          </table:table-cell>
          <table:table-cell table:style-name="ce15" table:formula="of:=([Marlin30.G5])/[Marlin54.G5]" office:value-type="percentage" office:value="1.26914835213488">
            <text:p>126.91%</text:p>
          </table:table-cell>
          <table:table-cell table:style-name="ce18" table:formula="of:=([Marlin30.H5])/[Marlin54.H5]" office:value-type="percentage" office:value="1.26502112208917">
            <text:p>126.50%</text:p>
          </table:table-cell>
          <table:table-cell table:style-name="ce15" table:formula="of:=([Marlin30.I5])/[Marlin54.I5]" office:value-type="percentage" office:value="1.2694974622918">
            <text:p>126.95%</text:p>
          </table:table-cell>
          <table:table-cell table:style-name="ce15" table:formula="of:=([Marlin30.J5])/[Marlin54.J5]" office:value-type="percentage" office:value="1.23527793065493">
            <text:p>123.5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6];[Marlin54.C6])" office:value-type="float" office:value="396">
            <text:p>396</text:p>
          </table:table-cell>
          <table:table-cell table:style-name="ce15" table:formula="of:=([Marlin30.D6])/[Marlin54.D6]" office:value-type="percentage" office:value="1.28912003257882">
            <text:p>128.91%</text:p>
          </table:table-cell>
          <table:table-cell table:style-name="ce15" table:formula="of:=([Marlin30.E6])/[Marlin54.E6]" office:value-type="percentage" office:value="1.28921818243541">
            <text:p>128.92%</text:p>
          </table:table-cell>
          <table:table-cell table:style-name="ce15" table:formula="of:=([Marlin30.F6])/[Marlin54.F6]" office:value-type="percentage" office:value="2.55240346729708">
            <text:p>255.24%</text:p>
          </table:table-cell>
          <table:table-cell table:style-name="ce15" table:formula="of:=([Marlin30.G6])/[Marlin54.G6]" office:value-type="percentage" office:value="1.29010470582246">
            <text:p>129.01%</text:p>
          </table:table-cell>
          <table:table-cell table:style-name="ce18" table:formula="of:=([Marlin30.H6])/[Marlin54.H6]" office:value-type="percentage" office:value="1.31586993004669">
            <text:p>131.59%</text:p>
          </table:table-cell>
          <table:table-cell table:style-name="ce15" table:formula="of:=([Marlin30.I6])/[Marlin54.I6]" office:value-type="percentage" office:value="1.19902478382123">
            <text:p>119.90%</text:p>
          </table:table-cell>
          <table:table-cell table:style-name="ce15" table:formula="of:=([Marlin30.J6])/[Marlin54.J6]" office:value-type="percentage" office:value="1.30068125815336">
            <text:p>130.0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7];[Marlin54.C7])" office:value-type="float" office:value="308">
            <text:p>308</text:p>
          </table:table-cell>
          <table:table-cell table:style-name="ce15" table:formula="of:=([Marlin30.D7])/[Marlin54.D7]" office:value-type="percentage" office:value="1.26511926284481">
            <text:p>126.51%</text:p>
          </table:table-cell>
          <table:table-cell table:style-name="ce15" table:formula="of:=([Marlin30.E7])/[Marlin54.E7]" office:value-type="percentage" office:value="1.26533715421954">
            <text:p>126.53%</text:p>
          </table:table-cell>
          <table:table-cell table:style-name="ce15" table:formula="of:=([Marlin30.F7])/[Marlin54.F7]" office:value-type="percentage" office:value="1.225">
            <text:p>122.50%</text:p>
          </table:table-cell>
          <table:table-cell table:style-name="ce15" table:formula="of:=([Marlin30.G7])/[Marlin54.G7]" office:value-type="percentage" office:value="1.2653216374269">
            <text:p>126.53%</text:p>
          </table:table-cell>
          <table:table-cell table:style-name="ce18" table:formula="of:=([Marlin30.H7])/[Marlin54.H7]" office:value-type="percentage" office:value="1.26496320760183">
            <text:p>126.50%</text:p>
          </table:table-cell>
          <table:table-cell table:style-name="ce15" table:formula="of:=([Marlin30.I7])/[Marlin54.I7]" office:value-type="percentage" office:value="1.26186405706538">
            <text:p>126.19%</text:p>
          </table:table-cell>
          <table:table-cell table:style-name="ce15" table:formula="of:=([Marlin30.J7])/[Marlin54.J7]" office:value-type="percentage" office:value="1.11619232698094">
            <text:p>111.6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8];[Marlin54.C8])" office:value-type="float" office:value="616">
            <text:p>616</text:p>
          </table:table-cell>
          <table:table-cell table:style-name="ce15" table:formula="of:=([Marlin30.D8])/[Marlin54.D8]" office:value-type="percentage" office:value="1.25879369279965">
            <text:p>125.88%</text:p>
          </table:table-cell>
          <table:table-cell table:style-name="ce15" table:formula="of:=([Marlin30.E8])/[Marlin54.E8]" office:value-type="percentage" office:value="1.25876635926887">
            <text:p>125.88%</text:p>
          </table:table-cell>
          <table:table-cell table:style-name="ce15" table:formula="of:=([Marlin30.F8])/[Marlin54.F8]" office:value-type="percentage" office:value="1.10358565737052">
            <text:p>110.36%</text:p>
          </table:table-cell>
          <table:table-cell table:style-name="ce15" table:formula="of:=([Marlin30.G8])/[Marlin54.G8]" office:value-type="percentage" office:value="1.25855219598323">
            <text:p>125.86%</text:p>
          </table:table-cell>
          <table:table-cell table:style-name="ce18" table:formula="of:=([Marlin30.H8])/[Marlin54.H8]" office:value-type="percentage" office:value="1.25251829074329">
            <text:p>125.25%</text:p>
          </table:table-cell>
          <table:table-cell table:style-name="ce15" table:formula="of:=([Marlin30.I8])/[Marlin54.I8]" office:value-type="percentage" office:value="1.26376211009688">
            <text:p>126.38%</text:p>
          </table:table-cell>
          <table:table-cell table:style-name="ce15" table:formula="of:=([Marlin30.J8])/[Marlin54.J8]" office:value-type="percentage" office:value="1.11898024704794">
            <text:p>111.9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9];[Marlin54.C9])" office:value-type="float" office:value="1232">
            <text:p>1232</text:p>
          </table:table-cell>
          <table:table-cell table:style-name="ce15" table:formula="of:=([Marlin30.D9])/[Marlin54.D9]" office:value-type="percentage" office:value="1.25995083424865">
            <text:p>126.00%</text:p>
          </table:table-cell>
          <table:table-cell table:style-name="ce15" table:formula="of:=([Marlin30.E9])/[Marlin54.E9]" office:value-type="percentage" office:value="1.25980007327158">
            <text:p>125.98%</text:p>
          </table:table-cell>
          <table:table-cell table:style-name="ce15" table:formula="of:=([Marlin30.F9])/[Marlin54.F9]" office:value-type="percentage" office:value="1.19698397737983">
            <text:p>119.70%</text:p>
          </table:table-cell>
          <table:table-cell table:style-name="ce15" table:formula="of:=([Marlin30.G9])/[Marlin54.G9]" office:value-type="percentage" office:value="1.25961538461538">
            <text:p>125.96%</text:p>
          </table:table-cell>
          <table:table-cell table:style-name="ce18" table:formula="of:=([Marlin30.H9])/[Marlin54.H9]" office:value-type="percentage" office:value="1.25649543831813">
            <text:p>125.65%</text:p>
          </table:table-cell>
          <table:table-cell table:style-name="ce15" table:formula="of:=([Marlin30.I9])/[Marlin54.I9]" office:value-type="percentage" office:value="1.27115474520804">
            <text:p>127.12%</text:p>
          </table:table-cell>
          <table:table-cell table:style-name="ce15" table:formula="of:=([Marlin30.J9])/[Marlin54.J9]" office:value-type="percentage" office:value="1.22725241579624">
            <text:p>122.7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0];[Marlin54.C10])" office:value-type="float" office:value="340">
            <text:p>340</text:p>
          </table:table-cell>
          <table:table-cell table:style-name="ce15" table:formula="of:=([Marlin30.D10])/[Marlin54.D10]" office:value-type="percentage" office:value="1.3926296633303">
            <text:p>139.26%</text:p>
          </table:table-cell>
          <table:table-cell table:style-name="ce15" table:formula="of:=([Marlin30.E10])/[Marlin54.E10]" office:value-type="percentage" office:value="1.39247346832476">
            <text:p>139.25%</text:p>
          </table:table-cell>
          <table:table-cell table:style-name="ce15" table:formula="of:=([Marlin30.F10])/[Marlin54.F10]" office:value-type="percentage" office:value="1.60773480662983">
            <text:p>160.77%</text:p>
          </table:table-cell>
          <table:table-cell table:style-name="ce15" table:formula="of:=([Marlin30.G10])/[Marlin54.G10]" office:value-type="percentage" office:value="1.39251302083333">
            <text:p>139.25%</text:p>
          </table:table-cell>
          <table:table-cell table:style-name="ce18" table:formula="of:=([Marlin30.H10])/[Marlin54.H10]" office:value-type="percentage" office:value="1.3949806949807">
            <text:p>139.50%</text:p>
          </table:table-cell>
          <table:table-cell table:style-name="ce15" table:formula="of:=([Marlin30.I10])/[Marlin54.I10]" office:value-type="percentage" office:value="1.38975267335826">
            <text:p>138.98%</text:p>
          </table:table-cell>
          <table:table-cell table:style-name="ce15" table:formula="of:=([Marlin30.J10])/[Marlin54.J10]" office:value-type="percentage" office:value="1.27838410164522">
            <text:p>127.84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11];[Marlin54.C11])" office:value-type="float" office:value="680">
            <text:p>680</text:p>
          </table:table-cell>
          <table:table-cell table:style-name="ce15" table:formula="of:=([Marlin30.D11])/[Marlin54.D11]" office:value-type="percentage" office:value="1.37979029983445">
            <text:p>137.98%</text:p>
          </table:table-cell>
          <table:table-cell table:style-name="ce15" table:formula="of:=([Marlin30.E11])/[Marlin54.E11]" office:value-type="percentage" office:value="1.37980975759435">
            <text:p>137.98%</text:p>
          </table:table-cell>
          <table:table-cell table:style-name="ce15" table:formula="of:=([Marlin30.F11])/[Marlin54.F11]" office:value-type="percentage" office:value="1.19392523364486">
            <text:p>119.39%</text:p>
          </table:table-cell>
          <table:table-cell table:style-name="ce15" table:formula="of:=([Marlin30.G11])/[Marlin54.G11]" office:value-type="percentage" office:value="1.37969325153374">
            <text:p>137.97%</text:p>
          </table:table-cell>
          <table:table-cell table:style-name="ce18" table:formula="of:=([Marlin30.H11])/[Marlin54.H11]" office:value-type="percentage" office:value="1.37499252526461">
            <text:p>137.50%</text:p>
          </table:table-cell>
          <table:table-cell table:style-name="ce15" table:formula="of:=([Marlin30.I11])/[Marlin54.I11]" office:value-type="percentage" office:value="1.33225766414298">
            <text:p>133.23%</text:p>
          </table:table-cell>
          <table:table-cell table:style-name="ce15" table:formula="of:=([Marlin30.J11])/[Marlin54.J11]" office:value-type="percentage" office:value="1.23691356162317">
            <text:p>123.6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12];[Marlin54.C12])" office:value-type="float" office:value="1360">
            <text:p>1360</text:p>
          </table:table-cell>
          <table:table-cell table:style-name="ce15" table:formula="of:=([Marlin30.D12])/[Marlin54.D12]" office:value-type="percentage" office:value="1.38235465285457">
            <text:p>138.24%</text:p>
          </table:table-cell>
          <table:table-cell table:style-name="ce15" table:formula="of:=([Marlin30.E12])/[Marlin54.E12]" office:value-type="percentage" office:value="1.38239403819283">
            <text:p>138.24%</text:p>
          </table:table-cell>
          <table:table-cell table:style-name="ce15" table:formula="of:=([Marlin30.F12])/[Marlin54.F12]" office:value-type="percentage" office:value="1.20027624309392">
            <text:p>120.03%</text:p>
          </table:table-cell>
          <table:table-cell table:style-name="ce15" table:formula="of:=([Marlin30.G12])/[Marlin54.G12]" office:value-type="percentage" office:value="1.38211855040428">
            <text:p>138.21%</text:p>
          </table:table-cell>
          <table:table-cell table:style-name="ce18" table:formula="of:=([Marlin30.H12])/[Marlin54.H12]" office:value-type="percentage" office:value="1.37502793296089">
            <text:p>137.50%</text:p>
          </table:table-cell>
          <table:table-cell table:style-name="ce15" table:formula="of:=([Marlin30.I12])/[Marlin54.I12]" office:value-type="percentage" office:value="1.38636363636364">
            <text:p>138.64%</text:p>
          </table:table-cell>
          <table:table-cell table:style-name="ce15" table:formula="of:=([Marlin30.J12])/[Marlin54.J12]" office:value-type="percentage" office:value="1.23998592045055">
            <text:p>124.0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3];[Marlin54.C13])" office:value-type="float" office:value="25">
            <text:p>25</text:p>
          </table:table-cell>
          <table:table-cell table:style-name="ce15" table:formula="of:=([Marlin30.D13])/[Marlin54.D13]" office:value-type="percentage" office:value="1.17744644226714">
            <text:p>117.74%</text:p>
          </table:table-cell>
          <table:table-cell table:style-name="ce15" table:formula="of:=([Marlin30.E13])/[Marlin54.E13]" office:value-type="percentage" office:value="1.1770848233443">
            <text:p>117.71%</text:p>
          </table:table-cell>
          <table:table-cell table:style-name="ce15" table:formula="of:=([Marlin30.F13])/[Marlin54.F13]" office:value-type="percentage" office:value="0.782850779510022">
            <text:p>78.29%</text:p>
          </table:table-cell>
          <table:table-cell table:style-name="ce15" table:formula="of:=([Marlin30.G13])/[Marlin54.G13]" office:value-type="percentage" office:value="1.17708438661435">
            <text:p>117.71%</text:p>
          </table:table-cell>
          <table:table-cell table:style-name="ce18" table:formula="of:=([Marlin30.H13])/[Marlin54.H13]" office:value-type="percentage" office:value="1.17621611512491">
            <text:p>117.62%</text:p>
          </table:table-cell>
          <table:table-cell table:style-name="ce15" table:formula="of:=([Marlin30.I13])/[Marlin54.I13]" office:value-type="percentage" office:value="1.17776280957558">
            <text:p>117.78%</text:p>
          </table:table-cell>
          <table:table-cell table:style-name="ce15" table:formula="of:=([Marlin30.J13])/[Marlin54.J13]" office:value-type="percentage" office:value="1.18536363970904">
            <text:p>118.5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14];[Marlin54.C14])" office:value-type="float" office:value="50">
            <text:p>50</text:p>
          </table:table-cell>
          <table:table-cell table:style-name="ce15" table:formula="of:=([Marlin30.D14])/[Marlin54.D14]" office:value-type="percentage" office:value="1.17450012638189">
            <text:p>117.45%</text:p>
          </table:table-cell>
          <table:table-cell table:style-name="ce15" table:formula="of:=([Marlin30.E14])/[Marlin54.E14]" office:value-type="percentage" office:value="1.17450578204517">
            <text:p>117.45%</text:p>
          </table:table-cell>
          <table:table-cell table:style-name="ce15" table:formula="of:=([Marlin30.F14])/[Marlin54.F14]" office:value-type="percentage" office:value="0.741261722080136">
            <text:p>74.13%</text:p>
          </table:table-cell>
          <table:table-cell table:style-name="ce15" table:formula="of:=([Marlin30.G14])/[Marlin54.G14]" office:value-type="percentage" office:value="1.17449459056126">
            <text:p>117.45%</text:p>
          </table:table-cell>
          <table:table-cell table:style-name="ce18" table:formula="of:=([Marlin30.H14])/[Marlin54.H14]" office:value-type="percentage" office:value="1.17226363357607">
            <text:p>117.23%</text:p>
          </table:table-cell>
          <table:table-cell table:style-name="ce15" table:formula="of:=([Marlin30.I14])/[Marlin54.I14]" office:value-type="percentage" office:value="1.1863143890706">
            <text:p>118.63%</text:p>
          </table:table-cell>
          <table:table-cell table:style-name="ce15" table:formula="of:=([Marlin30.J14])/[Marlin54.J14]" office:value-type="percentage" office:value="1.16295061516427">
            <text:p>116.3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15];[Marlin54.C15])" office:value-type="float" office:value="100">
            <text:p>100</text:p>
          </table:table-cell>
          <table:table-cell table:style-name="ce15" table:formula="of:=([Marlin30.D15])/[Marlin54.D15]" office:value-type="percentage" office:value="1.18104794526457">
            <text:p>118.10%</text:p>
          </table:table-cell>
          <table:table-cell table:style-name="ce15" table:formula="of:=([Marlin30.E15])/[Marlin54.E15]" office:value-type="percentage" office:value="1.18088413259616">
            <text:p>118.09%</text:p>
          </table:table-cell>
          <table:table-cell table:style-name="ce15" table:formula="of:=([Marlin30.F15])/[Marlin54.F15]" office:value-type="percentage" office:value="0.984177215189873">
            <text:p>98.42%</text:p>
          </table:table-cell>
          <table:table-cell table:style-name="ce15" table:formula="of:=([Marlin30.G15])/[Marlin54.G15]" office:value-type="percentage" office:value="1.18087258890476">
            <text:p>118.09%</text:p>
          </table:table-cell>
          <table:table-cell table:style-name="ce18" table:formula="of:=([Marlin30.H15])/[Marlin54.H15]" office:value-type="percentage" office:value="1.17941548014131">
            <text:p>117.94%</text:p>
          </table:table-cell>
          <table:table-cell table:style-name="ce15" table:formula="of:=([Marlin30.I15])/[Marlin54.I15]" office:value-type="percentage" office:value="1.18435574005367">
            <text:p>118.44%</text:p>
          </table:table-cell>
          <table:table-cell table:style-name="ce15" table:formula="of:=([Marlin30.J15])/[Marlin54.J15]" office:value-type="percentage" office:value="1.19356454080076">
            <text:p>119.3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6];[Marlin54.C16])" office:value-type="float" office:value="695">
            <text:p>695</text:p>
          </table:table-cell>
          <table:table-cell table:style-name="ce15" table:formula="of:=([Marlin30.D16])/[Marlin54.D16]" office:value-type="percentage" office:value="1.07373943456718">
            <text:p>107.37%</text:p>
          </table:table-cell>
          <table:table-cell table:style-name="ce15" table:formula="of:=([Marlin30.E16])/[Marlin54.E16]" office:value-type="percentage" office:value="1.07376093294461">
            <text:p>107.38%</text:p>
          </table:table-cell>
          <table:table-cell table:style-name="ce15" table:formula="of:=([Marlin30.F16])/[Marlin54.F16]" office:value-type="percentage" office:value="0.920289855072464">
            <text:p>92.03%</text:p>
          </table:table-cell>
          <table:table-cell table:style-name="ce15" table:formula="of:=([Marlin30.G16])/[Marlin54.G16]" office:value-type="percentage" office:value="1.07359370445934">
            <text:p>107.36%</text:p>
          </table:table-cell>
          <table:table-cell table:style-name="ce18" table:formula="of:=([Marlin30.H16])/[Marlin54.H16]" office:value-type="percentage" office:value="1.07058151164452">
            <text:p>107.06%</text:p>
          </table:table-cell>
          <table:table-cell table:style-name="ce15" table:formula="of:=([Marlin30.I16])/[Marlin54.I16]" office:value-type="percentage" office:value="1.07526564344746">
            <text:p>107.53%</text:p>
          </table:table-cell>
          <table:table-cell table:style-name="ce15" table:formula="of:=([Marlin30.J16])/[Marlin54.J16]" office:value-type="percentage" office:value="1.05819314641745">
            <text:p>105.8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17];[Marlin54.C17])" office:value-type="float" office:value="1390">
            <text:p>1390</text:p>
          </table:table-cell>
          <table:table-cell table:style-name="ce15" table:formula="of:=([Marlin30.D17])/[Marlin54.D17]" office:value-type="percentage" office:value="1.07627464309993">
            <text:p>107.63%</text:p>
          </table:table-cell>
          <table:table-cell table:style-name="ce15" table:formula="of:=([Marlin30.E17])/[Marlin54.E17]" office:value-type="percentage" office:value="1.07627464309993">
            <text:p>107.63%</text:p>
          </table:table-cell>
          <table:table-cell table:style-name="ce15" table:formula="of:=([Marlin30.F17])/[Marlin54.F17]" office:value-type="percentage" office:value="1.02380952380952">
            <text:p>102.38%</text:p>
          </table:table-cell>
          <table:table-cell table:style-name="ce15" table:formula="of:=([Marlin30.G17])/[Marlin54.G17]" office:value-type="percentage" office:value="1.07627464309993">
            <text:p>107.63%</text:p>
          </table:table-cell>
          <table:table-cell table:style-name="ce18" table:formula="of:=([Marlin30.H17])/[Marlin54.H17]" office:value-type="percentage" office:value="1.07554778868127">
            <text:p>107.55%</text:p>
          </table:table-cell>
          <table:table-cell table:style-name="ce15" table:formula="of:=([Marlin30.I17])/[Marlin54.I17]" office:value-type="percentage" office:value="1.14214900131214">
            <text:p>114.21%</text:p>
          </table:table-cell>
          <table:table-cell table:style-name="ce15" table:formula="of:=([Marlin30.J17])/[Marlin54.J17]" office:value-type="percentage" office:value="1.06080651316626">
            <text:p>106.0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18];[Marlin54.C18])" office:value-type="float" office:value="2780">
            <text:p>2780</text:p>
          </table:table-cell>
          <table:table-cell table:style-name="ce15" table:formula="of:=([Marlin30.D18])/[Marlin54.D18]" office:value-type="percentage" office:value="1.07793733681462">
            <text:p>107.79%</text:p>
          </table:table-cell>
          <table:table-cell table:style-name="ce15" table:formula="of:=([Marlin30.E18])/[Marlin54.E18]" office:value-type="percentage" office:value="1.07796787253494">
            <text:p>107.80%</text:p>
          </table:table-cell>
          <table:table-cell table:style-name="ce15" table:formula="of:=([Marlin30.F18])/[Marlin54.F18]" office:value-type="percentage" office:value="1.08510638297872">
            <text:p>108.51%</text:p>
          </table:table-cell>
          <table:table-cell table:style-name="ce15" table:formula="of:=([Marlin30.G18])/[Marlin54.G18]" office:value-type="percentage" office:value="1.07791699295223">
            <text:p>107.79%</text:p>
          </table:table-cell>
          <table:table-cell table:style-name="ce18" table:formula="of:=([Marlin30.H18])/[Marlin54.H18]" office:value-type="percentage" office:value="1.07835726883346">
            <text:p>107.84%</text:p>
          </table:table-cell>
          <table:table-cell table:style-name="ce15" table:formula="of:=([Marlin30.I18])/[Marlin54.I18]" office:value-type="percentage" office:value="1.07294117647059">
            <text:p>107.29%</text:p>
          </table:table-cell>
          <table:table-cell table:style-name="ce15" table:formula="of:=([Marlin30.J18])/[Marlin54.J18]" office:value-type="percentage" office:value="1.0336420980849">
            <text:p>103.3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19];[Marlin54.C19])" office:value-type="float" office:value="1484">
            <text:p>1484</text:p>
          </table:table-cell>
          <table:table-cell table:style-name="ce15" table:formula="of:=([Marlin30.D19])/[Marlin54.D19]" office:value-type="percentage" office:value="1.03519144144144">
            <text:p>103.52%</text:p>
          </table:table-cell>
          <table:table-cell table:style-name="ce15" table:formula="of:=([Marlin30.E19])/[Marlin54.E19]" office:value-type="percentage" office:value="1.03520135173191">
            <text:p>103.52%</text:p>
          </table:table-cell>
          <table:table-cell table:style-name="ce15" table:formula="of:=([Marlin30.F19])/[Marlin54.F19]" office:value-type="percentage" office:value="0.946428571428571">
            <text:p>94.64%</text:p>
          </table:table-cell>
          <table:table-cell table:style-name="ce15" table:formula="of:=([Marlin30.G19])/[Marlin54.G19]" office:value-type="percentage" office:value="1.03519144144144">
            <text:p>103.52%</text:p>
          </table:table-cell>
          <table:table-cell table:style-name="ce18" table:formula="of:=([Marlin30.H19])/[Marlin54.H19]" office:value-type="percentage" office:value="1.03382312170779">
            <text:p>103.38%</text:p>
          </table:table-cell>
          <table:table-cell table:style-name="ce15" table:formula="of:=([Marlin30.I19])/[Marlin54.I19]" office:value-type="percentage" office:value="1.03531757334093">
            <text:p>103.53%</text:p>
          </table:table-cell>
          <table:table-cell table:style-name="ce15" table:formula="of:=([Marlin30.J19])/[Marlin54.J19]" office:value-type="percentage" office:value="1.0293897882939">
            <text:p>102.9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20];[Marlin54.C20])" office:value-type="float" office:value="2968">
            <text:p>2968</text:p>
          </table:table-cell>
          <table:table-cell table:style-name="ce15" table:formula="of:=([Marlin30.D20])/[Marlin54.D20]" office:value-type="percentage" office:value="1.03719447396387">
            <text:p>103.72%</text:p>
          </table:table-cell>
          <table:table-cell table:style-name="ce15" table:formula="of:=([Marlin30.E20])/[Marlin54.E20]" office:value-type="percentage" office:value="1.03719447396387">
            <text:p>103.72%</text:p>
          </table:table-cell>
          <table:table-cell table:style-name="ce15" table:formula="of:=([Marlin30.F20])/[Marlin54.F20]" office:value-type="percentage" office:value="1">
            <text:p>100.00%</text:p>
          </table:table-cell>
          <table:table-cell table:style-name="ce15" table:formula="of:=([Marlin30.G20])/[Marlin54.G20]" office:value-type="percentage" office:value="1.03719447396387">
            <text:p>103.72%</text:p>
          </table:table-cell>
          <table:table-cell table:style-name="ce18" table:formula="of:=([Marlin30.H20])/[Marlin54.H20]" office:value-type="percentage" office:value="1.03676470588235">
            <text:p>103.68%</text:p>
          </table:table-cell>
          <table:table-cell table:style-name="ce15" table:formula="of:=([Marlin30.I20])/[Marlin54.I20]" office:value-type="percentage" office:value="1.03488372093023">
            <text:p>103.49%</text:p>
          </table:table-cell>
          <table:table-cell table:style-name="ce15" table:formula="of:=([Marlin30.J20])/[Marlin54.J20]" office:value-type="percentage" office:value="1.02110429447853">
            <text:p>102.1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21];[Marlin54.C21])" office:value-type="float" office:value="5936">
            <text:p>5936</text:p>
          </table:table-cell>
          <table:table-cell table:style-name="ce15" table:formula="of:=([Marlin30.D21])/[Marlin54.D21]" office:value-type="percentage" office:value="1.03889171326894">
            <text:p>103.89%</text:p>
          </table:table-cell>
          <table:table-cell table:style-name="ce15" table:formula="of:=([Marlin30.E21])/[Marlin54.E21]" office:value-type="percentage" office:value="1.03890160183066">
            <text:p>103.89%</text:p>
          </table:table-cell>
          <table:table-cell table:style-name="ce15" table:formula="of:=([Marlin30.F21])/[Marlin54.F21]" office:value-type="percentage" office:value="1.15909090909091">
            <text:p>115.91%</text:p>
          </table:table-cell>
          <table:table-cell table:style-name="ce15" table:formula="of:=([Marlin30.G21])/[Marlin54.G21]" office:value-type="percentage" office:value="1.03911607823216">
            <text:p>103.91%</text:p>
          </table:table-cell>
          <table:table-cell table:style-name="ce18" table:formula="of:=([Marlin30.H21])/[Marlin54.H21]" office:value-type="percentage" office:value="1.04404964711609">
            <text:p>104.40%</text:p>
          </table:table-cell>
          <table:table-cell table:style-name="ce15" table:formula="of:=([Marlin30.I21])/[Marlin54.I21]" office:value-type="percentage" office:value="1.03420978230139">
            <text:p>103.42%</text:p>
          </table:table-cell>
          <table:table-cell table:style-name="ce15" table:formula="of:=([Marlin30.J21])/[Marlin54.J21]" office:value-type="percentage" office:value="1.00540267972915">
            <text:p>100.5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22];[Marlin54.C22])" office:value-type="float" office:value="832">
            <text:p>832</text:p>
          </table:table-cell>
          <table:table-cell table:style-name="ce15" table:formula="of:=([Marlin30.D22])/[Marlin54.D22]" office:value-type="percentage" office:value="1.05758582502769">
            <text:p>105.76%</text:p>
          </table:table-cell>
          <table:table-cell table:style-name="ce15" table:formula="of:=([Marlin30.E22])/[Marlin54.E22]" office:value-type="percentage" office:value="1.05742762221168">
            <text:p>105.74%</text:p>
          </table:table-cell>
          <table:table-cell table:style-name="ce15" table:formula="of:=([Marlin30.F22])/[Marlin54.F22]" office:value-type="percentage" office:value="0.939759036144578">
            <text:p>93.98%</text:p>
          </table:table-cell>
          <table:table-cell table:style-name="ce15" table:formula="of:=([Marlin30.G22])/[Marlin54.G22]" office:value-type="percentage" office:value="1.05758582502769">
            <text:p>105.76%</text:p>
          </table:table-cell>
          <table:table-cell table:style-name="ce18" table:formula="of:=([Marlin30.H22])/[Marlin54.H22]" office:value-type="percentage" office:value="1.0560674683742">
            <text:p>105.61%</text:p>
          </table:table-cell>
          <table:table-cell table:style-name="ce15" table:formula="of:=([Marlin30.I22])/[Marlin54.I22]" office:value-type="percentage" office:value="1.05662785133195">
            <text:p>105.66%</text:p>
          </table:table-cell>
          <table:table-cell table:style-name="ce15" table:formula="of:=([Marlin30.J22])/[Marlin54.J22]" office:value-type="percentage" office:value="1.05046594982079">
            <text:p>105.0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23];[Marlin54.C23])" office:value-type="float" office:value="1664">
            <text:p>1664</text:p>
          </table:table-cell>
          <table:table-cell table:style-name="ce15" table:formula="of:=([Marlin30.D23])/[Marlin54.D23]" office:value-type="percentage" office:value="1.05877920120573">
            <text:p>105.88%</text:p>
          </table:table-cell>
          <table:table-cell table:style-name="ce15" table:formula="of:=([Marlin30.E23])/[Marlin54.E23]" office:value-type="percentage" office:value="1.05893880012059">
            <text:p>105.89%</text:p>
          </table:table-cell>
          <table:table-cell table:style-name="ce15" table:formula="of:=([Marlin30.F23])/[Marlin54.F23]" office:value-type="percentage" office:value="1.05479452054795">
            <text:p>105.48%</text:p>
          </table:table-cell>
          <table:table-cell table:style-name="ce15" table:formula="of:=([Marlin30.G23])/[Marlin54.G23]" office:value-type="percentage" office:value="1.05892991710625">
            <text:p>105.89%</text:p>
          </table:table-cell>
          <table:table-cell table:style-name="ce18" table:formula="of:=([Marlin30.H23])/[Marlin54.H23]" office:value-type="percentage" office:value="1.0588936931564">
            <text:p>105.89%</text:p>
          </table:table-cell>
          <table:table-cell table:style-name="ce15" table:formula="of:=([Marlin30.I23])/[Marlin54.I23]" office:value-type="percentage" office:value="1.02567274976802">
            <text:p>102.57%</text:p>
          </table:table-cell>
          <table:table-cell table:style-name="ce15" table:formula="of:=([Marlin30.J23])/[Marlin54.J23]" office:value-type="percentage" office:value="1.04564725833804">
            <text:p>104.5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24];[Marlin54.C24])" office:value-type="float" office:value="3328">
            <text:p>3328</text:p>
          </table:table-cell>
          <table:table-cell table:style-name="ce15" table:formula="of:=([Marlin30.D24])/[Marlin54.D24]" office:value-type="percentage" office:value="1.05808117022802">
            <text:p>105.81%</text:p>
          </table:table-cell>
          <table:table-cell table:style-name="ce15" table:formula="of:=([Marlin30.E24])/[Marlin54.E24]" office:value-type="percentage" office:value="1.05795438244154">
            <text:p>105.80%</text:p>
          </table:table-cell>
          <table:table-cell table:style-name="ce15" table:formula="of:=([Marlin30.F24])/[Marlin54.F24]" office:value-type="percentage" office:value="1.19844357976654">
            <text:p>119.84%</text:p>
          </table:table-cell>
          <table:table-cell table:style-name="ce15" table:formula="of:=([Marlin30.G24])/[Marlin54.G24]" office:value-type="percentage" office:value="1.05820788530466">
            <text:p>105.82%</text:p>
          </table:table-cell>
          <table:table-cell table:style-name="ce18" table:formula="of:=([Marlin30.H24])/[Marlin54.H24]" office:value-type="percentage" office:value="1.06309672063097">
            <text:p>106.31%</text:p>
          </table:table-cell>
          <table:table-cell table:style-name="ce15" table:formula="of:=([Marlin30.I24])/[Marlin54.I24]" office:value-type="percentage" office:value="1.04991257351772">
            <text:p>104.99%</text:p>
          </table:table-cell>
          <table:table-cell table:style-name="ce15" table:formula="of:=([Marlin30.J24])/[Marlin54.J24]" office:value-type="percentage" office:value="1.02334447768198">
            <text:p>102.3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25];[Marlin54.C25])" office:value-type="float" office:value="1361">
            <text:p>1361</text:p>
          </table:table-cell>
          <table:table-cell table:style-name="ce15" table:formula="of:=([Marlin30.D25])/[Marlin54.D25]" office:value-type="percentage" office:value="1.06604019838162">
            <text:p>106.60%</text:p>
          </table:table-cell>
          <table:table-cell table:style-name="ce15" table:formula="of:=([Marlin30.E25])/[Marlin54.E25]" office:value-type="percentage" office:value="1.06577916992952">
            <text:p>106.58%</text:p>
          </table:table-cell>
          <table:table-cell table:style-name="ce15" table:formula="of:=([Marlin30.F25])/[Marlin54.F25]" office:value-type="percentage" office:value="1.19148936170213">
            <text:p>119.15%</text:p>
          </table:table-cell>
          <table:table-cell table:style-name="ce15" table:formula="of:=([Marlin30.G25])/[Marlin54.G25]" office:value-type="percentage" office:value="1.06604019838162">
            <text:p>106.60%</text:p>
          </table:table-cell>
          <table:table-cell table:style-name="ce18" table:formula="of:=([Marlin30.H25])/[Marlin54.H25]" office:value-type="percentage" office:value="1.06756059824652">
            <text:p>106.76%</text:p>
          </table:table-cell>
          <table:table-cell table:style-name="ce15" table:formula="of:=([Marlin30.I25])/[Marlin54.I25]" office:value-type="percentage" office:value="1.06477093206951">
            <text:p>106.48%</text:p>
          </table:table-cell>
          <table:table-cell table:style-name="ce15" table:formula="of:=([Marlin30.J25])/[Marlin54.J25]" office:value-type="percentage" office:value="1.08769011406844">
            <text:p>108.7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30.C26];[Marlin54.C26])" office:value-type="float" office:value="2722">
            <text:p>2722</text:p>
          </table:table-cell>
          <table:table-cell table:style-name="ce15" table:formula="of:=([Marlin30.D26])/[Marlin54.D26]" office:value-type="percentage" office:value="1.06389301634473">
            <text:p>106.39%</text:p>
          </table:table-cell>
          <table:table-cell table:style-name="ce15" table:formula="of:=([Marlin30.E26])/[Marlin54.E26]" office:value-type="percentage" office:value="1.06389301634473">
            <text:p>106.39%</text:p>
          </table:table-cell>
          <table:table-cell table:style-name="ce15" table:formula="of:=([Marlin30.F26])/[Marlin54.F26]" office:value-type="percentage" office:value="1.17391304347826">
            <text:p>117.39%</text:p>
          </table:table-cell>
          <table:table-cell table:style-name="ce15" table:formula="of:=([Marlin30.G26])/[Marlin54.G26]" office:value-type="percentage" office:value="1.0641406636949">
            <text:p>106.41%</text:p>
          </table:table-cell>
          <table:table-cell table:style-name="ce18" table:formula="of:=([Marlin30.H26])/[Marlin54.H26]" office:value-type="percentage" office:value="1.06537708129285">
            <text:p>106.54%</text:p>
          </table:table-cell>
          <table:table-cell table:style-name="ce15" table:formula="of:=([Marlin30.I26])/[Marlin54.I26]" office:value-type="percentage" office:value="1.05065908503489">
            <text:p>105.07%</text:p>
          </table:table-cell>
          <table:table-cell table:style-name="ce15" table:formula="of:=([Marlin30.J26])/[Marlin54.J26]" office:value-type="percentage" office:value="1.06023255813953">
            <text:p>106.0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30.C27];[Marlin54.C27])" office:value-type="float" office:value="5444">
            <text:p>5444</text:p>
          </table:table-cell>
          <table:table-cell table:style-name="ce15" table:formula="of:=([Marlin30.D27])/[Marlin54.D27]" office:value-type="percentage" office:value="1.06594185771685">
            <text:p>106.59%</text:p>
          </table:table-cell>
          <table:table-cell table:style-name="ce15" table:formula="of:=([Marlin30.E27])/[Marlin54.E27]" office:value-type="percentage" office:value="1.06572104018913">
            <text:p>106.57%</text:p>
          </table:table-cell>
          <table:table-cell table:style-name="ce15" table:formula="of:=([Marlin30.F27])/[Marlin54.F27]" office:value-type="percentage" office:value="1.36144578313253">
            <text:p>136.14%</text:p>
          </table:table-cell>
          <table:table-cell table:style-name="ce15" table:formula="of:=([Marlin30.G27])/[Marlin54.G27]" office:value-type="percentage" office:value="1.06638317977794">
            <text:p>106.64%</text:p>
          </table:table-cell>
          <table:table-cell table:style-name="ce18" table:formula="of:=([Marlin30.H27])/[Marlin54.H27]" office:value-type="percentage" office:value="1.07688808007279">
            <text:p>107.69%</text:p>
          </table:table-cell>
          <table:table-cell table:style-name="ce15" table:formula="of:=([Marlin30.I27])/[Marlin54.I27]" office:value-type="percentage" office:value="1.05828541557763">
            <text:p>105.83%</text:p>
          </table:table-cell>
          <table:table-cell table:style-name="ce15" table:formula="of:=([Marlin30.J27])/[Marlin54.J27]" office:value-type="percentage" office:value="1.04055884239789">
            <text:p>104.06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29];[Marlin54.C29])" office:value-type="float" office:value="731.285714285714">
            <text:p>731.2857142857</text:p>
          </table:table-cell>
          <table:table-cell table:style-name="ce16" table:formula="of:=[Marlin30.D29]/[Marlin54.D29]" office:value-type="percentage" office:value="1.25095868674084">
            <text:p>125.10%</text:p>
          </table:table-cell>
          <table:table-cell table:style-name="ce16" table:formula="of:=[Marlin30.E29]/[Marlin54.E29]" office:value-type="percentage" office:value="1.25087028908733">
            <text:p>125.09%</text:p>
          </table:table-cell>
          <table:table-cell table:style-name="ce16" table:formula="of:=[Marlin30.F29]/[Marlin54.F29]" office:value-type="percentage" office:value="1.08952551477171">
            <text:p>108.95%</text:p>
          </table:table-cell>
          <table:table-cell table:style-name="ce16" table:formula="of:=[Marlin30.G29]/[Marlin54.G29]" office:value-type="percentage" office:value="1.25086313718442">
            <text:p>125.09%</text:p>
          </table:table-cell>
          <table:table-cell table:style-name="ce18" table:formula="of:=[Marlin30.H29]/[Marlin54.H29]" office:value-type="percentage" office:value="1.24919263495867">
            <text:p>124.92%</text:p>
          </table:table-cell>
          <table:table-cell table:style-name="ce16" table:formula="of:=[Marlin30.I29]/[Marlin54.I29]" office:value-type="percentage" office:value="1.25044837060215">
            <text:p>125.04%</text:p>
          </table:table-cell>
          <table:table-cell table:style-name="ce16" table:formula="of:=[Marlin30.J29]/[Marlin54.J29]" office:value-type="percentage" office:value="1.18989665584554">
            <text:p>118.99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30.C30];[Marlin54.C30])" office:value-type="float" office:value="1462.57142857143">
            <text:p>1462.5714285714</text:p>
          </table:table-cell>
          <table:table-cell table:style-name="ce16" table:formula="of:=[Marlin30.D30]/[Marlin54.D30]" office:value-type="percentage" office:value="1.2434563564922">
            <text:p>124.35%</text:p>
          </table:table-cell>
          <table:table-cell table:style-name="ce16" table:formula="of:=[Marlin30.E30]/[Marlin54.E30]" office:value-type="percentage" office:value="1.24343133077688">
            <text:p>124.34%</text:p>
          </table:table-cell>
          <table:table-cell table:style-name="ce16" table:formula="of:=[Marlin30.F30]/[Marlin54.F30]" office:value-type="percentage" office:value="1.0700976042591">
            <text:p>107.01%</text:p>
          </table:table-cell>
          <table:table-cell table:style-name="ce16" table:formula="of:=[Marlin30.G30]/[Marlin54.G30]" office:value-type="percentage" office:value="1.24337300213874">
            <text:p>124.34%</text:p>
          </table:table-cell>
          <table:table-cell table:style-name="ce18" table:formula="of:=[Marlin30.H30]/[Marlin54.H30]" office:value-type="percentage" office:value="1.2400160126709">
            <text:p>124.00%</text:p>
          </table:table-cell>
          <table:table-cell table:style-name="ce16" table:formula="of:=[Marlin30.I30]/[Marlin54.I30]" office:value-type="percentage" office:value="1.24044031921335">
            <text:p>124.04%</text:p>
          </table:table-cell>
          <table:table-cell table:style-name="ce16" table:formula="of:=[Marlin30.J30]/[Marlin54.J30]" office:value-type="percentage" office:value="1.17889521954814">
            <text:p>117.89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30.C31];[Marlin54.C31])" office:value-type="float" office:value="2925.14285714286">
            <text:p>2925.1428571429</text:p>
          </table:table-cell>
          <table:table-cell table:style-name="ce16" table:formula="of:=[Marlin30.D31]/[Marlin54.D31]" office:value-type="percentage" office:value="1.25427419218191">
            <text:p>125.43%</text:p>
          </table:table-cell>
          <table:table-cell table:style-name="ce16" table:formula="of:=[Marlin30.E31]/[Marlin54.E31]" office:value-type="percentage" office:value="1.25428857171916">
            <text:p>125.43%</text:p>
          </table:table-cell>
          <table:table-cell table:style-name="ce16" table:formula="of:=[Marlin30.F31]/[Marlin54.F31]" office:value-type="percentage" office:value="1.63202033036849">
            <text:p>163.20%</text:p>
          </table:table-cell>
          <table:table-cell table:style-name="ce16" table:formula="of:=[Marlin30.G31]/[Marlin54.G31]" office:value-type="percentage" office:value="1.25469884212399">
            <text:p>125.47%</text:p>
          </table:table-cell>
          <table:table-cell table:style-name="ce18" table:formula="of:=[Marlin30.H31]/[Marlin54.H31]" office:value-type="percentage" office:value="1.2665086408412">
            <text:p>126.65%</text:p>
          </table:table-cell>
          <table:table-cell table:style-name="ce16" table:formula="of:=[Marlin30.I31]/[Marlin54.I31]" office:value-type="percentage" office:value="1.20995826475964">
            <text:p>121.00%</text:p>
          </table:table-cell>
          <table:table-cell table:style-name="ce16" table:formula="of:=[Marlin30.J31]/[Marlin54.J31]" office:value-type="percentage" office:value="1.1907050872739">
            <text:p>119.07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30.C33];[Marlin54.C33])" office:value-type="float" office:value="25">
            <text:p>25</text:p>
          </table:table-cell>
          <table:table-cell table:style-name="ce17" table:formula="of:=[Marlin30.D33]/[Marlin54.D33]" office:value-type="percentage" office:value="1.17744644226714">
            <text:p>117.74%</text:p>
          </table:table-cell>
          <table:table-cell table:style-name="ce17" table:formula="of:=[Marlin30.E33]/[Marlin54.E33]" office:value-type="percentage" office:value="1.1770848233443">
            <text:p>117.71%</text:p>
          </table:table-cell>
          <table:table-cell table:style-name="ce17" table:formula="of:=[Marlin30.F33]/[Marlin54.F33]" office:value-type="percentage" office:value="0.782850779510022">
            <text:p>78.29%</text:p>
          </table:table-cell>
          <table:table-cell table:style-name="ce17" table:formula="of:=[Marlin30.G33]/[Marlin54.G33]" office:value-type="percentage" office:value="1.17708438661435">
            <text:p>117.71%</text:p>
          </table:table-cell>
          <table:table-cell table:style-name="ce19" table:formula="of:=[Marlin30.H33]/[Marlin54.H33]" office:value-type="percentage" office:value="1.17621611512491">
            <text:p>117.62%</text:p>
          </table:table-cell>
          <table:table-cell table:style-name="ce17" table:formula="of:=[Marlin30.I33]/[Marlin54.I33]" office:value-type="percentage" office:value="1.17776280957558">
            <text:p>117.78%</text:p>
          </table:table-cell>
          <table:table-cell table:style-name="ce17" table:formula="of:=[Marlin30.J33]/[Marlin54.J33]" office:value-type="percentage" office:value="1.18536363970904">
            <text:p>118.54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30.C34];[Marlin54.C34])" office:value-type="float" office:value="50">
            <text:p>50</text:p>
          </table:table-cell>
          <table:table-cell table:style-name="ce17" table:formula="of:=[Marlin30.D34]/[Marlin54.D34]" office:value-type="percentage" office:value="1.17450012638189">
            <text:p>117.45%</text:p>
          </table:table-cell>
          <table:table-cell table:style-name="ce17" table:formula="of:=[Marlin30.E34]/[Marlin54.E34]" office:value-type="percentage" office:value="1.17450578204517">
            <text:p>117.45%</text:p>
          </table:table-cell>
          <table:table-cell table:style-name="ce17" table:formula="of:=[Marlin30.F34]/[Marlin54.F34]" office:value-type="percentage" office:value="0.741261722080136">
            <text:p>74.13%</text:p>
          </table:table-cell>
          <table:table-cell table:style-name="ce17" table:formula="of:=[Marlin30.G34]/[Marlin54.G34]" office:value-type="percentage" office:value="1.17449459056126">
            <text:p>117.45%</text:p>
          </table:table-cell>
          <table:table-cell table:style-name="ce19" table:formula="of:=[Marlin30.H34]/[Marlin54.H34]" office:value-type="percentage" office:value="1.17226363357607">
            <text:p>117.23%</text:p>
          </table:table-cell>
          <table:table-cell table:style-name="ce17" table:formula="of:=[Marlin30.I34]/[Marlin54.I34]" office:value-type="percentage" office:value="1.1863143890706">
            <text:p>118.63%</text:p>
          </table:table-cell>
          <table:table-cell table:style-name="ce17" table:formula="of:=[Marlin30.J34]/[Marlin54.J34]" office:value-type="percentage" office:value="1.16295061516427">
            <text:p>116.30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30.C35];[Marlin54.C35])" office:value-type="float" office:value="100">
            <text:p>100</text:p>
          </table:table-cell>
          <table:table-cell table:style-name="ce17" table:formula="of:=[Marlin30.D35]/[Marlin54.D35]" office:value-type="percentage" office:value="1.18104794526457">
            <text:p>118.10%</text:p>
          </table:table-cell>
          <table:table-cell table:style-name="ce17" table:formula="of:=[Marlin30.E35]/[Marlin54.E35]" office:value-type="percentage" office:value="1.18088413259616">
            <text:p>118.09%</text:p>
          </table:table-cell>
          <table:table-cell table:style-name="ce17" table:formula="of:=[Marlin30.F35]/[Marlin54.F35]" office:value-type="percentage" office:value="0.984177215189873">
            <text:p>98.42%</text:p>
          </table:table-cell>
          <table:table-cell table:style-name="ce17" table:formula="of:=[Marlin30.G35]/[Marlin54.G35]" office:value-type="percentage" office:value="1.18087258890476">
            <text:p>118.09%</text:p>
          </table:table-cell>
          <table:table-cell table:style-name="ce19" table:formula="of:=[Marlin30.H35]/[Marlin54.H35]" office:value-type="percentage" office:value="1.17941548014131">
            <text:p>117.94%</text:p>
          </table:table-cell>
          <table:table-cell table:style-name="ce17" table:formula="of:=[Marlin30.I35]/[Marlin54.I35]" office:value-type="percentage" office:value="1.18435574005367">
            <text:p>118.44%</text:p>
          </table:table-cell>
          <table:table-cell table:style-name="ce17" table:formula="of:=[Marlin30.J35]/[Marlin54.J35]" office:value-type="percentage" office:value="1.19356454080076">
            <text:p>119.36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_Graph" table:style-name="ta1">
        <table:shapes>
          <draw:frame draw:z-index="0" draw:style-name="gr2" draw:text-style-name="P1" svg:width="15.0024in" svg:height="7.8559in" svg:x="0.0417in" svg:y="0.0677in">
            <draw:object draw:notify-on-update-of-ranges="Marlin41_vs_42.A4:Marlin41_vs_42.B27 Marlin30.A2:Marlin30.A2 Marlin30.H4:Marlin30.H27 Marlin41.A2:Marlin41.A2 Marlin41.H4:Marlin41.H27 Marlin42.A2:Marlin42.A2 Marlin42.H4:Marlin42.H27 Marlin44.A2:Marlin44.A2 Marlin44.H4:Marlin44.H27 Marlin52.A2:Marlin52.A2 Marlin52.H4:Marlin52.H27 Marlin53.A2:Marlin53.A2 Marlin53.H4:Marlin53.H27 Marlin54.A2:Marlin54.A2 Marlin54.H4:Marlin54.H27 ductus.A2:ductus.A2 ductus.H4:ductus.H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Default"/>
        <table:table-row table:style-name="ro5">
          <table:table-cell/>
        </table:table-row>
      </table:table>
      <table:table table:name="ductus_Marlin54" table:style-name="ta1" table:print-ranges="ductus_Marlin54.A1:ductus_Marlin54.K68">
        <table:shapes>
          <draw:frame draw:z-index="0" draw:style-name="gr1" svg:width="8.7008in" svg:height="6.5421in" svg:x="0in" svg:y="6.1768in">
            <draw:object draw:notify-on-update-of-ranges="ductus_Marlin54.A4:ductus_Marlin54.B27 ductus_Marlin54.B33:ductus_Marlin54.B33 ductus_Marlin54.H4:ductus_Marlin54.H11 ductus_Marlin54.B34:ductus_Marlin54.B34 ductus_Marlin54.H12:ductus_Marlin54.H19 ductus_Marlin54.B35:ductus_Marlin54.B35 ductus_Marlin54.H20:ductus_Marlin54.H27" xlink:href="./Object 3" xlink:type="simple" xlink:show="embed" xlink:actuate="onLoad"/>
            <draw:image xlink:href="./ObjectReplacements/Object 3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2"/>
        <table:table-column table:style-name="co14" table:default-cell-style-name="Default"/>
        <table:table-column table:style-name="co7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ductus.B1]/[Marlin54.B1]" office:value-type="percentage" office:value="2.93707263050287">
            <text:p>293.71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ductus.C4];[Marlin54.C4])" office:value-type="float" office:value="101">
            <text:p>101</text:p>
          </table:table-cell>
          <table:table-cell table:style-name="ce15" table:formula="of:=[ductus.D4]/[Marlin54.D4]" office:value-type="percentage" office:value="0.986774040738986">
            <text:p>98.68%</text:p>
          </table:table-cell>
          <table:table-cell table:style-name="ce15" table:formula="of:=[ductus.E4]/[Marlin54.E4]" office:value-type="percentage" office:value="0.986506234461293">
            <text:p>98.65%</text:p>
          </table:table-cell>
          <table:table-cell table:style-name="ce15" table:formula="of:=[ductus.F4]/[Marlin54.F4]" office:value-type="percentage" office:value="0.719026548672566">
            <text:p>71.90%</text:p>
          </table:table-cell>
          <table:table-cell table:style-name="ce15" table:formula="of:=[ductus.G4]/[Marlin54.G4]" office:value-type="percentage" office:value="0.986487768773841">
            <text:p>98.65%</text:p>
          </table:table-cell>
          <table:table-cell table:style-name="ce18" table:formula="of:=[ductus.H4]/[Marlin54.H4]" office:value-type="percentage" office:value="0.984250042338596">
            <text:p>98.43%</text:p>
          </table:table-cell>
          <table:table-cell table:style-name="ce15" table:formula="of:=[ductus.I4]/[Marlin54.I4]" office:value-type="percentage" office:value="0.98505663554263">
            <text:p>98.51%</text:p>
          </table:table-cell>
          <table:table-cell table:style-name="ce15" table:formula="of:=[ductus.J4]/[Marlin54.J4]" office:value-type="percentage" office:value="1.01390902131957">
            <text:p>101.3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ductus.C5];[Marlin54.C5])" office:value-type="float" office:value="202">
            <text:p>202</text:p>
          </table:table-cell>
          <table:table-cell table:style-name="ce15" table:formula="of:=[ductus.D7]/[Marlin54.D7]" office:value-type="percentage" office:value="0.886802356097276">
            <text:p>88.68%</text:p>
          </table:table-cell>
          <table:table-cell table:style-name="ce15" table:formula="of:=[ductus.E7]/[Marlin54.E7]" office:value-type="percentage" office:value="0.886309140885432">
            <text:p>88.63%</text:p>
          </table:table-cell>
          <table:table-cell table:style-name="ce15" table:formula="of:=[ductus.F7]/[Marlin54.F7]" office:value-type="percentage" office:value="1.05625">
            <text:p>105.63%</text:p>
          </table:table-cell>
          <table:table-cell table:style-name="ce15" table:formula="of:=[ductus.G7]/[Marlin54.G7]" office:value-type="percentage" office:value="0.886315789473684">
            <text:p>88.63%</text:p>
          </table:table-cell>
          <table:table-cell table:style-name="ce18" table:formula="of:=[ductus.H7]/[Marlin54.H7]" office:value-type="percentage" office:value="0.887942522741758">
            <text:p>88.79%</text:p>
          </table:table-cell>
          <table:table-cell table:style-name="ce15" table:formula="of:=[ductus.I7]/[Marlin54.I7]" office:value-type="percentage" office:value="0.88516182279078">
            <text:p>88.52%</text:p>
          </table:table-cell>
          <table:table-cell table:style-name="ce15" table:formula="of:=[ductus.J7]/[Marlin54.J7]" office:value-type="percentage" office:value="0.998996990972919">
            <text:p>99.9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ductus.C6];[Marlin54.C6])" office:value-type="float" office:value="404">
            <text:p>404</text:p>
          </table:table-cell>
          <table:table-cell table:style-name="ce15" table:formula="of:=[ductus.D10]/[Marlin54.D10]" office:value-type="percentage" office:value="1.03470687638113">
            <text:p>103.47%</text:p>
          </table:table-cell>
          <table:table-cell table:style-name="ce15" table:formula="of:=[ductus.E10]/[Marlin54.E10]" office:value-type="percentage" office:value="1.02929878247282">
            <text:p>102.93%</text:p>
          </table:table-cell>
          <table:table-cell table:style-name="ce15" table:formula="of:=[ductus.F10]/[Marlin54.F10]" office:value-type="percentage" office:value="0.961325966850829">
            <text:p>96.13%</text:p>
          </table:table-cell>
          <table:table-cell table:style-name="ce15" table:formula="of:=[ductus.G10]/[Marlin54.G10]" office:value-type="percentage" office:value="1.029296875">
            <text:p>102.93%</text:p>
          </table:table-cell>
          <table:table-cell table:style-name="ce18" table:formula="of:=[ductus.H10]/[Marlin54.H10]" office:value-type="percentage" office:value="1.02850707850708">
            <text:p>102.85%</text:p>
          </table:table-cell>
          <table:table-cell table:style-name="ce15" table:formula="of:=[ductus.I10]/[Marlin54.I10]" office:value-type="percentage" office:value="1.02683198845372">
            <text:p>102.68%</text:p>
          </table:table-cell>
          <table:table-cell table:style-name="ce15" table:formula="of:=[ductus.J10]/[Marlin54.J10]" office:value-type="percentage" office:value="1.40890210131943">
            <text:p>140.8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ductus.C7];[Marlin54.C7])" office:value-type="float" office:value="330">
            <text:p>330</text:p>
          </table:table-cell>
          <table:table-cell table:style-name="ce15" table:formula="of:=[ductus.D13]/[Marlin54.D13]" office:value-type="percentage" office:value="1.54659837187451">
            <text:p>154.66%</text:p>
          </table:table-cell>
          <table:table-cell table:style-name="ce15" table:formula="of:=[ductus.E13]/[Marlin54.E13]" office:value-type="percentage" office:value="1.54420955020988">
            <text:p>154.42%</text:p>
          </table:table-cell>
          <table:table-cell table:style-name="ce15" table:formula="of:=[ductus.F13]/[Marlin54.F13]" office:value-type="percentage" office:value="2.28730512249443">
            <text:p>228.73%</text:p>
          </table:table-cell>
          <table:table-cell table:style-name="ce15" table:formula="of:=[ductus.G13]/[Marlin54.G13]" office:value-type="percentage" office:value="1.54421560672686">
            <text:p>154.42%</text:p>
          </table:table-cell>
          <table:table-cell table:style-name="ce18" table:formula="of:=[ductus.H13]/[Marlin54.H13]" office:value-type="percentage" office:value="1.54585162509597">
            <text:p>154.59%</text:p>
          </table:table-cell>
          <table:table-cell table:style-name="ce15" table:formula="of:=[ductus.I13]/[Marlin54.I13]" office:value-type="percentage" office:value="1.54167832618079">
            <text:p>154.17%</text:p>
          </table:table-cell>
          <table:table-cell table:style-name="ce15" table:formula="of:=[ductus.J13]/[Marlin54.J13]" office:value-type="percentage" office:value="1.60611851870024">
            <text:p>160.6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ductus.C8];[Marlin54.C8])" office:value-type="float" office:value="660">
            <text:p>660</text:p>
          </table:table-cell>
          <table:table-cell table:style-name="ce15" table:formula="of:=[ductus.D16]/[Marlin54.D16]" office:value-type="percentage" office:value="1.36257650830662">
            <text:p>136.26%</text:p>
          </table:table-cell>
          <table:table-cell table:style-name="ce15" table:formula="of:=[ductus.E16]/[Marlin54.E16]" office:value-type="percentage" office:value="1.36151603498542">
            <text:p>136.15%</text:p>
          </table:table-cell>
          <table:table-cell table:style-name="ce15" table:formula="of:=[ductus.F16]/[Marlin54.F16]" office:value-type="percentage" office:value="0.992753623188406">
            <text:p>99.28%</text:p>
          </table:table-cell>
          <table:table-cell table:style-name="ce15" table:formula="of:=[ductus.G16]/[Marlin54.G16]" office:value-type="percentage" office:value="1.36126493733605">
            <text:p>136.13%</text:p>
          </table:table-cell>
          <table:table-cell table:style-name="ce18" table:formula="of:=[ductus.H16]/[Marlin54.H16]" office:value-type="percentage" office:value="1.35390770110016">
            <text:p>135.39%</text:p>
          </table:table-cell>
          <table:table-cell table:style-name="ce15" table:formula="of:=[ductus.I16]/[Marlin54.I16]" office:value-type="percentage" office:value="1.36245572609209">
            <text:p>136.25%</text:p>
          </table:table-cell>
          <table:table-cell table:style-name="ce15" table:formula="of:=[ductus.J16]/[Marlin54.J16]" office:value-type="percentage" office:value="1.84847352024922">
            <text:p>184.8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ductus.C9];[Marlin54.C9])" office:value-type="float" office:value="1320">
            <text:p>1320</text:p>
          </table:table-cell>
          <table:table-cell table:style-name="ce15" table:formula="of:=[ductus.D19]/[Marlin54.D19]" office:value-type="percentage" office:value="1.18637387387387">
            <text:p>118.64%</text:p>
          </table:table-cell>
          <table:table-cell table:style-name="ce15" table:formula="of:=[ductus.E19]/[Marlin54.E19]" office:value-type="percentage" office:value="1.18445508307519">
            <text:p>118.45%</text:p>
          </table:table-cell>
          <table:table-cell table:style-name="ce15" table:formula="of:=[ductus.F19]/[Marlin54.F19]" office:value-type="percentage" office:value="1.07142857142857">
            <text:p>107.14%</text:p>
          </table:table-cell>
          <table:table-cell table:style-name="ce15" table:formula="of:=[ductus.G19]/[Marlin54.G19]" office:value-type="percentage" office:value="1.18440315315315">
            <text:p>118.44%</text:p>
          </table:table-cell>
          <table:table-cell table:style-name="ce18" table:formula="of:=[ductus.H19]/[Marlin54.H19]" office:value-type="percentage" office:value="1.18270030496257">
            <text:p>118.27%</text:p>
          </table:table-cell>
          <table:table-cell table:style-name="ce15" table:formula="of:=[ductus.I19]/[Marlin54.I19]" office:value-type="percentage" office:value="1.18484762176018">
            <text:p>118.48%</text:p>
          </table:table-cell>
          <table:table-cell table:style-name="ce15" table:formula="of:=[ductus.J19]/[Marlin54.J19]" office:value-type="percentage" office:value="3.36313823163138">
            <text:p>336.3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ductus.C10];[Marlin54.C10])" office:value-type="float" office:value="340">
            <text:p>340</text:p>
          </table:table-cell>
          <table:table-cell table:style-name="ce15" table:formula="of:=[ductus.D22]/[Marlin54.D22]" office:value-type="percentage" office:value="1.29821230817909">
            <text:p>129.82%</text:p>
          </table:table-cell>
          <table:table-cell table:style-name="ce15" table:formula="of:=[ductus.E22]/[Marlin54.E22]" office:value-type="percentage" office:value="1.29441544059484">
            <text:p>129.44%</text:p>
          </table:table-cell>
          <table:table-cell table:style-name="ce15" table:formula="of:=[ductus.F22]/[Marlin54.F22]" office:value-type="percentage" office:value="1.27710843373494">
            <text:p>127.71%</text:p>
          </table:table-cell>
          <table:table-cell table:style-name="ce15" table:formula="of:=[ductus.G22]/[Marlin54.G22]" office:value-type="percentage" office:value="1.29457364341085">
            <text:p>129.46%</text:p>
          </table:table-cell>
          <table:table-cell table:style-name="ce18" table:formula="of:=[ductus.H22]/[Marlin54.H22]" office:value-type="percentage" office:value="1.29439325316258">
            <text:p>129.44%</text:p>
          </table:table-cell>
          <table:table-cell table:style-name="ce15" table:formula="of:=[ductus.I22]/[Marlin54.I22]" office:value-type="percentage" office:value="1.29398628170362">
            <text:p>129.40%</text:p>
          </table:table-cell>
          <table:table-cell table:style-name="ce15" table:formula="of:=[ductus.J22]/[Marlin54.J22]" office:value-type="percentage" office:value="3.41534050179211">
            <text:p>341.5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ductus.C11];[Marlin54.C11])" office:value-type="float" office:value="680">
            <text:p>680</text:p>
          </table:table-cell>
          <table:table-cell table:style-name="ce15" table:formula="of:=[ductus.D25]/[Marlin54.D25]" office:value-type="percentage" office:value="1.42208300704777">
            <text:p>142.21%</text:p>
          </table:table-cell>
          <table:table-cell table:style-name="ce15" table:formula="of:=[ductus.E25]/[Marlin54.E25]" office:value-type="percentage" office:value="1.41294701122422">
            <text:p>141.29%</text:p>
          </table:table-cell>
          <table:table-cell table:style-name="ce15" table:formula="of:=[ductus.F25]/[Marlin54.F25]" office:value-type="percentage" office:value="1.65957446808511">
            <text:p>165.96%</text:p>
          </table:table-cell>
          <table:table-cell table:style-name="ce15" table:formula="of:=[ductus.G25]/[Marlin54.G25]" office:value-type="percentage" office:value="1.41294701122422">
            <text:p>141.29%</text:p>
          </table:table-cell>
          <table:table-cell table:style-name="ce18" table:formula="of:=[ductus.H25]/[Marlin54.H25]" office:value-type="percentage" office:value="1.41593604951006">
            <text:p>141.59%</text:p>
          </table:table-cell>
          <table:table-cell table:style-name="ce15" table:formula="of:=[ductus.I25]/[Marlin54.I25]" office:value-type="percentage" office:value="1.41126908899421">
            <text:p>141.13%</text:p>
          </table:table-cell>
          <table:table-cell table:style-name="ce15" table:formula="of:=[ductus.J25]/[Marlin54.J25]" office:value-type="percentage" office:value="9.43346007604563">
            <text:p>943.3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2];[Marlin54.C12])" office:value-type="float" office:value="1360">
            <text:p>1360</text:p>
          </table:table-cell>
          <table:table-cell table:style-name="ce15" table:formula="of:=[ductus.D5]/[Marlin54.D5]" office:value-type="percentage" office:value="1.45515361744301">
            <text:p>145.52%</text:p>
          </table:table-cell>
          <table:table-cell table:style-name="ce15" table:formula="of:=[ductus.E5]/[Marlin54.E5]" office:value-type="percentage" office:value="1.44917730823046">
            <text:p>144.92%</text:p>
          </table:table-cell>
          <table:table-cell table:style-name="ce15" table:formula="of:=[ductus.F5]/[Marlin54.F5]" office:value-type="percentage" office:value="12.6230303030303">
            <text:p>1262.30%</text:p>
          </table:table-cell>
          <table:table-cell table:style-name="ce15" table:formula="of:=[ductus.G5]/[Marlin54.G5]" office:value-type="percentage" office:value="1.46071156604743">
            <text:p>146.07%</text:p>
          </table:table-cell>
          <table:table-cell table:style-name="ce18" table:formula="of:=[ductus.H5]/[Marlin54.H5]" office:value-type="percentage" office:value="1.61009670774709">
            <text:p>161.01%</text:p>
          </table:table-cell>
          <table:table-cell table:style-name="ce15" table:formula="of:=[ductus.I5]/[Marlin54.I5]" office:value-type="percentage" office:value="1.31649867753235">
            <text:p>131.65%</text:p>
          </table:table-cell>
          <table:table-cell table:style-name="ce15" table:formula="of:=[ductus.J5]/[Marlin54.J5]" office:value-type="percentage" office:value="2.61074420595609">
            <text:p>261.0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3];[Marlin54.C13])" office:value-type="float" office:value="25">
            <text:p>25</text:p>
          </table:table-cell>
          <table:table-cell table:style-name="ce15" table:formula="of:=[ductus.D8]/[Marlin54.D8]" office:value-type="percentage" office:value="1.42176645716176">
            <text:p>142.18%</text:p>
          </table:table-cell>
          <table:table-cell table:style-name="ce15" table:formula="of:=[ductus.E8]/[Marlin54.E8]" office:value-type="percentage" office:value="1.4207300237451">
            <text:p>142.07%</text:p>
          </table:table-cell>
          <table:table-cell table:style-name="ce15" table:formula="of:=[ductus.F8]/[Marlin54.F8]" office:value-type="percentage" office:value="8.92297476759628">
            <text:p>892.30%</text:p>
          </table:table-cell>
          <table:table-cell table:style-name="ce15" table:formula="of:=[ductus.G8]/[Marlin54.G8]" office:value-type="percentage" office:value="1.467170602516">
            <text:p>146.72%</text:p>
          </table:table-cell>
          <table:table-cell table:style-name="ce18" table:formula="of:=[ductus.H8]/[Marlin54.H8]" office:value-type="percentage" office:value="1.72023115258191">
            <text:p>172.02%</text:p>
          </table:table-cell>
          <table:table-cell table:style-name="ce15" table:formula="of:=[ductus.I8]/[Marlin54.I8]" office:value-type="percentage" office:value="1.1734333874671">
            <text:p>117.34%</text:p>
          </table:table-cell>
          <table:table-cell table:style-name="ce15" table:formula="of:=[ductus.J8]/[Marlin54.J8]" office:value-type="percentage" office:value="1.92223975621701">
            <text:p>192.22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4];[Marlin54.C14])" office:value-type="float" office:value="50">
            <text:p>50</text:p>
          </table:table-cell>
          <table:table-cell table:style-name="ce15" table:formula="of:=[ductus.D11]/[Marlin54.D11]" office:value-type="percentage" office:value="1.46501931448893">
            <text:p>146.50%</text:p>
          </table:table-cell>
          <table:table-cell table:style-name="ce15" table:formula="of:=[ductus.E11]/[Marlin54.E11]" office:value-type="percentage" office:value="1.46179809757594">
            <text:p>146.18%</text:p>
          </table:table-cell>
          <table:table-cell table:style-name="ce15" table:formula="of:=[ductus.F11]/[Marlin54.F11]" office:value-type="percentage" office:value="4.99532710280374">
            <text:p>499.53%</text:p>
          </table:table-cell>
          <table:table-cell table:style-name="ce15" table:formula="of:=[ductus.G11]/[Marlin54.G11]" office:value-type="percentage" office:value="1.46723926380368">
            <text:p>146.72%</text:p>
          </table:table-cell>
          <table:table-cell table:style-name="ce18" table:formula="of:=[ductus.H11]/[Marlin54.H11]" office:value-type="percentage" office:value="1.55229324881899">
            <text:p>155.23%</text:p>
          </table:table-cell>
          <table:table-cell table:style-name="ce15" table:formula="of:=[ductus.I11]/[Marlin54.I11]" office:value-type="percentage" office:value="1.30700012411568">
            <text:p>130.70%</text:p>
          </table:table-cell>
          <table:table-cell table:style-name="ce15" table:formula="of:=[ductus.J11]/[Marlin54.J11]" office:value-type="percentage" office:value="1.92977824709609">
            <text:p>192.9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5];[Marlin54.C15])" office:value-type="float" office:value="100">
            <text:p>100</text:p>
          </table:table-cell>
          <table:table-cell table:style-name="ce15" table:formula="of:=[ductus.D14]/[Marlin54.D14]" office:value-type="percentage" office:value="1.89948870766761">
            <text:p>189.95%</text:p>
          </table:table-cell>
          <table:table-cell table:style-name="ce15" table:formula="of:=[ductus.E14]/[Marlin54.E14]" office:value-type="percentage" office:value="1.89813400153005">
            <text:p>189.81%</text:p>
          </table:table-cell>
          <table:table-cell table:style-name="ce15" table:formula="of:=[ductus.F14]/[Marlin54.F14]" office:value-type="percentage" office:value="8.20375106564365">
            <text:p>820.38%</text:p>
          </table:table-cell>
          <table:table-cell table:style-name="ce15" table:formula="of:=[ductus.G14]/[Marlin54.G14]" office:value-type="percentage" office:value="1.89858771406587">
            <text:p>189.86%</text:p>
          </table:table-cell>
          <table:table-cell table:style-name="ce18" table:formula="of:=[ductus.H14]/[Marlin54.H14]" office:value-type="percentage" office:value="1.93076717750066">
            <text:p>193.08%</text:p>
          </table:table-cell>
          <table:table-cell table:style-name="ce15" table:formula="of:=[ductus.I14]/[Marlin54.I14]" office:value-type="percentage" office:value="1.87188705026416">
            <text:p>187.19%</text:p>
          </table:table-cell>
          <table:table-cell table:style-name="ce15" table:formula="of:=[ductus.J14]/[Marlin54.J14]" office:value-type="percentage" office:value="1.98999393637761">
            <text:p>199.0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6];[Marlin54.C16])" office:value-type="float" office:value="695">
            <text:p>695</text:p>
          </table:table-cell>
          <table:table-cell table:style-name="ce15" table:formula="of:=[ductus.D17]/[Marlin54.D17]" office:value-type="percentage" office:value="2.07912984364378">
            <text:p>207.91%</text:p>
          </table:table-cell>
          <table:table-cell table:style-name="ce15" table:formula="of:=[ductus.E17]/[Marlin54.E17]" office:value-type="percentage" office:value="2.07613868116927">
            <text:p>207.61%</text:p>
          </table:table-cell>
          <table:table-cell table:style-name="ce15" table:formula="of:=[ductus.F17]/[Marlin54.F17]" office:value-type="percentage" office:value="17.2380952380952">
            <text:p>1723.81%</text:p>
          </table:table-cell>
          <table:table-cell table:style-name="ce15" table:formula="of:=[ductus.G17]/[Marlin54.G17]" office:value-type="percentage" office:value="2.08552005438477">
            <text:p>208.55%</text:p>
          </table:table-cell>
          <table:table-cell table:style-name="ce18" table:formula="of:=[ductus.H17]/[Marlin54.H17]" office:value-type="percentage" office:value="2.24734507326254">
            <text:p>224.73%</text:p>
          </table:table-cell>
          <table:table-cell table:style-name="ce15" table:formula="of:=[ductus.I17]/[Marlin54.I17]" office:value-type="percentage" office:value="1.399183554454">
            <text:p>139.92%</text:p>
          </table:table-cell>
          <table:table-cell table:style-name="ce15" table:formula="of:=[ductus.J17]/[Marlin54.J17]" office:value-type="percentage" office:value="5.48339905864394">
            <text:p>548.3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7];[Marlin54.C17])" office:value-type="float" office:value="1390">
            <text:p>1390</text:p>
          </table:table-cell>
          <table:table-cell table:style-name="ce15" table:formula="of:=[ductus.D20]/[Marlin54.D20]" office:value-type="percentage" office:value="1.77842720510096">
            <text:p>177.84%</text:p>
          </table:table-cell>
          <table:table-cell table:style-name="ce15" table:formula="of:=[ductus.E20]/[Marlin54.E20]" office:value-type="percentage" office:value="1.77736450584485">
            <text:p>177.74%</text:p>
          </table:table-cell>
          <table:table-cell table:style-name="ce15" table:formula="of:=[ductus.F20]/[Marlin54.F20]" office:value-type="percentage" office:value="15.4444444444444">
            <text:p>1544.44%</text:p>
          </table:table-cell>
          <table:table-cell table:style-name="ce15" table:formula="of:=[ductus.G20]/[Marlin54.G20]" office:value-type="percentage" office:value="1.78692879914984">
            <text:p>178.69%</text:p>
          </table:table-cell>
          <table:table-cell table:style-name="ce18" table:formula="of:=[ductus.H20]/[Marlin54.H20]" office:value-type="percentage" office:value="1.93933823529412">
            <text:p>193.93%</text:p>
          </table:table-cell>
          <table:table-cell table:style-name="ce15" table:formula="of:=[ductus.I20]/[Marlin54.I20]" office:value-type="percentage" office:value="1.25212705615428">
            <text:p>125.21%</text:p>
          </table:table-cell>
          <table:table-cell table:style-name="ce15" table:formula="of:=[ductus.J20]/[Marlin54.J20]" office:value-type="percentage" office:value="4.57423312883436">
            <text:p>457.4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8];[Marlin54.C18])" office:value-type="float" office:value="2780">
            <text:p>2780</text:p>
          </table:table-cell>
          <table:table-cell table:style-name="ce15" table:formula="of:=[ductus.D23]/[Marlin54.D23]" office:value-type="percentage" office:value="1.86375282592313">
            <text:p>186.38%</text:p>
          </table:table-cell>
          <table:table-cell table:style-name="ce15" table:formula="of:=[ductus.E23]/[Marlin54.E23]" office:value-type="percentage" office:value="1.86026529996985">
            <text:p>186.03%</text:p>
          </table:table-cell>
          <table:table-cell table:style-name="ce15" table:formula="of:=[ductus.F23]/[Marlin54.F23]" office:value-type="percentage" office:value="14.2191780821918">
            <text:p>1421.92%</text:p>
          </table:table-cell>
          <table:table-cell table:style-name="ce15" table:formula="of:=[ductus.G23]/[Marlin54.G23]" office:value-type="percentage" office:value="1.86661642803316">
            <text:p>186.66%</text:p>
          </table:table-cell>
          <table:table-cell table:style-name="ce18" table:formula="of:=[ductus.H23]/[Marlin54.H23]" office:value-type="percentage" office:value="1.99478157149247">
            <text:p>199.48%</text:p>
          </table:table-cell>
          <table:table-cell table:style-name="ce15" table:formula="of:=[ductus.I23]/[Marlin54.I23]" office:value-type="percentage" office:value="1.5098979276214">
            <text:p>150.99%</text:p>
          </table:table-cell>
          <table:table-cell table:style-name="ce15" table:formula="of:=[ductus.J23]/[Marlin54.J23]" office:value-type="percentage" office:value="6.64259468626343">
            <text:p>664.2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9];[Marlin54.C19])" office:value-type="float" office:value="1484">
            <text:p>1484</text:p>
          </table:table-cell>
          <table:table-cell table:style-name="ce15" table:formula="of:=[ductus.D26]/[Marlin54.D26]" office:value-type="percentage" office:value="1.91158989598811">
            <text:p>191.16%</text:p>
          </table:table-cell>
          <table:table-cell table:style-name="ce15" table:formula="of:=[ductus.E26]/[Marlin54.E26]" office:value-type="percentage" office:value="1.90267459138187">
            <text:p>190.27%</text:p>
          </table:table-cell>
          <table:table-cell table:style-name="ce15" table:formula="of:=[ductus.F26]/[Marlin54.F26]" office:value-type="percentage" office:value="35.0869565217391">
            <text:p>3508.70%</text:p>
          </table:table-cell>
          <table:table-cell table:style-name="ce15" table:formula="of:=[ductus.G26]/[Marlin54.G26]" office:value-type="percentage" office:value="1.944279346211">
            <text:p>194.43%</text:p>
          </table:table-cell>
          <table:table-cell table:style-name="ce18" table:formula="of:=[ductus.H26]/[Marlin54.H26]" office:value-type="percentage" office:value="2.27644466209598">
            <text:p>227.64%</text:p>
          </table:table-cell>
          <table:table-cell table:style-name="ce15" table:formula="of:=[ductus.I26]/[Marlin54.I26]" office:value-type="percentage" office:value="1.70431636081675">
            <text:p>170.43%</text:p>
          </table:table-cell>
          <table:table-cell table:style-name="ce15" table:formula="of:=[ductus.J26]/[Marlin54.J26]" office:value-type="percentage" office:value="18.1886046511628">
            <text:p>1818.8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0];[Marlin54.C20])" office:value-type="float" office:value="2968">
            <text:p>2968</text:p>
          </table:table-cell>
          <table:table-cell table:style-name="ce15" table:formula="of:=[ductus.D6]/[Marlin54.D6]" office:value-type="percentage" office:value="2.53654936030135">
            <text:p>253.65%</text:p>
          </table:table-cell>
          <table:table-cell table:style-name="ce15" table:formula="of:=[ductus.E6]/[Marlin54.E6]" office:value-type="percentage" office:value="2.52624164035713">
            <text:p>252.62%</text:p>
          </table:table-cell>
          <table:table-cell table:style-name="ce15" table:formula="of:=[ductus.F6]/[Marlin54.F6]" office:value-type="percentage" office:value="26.9763593380615">
            <text:p>2697.64%</text:p>
          </table:table-cell>
          <table:table-cell table:style-name="ce15" table:formula="of:=[ductus.G6]/[Marlin54.G6]" office:value-type="percentage" office:value="2.59164729241265">
            <text:p>259.16%</text:p>
          </table:table-cell>
          <table:table-cell table:style-name="ce18" table:formula="of:=[ductus.H6]/[Marlin54.H6]" office:value-type="percentage" office:value="3.04178920957746">
            <text:p>304.18%</text:p>
          </table:table-cell>
          <table:table-cell table:style-name="ce15" table:formula="of:=[ductus.I6]/[Marlin54.I6]" office:value-type="percentage" office:value="1.73762124427762">
            <text:p>173.76%</text:p>
          </table:table-cell>
          <table:table-cell table:style-name="ce15" table:formula="of:=[ductus.J6]/[Marlin54.J6]" office:value-type="percentage" office:value="6.72649659370923">
            <text:p>672.6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1];[Marlin54.C21])" office:value-type="float" office:value="5936">
            <text:p>5936</text:p>
          </table:table-cell>
          <table:table-cell table:style-name="ce15" table:formula="of:=[ductus.D9]/[Marlin54.D9]" office:value-type="percentage" office:value="2.74297818923584">
            <text:p>274.30%</text:p>
          </table:table-cell>
          <table:table-cell table:style-name="ce15" table:formula="of:=[ductus.E9]/[Marlin54.E9]" office:value-type="percentage" office:value="2.73862982153138">
            <text:p>273.86%</text:p>
          </table:table-cell>
          <table:table-cell table:style-name="ce15" table:formula="of:=[ductus.F9]/[Marlin54.F9]" office:value-type="percentage" office:value="18.4561734213007">
            <text:p>1845.62%</text:p>
          </table:table-cell>
          <table:table-cell table:style-name="ce15" table:formula="of:=[ductus.G9]/[Marlin54.G9]" office:value-type="percentage" office:value="2.91968018394649">
            <text:p>291.97%</text:p>
          </table:table-cell>
          <table:table-cell table:style-name="ce18" table:formula="of:=[ductus.H9]/[Marlin54.H9]" office:value-type="percentage" office:value="3.56549980166601">
            <text:p>356.55%</text:p>
          </table:table-cell>
          <table:table-cell table:style-name="ce15" table:formula="of:=[ductus.I9]/[Marlin54.I9]" office:value-type="percentage" office:value="0.907900888265545">
            <text:p>90.79%</text:p>
          </table:table-cell>
          <table:table-cell table:style-name="ce15" table:formula="of:=[ductus.J9]/[Marlin54.J9]" office:value-type="percentage" office:value="6.79640283751327">
            <text:p>679.6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2];[Marlin54.C22])" office:value-type="float" office:value="832">
            <text:p>832</text:p>
          </table:table-cell>
          <table:table-cell table:style-name="ce15" table:formula="of:=[ductus.D12]/[Marlin54.D12]" office:value-type="percentage" office:value="2.44858290170517">
            <text:p>244.86%</text:p>
          </table:table-cell>
          <table:table-cell table:style-name="ce15" table:formula="of:=[ductus.E12]/[Marlin54.E12]" office:value-type="percentage" office:value="2.44579646017699">
            <text:p>244.58%</text:p>
          </table:table-cell>
          <table:table-cell table:style-name="ce15" table:formula="of:=[ductus.F12]/[Marlin54.F12]" office:value-type="percentage" office:value="6.46408839779006">
            <text:p>646.41%</text:p>
          </table:table-cell>
          <table:table-cell table:style-name="ce15" table:formula="of:=[ductus.G12]/[Marlin54.G12]" office:value-type="percentage" office:value="2.45878657437031">
            <text:p>245.88%</text:p>
          </table:table-cell>
          <table:table-cell table:style-name="ce18" table:formula="of:=[ductus.H12]/[Marlin54.H12]" office:value-type="percentage" office:value="2.60837988826816">
            <text:p>260.84%</text:p>
          </table:table-cell>
          <table:table-cell table:style-name="ce15" table:formula="of:=[ductus.I12]/[Marlin54.I12]" office:value-type="percentage" office:value="1.09993506493507">
            <text:p>109.99%</text:p>
          </table:table-cell>
          <table:table-cell table:style-name="ce15" table:formula="of:=[ductus.J12]/[Marlin54.J12]" office:value-type="percentage" office:value="3.88680042238648">
            <text:p>388.6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3];[Marlin54.C23])" office:value-type="float" office:value="1664">
            <text:p>1664</text:p>
          </table:table-cell>
          <table:table-cell table:style-name="ce15" table:formula="of:=[ductus.D15]/[Marlin54.D15]" office:value-type="percentage" office:value="5.6034528873282">
            <text:p>560.35%</text:p>
          </table:table-cell>
          <table:table-cell table:style-name="ce15" table:formula="of:=[ductus.E15]/[Marlin54.E15]" office:value-type="percentage" office:value="5.63632265037006">
            <text:p>563.63%</text:p>
          </table:table-cell>
          <table:table-cell table:style-name="ce15" table:formula="of:=[ductus.F15]/[Marlin54.F15]" office:value-type="percentage" office:value="22.8121403912543">
            <text:p>2281.21%</text:p>
          </table:table-cell>
          <table:table-cell table:style-name="ce15" table:formula="of:=[ductus.G15]/[Marlin54.G15]" office:value-type="percentage" office:value="5.63875958290371">
            <text:p>563.88%</text:p>
          </table:table-cell>
          <table:table-cell table:style-name="ce18" table:formula="of:=[ductus.H15]/[Marlin54.H15]" office:value-type="percentage" office:value="5.76414088427363">
            <text:p>576.41%</text:p>
          </table:table-cell>
          <table:table-cell table:style-name="ce15" table:formula="of:=[ductus.I15]/[Marlin54.I15]" office:value-type="percentage" office:value="2.03822094867817">
            <text:p>203.82%</text:p>
          </table:table-cell>
          <table:table-cell table:style-name="ce15" table:formula="of:=[ductus.J15]/[Marlin54.J15]" office:value-type="percentage" office:value="5.88052971660498">
            <text:p>588.0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4];[Marlin54.C24])" office:value-type="float" office:value="3328">
            <text:p>3328</text:p>
          </table:table-cell>
          <table:table-cell table:style-name="ce15" table:formula="of:=[ductus.D18]/[Marlin54.D18]" office:value-type="percentage" office:value="4.20456919060052">
            <text:p>420.46%</text:p>
          </table:table-cell>
          <table:table-cell table:style-name="ce15" table:formula="of:=[ductus.E18]/[Marlin54.E18]" office:value-type="percentage" office:value="4.20099255583127">
            <text:p>420.10%</text:p>
          </table:table-cell>
          <table:table-cell table:style-name="ce15" table:formula="of:=[ductus.F18]/[Marlin54.F18]" office:value-type="percentage" office:value="34.290780141844">
            <text:p>3429.08%</text:p>
          </table:table-cell>
          <table:table-cell table:style-name="ce15" table:formula="of:=[ductus.G18]/[Marlin54.G18]" office:value-type="percentage" office:value="4.38384233881493">
            <text:p>438.38%</text:p>
          </table:table-cell>
          <table:table-cell table:style-name="ce18" table:formula="of:=[ductus.H18]/[Marlin54.H18]" office:value-type="percentage" office:value="5.27047115142353">
            <text:p>527.05%</text:p>
          </table:table-cell>
          <table:table-cell table:style-name="ce15" table:formula="of:=[ductus.I18]/[Marlin54.I18]" office:value-type="percentage" office:value="1.90985294117647">
            <text:p>190.99%</text:p>
          </table:table-cell>
          <table:table-cell table:style-name="ce15" table:formula="of:=[ductus.J18]/[Marlin54.J18]" office:value-type="percentage" office:value="7.49690288117293">
            <text:p>749.6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5];[Marlin54.C25])" office:value-type="float" office:value="1361">
            <text:p>1361</text:p>
          </table:table-cell>
          <table:table-cell table:style-name="ce15" table:formula="of:=[ductus.D21]/[Marlin54.D21]" office:value-type="percentage" office:value="3.61006609049314">
            <text:p>361.01%</text:p>
          </table:table-cell>
          <table:table-cell table:style-name="ce15" table:formula="of:=[ductus.E21]/[Marlin54.E21]" office:value-type="percentage" office:value="3.6094584286804">
            <text:p>360.95%</text:p>
          </table:table-cell>
          <table:table-cell table:style-name="ce15" table:formula="of:=[ductus.F21]/[Marlin54.F21]" office:value-type="percentage" office:value="14.4886363636364">
            <text:p>1448.86%</text:p>
          </table:table-cell>
          <table:table-cell table:style-name="ce15" table:formula="of:=[ductus.G21]/[Marlin54.G21]" office:value-type="percentage" office:value="3.66344932689865">
            <text:p>366.34%</text:p>
          </table:table-cell>
          <table:table-cell table:style-name="ce18" table:formula="of:=[ductus.H21]/[Marlin54.H21]" office:value-type="percentage" office:value="4.0754441469944">
            <text:p>407.54%</text:p>
          </table:table-cell>
          <table:table-cell table:style-name="ce15" table:formula="of:=[ductus.I21]/[Marlin54.I21]" office:value-type="percentage" office:value="1.2394684761097">
            <text:p>123.95%</text:p>
          </table:table-cell>
          <table:table-cell table:style-name="ce15" table:formula="of:=[ductus.J21]/[Marlin54.J21]" office:value-type="percentage" office:value="3.90714594438842">
            <text:p>390.7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6];[Marlin54.C26])" office:value-type="float" office:value="2722">
            <text:p>2722</text:p>
          </table:table-cell>
          <table:table-cell table:style-name="ce15" table:formula="of:=[ductus.D24]/[Marlin54.D24]" office:value-type="percentage" office:value="3.30646780438835">
            <text:p>330.65%</text:p>
          </table:table-cell>
          <table:table-cell table:style-name="ce15" table:formula="of:=[ductus.E24]/[Marlin54.E24]" office:value-type="percentage" office:value="3.3054081193516">
            <text:p>330.54%</text:p>
          </table:table-cell>
          <table:table-cell table:style-name="ce15" table:formula="of:=[ductus.F24]/[Marlin54.F24]" office:value-type="percentage" office:value="9.46692607003891">
            <text:p>946.69%</text:p>
          </table:table-cell>
          <table:table-cell table:style-name="ce15" table:formula="of:=[ductus.G24]/[Marlin54.G24]" office:value-type="percentage" office:value="3.32186379928315">
            <text:p>332.19%</text:p>
          </table:table-cell>
          <table:table-cell table:style-name="ce18" table:formula="of:=[ductus.H24]/[Marlin54.H24]" office:value-type="percentage" office:value="3.52497578524976">
            <text:p>352.50%</text:p>
          </table:table-cell>
          <table:table-cell table:style-name="ce15" table:formula="of:=[ductus.I24]/[Marlin54.I24]" office:value-type="percentage" office:value="1.37498013034494">
            <text:p>137.50%</text:p>
          </table:table-cell>
          <table:table-cell table:style-name="ce15" table:formula="of:=[ductus.J24]/[Marlin54.J24]" office:value-type="percentage" office:value="4.32911021174262">
            <text:p>432.9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7];[Marlin54.C27])" office:value-type="float" office:value="5444">
            <text:p>5444</text:p>
          </table:table-cell>
          <table:table-cell table:style-name="ce15" table:formula="of:=[ductus.D27]/[Marlin54.D27]" office:value-type="percentage" office:value="3.13448357362326">
            <text:p>313.45%</text:p>
          </table:table-cell>
          <table:table-cell table:style-name="ce15" table:formula="of:=[ductus.E27]/[Marlin54.E27]" office:value-type="percentage" office:value="3.12978723404255">
            <text:p>312.98%</text:p>
          </table:table-cell>
          <table:table-cell table:style-name="ce15" table:formula="of:=[ductus.F27]/[Marlin54.F27]" office:value-type="percentage" office:value="17.9518072289157">
            <text:p>1795.18%</text:p>
          </table:table-cell>
          <table:table-cell table:style-name="ce15" table:formula="of:=[ductus.G27]/[Marlin54.G27]" office:value-type="percentage" office:value="3.20576423340421">
            <text:p>320.58%</text:p>
          </table:table-cell>
          <table:table-cell table:style-name="ce18" table:formula="of:=[ductus.H27]/[Marlin54.H27]" office:value-type="percentage" office:value="3.68926296633303">
            <text:p>368.93%</text:p>
          </table:table-cell>
          <table:table-cell table:style-name="ce15" table:formula="of:=[ductus.I27]/[Marlin54.I27]" office:value-type="percentage" office:value="1.40015682174595">
            <text:p>140.02%</text:p>
          </table:table-cell>
          <table:table-cell table:style-name="ce15" table:formula="of:=[ductus.J27]/[Marlin54.J27]" office:value-type="percentage" office:value="7.87582864067289">
            <text:p>787.58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ductus.C29];[Marlin54.C29])" office:value-type="float" office:value="731.285714285714">
            <text:p>731.2857142857</text:p>
          </table:table-cell>
          <table:table-cell table:style-name="ce16" table:formula="of:=[ductus.D29]/[Marlin54.D29]" office:value-type="percentage" office:value="1.04294727695185">
            <text:p>104.29%</text:p>
          </table:table-cell>
          <table:table-cell table:style-name="ce16" table:formula="of:=[ductus.E29]/[Marlin54.E29]" office:value-type="percentage" office:value="1.04136711064023">
            <text:p>104.14%</text:p>
          </table:table-cell>
          <table:table-cell table:style-name="ce16" table:formula="of:=[ductus.F29]/[Marlin54.F29]" office:value-type="percentage" office:value="0.939122649955237">
            <text:p>93.91%</text:p>
          </table:table-cell>
          <table:table-cell table:style-name="ce16" table:formula="of:=[ductus.G29]/[Marlin54.G29]" office:value-type="percentage" office:value="1.0413549125512">
            <text:p>104.14%</text:p>
          </table:table-cell>
          <table:table-cell table:style-name="ce18" table:formula="of:=[ductus.H29]/[Marlin54.H29]" office:value-type="percentage" office:value="1.04030740716472">
            <text:p>104.03%</text:p>
          </table:table-cell>
          <table:table-cell table:style-name="ce16" table:formula="of:=[ductus.I29]/[Marlin54.I29]" office:value-type="percentage" office:value="1.03997176219186">
            <text:p>104.00%</text:p>
          </table:table-cell>
          <table:table-cell table:style-name="ce16" table:formula="of:=[ductus.J29]/[Marlin54.J29]" office:value-type="percentage" office:value="1.56346663642421">
            <text:p>156.35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ductus.C30];[Marlin54.C30])" office:value-type="float" office:value="1462.57142857143">
            <text:p>1462.5714285714</text:p>
          </table:table-cell>
          <table:table-cell table:style-name="ce16" table:formula="of:=[ductus.D30]/[Marlin54.D30]" office:value-type="percentage" office:value="1.54310245425437">
            <text:p>154.31%</text:p>
          </table:table-cell>
          <table:table-cell table:style-name="ce16" table:formula="of:=[ductus.E30]/[Marlin54.E30]" office:value-type="percentage" office:value="1.53879065473654">
            <text:p>153.88%</text:p>
          </table:table-cell>
          <table:table-cell table:style-name="ce16" table:formula="of:=[ductus.F30]/[Marlin54.F30]" office:value-type="percentage" office:value="10.6770186335404">
            <text:p>1067.70%</text:p>
          </table:table-cell>
          <table:table-cell table:style-name="ce16" table:formula="of:=[ductus.G30]/[Marlin54.G30]" office:value-type="percentage" office:value="1.55560288597215">
            <text:p>155.56%</text:p>
          </table:table-cell>
          <table:table-cell table:style-name="ce18" table:formula="of:=[ductus.H30]/[Marlin54.H30]" office:value-type="percentage" office:value="1.71806385922774">
            <text:p>171.81%</text:p>
          </table:table-cell>
          <table:table-cell table:style-name="ce16" table:formula="of:=[ductus.I30]/[Marlin54.I30]" office:value-type="percentage" office:value="1.31996348748723">
            <text:p>132.00%</text:p>
          </table:table-cell>
          <table:table-cell table:style-name="ce16" table:formula="of:=[ductus.J30]/[Marlin54.J30]" office:value-type="percentage" office:value="3.15507848994039">
            <text:p>315.5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ductus.C31];[Marlin54.C31])" office:value-type="float" office:value="2925.14285714286">
            <text:p>2925.1428571429</text:p>
          </table:table-cell>
          <table:table-cell table:style-name="ce16" table:formula="of:=[ductus.D31]/[Marlin54.D31]" office:value-type="percentage" office:value="2.76812613314808">
            <text:p>276.81%</text:p>
          </table:table-cell>
          <table:table-cell table:style-name="ce16" table:formula="of:=[ductus.E31]/[Marlin54.E31]" office:value-type="percentage" office:value="2.76139098891413">
            <text:p>276.14%</text:p>
          </table:table-cell>
          <table:table-cell table:style-name="ce16" table:formula="of:=[ductus.F31]/[Marlin54.F31]" office:value-type="percentage" office:value="19.3463786531131">
            <text:p>1934.64%</text:p>
          </table:table-cell>
          <table:table-cell table:style-name="ce16" table:formula="of:=[ductus.G31]/[Marlin54.G31]" office:value-type="percentage" office:value="2.84268301979485">
            <text:p>284.27%</text:p>
          </table:table-cell>
          <table:table-cell table:style-name="ce18" table:formula="of:=[ductus.H31]/[Marlin54.H31]" office:value-type="percentage" office:value="3.2967167264048">
            <text:p>329.67%</text:p>
          </table:table-cell>
          <table:table-cell table:style-name="ce16" table:formula="of:=[ductus.I31]/[Marlin54.I31]" office:value-type="percentage" office:value="1.48137371680048">
            <text:p>148.14%</text:p>
          </table:table-cell>
          <table:table-cell table:style-name="ce16" table:formula="of:=[ductus.J31]/[Marlin54.J31]" office:value-type="percentage" office:value="6.07007452889464">
            <text:p>607.0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ductus.C33];[Marlin54.C33])" office:value-type="float" office:value="25">
            <text:p>25</text:p>
          </table:table-cell>
          <table:table-cell table:style-name="ce17" table:formula="of:=[ductus.D33]/[Marlin54.D33]" office:value-type="percentage" office:value="1.54659837187451">
            <text:p>154.66%</text:p>
          </table:table-cell>
          <table:table-cell table:style-name="ce17" table:formula="of:=[ductus.E33]/[Marlin54.E33]" office:value-type="percentage" office:value="1.54420955020988">
            <text:p>154.42%</text:p>
          </table:table-cell>
          <table:table-cell table:style-name="ce17" table:formula="of:=[ductus.F33]/[Marlin54.F33]" office:value-type="percentage" office:value="2.28730512249443">
            <text:p>228.73%</text:p>
          </table:table-cell>
          <table:table-cell table:style-name="ce17" table:formula="of:=[ductus.G33]/[Marlin54.G33]" office:value-type="percentage" office:value="1.54421560672686">
            <text:p>154.42%</text:p>
          </table:table-cell>
          <table:table-cell table:style-name="ce19" table:formula="of:=[ductus.H33]/[Marlin54.H33]" office:value-type="percentage" office:value="1.54585162509597">
            <text:p>154.59%</text:p>
          </table:table-cell>
          <table:table-cell table:style-name="ce17" table:formula="of:=[ductus.I33]/[Marlin54.I33]" office:value-type="percentage" office:value="1.54167832618079">
            <text:p>154.17%</text:p>
          </table:table-cell>
          <table:table-cell table:style-name="ce17" table:formula="of:=[ductus.J33]/[Marlin54.J33]" office:value-type="percentage" office:value="1.60611851870024">
            <text:p>160.61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ductus.C34];[Marlin54.C34])" office:value-type="float" office:value="50">
            <text:p>50</text:p>
          </table:table-cell>
          <table:table-cell table:style-name="ce17" table:formula="of:=[ductus.D34]/[Marlin54.D34]" office:value-type="percentage" office:value="1.89948870766761">
            <text:p>189.95%</text:p>
          </table:table-cell>
          <table:table-cell table:style-name="ce17" table:formula="of:=[ductus.E34]/[Marlin54.E34]" office:value-type="percentage" office:value="1.89813400153005">
            <text:p>189.81%</text:p>
          </table:table-cell>
          <table:table-cell table:style-name="ce17" table:formula="of:=[ductus.F34]/[Marlin54.F34]" office:value-type="percentage" office:value="8.20375106564365">
            <text:p>820.38%</text:p>
          </table:table-cell>
          <table:table-cell table:style-name="ce17" table:formula="of:=[ductus.G34]/[Marlin54.G34]" office:value-type="percentage" office:value="1.89858771406587">
            <text:p>189.86%</text:p>
          </table:table-cell>
          <table:table-cell table:style-name="ce19" table:formula="of:=[ductus.H34]/[Marlin54.H34]" office:value-type="percentage" office:value="1.93076717750066">
            <text:p>193.08%</text:p>
          </table:table-cell>
          <table:table-cell table:style-name="ce17" table:formula="of:=[ductus.I34]/[Marlin54.I34]" office:value-type="percentage" office:value="1.87188705026416">
            <text:p>187.19%</text:p>
          </table:table-cell>
          <table:table-cell table:style-name="ce17" table:formula="of:=[ductus.J34]/[Marlin54.J34]" office:value-type="percentage" office:value="1.98999393637761">
            <text:p>199.00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ductus.C35];[Marlin54.C35])" office:value-type="float" office:value="100">
            <text:p>100</text:p>
          </table:table-cell>
          <table:table-cell table:style-name="ce17" table:formula="of:=[ductus.D35]/[Marlin54.D35]" office:value-type="percentage" office:value="5.6034528873282">
            <text:p>560.35%</text:p>
          </table:table-cell>
          <table:table-cell table:style-name="ce17" table:formula="of:=[ductus.E35]/[Marlin54.E35]" office:value-type="percentage" office:value="5.63632265037006">
            <text:p>563.63%</text:p>
          </table:table-cell>
          <table:table-cell table:style-name="ce17" table:formula="of:=[ductus.F35]/[Marlin54.F35]" office:value-type="percentage" office:value="22.8121403912543">
            <text:p>2281.21%</text:p>
          </table:table-cell>
          <table:table-cell table:style-name="ce17" table:formula="of:=[ductus.G35]/[Marlin54.G35]" office:value-type="percentage" office:value="5.63875958290371">
            <text:p>563.88%</text:p>
          </table:table-cell>
          <table:table-cell table:style-name="ce19" table:formula="of:=[ductus.H35]/[Marlin54.H35]" office:value-type="percentage" office:value="5.76414088427363">
            <text:p>576.41%</text:p>
          </table:table-cell>
          <table:table-cell table:style-name="ce17" table:formula="of:=[ductus.I35]/[Marlin54.I35]" office:value-type="percentage" office:value="2.03822094867817">
            <text:p>203.82%</text:p>
          </table:table-cell>
          <table:table-cell table:style-name="ce17" table:formula="of:=[ductus.J35]/[Marlin54.J35]" office:value-type="percentage" office:value="5.88052971660498">
            <text:p>588.05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7" table:target-range-address="ductus_Marlin54.A4:ductus_Marlin54.J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8:55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3T19:20:57</dc:date>
    <dc:creator>Laurent Bourgès</dc:creator>
    <meta:generator>LibreOffice/4.0.4.2$Linux_X86_64 LibreOffice_project/400m0$Build-2</meta:generator>
    <meta:editing-duration>PT4H21M49S</meta:editing-duration>
    <meta:editing-cycles>35</meta:editing-cycles>
    <meta:document-statistic meta:table-count="18" meta:cell-count="585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2 vs 0.4.1</text:p>
        </chart:title>
        <chart:subtitle svg:x="8.641cm" svg:y="1.483cm" chart:style-name="ch3">
          <text:p>Oracle JDK8_05-b13 - CLQ</text:p>
        </chart:subtitle>
        <chart:plot-area chart:style-name="ch4" table:cell-range-address="Marlin41_vs_42.A4:Marlin41_vs_42.B27 Marlin41_vs_42.H3:Marlin41_vs_42.H27" chart:data-source-has-labels="both" svg:x="0.892cm" svg:y="2.682cm" svg:width="20.325cm" svg:height="10.178cm">
          <chartooo:coordinate-region svg:x="2.223cm" svg:y="2.842cm" svg:width="18.994cm" svg:height="7.716cm"/>
          <chart:axis chart:dimension="x" chart:name="primary-x" chart:style-name="ch5" chartooo:axis-type="text">
            <chart:categories table:cell-range-address="Marlin41_vs_42.A4:Marlin41_vs_4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1_vs_42.H4:Marlin41_vs_42.H27" chart:label-cell-address="Marlin41_vs_42.H3:Marlin41_vs_4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1_vs_42.H3:Marlin41_vs_4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4:Marlin41_vs_42.B27</svg:desc>
                </draw:g>
              </table:table-cell>
              <table:table-cell office:value-type="float" office:value="1.05905917553192">
                <text:p>1.05905917553192</text:p>
                <draw:g>
                  <svg:desc>Marlin41_vs_42.H4:Marlin41_vs_4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537275024416">
                <text:p>1.06537275024416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833967195783">
                <text:p>1.0683396719578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958829958882">
                <text:p>1.0695882995888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793893129771">
                <text:p>1.0679389312977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159239105995">
                <text:p>1.07159239105995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96704341396">
                <text:p>1.0359670434139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707196029777">
                <text:p>1.0370719602977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89246119734">
                <text:p>1.0358924611973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2758257481486">
                <text:p>1.12758257481486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2035202213292">
                <text:p>1.1203520221329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2141416736502">
                <text:p>1.1214141673650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56368413774">
                <text:p>1.045636841377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861053719008">
                <text:p>1.0386105371900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166160573303">
                <text:p>1.0416616057330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651326475365">
                <text:p>1.0165132647536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684103087522">
                <text:p>1.0168410308752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561760530052">
                <text:p>1.0156176053005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36615477266">
                <text:p>1.0043661547726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72576256623">
                <text:p>1.00472576256623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39968004266">
                <text:p>1.0023996800426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422614667648">
                <text:p>1.0142261466764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6726342711">
                <text:p>1.007672634271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3822959294">
                <text:p>1.00753822959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3.0</text:p>
        </chart:title>
        <chart:subtitle svg:x="8.641cm" svg:y="1.483cm" chart:style-name="ch3">
          <text:p>Oracle JDK8_05-b13 - CLQ</text:p>
        </chart:subtitle>
        <chart:plot-area chart:style-name="ch4" table:cell-range-address="Marlin30_vs_54.A4:Marlin30_vs_54.B27 Marlin30_vs_54.H3:Marlin30_vs_54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30_vs_54.A4:Marlin30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30_vs_54.H4:Marlin30_vs_54.H27" chart:label-cell-address="Marlin30_vs_54.H3:Marlin30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30_vs_54.H3:Marlin30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30_vs_54.A4:Marlin30_vs_54.B27</svg:desc>
                </draw:g>
              </table:table-cell>
              <table:table-cell office:value-type="float" office:value="1.27610409649436">
                <text:p>1.27610409649436</text:p>
                <draw:g>
                  <svg:desc>Marlin30_vs_54.H4:Marlin30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6502112208917">
                <text:p>1.26502112208917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1586993004669">
                <text:p>1.3158699300466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6496320760183">
                <text:p>1.2649632076018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5251829074329">
                <text:p>1.2525182907432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5649543831813">
                <text:p>1.2564954383181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949806949807">
                <text:p>1.394980694980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7499252526461">
                <text:p>1.3749925252646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7502793296089">
                <text:p>1.3750279329608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621611512491">
                <text:p>1.1762161151249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226363357607">
                <text:p>1.1722636335760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941548014131">
                <text:p>1.179415480141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058151164452">
                <text:p>1.0705815116445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554778868127">
                <text:p>1.0755477886812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835726883346">
                <text:p>1.0783572688334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82312170779">
                <text:p>1.0338231217077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76470588235">
                <text:p>1.0367647058823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404964711609">
                <text:p>1.0440496471160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60674683742">
                <text:p>1.056067468374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88936931564">
                <text:p>1.058893693156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309672063097">
                <text:p>1.0630967206309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756059824652">
                <text:p>1.0675605982465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537708129285">
                <text:p>1.0653770812928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688808007279">
                <text:p>1.076888080072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2 vs 0.4.2</text:p>
        </chart:title>
        <chart:subtitle svg:x="8.641cm" svg:y="1.483cm" chart:style-name="ch3">
          <text:p>Oracle JDK8_05-b13 - CLQ</text:p>
        </chart:subtitle>
        <chart:plot-area chart:style-name="ch4" table:cell-range-address="Marlin42_vs_52.A4:Marlin42_vs_52.B27 Marlin42_vs_52.H3:Marlin42_vs_52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2_vs_52.A4:Marlin42_vs_5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2_vs_52.H4:Marlin42_vs_52.H27" chart:label-cell-address="Marlin42_vs_52.H3:Marlin42_vs_5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2_vs_52.H3:Marlin42_vs_5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2_vs_52.A4:Marlin42_vs_52.B27</svg:desc>
                </draw:g>
              </table:table-cell>
              <table:table-cell office:value-type="float" office:value="1.02265966307988">
                <text:p>1.02265966307988</text:p>
                <draw:g>
                  <svg:desc>Marlin42_vs_52.H4:Marlin42_vs_5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362816972928">
                <text:p>1.02362816972928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088205312706">
                <text:p>1.0208820531270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7459534784">
                <text:p>1.029745953478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46145510073">
                <text:p>1.0324614551007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839568977478">
                <text:p>1.0283956897747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28529037728">
                <text:p>1.0032852903772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84438484081">
                <text:p>1.0008443848408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17478430281">
                <text:p>1.0041747843028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921206900382">
                <text:p>1.0592120690038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571947098798">
                <text:p>1.0457194709879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026276002964">
                <text:p>1.0502627600296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70605270779">
                <text:p>1.047060527077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761904761905">
                <text:p>1.0476190476190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439934035266">
                <text:p>1.0443993403526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60414914494">
                <text:p>1.0356041491449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2190877933">
                <text:p>1.033219087793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7468230694">
                <text:p>1.032746823069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20971472629">
                <text:p>1.0242097147262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555441327655">
                <text:p>1.02555441327655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683093771389">
                <text:p>1.0268309377138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872611464968">
                <text:p>1.0387261146496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38554216867">
                <text:p>1.0363855421686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152644499">
                <text:p>1.036152644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1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01cm" svg:height="16.618cm" xlink:href=".." xlink:type="simple" chart:class="chart:bar" chart:style-name="ch1">
        <chart:title svg:x="8.734cm" svg:y="0.468cm" chart:style-name="ch2">
          <text:p>Marlin 0.5.4 vs ductus</text:p>
        </chart:title>
        <chart:subtitle svg:x="8.641cm" svg:y="1.605cm" chart:style-name="ch3">
          <text:p>Oracle JDK8_05-b13 - CLQ</text:p>
        </chart:subtitle>
        <chart:legend chart:legend-position="end" svg:x="21.155cm" svg:y="7.503cm" style:legend-expansion="high" chart:style-name="ch4"/>
        <chart:plot-area chart:style-name="ch5" table:cell-range-address="ductus_Marlin54.A4:ductus_Marlin54.B27 ductus_Marlin54.B33:ductus_Marlin54.B35 ductus_Marlin54.H4:ductus_Marlin54.H27" chart:data-source-has-labels="both" svg:x="0.892cm" svg:y="2.237cm" svg:width="18.477cm" svg:height="13.626cm">
          <chartooo:coordinate-region svg:x="2.223cm" svg:y="2.398cm" svg:width="17.146cm" svg:height="11.162cm"/>
          <chart:axis chart:dimension="x" chart:name="primary-x" chart:style-name="ch6" chartooo:axis-type="text">
            <chart:categories table:cell-range-address="ductus_Marlin54.A4:ductus_Marlin54.B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uctus_Marlin54.H4:ductus_Marlin54.H11" chart:label-cell-address="ductus_Marlin54.B33:ductus_Marlin54.B33" chart:class="chart:bar">
            <chart:data-point chart:repeated="8"/>
          </chart:series>
          <chart:series chart:style-name="ch10" chart:values-cell-range-address="ductus_Marlin54.H12:ductus_Marlin54.H19" chart:label-cell-address="ductus_Marlin54.B34:ductus_Marlin54.B34" chart:class="chart:bar">
            <chart:data-point chart:repeated="8"/>
          </chart:series>
          <chart:series chart:style-name="ch11" chart:values-cell-range-address="ductus_Marlin54.H20:ductus_Marlin54.H27" chart:label-cell-address="ductus_Marlin54.B35:ductus_Marlin54.B3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ductus_Marlin54.B33:ductus_Marlin54.B33</svg:desc>
                </draw:g>
              </table:table-cell>
              <table:table-cell office:value-type="string">
                <text:p>2</text:p>
                <draw:g>
                  <svg:desc>ductus_Marlin54.B34:ductus_Marlin54.B34</svg:desc>
                </draw:g>
              </table:table-cell>
              <table:table-cell office:value-type="string">
                <text:p>4</text:p>
                <draw:g>
                  <svg:desc>ductus_Marlin54.B35:ductus_Marlin54.B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ductus_Marlin54.A4:ductus_Marlin54.B27</svg:desc>
                </draw:g>
              </table:table-cell>
              <table:table-cell office:value-type="float" office:value="0.984250042338596">
                <text:p>0.984250042338596</text:p>
                <draw:g>
                  <svg:desc>ductus_Marlin54.H4:ductus_Marlin54.H11</svg:desc>
                </draw:g>
              </table:table-cell>
              <table:table-cell office:value-type="float" office:value="1.61009670774709">
                <text:p>1.61009670774709</text:p>
                <draw:g>
                  <svg:desc>ductus_Marlin54.H12:ductus_Marlin54.H19</svg:desc>
                </draw:g>
              </table:table-cell>
              <table:table-cell office:value-type="float" office:value="3.04178920957746">
                <text:p>3.04178920957746</text:p>
                <draw:g>
                  <svg:desc>ductus_Marlin54.H20:ductus_Marlin54.H27</svg:desc>
                </draw:g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7942522741758">
                <text:p>0.887942522741758</text:p>
              </table:table-cell>
              <table:table-cell office:value-type="float" office:value="1.72023115258191">
                <text:p>1.72023115258191</text:p>
              </table:table-cell>
              <table:table-cell office:value-type="float" office:value="3.56549980166601">
                <text:p>3.5654998016660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850707850708">
                <text:p>1.02850707850708</text:p>
              </table:table-cell>
              <table:table-cell office:value-type="float" office:value="1.55229324881899">
                <text:p>1.55229324881899</text:p>
              </table:table-cell>
              <table:table-cell office:value-type="float" office:value="2.60837988826816">
                <text:p>2.60837988826816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54585162509597">
                <text:p>1.54585162509597</text:p>
              </table:table-cell>
              <table:table-cell office:value-type="float" office:value="1.93076717750066">
                <text:p>1.93076717750066</text:p>
              </table:table-cell>
              <table:table-cell office:value-type="float" office:value="5.76414088427363">
                <text:p>5.76414088427363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5390770110016">
                <text:p>1.35390770110016</text:p>
              </table:table-cell>
              <table:table-cell office:value-type="float" office:value="2.24734507326254">
                <text:p>2.24734507326254</text:p>
              </table:table-cell>
              <table:table-cell office:value-type="float" office:value="5.27047115142353">
                <text:p>5.2704711514235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8270030496257">
                <text:p>1.18270030496257</text:p>
              </table:table-cell>
              <table:table-cell office:value-type="float" office:value="1.93933823529412">
                <text:p>1.93933823529412</text:p>
              </table:table-cell>
              <table:table-cell office:value-type="float" office:value="4.0754441469944">
                <text:p>4.075444146994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9439325316258">
                <text:p>1.29439325316258</text:p>
              </table:table-cell>
              <table:table-cell office:value-type="float" office:value="1.99478157149247">
                <text:p>1.99478157149247</text:p>
              </table:table-cell>
              <table:table-cell office:value-type="float" office:value="3.52497578524976">
                <text:p>3.5249757852497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41593604951006">
                <text:p>1.41593604951006</text:p>
              </table:table-cell>
              <table:table-cell office:value-type="float" office:value="2.27644466209598">
                <text:p>2.27644466209598</text:p>
              </table:table-cell>
              <table:table-cell office:value-type="float" office:value="3.68926296633303">
                <text:p>3.68926296633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3 vs 0.5.2</text:p>
        </chart:title>
        <chart:subtitle svg:x="8.641cm" svg:y="1.483cm" chart:style-name="ch3">
          <text:p>Oracle JDK8_05-b13 - CLQ</text:p>
        </chart:subtitle>
        <chart:plot-area chart:style-name="ch4" table:cell-range-address="Marlin52_vs_53.A4:Marlin52_vs_53.B27 Marlin52_vs_53.H3:Marlin52_vs_53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52_vs_53.A4:Marlin52_vs_53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2_vs_53.H4:Marlin52_vs_53.H27" chart:label-cell-address="Marlin52_vs_53.H3:Marlin52_vs_53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2_vs_53.H3:Marlin52_vs_5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2_vs_53.A4:Marlin52_vs_53.B27</svg:desc>
                </draw:g>
              </table:table-cell>
              <table:table-cell office:value-type="float" office:value="1.02110708024509">
                <text:p>1.02110708024509</text:p>
                <draw:g>
                  <svg:desc>Marlin52_vs_53.H4:Marlin52_vs_53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832460732984">
                <text:p>1.01832460732984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228215894811">
                <text:p>1.0222821589481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03951701427">
                <text:p>1.0240395170142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50959402141">
                <text:p>1.025095940214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241240720601">
                <text:p>1.0224124072060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995150713617">
                <text:p>1.0399515071361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040073698756">
                <text:p>1.0304007369875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410562670888">
                <text:p>1.0341056267088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494254234696">
                <text:p>0.999494254234696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95871822485">
                <text:p>1.00495871822485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533374430631">
                <text:p>0.9995333744306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43459365493">
                <text:p>1.00043459365493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8109640831758">
                <text:p>0.99810964083175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58774053779">
                <text:p>1.0045877405377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159663865546">
                <text:p>0.99915966386554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64340470526">
                <text:p>1.0026434047052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22339124052">
                <text:p>1.0012233912405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58226081563">
                <text:p>1.00558226081563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466114235">
                <text:p>1.0075466114235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22911793037">
                <text:p>1.0052291179303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06670074112">
                <text:p>1.0030667007411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75060768109">
                <text:p>1.0087506076810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651392632525">
                <text:p>1.00651392632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cale-text="true" chart:display-label="true" chart:logarithmic="true" chart:minimum="2" chart:maximum="3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2300d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107cm" svg:height="19.955cm" xlink:href=".." xlink:type="simple" chart:class="chart:bar" chart:column-mapping="0 1 2 3 4 5 6" chart:style-name="ch1">
        <chart:title svg:x="13.255cm" svg:y="0.535cm" chart:style-name="ch2">
          <text:p>Marlin releases vs Ductus (Med+Stddev in milliseconds)</text:p>
        </chart:title>
        <chart:subtitle svg:x="17.308cm" svg:y="1.223cm" chart:style-name="ch3">
          <text:p>Oracle JDK8_05-b13 - CLQ</text:p>
        </chart:subtitle>
        <chart:legend chart:legend-position="end" svg:x="35.019cm" svg:y="7.659cm" style:legend-expansion="high" chart:style-name="ch4"/>
        <chart:plot-area chart:style-name="ch5" table:cell-range-address="Marlin41_vs_42.A4:Marlin41_vs_42.B27 Marlin30.A2:Marlin30.A2 Marlin30.H4:Marlin30.H27 Marlin41.A2:Marlin41.A2 Marlin41.H4:Marlin41.H27 Marlin42.A2:Marlin42.A2 Marlin42.H4:Marlin42.H27 Marlin44.A2:Marlin44.A2 Marlin44.H4:Marlin44.H27 Marlin52.A2:Marlin52.A2 Marlin52.H4:Marlin52.H27 Marlin53.A2:Marlin53.A2 Marlin53.H4:Marlin53.H27 Marlin54.A2:Marlin54.A2 Marlin54.H4:Marlin54.H27 ductus.A2:ductus.A2 ductus.H4:ductus.H27" chart:data-source-has-labels="both" svg:x="0.656cm" svg:y="2.016cm" svg:width="34.136cm" svg:height="17.109cm">
          <chartooo:coordinate-region svg:x="1.669cm" svg:y="2.016cm" svg:width="32.109cm" svg:height="14.192cm"/>
          <chart:axis chart:dimension="x" chart:name="primary-x" chart:style-name="ch6" chartooo:axis-type="auto">
            <chartooo:date-scale/>
            <chart:categories table:cell-range-address="Marlin41_vs_42.A4:Marlin41_vs_42.B2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Marlin30.H4:Marlin30.H27" chart:label-cell-address="Marlin30.A2:Marlin30.A2" chart:class="chart:bar">
            <chart:data-point chart:repeated="24"/>
          </chart:series>
          <chart:series chart:attached-axis="primary-y" chart:style-name="ch11" chart:values-cell-range-address="Marlin41.H4:Marlin41.H27" chart:label-cell-address="Marlin41.A2:Marlin41.A2" chart:class="chart:bar">
            <chart:data-point chart:repeated="24"/>
          </chart:series>
          <chart:series chart:attached-axis="primary-y" chart:style-name="ch12" chart:values-cell-range-address="Marlin42.H4:Marlin42.H27" chart:label-cell-address="Marlin42.A2:Marlin42.A2" chart:class="chart:bar">
            <chart:data-point chart:repeated="24"/>
          </chart:series>
          <chart:series chart:attached-axis="primary-y" chart:style-name="ch13" chart:values-cell-range-address="Marlin44.H4:Marlin44.H27" chart:label-cell-address="Marlin44.A2:Marlin44.A2" chart:class="chart:bar">
            <chart:data-point chart:repeated="24"/>
          </chart:series>
          <chart:series chart:attached-axis="primary-y" chart:style-name="ch14" chart:values-cell-range-address="Marlin52.H4:Marlin52.H27" chart:label-cell-address="Marlin52.A2:Marlin52.A2" chart:class="chart:bar">
            <chart:data-point chart:repeated="24"/>
          </chart:series>
          <chart:series chart:attached-axis="primary-y" chart:style-name="ch15" chart:values-cell-range-address="Marlin53.H4:Marlin53.H27" chart:label-cell-address="Marlin53.A2:Marlin53.A2" chart:class="chart:bar">
            <chart:data-point chart:repeated="24"/>
          </chart:series>
          <chart:series chart:attached-axis="primary-y" chart:style-name="ch16" chart:values-cell-range-address="Marlin54.H4:Marlin54.H27" chart:label-cell-address="Marlin54.A2:Marlin54.A2" chart:class="chart:bar">
            <chart:data-point chart:repeated="24"/>
          </chart:series>
          <chart:series chart:attached-axis="primary-y" chart:style-name="ch17" chart:values-cell-range-address="ductus.H4:ductus.H27" chart:label-cell-address="ductus.A2:ductus.A2" chart:class="chart:bar"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lin-0.3</text:p>
                <draw:g>
                  <svg:desc>Marlin30.A2:Marlin30.A2</svg:desc>
                </draw:g>
              </table:table-cell>
              <table:table-cell office:value-type="string">
                <text:p>Marlin-0.4.1</text:p>
                <draw:g>
                  <svg:desc>Marlin41.A2:Marlin41.A2</svg:desc>
                </draw:g>
              </table:table-cell>
              <table:table-cell office:value-type="string">
                <text:p>Marlin-0.4.2</text:p>
                <draw:g>
                  <svg:desc>Marlin42.A2:Marlin42.A2</svg:desc>
                </draw:g>
              </table:table-cell>
              <table:table-cell office:value-type="string">
                <text:p>Marlin-0.4.4</text:p>
                <draw:g>
                  <svg:desc>Marlin44.A2:Marlin44.A2</svg:desc>
                </draw:g>
              </table:table-cell>
              <table:table-cell office:value-type="string">
                <text:p>Marlin-0.5.2</text:p>
                <draw:g>
                  <svg:desc>Marlin52.A2:Marlin52.A2</svg:desc>
                </draw:g>
              </table:table-cell>
              <table:table-cell office:value-type="string">
                <text:p>Marlin-0.5.3</text:p>
                <draw:g>
                  <svg:desc>Marlin53.A2:Marlin53.A2</svg:desc>
                </draw:g>
              </table:table-cell>
              <table:table-cell office:value-type="string">
                <text:p>Marlin-0.5.4</text:p>
                <draw:g>
                  <svg:desc>Marlin54.A2:Marlin54.A2</svg:desc>
                </draw:g>
              </table:table-cell>
              <table:table-cell office:value-type="string">
                <text:p>Ductus</text:p>
                <draw:g>
                  <svg:desc>ductus.A2:ductu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4:Marlin41_vs_42.B27</svg:desc>
                </draw:g>
              </table:table-cell>
              <table:table-cell office:value-type="float" office:value="67.816">
                <text:p>67.816</text:p>
                <draw:g>
                  <svg:desc>Marlin30.H4:Marlin30.H27</svg:desc>
                </draw:g>
              </table:table-cell>
              <table:table-cell office:value-type="float" office:value="63.713">
                <text:p>63.713</text:p>
                <draw:g>
                  <svg:desc>Marlin41.H4:Marlin41.H27</svg:desc>
                </draw:g>
              </table:table-cell>
              <table:table-cell office:value-type="float" office:value="60.16">
                <text:p>60.16</text:p>
                <draw:g>
                  <svg:desc>Marlin42.H4:Marlin42.H27</svg:desc>
                </draw:g>
              </table:table-cell>
              <table:table-cell office:value-type="float" office:value="55.1">
                <text:p>55.1</text:p>
                <draw:g>
                  <svg:desc>Marlin44.H4:Marlin44.H27</svg:desc>
                </draw:g>
              </table:table-cell>
              <table:table-cell office:value-type="float" office:value="58.827">
                <text:p>58.827</text:p>
                <draw:g>
                  <svg:desc>Marlin52.H4:Marlin52.H27</svg:desc>
                </draw:g>
              </table:table-cell>
              <table:table-cell office:value-type="float" office:value="57.611">
                <text:p>57.611</text:p>
                <draw:g>
                  <svg:desc>Marlin53.H4:Marlin53.H27</svg:desc>
                </draw:g>
              </table:table-cell>
              <table:table-cell office:value-type="float" office:value="53.143">
                <text:p>53.143</text:p>
                <draw:g>
                  <svg:desc>Marlin54.H4:Marlin54.H27</svg:desc>
                </draw:g>
              </table:table-cell>
              <table:table-cell office:value-type="float" office:value="52.306">
                <text:p>52.306</text:p>
                <draw:g>
                  <svg:desc>ductus.H4:ductus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2.468">
                <text:p>72.468</text:p>
              </table:table-cell>
              <table:table-cell office:value-type="float" office:value="68.724">
                <text:p>68.724</text:p>
              </table:table-cell>
              <table:table-cell office:value-type="float" office:value="64.507">
                <text:p>64.507</text:p>
              </table:table-cell>
              <table:table-cell office:value-type="float" office:value="59.145">
                <text:p>59.145</text:p>
              </table:table-cell>
              <table:table-cell office:value-type="float" office:value="63.018">
                <text:p>63.018</text:p>
              </table:table-cell>
              <table:table-cell office:value-type="float" office:value="61.884">
                <text:p>61.884</text:p>
              </table:table-cell>
              <table:table-cell office:value-type="float" office:value="57.286">
                <text:p>57.286</text:p>
              </table:table-cell>
              <table:table-cell office:value-type="float" office:value="92.236">
                <text:p>92.236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9.193">
                <text:p>79.193</text:p>
              </table:table-cell>
              <table:table-cell office:value-type="float" office:value="72.755">
                <text:p>72.755</text:p>
              </table:table-cell>
              <table:table-cell office:value-type="float" office:value="68.101">
                <text:p>68.101</text:p>
              </table:table-cell>
              <table:table-cell office:value-type="float" office:value="62.401">
                <text:p>62.401</text:p>
              </table:table-cell>
              <table:table-cell office:value-type="float" office:value="66.708">
                <text:p>66.708</text:p>
              </table:table-cell>
              <table:table-cell office:value-type="float" office:value="65.254">
                <text:p>65.254</text:p>
              </table:table-cell>
              <table:table-cell office:value-type="float" office:value="60.183">
                <text:p>60.183</text:p>
              </table:table-cell>
              <table:table-cell office:value-type="float" office:value="183.064">
                <text:p>183.06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.832">
                <text:p>21.832</text:p>
              </table:table-cell>
              <table:table-cell office:value-type="float" office:value="20.55">
                <text:p>20.55</text:p>
              </table:table-cell>
              <table:table-cell office:value-type="float" office:value="19.213">
                <text:p>19.213</text:p>
              </table:table-cell>
              <table:table-cell office:value-type="float" office:value="17.883">
                <text:p>17.883</text:p>
              </table:table-cell>
              <table:table-cell office:value-type="float" office:value="18.658">
                <text:p>18.658</text:p>
              </table:table-cell>
              <table:table-cell office:value-type="float" office:value="18.22">
                <text:p>18.22</text:p>
              </table:table-cell>
              <table:table-cell office:value-type="float" office:value="17.259">
                <text:p>17.259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.625">
                <text:p>23.625</text:p>
              </table:table-cell>
              <table:table-cell office:value-type="float" office:value="22.384">
                <text:p>22.384</text:p>
              </table:table-cell>
              <table:table-cell office:value-type="float" office:value="20.96">
                <text:p>20.96</text:p>
              </table:table-cell>
              <table:table-cell office:value-type="float" office:value="19.47">
                <text:p>19.47</text:p>
              </table:table-cell>
              <table:table-cell office:value-type="float" office:value="20.301">
                <text:p>20.301</text:p>
              </table:table-cell>
              <table:table-cell office:value-type="float" office:value="19.804">
                <text:p>19.804</text:p>
              </table:table-cell>
              <table:table-cell office:value-type="float" office:value="18.862">
                <text:p>18.862</text:p>
              </table:table-cell>
              <table:table-cell office:value-type="float" office:value="32.447">
                <text:p>32.44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.341">
                <text:p>25.341</text:p>
              </table:table-cell>
              <table:table-cell office:value-type="float" office:value="23.829">
                <text:p>23.829</text:p>
              </table:table-cell>
              <table:table-cell office:value-type="float" office:value="22.237">
                <text:p>22.237</text:p>
              </table:table-cell>
              <table:table-cell office:value-type="float" office:value="20.842">
                <text:p>20.842</text:p>
              </table:table-cell>
              <table:table-cell office:value-type="float" office:value="21.623">
                <text:p>21.623</text:p>
              </table:table-cell>
              <table:table-cell office:value-type="float" office:value="21.149">
                <text:p>21.149</text:p>
              </table:table-cell>
              <table:table-cell office:value-type="float" office:value="20.168">
                <text:p>20.168</text:p>
              </table:table-cell>
              <table:table-cell office:value-type="float" office:value="71.909">
                <text:p>71.90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.678">
                <text:p>21.678</text:p>
              </table:table-cell>
              <table:table-cell office:value-type="float" office:value="19.615">
                <text:p>19.615</text:p>
              </table:table-cell>
              <table:table-cell office:value-type="float" office:value="18.934">
                <text:p>18.934</text:p>
              </table:table-cell>
              <table:table-cell office:value-type="float" office:value="16.032">
                <text:p>16.032</text:p>
              </table:table-cell>
              <table:table-cell office:value-type="float" office:value="18.872">
                <text:p>18.872</text:p>
              </table:table-cell>
              <table:table-cell office:value-type="float" office:value="18.147">
                <text:p>18.147</text:p>
              </table:table-cell>
              <table:table-cell office:value-type="float" office:value="15.54">
                <text:p>15.54</text:p>
              </table:table-cell>
              <table:table-cell office:value-type="float" office:value="15.983">
                <text:p>15.98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.994">
                <text:p>22.994</text:p>
              </table:table-cell>
              <table:table-cell office:value-type="float" office:value="20.897">
                <text:p>20.897</text:p>
              </table:table-cell>
              <table:table-cell office:value-type="float" office:value="20.15">
                <text:p>20.15</text:p>
              </table:table-cell>
              <table:table-cell office:value-type="float" office:value="17.179">
                <text:p>17.179</text:p>
              </table:table-cell>
              <table:table-cell office:value-type="float" office:value="20.133">
                <text:p>20.133</text:p>
              </table:table-cell>
              <table:table-cell office:value-type="float" office:value="19.539">
                <text:p>19.539</text:p>
              </table:table-cell>
              <table:table-cell office:value-type="float" office:value="16.723">
                <text:p>16.723</text:p>
              </table:table-cell>
              <table:table-cell office:value-type="float" office:value="25.959">
                <text:p>25.95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.613">
                <text:p>24.613</text:p>
              </table:table-cell>
              <table:table-cell office:value-type="float" office:value="22.425">
                <text:p>22.425</text:p>
              </table:table-cell>
              <table:table-cell office:value-type="float" office:value="21.648">
                <text:p>21.648</text:p>
              </table:table-cell>
              <table:table-cell office:value-type="float" office:value="18.493">
                <text:p>18.493</text:p>
              </table:table-cell>
              <table:table-cell office:value-type="float" office:value="21.558">
                <text:p>21.558</text:p>
              </table:table-cell>
              <table:table-cell office:value-type="float" office:value="20.847">
                <text:p>20.847</text:p>
              </table:table-cell>
              <table:table-cell office:value-type="float" office:value="17.9">
                <text:p>17.9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77.986">
                <text:p>477.986</text:p>
              </table:table-cell>
              <table:table-cell office:value-type="float" office:value="483.875">
                <text:p>483.875</text:p>
              </table:table-cell>
              <table:table-cell office:value-type="float" office:value="429.126">
                <text:p>429.126</text:p>
              </table:table-cell>
              <table:table-cell office:value-type="float" office:value="420.105">
                <text:p>420.105</text:p>
              </table:table-cell>
              <table:table-cell office:value-type="float" office:value="405.137">
                <text:p>405.137</text:p>
              </table:table-cell>
              <table:table-cell office:value-type="float" office:value="405.342">
                <text:p>405.342</text:p>
              </table:table-cell>
              <table:table-cell office:value-type="float" office:value="406.376">
                <text:p>406.376</text:p>
              </table:table-cell>
              <table:table-cell office:value-type="float" office:value="628.197">
                <text:p>628.19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31.4">
                <text:p>531.4</text:p>
              </table:table-cell>
              <table:table-cell office:value-type="float" office:value="528.06">
                <text:p>528.06</text:p>
              </table:table-cell>
              <table:table-cell office:value-type="float" office:value="471.334">
                <text:p>471.334</text:p>
              </table:table-cell>
              <table:table-cell office:value-type="float" office:value="463.097">
                <text:p>463.097</text:p>
              </table:table-cell>
              <table:table-cell office:value-type="float" office:value="450.727">
                <text:p>450.727</text:p>
              </table:table-cell>
              <table:table-cell office:value-type="float" office:value="448.503">
                <text:p>448.503</text:p>
              </table:table-cell>
              <table:table-cell office:value-type="float" office:value="453.311">
                <text:p>453.311</text:p>
              </table:table-cell>
              <table:table-cell office:value-type="float" office:value="875.238">
                <text:p>875.23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50.846">
                <text:p>550.846</text:p>
              </table:table-cell>
              <table:table-cell office:value-type="float" office:value="549.983">
                <text:p>549.983</text:p>
              </table:table-cell>
              <table:table-cell office:value-type="float" office:value="490.437">
                <text:p>490.437</text:p>
              </table:table-cell>
              <table:table-cell office:value-type="float" office:value="481.977">
                <text:p>481.977</text:p>
              </table:table-cell>
              <table:table-cell office:value-type="float" office:value="466.966">
                <text:p>466.966</text:p>
              </table:table-cell>
              <table:table-cell office:value-type="float" office:value="467.184">
                <text:p>467.184</text:p>
              </table:table-cell>
              <table:table-cell office:value-type="float" office:value="467.05">
                <text:p>467.05</text:p>
              </table:table-cell>
              <table:table-cell office:value-type="float" office:value="2692.142">
                <text:p>2692.14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493">
                <text:p>7.493</text:p>
              </table:table-cell>
              <table:table-cell office:value-type="float" office:value="7.561">
                <text:p>7.561</text:p>
              </table:table-cell>
              <table:table-cell office:value-type="float" office:value="7.231">
                <text:p>7.231</text:p>
              </table:table-cell>
              <table:table-cell office:value-type="float" office:value="7.15">
                <text:p>7.15</text:p>
              </table:table-cell>
              <table:table-cell office:value-type="float" office:value="6.906">
                <text:p>6.906</text:p>
              </table:table-cell>
              <table:table-cell office:value-type="float" office:value="6.903">
                <text:p>6.903</text:p>
              </table:table-cell>
              <table:table-cell office:value-type="float" office:value="6.999">
                <text:p>6.999</text:p>
              </table:table-cell>
              <table:table-cell office:value-type="float" office:value="9.476">
                <text:p>9.4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001">
                <text:p>8.001</text:p>
              </table:table-cell>
              <table:table-cell office:value-type="float" office:value="8.043">
                <text:p>8.043</text:p>
              </table:table-cell>
              <table:table-cell office:value-type="float" office:value="7.744">
                <text:p>7.744</text:p>
              </table:table-cell>
              <table:table-cell office:value-type="float" office:value="7.656">
                <text:p>7.656</text:p>
              </table:table-cell>
              <table:table-cell office:value-type="float" office:value="7.392">
                <text:p>7.392</text:p>
              </table:table-cell>
              <table:table-cell office:value-type="float" office:value="7.406">
                <text:p>7.406</text:p>
              </table:table-cell>
              <table:table-cell office:value-type="float" office:value="7.439">
                <text:p>7.439</text:p>
              </table:table-cell>
              <table:table-cell office:value-type="float" office:value="16.718">
                <text:p>16.71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56">
                <text:p>8.56</text:p>
              </table:table-cell>
              <table:table-cell office:value-type="float" office:value="8.576">
                <text:p>8.576</text:p>
              </table:table-cell>
              <table:table-cell office:value-type="float" office:value="8.233">
                <text:p>8.233</text:p>
              </table:table-cell>
              <table:table-cell office:value-type="float" office:value="8.2">
                <text:p>8.2</text:p>
              </table:table-cell>
              <table:table-cell office:value-type="float" office:value="7.883">
                <text:p>7.883</text:p>
              </table:table-cell>
              <table:table-cell office:value-type="float" office:value="7.847">
                <text:p>7.847</text:p>
              </table:table-cell>
              <table:table-cell office:value-type="float" office:value="7.938">
                <text:p>7.938</text:p>
              </table:table-cell>
              <table:table-cell office:value-type="float" office:value="41.837">
                <text:p>41.837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729">
                <text:p>3.729</text:p>
              </table:table-cell>
              <table:table-cell office:value-type="float" office:value="3.755">
                <text:p>3.755</text:p>
              </table:table-cell>
              <table:table-cell office:value-type="float" office:value="3.694">
                <text:p>3.694</text:p>
              </table:table-cell>
              <table:table-cell office:value-type="float" office:value="3.683">
                <text:p>3.683</text:p>
              </table:table-cell>
              <table:table-cell office:value-type="float" office:value="3.567">
                <text:p>3.567</text:p>
              </table:table-cell>
              <table:table-cell office:value-type="float" office:value="3.57">
                <text:p>3.57</text:p>
              </table:table-cell>
              <table:table-cell office:value-type="float" office:value="3.607">
                <text:p>3.607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948">
                <text:p>3.948</text:p>
              </table:table-cell>
              <table:table-cell office:value-type="float" office:value="3.985">
                <text:p>3.985</text:p>
              </table:table-cell>
              <table:table-cell office:value-type="float" office:value="3.919">
                <text:p>3.919</text:p>
              </table:table-cell>
              <table:table-cell office:value-type="float" office:value="3.902">
                <text:p>3.902</text:p>
              </table:table-cell>
              <table:table-cell office:value-type="float" office:value="3.793">
                <text:p>3.793</text:p>
              </table:table-cell>
              <table:table-cell office:value-type="float" office:value="3.783">
                <text:p>3.783</text:p>
              </table:table-cell>
              <table:table-cell office:value-type="float" office:value="3.808">
                <text:p>3.808</text:p>
              </table:table-cell>
              <table:table-cell office:value-type="float" office:value="7.385">
                <text:p>7.38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29">
                <text:p>4.29</text:p>
              </table:table-cell>
              <table:table-cell office:value-type="float" office:value="4.292">
                <text:p>4.292</text:p>
              </table:table-cell>
              <table:table-cell office:value-type="float" office:value="4.226">
                <text:p>4.226</text:p>
              </table:table-cell>
              <table:table-cell office:value-type="float" office:value="4.222">
                <text:p>4.222</text:p>
              </table:table-cell>
              <table:table-cell office:value-type="float" office:value="4.092">
                <text:p>4.092</text:p>
              </table:table-cell>
              <table:table-cell office:value-type="float" office:value="4.087">
                <text:p>4.087</text:p>
              </table:table-cell>
              <table:table-cell office:value-type="float" office:value="4.109">
                <text:p>4.109</text:p>
              </table:table-cell>
              <table:table-cell office:value-type="float" office:value="16.746">
                <text:p>16.74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762">
                <text:p>6.762</text:p>
              </table:table-cell>
              <table:table-cell office:value-type="float" office:value="6.671">
                <text:p>6.671</text:p>
              </table:table-cell>
              <table:table-cell office:value-type="float" office:value="6.642">
                <text:p>6.642</text:p>
              </table:table-cell>
              <table:table-cell office:value-type="float" office:value="6.592">
                <text:p>6.592</text:p>
              </table:table-cell>
              <table:table-cell office:value-type="float" office:value="6.485">
                <text:p>6.485</text:p>
              </table:table-cell>
              <table:table-cell office:value-type="float" office:value="6.449">
                <text:p>6.449</text:p>
              </table:table-cell>
              <table:table-cell office:value-type="float" office:value="6.403">
                <text:p>6.403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102">
                <text:p>7.102</text:p>
              </table:table-cell>
              <table:table-cell office:value-type="float" office:value="7.016">
                <text:p>7.016</text:p>
              </table:table-cell>
              <table:table-cell office:value-type="float" office:value="6.983">
                <text:p>6.983</text:p>
              </table:table-cell>
              <table:table-cell office:value-type="float" office:value="6.931">
                <text:p>6.931</text:p>
              </table:table-cell>
              <table:table-cell office:value-type="float" office:value="6.809">
                <text:p>6.809</text:p>
              </table:table-cell>
              <table:table-cell office:value-type="float" office:value="6.758">
                <text:p>6.758</text:p>
              </table:table-cell>
              <table:table-cell office:value-type="float" office:value="6.707">
                <text:p>6.707</text:p>
              </table:table-cell>
              <table:table-cell office:value-type="float" office:value="13.379">
                <text:p>13.37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683">
                <text:p>7.683</text:p>
              </table:table-cell>
              <table:table-cell office:value-type="float" office:value="7.519">
                <text:p>7.519</text:p>
              </table:table-cell>
              <table:table-cell office:value-type="float" office:value="7.501">
                <text:p>7.501</text:p>
              </table:table-cell>
              <table:table-cell office:value-type="float" office:value="7.436">
                <text:p>7.436</text:p>
              </table:table-cell>
              <table:table-cell office:value-type="float" office:value="7.305">
                <text:p>7.305</text:p>
              </table:table-cell>
              <table:table-cell office:value-type="float" office:value="7.267">
                <text:p>7.267</text:p>
              </table:table-cell>
              <table:table-cell office:value-type="float" office:value="7.227">
                <text:p>7.227</text:p>
              </table:table-cell>
              <table:table-cell office:value-type="float" office:value="25.475">
                <text:p>25.47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14">
                <text:p>4.14</text:p>
              </table:table-cell>
              <table:table-cell office:value-type="float" office:value="4.135">
                <text:p>4.135</text:p>
              </table:table-cell>
              <table:table-cell office:value-type="float" office:value="4.077">
                <text:p>4.077</text:p>
              </table:table-cell>
              <table:table-cell office:value-type="float" office:value="3.997">
                <text:p>3.997</text:p>
              </table:table-cell>
              <table:table-cell office:value-type="float" office:value="3.925">
                <text:p>3.925</text:p>
              </table:table-cell>
              <table:table-cell office:value-type="float" office:value="3.913">
                <text:p>3.913</text:p>
              </table:table-cell>
              <table:table-cell office:value-type="float" office:value="3.878">
                <text:p>3.878</text:p>
              </table:table-cell>
              <table:table-cell office:value-type="float" office:value="5.491">
                <text:p>5.49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51">
                <text:p>4.351</text:p>
              </table:table-cell>
              <table:table-cell office:value-type="float" office:value="4.334">
                <text:p>4.334</text:p>
              </table:table-cell>
              <table:table-cell office:value-type="float" office:value="4.301">
                <text:p>4.301</text:p>
              </table:table-cell>
              <table:table-cell office:value-type="float" office:value="4.207">
                <text:p>4.207</text:p>
              </table:table-cell>
              <table:table-cell office:value-type="float" office:value="4.15">
                <text:p>4.15</text:p>
              </table:table-cell>
              <table:table-cell office:value-type="float" office:value="4.114">
                <text:p>4.114</text:p>
              </table:table-cell>
              <table:table-cell office:value-type="float" office:value="4.084">
                <text:p>4.084</text:p>
              </table:table-cell>
              <table:table-cell office:value-type="float" office:value="9.297">
                <text:p>9.29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734">
                <text:p>4.734</text:p>
              </table:table-cell>
              <table:table-cell office:value-type="float" office:value="4.678">
                <text:p>4.678</text:p>
              </table:table-cell>
              <table:table-cell office:value-type="float" office:value="4.643">
                <text:p>4.643</text:p>
              </table:table-cell>
              <table:table-cell office:value-type="float" office:value="4.561">
                <text:p>4.561</text:p>
              </table:table-cell>
              <table:table-cell office:value-type="float" office:value="4.481">
                <text:p>4.481</text:p>
              </table:table-cell>
              <table:table-cell office:value-type="float" office:value="4.452">
                <text:p>4.452</text:p>
              </table:table-cell>
              <table:table-cell office:value-type="float" office:value="4.396">
                <text:p>4.396</text:p>
              </table:table-cell>
              <table:table-cell office:value-type="float" office:value="16.218">
                <text:p>16.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5.3</text:p>
        </chart:title>
        <chart:subtitle svg:x="8.641cm" svg:y="1.483cm" chart:style-name="ch3">
          <text:p>Oracle JDK8_05-b13 - CLQ</text:p>
        </chart:subtitle>
        <chart:plot-area chart:style-name="ch4" table:cell-range-address="Marlin53_vs_54.A4:Marlin53_vs_54.B27 Marlin53_vs_54.H3:Marlin53_vs_54.H27" chart:data-source-has-labels="both" svg:x="0.892cm" svg:y="2.682cm" svg:width="20.325cm" svg:height="10.178cm">
          <chartooo:coordinate-region svg:x="2.223cm" svg:y="2.843cm" svg:width="18.994cm" svg:height="7.715cm"/>
          <chart:axis chart:dimension="x" chart:name="primary-x" chart:style-name="ch5" chartooo:axis-type="text">
            <chart:categories table:cell-range-address="Marlin53_vs_54.A4:Marlin53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3_vs_54.H4:Marlin53_vs_54.H27" chart:label-cell-address="Marlin53_vs_54.H3:Marlin53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3_vs_54.H3:Marlin53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3_vs_54.A4:Marlin53_vs_54.B27</svg:desc>
                </draw:g>
              </table:table-cell>
              <table:table-cell office:value-type="float" office:value="1.08407504280902">
                <text:p>1.08407504280902</text:p>
                <draw:g>
                  <svg:desc>Marlin53_vs_54.H4:Marlin53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026393883322">
                <text:p>1.08026393883322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425967465896">
                <text:p>1.0842596746589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568109392201">
                <text:p>1.0556810939220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994168168805">
                <text:p>1.04994168168805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864141213804">
                <text:p>1.0486414121380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6776061776062">
                <text:p>1.1677606177606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683908389643">
                <text:p>1.168390838964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6463687150838">
                <text:p>1.1646368715083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455558399118">
                <text:p>0.99745555839911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9393595125642">
                <text:p>0.98939359512564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28690718339">
                <text:p>1.0002869071833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6283754822118">
                <text:p>0.98628375482211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5563919881704">
                <text:p>0.99556391988170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8536155202822">
                <text:p>0.98853615520282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9742168006654">
                <text:p>0.98974216800665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43487394958">
                <text:p>0.99343487394958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645899245558">
                <text:p>0.99464589924555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18413243792">
                <text:p>1.0071841324379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60399582526">
                <text:p>1.0076039958252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53480005535">
                <text:p>1.0055348000553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902527075812">
                <text:p>1.0090252707581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34573947111">
                <text:p>1.0073457394711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73885350318">
                <text:p>1.01273885350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1 vs 0.3.0</text:p>
        </chart:title>
        <chart:subtitle svg:x="8.641cm" svg:y="1.483cm" chart:style-name="ch3">
          <text:p>Oracle JDK8_05-b13 - CLQ</text:p>
        </chart:subtitle>
        <chart:plot-area chart:style-name="ch4" table:cell-range-address="Marlin30_vs_41.A4:Marlin30_vs_41.B27 Marlin30_vs_41.H3:Marlin30_vs_41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30_vs_41.A4:Marlin30_vs_41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30_vs_41.H4:Marlin30_vs_41.H27" chart:label-cell-address="Marlin30_vs_41.H3:Marlin30_vs_41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30_vs_41.H3:Marlin30_vs_4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30_vs_41.A4:Marlin30_vs_41.B27</svg:desc>
                </draw:g>
              </table:table-cell>
              <table:table-cell office:value-type="float" office:value="1.064398160501">
                <text:p>1.064398160501</text:p>
                <draw:g>
                  <svg:desc>Marlin30_vs_41.H4:Marlin30_vs_41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447878470403">
                <text:p>1.05447878470403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848876365886">
                <text:p>1.0884887636588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238442822384">
                <text:p>1.0623844282238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544138670479">
                <text:p>1.0554413867047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345209618532">
                <text:p>1.0634520961853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517461126689">
                <text:p>1.1051746112668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034933244006">
                <text:p>1.1003493324400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756967670011">
                <text:p>1.0975696767001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7829501420821">
                <text:p>0.98782950142082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632503882135">
                <text:p>1.00632503882135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56913940976">
                <text:p>1.001569139409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1006480624256">
                <text:p>0.99100648062425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778067885117">
                <text:p>0.99477806788511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8134328358209">
                <text:p>0.99813432835820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075898801598">
                <text:p>0.993075898801598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0715181932246">
                <text:p>0.99071518193224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534016775396">
                <text:p>0.99953401677539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364113326338">
                <text:p>1.0136411332633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25769669327">
                <text:p>1.01225769669327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8114110919">
                <text:p>1.021811411091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20918984281">
                <text:p>1.0012091898428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92247346562">
                <text:p>1.0039224734656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9709277469">
                <text:p>1.01197092774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4 vs 0.4.2</text:p>
        </chart:title>
        <chart:subtitle svg:x="8.641cm" svg:y="1.483cm" chart:style-name="ch3">
          <text:p>Oracle JDK8_05-b13 - CLQ</text:p>
        </chart:subtitle>
        <chart:plot-area chart:style-name="ch4" table:cell-range-address="Marlin42_vs_44.A4:Marlin42_vs_44.B27 Marlin42_vs_44.H3:Marlin42_vs_44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2_vs_44.A4:Marlin42_vs_4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2_vs_44.H4:Marlin42_vs_44.H27" chart:label-cell-address="Marlin42_vs_44.H3:Marlin42_vs_4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2_vs_44.H3:Marlin42_vs_4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2_vs_44.A4:Marlin42_vs_44.B27</svg:desc>
                </draw:g>
              </table:table-cell>
              <table:table-cell office:value-type="float" office:value="1.09183303085299">
                <text:p>1.09183303085299</text:p>
                <draw:g>
                  <svg:desc>Marlin42_vs_44.H4:Marlin42_vs_4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065855101868">
                <text:p>1.09065855101868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134468998894">
                <text:p>1.0913446899889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437230889672">
                <text:p>1.0743723088967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652799178223">
                <text:p>1.0765279917822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693215622301">
                <text:p>1.0669321562230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810129740519">
                <text:p>1.181012974051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294371034402">
                <text:p>1.1729437103440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060509381928">
                <text:p>1.1706050938192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47320312779">
                <text:p>1.0214732031277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778677037424">
                <text:p>1.0177867703742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755270479712">
                <text:p>1.0175527047971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32867132867">
                <text:p>1.0113286713286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49425287356">
                <text:p>1.0114942528735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0243902439">
                <text:p>1.004024390243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98669562856">
                <text:p>1.0029866956285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35674013327">
                <text:p>1.00435674013327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94741828517">
                <text:p>1.00094741828517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8495145631">
                <text:p>1.0075849514563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0252488818">
                <text:p>1.0075025248881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74125874126">
                <text:p>1.0087412587412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001501125844">
                <text:p>1.02001501125844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234371285952">
                <text:p>1.0223437128595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797851348389">
                <text:p>1.017978513483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4.4</text:p>
        </chart:title>
        <chart:subtitle svg:x="8.641cm" svg:y="1.483cm" chart:style-name="ch3">
          <text:p>Oracle JDK8_05-b13 - CLQ</text:p>
        </chart:subtitle>
        <chart:plot-area chart:style-name="ch4" table:cell-range-address="Marlin44_vs_54.A4:Marlin44_vs_54.B27 Marlin44_vs_54.H3:Marlin44_vs_54.H27" chart:data-source-has-labels="both" svg:x="0.892cm" svg:y="2.682cm" svg:width="20.325cm" svg:height="10.178cm">
          <chartooo:coordinate-region svg:x="2.223cm" svg:y="2.843cm" svg:width="18.994cm" svg:height="7.714cm"/>
          <chart:axis chart:dimension="x" chart:name="primary-x" chart:style-name="ch5" chartooo:axis-type="text">
            <chart:categories table:cell-range-address="Marlin44_vs_54.A4:Marlin44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4_vs_54.H4:Marlin44_vs_54.H27" chart:label-cell-address="Marlin44_vs_54.H3:Marlin44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4_vs_54.H3:Marlin44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4_vs_54.A4:Marlin44_vs_54.B27</svg:desc>
                </draw:g>
              </table:table-cell>
              <table:table-cell office:value-type="float" office:value="1.03682516982481">
                <text:p>1.03682516982481</text:p>
                <draw:g>
                  <svg:desc>Marlin44_vs_54.H4:Marlin44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45120971965">
                <text:p>1.03245120971965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8542611701">
                <text:p>1.036854261170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15504953937">
                <text:p>1.0361550495393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23412151416">
                <text:p>1.0322341215141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41927806426">
                <text:p>1.0334192780642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166023166023">
                <text:p>1.0316602316602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26783471865">
                <text:p>1.02726783471865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12849162011">
                <text:p>1.0331284916201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7839833061">
                <text:p>1.033783983306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58782822389">
                <text:p>1.0215878282238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196017557007">
                <text:p>1.0319601755700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57451064438">
                <text:p>1.0215745106443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17058744455">
                <text:p>1.0291705874445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00579491056">
                <text:p>1.0330057949105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07014139174">
                <text:p>1.0210701413917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68487394958">
                <text:p>1.02468487394958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50060842054">
                <text:p>1.0275006084205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51741371232">
                <text:p>1.0295174137123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39794244819">
                <text:p>1.0333979424481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891933028919">
                <text:p>1.0289193302891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068592057762">
                <text:p>1.0306859205776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011753183154">
                <text:p>1.03011753183154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753412192903">
                <text:p>1.037534121929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